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Plot.xml" manifest:media-type="text/xml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6.0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10" table:style-name="ta1">
        <table:shapes>
          <draw:frame draw:z-index="0" draw:style-name="gr1" draw:text-style-name="P1" svg:width="159.99mm" svg:height="89.99mm" svg:x="221.59mm" svg:y="364.9mm">
            <draw:object draw:notify-on-update-of-ranges="IsingDat3_lat10.A82:IsingDat3_lat10.A101 IsingDat3_lat10.B82:IsingDat3_lat10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7mm" svg:height="90.04mm" svg:x="224.03mm" svg:y="558.87mm">
            <draw:object draw:notify-on-update-of-ranges="IsingDat3_lat10.A125:IsingDat3_lat10.A144 IsingDat3_lat10.B125:IsingDat3_lat10.B1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4mm" svg:x="224.03mm" svg:y="755.16mm">
            <draw:object draw:notify-on-update-of-ranges="IsingDat3_lat10.A168:IsingDat3_lat10.A187 IsingDat3_lat10.B168:IsingDat3_lat10.B1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97mm" svg:y="947.94mm">
            <draw:object draw:notify-on-update-of-ranges="IsingDat3_lat10.A211:IsingDat3_lat10.A230 IsingDat3_lat10.B211:IsingDat3_lat10.B2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1.87mm" svg:y="1142.36mm">
            <draw:object draw:notify-on-update-of-ranges="IsingDat3_lat10.A254:IsingDat3_lat10.A273 IsingDat3_lat10.B254:IsingDat3_lat10.B2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21.6mm" svg:y="1333.61mm">
            <draw:object draw:notify-on-update-of-ranges="IsingDat3_lat10.A297:IsingDat3_lat10.A316 IsingDat3_lat10.B297:IsingDat3_lat10.B3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6mm" svg:height="90.04mm" svg:x="223.49mm" svg:y="1531.57mm">
            <draw:object draw:notify-on-update-of-ranges="IsingDat3_lat10.A340:IsingDat3_lat10.A359 IsingDat3_lat10.B340:IsingDat3_lat10.B3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227.09mm" svg:y="1723.82mm">
            <draw:object draw:notify-on-update-of-ranges="IsingDat3_lat10.A383:IsingDat3_lat10.A402 IsingDat3_lat10.B383:IsingDat3_lat10.B4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223.25mm" svg:y="1917.72mm">
            <draw:object draw:notify-on-update-of-ranges="IsingDat3_lat10.A426:IsingDat3_lat10.A445 IsingDat3_lat10.B426:IsingDat3_lat10.B4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245.21mm" svg:y="2111.88mm">
            <draw:object draw:notify-on-update-of-ranges="IsingDat3_lat10.A469:IsingDat3_lat10.A488 IsingDat3_lat10.B469:IsingDat3_lat10.B48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234.23mm" svg:y="2307.64mm">
            <draw:object draw:notify-on-update-of-ranges="IsingDat3_lat10.A512:IsingDat3_lat10.A531 IsingDat3_lat10.B512:IsingDat3_lat10.B5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226.26mm" svg:y="2501.28mm">
            <draw:object draw:notify-on-update-of-ranges="IsingDat3_lat10.A555:IsingDat3_lat10.A574 IsingDat3_lat10.B555:IsingDat3_lat10.B57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228.46mm" svg:y="2696.78mm">
            <draw:object draw:notify-on-update-of-ranges="IsingDat3_lat10.A598:IsingDat3_lat10.A617 IsingDat3_lat10.B598:IsingDat3_lat10.B6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23.8mm" svg:y="2889.62mm">
            <draw:object draw:notify-on-update-of-ranges="IsingDat3_lat10.A641:IsingDat3_lat10.A660 IsingDat3_lat10.B641:IsingDat3_lat10.B66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237.25mm" svg:y="3083.79mm">
            <draw:object draw:notify-on-update-of-ranges="IsingDat3_lat10.A684:IsingDat3_lat10.A703 IsingDat3_lat10.B684:IsingDat3_lat10.B70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240.26mm" svg:y="3275.04mm">
            <draw:object draw:notify-on-update-of-ranges="IsingDat3_lat10.A727:IsingDat3_lat10.A746 IsingDat3_lat10.B727:IsingDat3_lat10.B74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240mm" svg:y="3471.87mm">
            <draw:object draw:notify-on-update-of-ranges="IsingDat3_lat10.A770:IsingDat3_lat10.A789 IsingDat3_lat10.B770:IsingDat3_lat10.B78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236.69mm" svg:y="3663.12mm">
            <draw:object draw:notify-on-update-of-ranges="IsingDat3_lat10.A813:IsingDat3_lat10.A832 IsingDat3_lat10.B813:IsingDat3_lat10.B8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60.06mm" svg:height="90.04mm" svg:x="232.55mm" svg:y="3861.87mm">
            <draw:object draw:notify-on-update-of-ranges="IsingDat3_lat10.A856:IsingDat3_lat10.A875 IsingDat3_lat10.B856:IsingDat3_lat10.B87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60.06mm" svg:height="90.05mm" svg:x="235.02mm" svg:y="4056.03mm">
            <draw:object draw:notify-on-update-of-ranges="IsingDat3_lat10.A899:IsingDat3_lat10.A918 IsingDat3_lat10.B899:IsingDat3_lat10.B91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59.99mm" svg:height="89.99mm" svg:x="239.44mm" svg:y="4247.2mm">
            <draw:object draw:notify-on-update-of-ranges="IsingDat3_lat10.A942:IsingDat3_lat10.A961 IsingDat3_lat10.B942:IsingDat3_lat10.B96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60.06mm" svg:height="90.05mm" svg:x="238.04mm" svg:y="4443.84mm">
            <draw:object draw:notify-on-update-of-ranges="IsingDat3_lat10.A985:IsingDat3_lat10.A1004 IsingDat3_lat10.B985:IsingDat3_lat10.B100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60.06mm" svg:height="90.05mm" svg:x="239.41mm" svg:y="4638.27mm">
            <draw:object draw:notify-on-update-of-ranges="IsingDat3_lat10.A1028:IsingDat3_lat10.A1047 IsingDat3_lat10.B1028:IsingDat3_lat10.B104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160.06mm" svg:height="90.04mm" svg:x="223.49mm" svg:y="4832.98mm">
            <draw:object draw:notify-on-update-of-ranges="IsingDat3_lat10.A1071:IsingDat3_lat10.A1090 IsingDat3_lat10.B1071:IsingDat3_lat10.B109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160.06mm" svg:height="90.04mm" svg:x="235.02mm" svg:y="5026.88mm">
            <draw:object draw:notify-on-update-of-ranges="IsingDat3_lat10.A1114:IsingDat3_lat10.A1133 IsingDat3_lat10.B1114:IsingDat3_lat10.B113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160.07mm" svg:height="90.05mm" svg:x="238.31mm" svg:y="5221.04mm">
            <draw:object draw:notify-on-update-of-ranges="IsingDat3_lat10.A1157:IsingDat3_lat10.A1176 IsingDat3_lat10.B1157:IsingDat3_lat10.B117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159.99mm" svg:height="89.99mm" svg:x="246.04mm" svg:y="5415.15mm">
            <draw:object draw:notify-on-update-of-ranges="IsingDat3_lat10.A1200:IsingDat3_lat10.A1219 IsingDat3_lat10.B1200:IsingDat3_lat10.B1219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160.06mm" svg:height="90.04mm" svg:x="225.41mm" svg:y="5608.06mm">
            <draw:object draw:notify-on-update-of-ranges="IsingDat3_lat10.A1243:IsingDat3_lat10.A1262 IsingDat3_lat10.B1243:IsingDat3_lat10.B1262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160.07mm" svg:height="90.05mm" svg:x="231.72mm" svg:y="32.93mm">
            <draw:object draw:notify-on-update-of-ranges="IsingDat3_lat10.A15:IsingDat3_lat10.A21 IsingDat3_lat10.B15:IsingDat3_lat10.B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159.99mm" svg:height="89.99mm" svg:x="234.5mm" svg:y="194.02mm">
            <draw:object draw:notify-on-update-of-ranges="IsingDat3_lat10.A45:IsingDat3_lat10.A58 IsingDat3_lat10.B45:IsingDat3_lat10.B58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=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T =0.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0.04" calcext:value-type="float">
            <text:p>-0.04</text:p>
          </table:table-cell>
          <table:table-cell office:value-type="float" office:value="2.56" calcext:value-type="float">
            <text:p>2.56</text:p>
          </table:table-cell>
          <table:table-cell office:value-type="float" office:value="0.0016" calcext:value-type="float">
            <text:p>0.0016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1.3854" calcext:value-type="float">
            <text:p>11.3854</text:p>
          </table:table-cell>
          <table:table-cell table:formula="of:=SQRT((100*[.E15]/[.H15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8" calcext:value-type="float">
            <text:p>-2.28</text:p>
          </table:table-cell>
          <table:table-cell office:value-type="float" office:value="0" calcext:value-type="float">
            <text:p>0</text:p>
          </table:table-cell>
          <table:table-cell office:value-type="float" office:value="5.2128" calcext:value-type="float">
            <text:p>5.21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7.4727" calcext:value-type="float">
            <text:p>27.4727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7.3753" calcext:value-type="float">
            <text:p>17.3753</text:p>
          </table:table-cell>
          <table:table-cell table:formula="of:=SQRT((100*[.E16]/[.H16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7" calcext:value-type="float">
            <text:p>-0.07</text:p>
          </table:table-cell>
          <table:table-cell office:value-type="float" office:value="7.3984" calcext:value-type="float">
            <text:p>7.3984</text:p>
          </table:table-cell>
          <table:table-cell office:value-type="float" office:value="0.006" calcext:value-type="float">
            <text:p>0.006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00005328" calcext:value-type="float">
            <text:p>5.328E-05</text:p>
          </table:table-cell>
          <table:table-cell office:value-type="float" office:value="26.6446" calcext:value-type="float">
            <text:p>26.6446</text:p>
          </table:table-cell>
          <table:table-cell table:formula="of:=SQRT((100*[.E17]/[.H1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7.3984" calcext:value-type="float">
            <text:p>7.3984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0000545" calcext:value-type="float">
            <text:p>5.45E-05</text:p>
          </table:table-cell>
          <table:table-cell office:value-type="float" office:value="26.4247" calcext:value-type="float">
            <text:p>26.4247</text:p>
          </table:table-cell>
          <table:table-cell table:formula="of:=SQRT((100*[.E18]/[.H1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65" calcext:value-type="float">
            <text:p>-0.065</text:p>
          </table:table-cell>
          <table:table-cell office:value-type="float" office:value="7.3984" calcext:value-type="float">
            <text:p>7.3984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00005994" calcext:value-type="float">
            <text:p>5.994E-05</text:p>
          </table:table-cell>
          <table:table-cell office:value-type="float" office:value="26.3446" calcext:value-type="float">
            <text:p>26.3446</text:p>
          </table:table-cell>
          <table:table-cell table:formula="of:=SQRT((100*[.E19]/[.H1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7.3984" calcext:value-type="float">
            <text:p>7.3984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00006651" calcext:value-type="float">
            <text:p>6.651E-05</text:p>
          </table:table-cell>
          <table:table-cell office:value-type="float" office:value="26.4238" calcext:value-type="float">
            <text:p>26.4238</text:p>
          </table:table-cell>
          <table:table-cell table:formula="of:=SQRT((100*[.E20]/[.H20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665625" calcext:value-type="float">
            <text:p>-0.0665625</text:p>
          </table:table-cell>
          <table:table-cell office:value-type="float" office:value="7.3984" calcext:value-type="float">
            <text:p>7.3984</text:p>
          </table:table-cell>
          <table:table-cell office:value-type="float" office:value="0.00591875" calcext:value-type="float">
            <text:p>0.00591875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0000588275" calcext:value-type="float">
            <text:p>5.88275E-05</text:p>
          </table:table-cell>
          <table:table-cell office:value-type="float" office:value="26.4513" calcext:value-type="float">
            <text:p>26.4513</text:p>
          </table:table-cell>
          <table:table-cell table:formula="of:=SQRT((100*[.E21]/[.H21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0.5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2" calcext:value-type="float">
            <text:p>-2.32</text:p>
          </table:table-cell>
          <table:table-cell office:value-type="float" office:value="-0.06" calcext:value-type="float">
            <text:p>-0.06</text:p>
          </table:table-cell>
          <table:table-cell office:value-type="float" office:value="5.3824" calcext:value-type="float">
            <text:p>5.38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8.9702" calcext:value-type="float">
            <text:p>28.9702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22.4706" calcext:value-type="float">
            <text:p>22.4706</text:p>
          </table:table-cell>
          <table:table-cell table:formula="of:=SQRT((100*[.E45]/[.H45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0.16" calcext:value-type="float">
            <text:p>-0.16</text:p>
          </table:table-cell>
          <table:table-cell office:value-type="float" office:value="7.84" calcext:value-type="float">
            <text:p>7.84</text:p>
          </table:table-cell>
          <table:table-cell office:value-type="float" office:value="0.0292" calcext:value-type="float">
            <text:p>0.0292</text:p>
          </table:table-cell>
          <table:table-cell office:value-type="float" office:value="61.4656" calcext:value-type="float">
            <text:p>61.4656</text:p>
          </table:table-cell>
          <table:table-cell office:value-type="float" office:value="0.00122128" calcext:value-type="float">
            <text:p>0.00122128</text:p>
          </table:table-cell>
          <table:table-cell office:value-type="float" office:value="30.7805" calcext:value-type="float">
            <text:p>30.7805</text:p>
          </table:table-cell>
          <table:table-cell table:formula="of:=SQRT((100*[.E46]/[.H46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25" calcext:value-type="float">
            <text:p>-0.225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507" calcext:value-type="float">
            <text:p>0.0507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258636" calcext:value-type="float">
            <text:p>0.00258636</text:p>
          </table:table-cell>
          <table:table-cell office:value-type="float" office:value="32.2614" calcext:value-type="float">
            <text:p>32.2614</text:p>
          </table:table-cell>
          <table:table-cell table:formula="of:=SQRT((100*[.E47]/[.H4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2" calcext:value-type="float">
            <text:p>-0.22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485" calcext:value-type="float">
            <text:p>0.0485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237164" calcext:value-type="float">
            <text:p>0.00237164</text:p>
          </table:table-cell>
          <table:table-cell office:value-type="float" office:value="32.4211" calcext:value-type="float">
            <text:p>32.4211</text:p>
          </table:table-cell>
          <table:table-cell table:formula="of:=SQRT((100*[.E48]/[.H4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225" calcext:value-type="float">
            <text:p>-0.2225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4965" calcext:value-type="float">
            <text:p>0.04965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249354" calcext:value-type="float">
            <text:p>0.00249354</text:p>
          </table:table-cell>
          <table:table-cell office:value-type="float" office:value="32.3437" calcext:value-type="float">
            <text:p>32.3437</text:p>
          </table:table-cell>
          <table:table-cell table:formula="of:=SQRT((100*[.E49]/[.H4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21875" calcext:value-type="float">
            <text:p>-0.221875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493625" calcext:value-type="float">
            <text:p>0.0493625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246306" calcext:value-type="float">
            <text:p>0.00246306</text:p>
          </table:table-cell>
          <table:table-cell office:value-type="float" office:value="32.3744" calcext:value-type="float">
            <text:p>32.3744</text:p>
          </table:table-cell>
          <table:table-cell table:formula="of:=SQRT((100*[.E50]/[.H50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22188" calcext:value-type="float">
            <text:p>-0.222188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494938" calcext:value-type="float">
            <text:p>0.0494938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247467" calcext:value-type="float">
            <text:p>0.00247467</text:p>
          </table:table-cell>
          <table:table-cell office:value-type="float" office:value="32.3564" calcext:value-type="float">
            <text:p>32.3564</text:p>
          </table:table-cell>
          <table:table-cell table:formula="of:=SQRT((100*[.E51]/[.H51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52344" calcext:value-type="float">
            <text:p>-0.252344</text:p>
          </table:table-cell>
          <table:table-cell office:value-type="float" office:value="8.2944" calcext:value-type="float">
            <text:p>8.2944</text:p>
          </table:table-cell>
          <table:table-cell office:value-type="float" office:value="0.0642031" calcext:value-type="float">
            <text:p>0.0642031</text:p>
          </table:table-cell>
          <table:table-cell office:value-type="float" office:value="68.7971" calcext:value-type="float">
            <text:p>68.7971</text:p>
          </table:table-cell>
          <table:table-cell office:value-type="float" office:value="0.00424919" calcext:value-type="float">
            <text:p>0.00424919</text:p>
          </table:table-cell>
          <table:table-cell office:value-type="float" office:value="30.7281" calcext:value-type="float">
            <text:p>30.7281</text:p>
          </table:table-cell>
          <table:table-cell table:formula="of:=SQRT((100*[.E52]/[.H52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87969" calcext:value-type="float">
            <text:p>-2.87969</text:p>
          </table:table-cell>
          <table:table-cell office:value-type="float" office:value="-0.0894531" calcext:value-type="float">
            <text:p>-0.0894531</text:p>
          </table:table-cell>
          <table:table-cell office:value-type="float" office:value="8.29263" calcext:value-type="float">
            <text:p>8.29263</text:p>
          </table:table-cell>
          <table:table-cell office:value-type="float" office:value="0.0122422" calcext:value-type="float">
            <text:p>0.0122422</text:p>
          </table:table-cell>
          <table:table-cell office:value-type="float" office:value="68.7684" calcext:value-type="float">
            <text:p>68.7684</text:p>
          </table:table-cell>
          <table:table-cell office:value-type="float" office:value="0.000597997" calcext:value-type="float">
            <text:p>0.000597997</text:p>
          </table:table-cell>
          <table:table-cell office:value-type="float" office:value="34.7928" calcext:value-type="float">
            <text:p>34.7928</text:p>
          </table:table-cell>
          <table:table-cell table:formula="of:=SQRT((100*[.E53]/[.H53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7969" calcext:value-type="float">
            <text:p>-2.87969</text:p>
          </table:table-cell>
          <table:table-cell office:value-type="float" office:value="-0.147266" calcext:value-type="float">
            <text:p>-0.147266</text:p>
          </table:table-cell>
          <table:table-cell office:value-type="float" office:value="8.29263" calcext:value-type="float">
            <text:p>8.29263</text:p>
          </table:table-cell>
          <table:table-cell office:value-type="float" office:value="0.0294922" calcext:value-type="float">
            <text:p>0.0294922</text:p>
          </table:table-cell>
          <table:table-cell office:value-type="float" office:value="68.7684" calcext:value-type="float">
            <text:p>68.7684</text:p>
          </table:table-cell>
          <table:table-cell office:value-type="float" office:value="0.0018154" calcext:value-type="float">
            <text:p>0.0018154</text:p>
          </table:table-cell>
          <table:table-cell office:value-type="float" office:value="32.5557" calcext:value-type="float">
            <text:p>32.5557</text:p>
          </table:table-cell>
          <table:table-cell table:formula="of:=SQRT((100*[.E54]/[.H54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83766" calcext:value-type="float">
            <text:p>-3.83766</text:p>
          </table:table-cell>
          <table:table-cell office:value-type="float" office:value="-0.887559" calcext:value-type="float">
            <text:p>-0.887559</text:p>
          </table:table-cell>
          <table:table-cell office:value-type="float" office:value="14.8829" calcext:value-type="float">
            <text:p>14.8829</text:p>
          </table:table-cell>
          <table:table-cell office:value-type="float" office:value="0.862803" calcext:value-type="float">
            <text:p>0.862803</text:p>
          </table:table-cell>
          <table:table-cell office:value-type="float" office:value="228.851" calcext:value-type="float">
            <text:p>228.851</text:p>
          </table:table-cell>
          <table:table-cell office:value-type="float" office:value="0.855613" calcext:value-type="float">
            <text:p>0.855613</text:p>
          </table:table-cell>
          <table:table-cell office:value-type="float" office:value="4.50932" calcext:value-type="float">
            <text:p>4.50932</text:p>
          </table:table-cell>
          <table:table-cell table:formula="of:=SQRT((100*[.E55]/[.H55])-1)*0.5/SIN(PI()/10)" office:value-type="float" office:value="6.89019818306251" calcext:value-type="float">
            <text:p>6.890198183062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89665E-015" calcext:value-type="float">
            <text:p>3.89665E-15</text:p>
          </table:table-cell>
          <table:table-cell table:formula="of:=SQRT((100*[.E56]/[.H56])-1)*0.5/SIN(PI()/10)" office:value-type="float" office:value="259204144.185772" calcext:value-type="float">
            <text:p>259204144.1857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89665E-015" calcext:value-type="float">
            <text:p>3.89665E-15</text:p>
          </table:table-cell>
          <table:table-cell table:formula="of:=SQRT((100*[.E57]/[.H57])-1)*0.5/SIN(PI()/10)" office:value-type="float" office:value="259204144.185772" calcext:value-type="float">
            <text:p>259204144.1857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89665E-015" calcext:value-type="float">
            <text:p>3.89665E-15</text:p>
          </table:table-cell>
          <table:table-cell table:formula="of:=SQRT((100*[.E58]/[.H58])-1)*0.5/SIN(PI()/10)" office:value-type="float" office:value="259204144.185772" calcext:value-type="float">
            <text:p>259204144.185772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h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.3" calcext:value-type="float">
            <text:p>0.3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9" calcext:value-type="float">
            <text:p>0.09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81" calcext:value-type="float">
            <text:p>0.0081</text:p>
          </table:table-cell>
          <table:table-cell office:value-type="float" office:value="9.70853" calcext:value-type="float">
            <text:p>9.70853</text:p>
          </table:table-cell>
          <table:table-cell table:formula="of:=SQRT((100*[.E82]/[.H82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2" calcext:value-type="float">
            <text:p>-2.72</text:p>
          </table:table-cell>
          <table:table-cell office:value-type="float" office:value="0.72" calcext:value-type="float">
            <text:p>0.72</text:p>
          </table:table-cell>
          <table:table-cell office:value-type="float" office:value="7.6288" calcext:value-type="float">
            <text:p>7.6288</text:p>
          </table:table-cell>
          <table:table-cell office:value-type="float" office:value="0.538" calcext:value-type="float">
            <text:p>0.538</text:p>
          </table:table-cell>
          <table:table-cell office:value-type="float" office:value="65.017" calcext:value-type="float">
            <text:p>65.017</text:p>
          </table:table-cell>
          <table:table-cell office:value-type="float" office:value="0.330087" calcext:value-type="float">
            <text:p>0.330087</text:p>
          </table:table-cell>
          <table:table-cell office:value-type="float" office:value="3.76122" calcext:value-type="float">
            <text:p>3.76122</text:p>
          </table:table-cell>
          <table:table-cell table:formula="of:=SQRT((100*[.E83]/[.H83])-1)*0.5/SIN(PI()/10)" office:value-type="float" office:value="5.90169318962794" calcext:value-type="float">
            <text:p>5.901693189627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6" calcext:value-type="float">
            <text:p>-3.96</text:p>
          </table:table-cell>
          <table:table-cell office:value-type="float" office:value="0.995" calcext:value-type="float">
            <text:p>0.995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901" calcext:value-type="float">
            <text:p>0.9901</text:p>
          </table:table-cell>
          <table:table-cell office:value-type="float" office:value="246.358" calcext:value-type="float">
            <text:p>246.358</text:p>
          </table:table-cell>
          <table:table-cell office:value-type="float" office:value="0.980592" calcext:value-type="float">
            <text:p>0.980592</text:p>
          </table:table-cell>
          <table:table-cell office:value-type="float" office:value="0.01" calcext:value-type="float">
            <text:p>0.01</text:p>
          </table:table-cell>
          <table:table-cell table:formula="of:=SQRT((100*[.E84]/[.H84])-1)*0.5/SIN(PI()/10)" office:value-type="float" office:value="160.992349161766" calcext:value-type="float">
            <text:p>160.9923491617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89665E-015" calcext:value-type="float">
            <text:p>3.89665E-15</text:p>
          </table:table-cell>
          <table:table-cell table:formula="of:=SQRT((100*[.E85]/[.H85])-1)*0.5/SIN(PI()/10)" office:value-type="float" office:value="259204144.185772" calcext:value-type="float">
            <text:p>259204144.1857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89665E-015" calcext:value-type="float">
            <text:p>3.89665E-15</text:p>
          </table:table-cell>
          <table:table-cell table:formula="of:=SQRT((100*[.E86]/[.H86])-1)*0.5/SIN(PI()/10)" office:value-type="float" office:value="259204144.185772" calcext:value-type="float">
            <text:p>259204144.1857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98" calcext:value-type="float">
            <text:p>-3.98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15.8444" calcext:value-type="float">
            <text:p>15.8444</text:p>
          </table:table-cell>
          <table:table-cell office:value-type="float" office:value="0.993862" calcext:value-type="float">
            <text:p>0.993862</text:p>
          </table:table-cell>
          <table:table-cell office:value-type="float" office:value="251.287" calcext:value-type="float">
            <text:p>251.287</text:p>
          </table:table-cell>
          <table:table-cell office:value-type="float" office:value="0.988158" calcext:value-type="float">
            <text:p>0.988158</text:p>
          </table:table-cell>
          <table:table-cell office:value-type="float" office:value="0.0107725" calcext:value-type="float">
            <text:p>0.0107725</text:p>
          </table:table-cell>
          <table:table-cell table:formula="of:=SQRT((100*[.E87]/[.H87])-1)*0.5/SIN(PI()/10)" office:value-type="float" office:value="155.406397761537" calcext:value-type="float">
            <text:p>155.4063977615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9975" calcext:value-type="float">
            <text:p>-3.9975</text:p>
          </table:table-cell>
          <table:table-cell office:value-type="float" office:value="0.999687" calcext:value-type="float">
            <text:p>0.999687</text:p>
          </table:table-cell>
          <table:table-cell office:value-type="float" office:value="15.9804" calcext:value-type="float">
            <text:p>15.9804</text:p>
          </table:table-cell>
          <table:table-cell office:value-type="float" office:value="0.999381" calcext:value-type="float">
            <text:p>0.999381</text:p>
          </table:table-cell>
          <table:table-cell office:value-type="float" office:value="255.397" calcext:value-type="float">
            <text:p>255.397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000625" calcext:value-type="float">
            <text:p>0.000625</text:p>
          </table:table-cell>
          <table:table-cell table:formula="of:=SQRT((100*[.E88]/[.H88])-1)*0.5/SIN(PI()/10)" office:value-type="float" office:value="647.01122871226" calcext:value-type="float">
            <text:p>647.011228712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995" calcext:value-type="float">
            <text:p>-3.995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15.9608" calcext:value-type="float">
            <text:p>15.9608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254.795" calcext:value-type="float">
            <text:p>254.795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0125" calcext:value-type="float">
            <text:p>0.00125</text:p>
          </table:table-cell>
          <table:table-cell table:formula="of:=SQRT((100*[.E89]/[.H89])-1)*0.5/SIN(PI()/10)" office:value-type="float" office:value="457.362887628366" calcext:value-type="float">
            <text:p>457.3628876283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9438" calcext:value-type="float">
            <text:p>-3.99438</text:p>
          </table:table-cell>
          <table:table-cell office:value-type="float" office:value="0.999297" calcext:value-type="float">
            <text:p>0.999297</text:p>
          </table:table-cell>
          <table:table-cell office:value-type="float" office:value="15.9559" calcext:value-type="float">
            <text:p>15.9559</text:p>
          </table:table-cell>
          <table:table-cell office:value-type="float" office:value="0.998608" calcext:value-type="float">
            <text:p>0.998608</text:p>
          </table:table-cell>
          <table:table-cell office:value-type="float" office:value="254.644" calcext:value-type="float">
            <text:p>254.644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00140625" calcext:value-type="float">
            <text:p>0.00140625</text:p>
          </table:table-cell>
          <table:table-cell table:formula="of:=SQRT((100*[.E90]/[.H90])-1)*0.5/SIN(PI()/10)" office:value-type="float" office:value="431.172282707161" calcext:value-type="float">
            <text:p>431.1722827071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99328" calcext:value-type="float">
            <text:p>-3.99328</text:p>
          </table:table-cell>
          <table:table-cell office:value-type="float" office:value="0.999141" calcext:value-type="float">
            <text:p>0.999141</text:p>
          </table:table-cell>
          <table:table-cell office:value-type="float" office:value="15.9474" calcext:value-type="float">
            <text:p>15.9474</text:p>
          </table:table-cell>
          <table:table-cell office:value-type="float" office:value="0.9983" calcext:value-type="float">
            <text:p>0.9983</text:p>
          </table:table-cell>
          <table:table-cell office:value-type="float" office:value="254.384" calcext:value-type="float">
            <text:p>254.384</text:p>
          </table:table-cell>
          <table:table-cell office:value-type="float" office:value="0.996673" calcext:value-type="float">
            <text:p>0.996673</text:p>
          </table:table-cell>
          <table:table-cell office:value-type="float" office:value="0.001875" calcext:value-type="float">
            <text:p>0.001875</text:p>
          </table:table-cell>
          <table:table-cell table:formula="of:=SQRT((100*[.E91]/[.H91])-1)*0.5/SIN(PI()/10)" office:value-type="float" office:value="373.347683735986" calcext:value-type="float">
            <text:p>373.3476837359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99523" calcext:value-type="float">
            <text:p>-3.99523</text:p>
          </table:table-cell>
          <table:table-cell office:value-type="float" office:value="0.999395" calcext:value-type="float">
            <text:p>0.999395</text:p>
          </table:table-cell>
          <table:table-cell office:value-type="float" office:value="15.9627" calcext:value-type="float">
            <text:p>15.9627</text:p>
          </table:table-cell>
          <table:table-cell office:value-type="float" office:value="0.998803" calcext:value-type="float">
            <text:p>0.998803</text:p>
          </table:table-cell>
          <table:table-cell office:value-type="float" office:value="254.857" calcext:value-type="float">
            <text:p>254.857</text:p>
          </table:table-cell>
          <table:table-cell office:value-type="float" office:value="0.997659" calcext:value-type="float">
            <text:p>0.997659</text:p>
          </table:table-cell>
          <table:table-cell office:value-type="float" office:value="0.00122586" calcext:value-type="float">
            <text:p>0.00122586</text:p>
          </table:table-cell>
          <table:table-cell table:formula="of:=SQRT((100*[.E92]/[.H92])-1)*0.5/SIN(PI()/10)" office:value-type="float" office:value="461.853731802659" calcext:value-type="float">
            <text:p>461.8537318026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99449" calcext:value-type="float">
            <text:p>-3.99449</text:p>
          </table:table-cell>
          <table:table-cell office:value-type="float" office:value="0.999307" calcext:value-type="float">
            <text:p>0.99930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254.675" calcext:value-type="float">
            <text:p>254.675</text:p>
          </table:table-cell>
          <table:table-cell office:value-type="float" office:value="0.997313" calcext:value-type="float">
            <text:p>0.997313</text:p>
          </table:table-cell>
          <table:table-cell office:value-type="float" office:value="0.00139418" calcext:value-type="float">
            <text:p>0.00139418</text:p>
          </table:table-cell>
          <table:table-cell table:formula="of:=SQRT((100*[.E93]/[.H93])-1)*0.5/SIN(PI()/10)" office:value-type="float" office:value="433.039042589294" calcext:value-type="float">
            <text:p>433.0390425892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9428" calcext:value-type="float">
            <text:p>-3.99428</text:p>
          </table:table-cell>
          <table:table-cell office:value-type="float" office:value="0.999272" calcext:value-type="float">
            <text:p>0.999272</text:p>
          </table:table-cell>
          <table:table-cell office:value-type="float" office:value="15.9552" calcext:value-type="float">
            <text:p>15.9552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254.623" calcext:value-type="float">
            <text:p>254.623</text:p>
          </table:table-cell>
          <table:table-cell office:value-type="float" office:value="0.997182" calcext:value-type="float">
            <text:p>0.997182</text:p>
          </table:table-cell>
          <table:table-cell office:value-type="float" office:value="0.00154154" calcext:value-type="float">
            <text:p>0.00154154</text:p>
          </table:table-cell>
          <table:table-cell table:formula="of:=SQRT((100*[.E94]/[.H94])-1)*0.5/SIN(PI()/10)" office:value-type="float" office:value="411.807234071302" calcext:value-type="float">
            <text:p>411.8072340713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99442" calcext:value-type="float">
            <text:p>-3.99442</text:p>
          </table:table-cell>
          <table:table-cell office:value-type="float" office:value="0.99929" calcext:value-type="float">
            <text:p>0.99929</text:p>
          </table:table-cell>
          <table:table-cell office:value-type="float" office:value="15.9564" calcext:value-type="float">
            <text:p>15.9564</text:p>
          </table:table-cell>
          <table:table-cell office:value-type="float" office:value="0.998595" calcext:value-type="float">
            <text:p>0.998595</text:p>
          </table:table-cell>
          <table:table-cell office:value-type="float" office:value="254.663" calcext:value-type="float">
            <text:p>254.663</text:p>
          </table:table-cell>
          <table:table-cell office:value-type="float" office:value="0.997254" calcext:value-type="float">
            <text:p>0.997254</text:p>
          </table:table-cell>
          <table:table-cell office:value-type="float" office:value="0.00149946" calcext:value-type="float">
            <text:p>0.00149946</text:p>
          </table:table-cell>
          <table:table-cell table:formula="of:=SQRT((100*[.E95]/[.H95])-1)*0.5/SIN(PI()/10)" office:value-type="float" office:value="417.553021580313" calcext:value-type="float">
            <text:p>417.5530215803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9426" calcext:value-type="float">
            <text:p>-3.99426</text:p>
          </table:table-cell>
          <table:table-cell office:value-type="float" office:value="0.999266" calcext:value-type="float">
            <text:p>0.999266</text:p>
          </table:table-cell>
          <table:table-cell office:value-type="float" office:value="15.955" calcext:value-type="float">
            <text:p>15.955</text:p>
          </table:table-cell>
          <table:table-cell office:value-type="float" office:value="0.998549" calcext:value-type="float">
            <text:p>0.998549</text:p>
          </table:table-cell>
          <table:table-cell office:value-type="float" office:value="254.621" calcext:value-type="float">
            <text:p>254.621</text:p>
          </table:table-cell>
          <table:table-cell office:value-type="float" office:value="0.997163" calcext:value-type="float">
            <text:p>0.997163</text:p>
          </table:table-cell>
          <table:table-cell office:value-type="float" office:value="0.00160466" calcext:value-type="float">
            <text:p>0.00160466</text:p>
          </table:table-cell>
          <table:table-cell table:formula="of:=SQRT((100*[.E96]/[.H96])-1)*0.5/SIN(PI()/10)" office:value-type="float" office:value="403.62432131142" calcext:value-type="float">
            <text:p>403.624321311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99424" calcext:value-type="float">
            <text:p>-3.99424</text:p>
          </table:table-cell>
          <table:table-cell office:value-type="float" office:value="0.999267" calcext:value-type="float">
            <text:p>0.999267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254.615" calcext:value-type="float">
            <text:p>254.615</text:p>
          </table:table-cell>
          <table:table-cell office:value-type="float" office:value="0.997163" calcext:value-type="float">
            <text:p>0.997163</text:p>
          </table:table-cell>
          <table:table-cell office:value-type="float" office:value="0.00155084" calcext:value-type="float">
            <text:p>0.00155084</text:p>
          </table:table-cell>
          <table:table-cell table:formula="of:=SQRT((100*[.E97]/[.H97])-1)*0.5/SIN(PI()/10)" office:value-type="float" office:value="410.568549858583" calcext:value-type="float">
            <text:p>410.5685498585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99446" calcext:value-type="float">
            <text:p>-3.99446</text:p>
          </table:table-cell>
          <table:table-cell office:value-type="float" office:value="0.999292" calcext:value-type="float">
            <text:p>0.999292</text:p>
          </table:table-cell>
          <table:table-cell office:value-type="float" office:value="15.9566" calcext:value-type="float">
            <text:p>15.9566</text:p>
          </table:table-cell>
          <table:table-cell office:value-type="float" office:value="0.9986" calcext:value-type="float">
            <text:p>0.9986</text:p>
          </table:table-cell>
          <table:table-cell office:value-type="float" office:value="254.67" calcext:value-type="float">
            <text:p>254.67</text:p>
          </table:table-cell>
          <table:table-cell office:value-type="float" office:value="0.997262" calcext:value-type="float">
            <text:p>0.997262</text:p>
          </table:table-cell>
          <table:table-cell office:value-type="float" office:value="0.00154345" calcext:value-type="float">
            <text:p>0.00154345</text:p>
          </table:table-cell>
          <table:table-cell table:formula="of:=SQRT((100*[.E98]/[.H98])-1)*0.5/SIN(PI()/10)" office:value-type="float" office:value="411.560591077774" calcext:value-type="float">
            <text:p>411.5605910777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9943" calcext:value-type="float">
            <text:p>-3.9943</text:p>
          </table:table-cell>
          <table:table-cell office:value-type="float" office:value="0.999272" calcext:value-type="float">
            <text:p>0.999272</text:p>
          </table:table-cell>
          <table:table-cell office:value-type="float" office:value="15.9554" calcext:value-type="float">
            <text:p>15.9554</text:p>
          </table:table-cell>
          <table:table-cell office:value-type="float" office:value="0.998561" calcext:value-type="float">
            <text:p>0.998561</text:p>
          </table:table-cell>
          <table:table-cell office:value-type="float" office:value="254.631" calcext:value-type="float">
            <text:p>254.631</text:p>
          </table:table-cell>
          <table:table-cell office:value-type="float" office:value="0.997185" calcext:value-type="float">
            <text:p>0.997185</text:p>
          </table:table-cell>
          <table:table-cell office:value-type="float" office:value="0.00156975" calcext:value-type="float">
            <text:p>0.00156975</text:p>
          </table:table-cell>
          <table:table-cell table:formula="of:=SQRT((100*[.E99]/[.H99])-1)*0.5/SIN(PI()/10)" office:value-type="float" office:value="408.09030828167" calcext:value-type="float">
            <text:p>408.090308281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9424" calcext:value-type="float">
            <text:p>-3.99424</text:p>
          </table:table-cell>
          <table:table-cell office:value-type="float" office:value="0.999266" calcext:value-type="float">
            <text:p>0.999266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49" calcext:value-type="float">
            <text:p>0.998549</text:p>
          </table:table-cell>
          <table:table-cell office:value-type="float" office:value="254.618" calcext:value-type="float">
            <text:p>254.618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00157585" calcext:value-type="float">
            <text:p>0.00157585</text:p>
          </table:table-cell>
          <table:table-cell table:formula="of:=SQRT((100*[.E100]/[.H100])-1)*0.5/SIN(PI()/10)" office:value-type="float" office:value="407.297238779374" calcext:value-type="float">
            <text:p>407.2972387793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99435" calcext:value-type="float">
            <text:p>-3.99435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15.9557" calcext:value-type="float">
            <text:p>15.9557</text:p>
          </table:table-cell>
          <table:table-cell office:value-type="float" office:value="0.998574" calcext:value-type="float">
            <text:p>0.998574</text:p>
          </table:table-cell>
          <table:table-cell office:value-type="float" office:value="254.642" calcext:value-type="float">
            <text:p>254.642</text:p>
          </table:table-cell>
          <table:table-cell office:value-type="float" office:value="0.99721" calcext:value-type="float">
            <text:p>0.99721</text:p>
          </table:table-cell>
          <table:table-cell office:value-type="float" office:value="0.00154851" calcext:value-type="float">
            <text:p>0.00154851</text:p>
          </table:table-cell>
          <table:table-cell table:formula="of:=SQRT((100*[.E101]/[.H101])-1)*0.5/SIN(PI()/10)" office:value-type="float" office:value="410.882261829646" calcext:value-type="float">
            <text:p>410.882261829646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1.2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0.12" calcext:value-type="float">
            <text:p>-0.12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1.30472" calcext:value-type="float">
            <text:p>1.30472</text:p>
          </table:table-cell>
          <table:table-cell table:formula="of:=SQRT((100*[.E125]/[.H125])-1)*0.5/SIN(PI()/10)" office:value-type="float" office:value="0.521009662508296" calcext:value-type="float">
            <text:p>0.521009662508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0.56" calcext:value-type="float">
            <text:p>-0.56</text:p>
          </table:table-cell>
          <table:table-cell office:value-type="float" office:value="4.9696" calcext:value-type="float">
            <text:p>4.9696</text:p>
          </table:table-cell>
          <table:table-cell office:value-type="float" office:value="0.3332" calcext:value-type="float">
            <text:p>0.3332</text:p>
          </table:table-cell>
          <table:table-cell office:value-type="float" office:value="27.206" calcext:value-type="float">
            <text:p>27.206</text:p>
          </table:table-cell>
          <table:table-cell office:value-type="float" office:value="0.135608" calcext:value-type="float">
            <text:p>0.135608</text:p>
          </table:table-cell>
          <table:table-cell office:value-type="float" office:value="4.62843" calcext:value-type="float">
            <text:p>4.62843</text:p>
          </table:table-cell>
          <table:table-cell table:formula="of:=SQRT((100*[.E126]/[.H126])-1)*0.5/SIN(PI()/10)" office:value-type="float" office:value="4.02854247536708" calcext:value-type="float">
            <text:p>4.028542475367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2" calcext:value-type="float">
            <text:p>-3.72</text:p>
          </table:table-cell>
          <table:table-cell office:value-type="float" office:value="-0.965" calcext:value-type="float">
            <text:p>-0.965</text:p>
          </table:table-cell>
          <table:table-cell office:value-type="float" office:value="13.856" calcext:value-type="float">
            <text:p>13.856</text:p>
          </table:table-cell>
          <table:table-cell office:value-type="float" office:value="0.9315" calcext:value-type="float">
            <text:p>0.9315</text:p>
          </table:table-cell>
          <table:table-cell office:value-type="float" office:value="192.946" calcext:value-type="float">
            <text:p>192.946</text:p>
          </table:table-cell>
          <table:table-cell office:value-type="float" office:value="0.868708" calcext:value-type="float">
            <text:p>0.868708</text:p>
          </table:table-cell>
          <table:table-cell office:value-type="float" office:value="0.0923607" calcext:value-type="float">
            <text:p>0.0923607</text:p>
          </table:table-cell>
          <table:table-cell table:formula="of:=SQRT((100*[.E127]/[.H127])-1)*0.5/SIN(PI()/10)" office:value-type="float" office:value="51.3594125844458" calcext:value-type="float">
            <text:p>51.35941258444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8" calcext:value-type="float">
            <text:p>-3.98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432" calcext:value-type="float">
            <text:p>15.843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251.179" calcext:value-type="float">
            <text:p>251.179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005" calcext:value-type="float">
            <text:p>0.005</text:p>
          </table:table-cell>
          <table:table-cell table:formula="of:=SQRT((100*[.E128]/[.H128])-1)*0.5/SIN(PI()/10)" office:value-type="float" office:value="228.251782854204" calcext:value-type="float">
            <text:p>228.2517828542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96" calcext:value-type="float">
            <text:p>-3.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901" calcext:value-type="float">
            <text:p>0.9901</text:p>
          </table:table-cell>
          <table:table-cell office:value-type="float" office:value="246.358" calcext:value-type="float">
            <text:p>246.358</text:p>
          </table:table-cell>
          <table:table-cell office:value-type="float" office:value="0.980592" calcext:value-type="float">
            <text:p>0.980592</text:p>
          </table:table-cell>
          <table:table-cell office:value-type="float" office:value="0.01" calcext:value-type="float">
            <text:p>0.01</text:p>
          </table:table-cell>
          <table:table-cell table:formula="of:=SQRT((100*[.E129]/[.H129])-1)*0.5/SIN(PI()/10)" office:value-type="float" office:value="160.992349161766" calcext:value-type="float">
            <text:p>160.9923491617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9775" calcext:value-type="float">
            <text:p>-3.9775</text:p>
          </table:table-cell>
          <table:table-cell office:value-type="float" office:value="-0.996875" calcext:value-type="float">
            <text:p>-0.996875</text:p>
          </table:table-cell>
          <table:table-cell office:value-type="float" office:value="15.8242" calcext:value-type="float">
            <text:p>15.8242</text:p>
          </table:table-cell>
          <table:table-cell office:value-type="float" office:value="0.993838" calcext:value-type="float">
            <text:p>0.993838</text:p>
          </table:table-cell>
          <table:table-cell office:value-type="float" office:value="250.63" calcext:value-type="float">
            <text:p>250.63</text:p>
          </table:table-cell>
          <table:table-cell office:value-type="float" office:value="0.988014" calcext:value-type="float">
            <text:p>0.988014</text:p>
          </table:table-cell>
          <table:table-cell office:value-type="float" office:value="0.00875" calcext:value-type="float">
            <text:p>0.00875</text:p>
          </table:table-cell>
          <table:table-cell table:formula="of:=SQRT((100*[.E130]/[.H130])-1)*0.5/SIN(PI()/10)" office:value-type="float" office:value="172.433758224085" calcext:value-type="float">
            <text:p>172.4337582240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9875" calcext:value-type="float">
            <text:p>-3.9875</text:p>
          </table:table-cell>
          <table:table-cell office:value-type="float" office:value="-0.998437" calcext:value-type="float">
            <text:p>-0.998437</text:p>
          </table:table-cell>
          <table:table-cell office:value-type="float" office:value="15.902" calcext:value-type="float">
            <text:p>15.902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252.987" calcext:value-type="float">
            <text:p>252.987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003125" calcext:value-type="float">
            <text:p>0.003125</text:p>
          </table:table-cell>
          <table:table-cell table:formula="of:=SQRT((100*[.E131]/[.H131])-1)*0.5/SIN(PI()/10)" office:value-type="float" office:value="288.990074737611" calcext:value-type="float">
            <text:p>288.9900747376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9775" calcext:value-type="float">
            <text:p>-3.9775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15.8239" calcext:value-type="float">
            <text:p>15.8239</text:p>
          </table:table-cell>
          <table:table-cell office:value-type="float" office:value="0.994134" calcext:value-type="float">
            <text:p>0.994134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0.988549" calcext:value-type="float">
            <text:p>0.988549</text:p>
          </table:table-cell>
          <table:table-cell office:value-type="float" office:value="0.00706814" calcext:value-type="float">
            <text:p>0.00706814</text:p>
          </table:table-cell>
          <table:table-cell table:formula="of:=SQRT((100*[.E132]/[.H132])-1)*0.5/SIN(PI()/10)" office:value-type="float" office:value="191.885471193446" calcext:value-type="float">
            <text:p>191.8854711934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7656" calcext:value-type="float">
            <text:p>-3.97656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15.8171" calcext:value-type="float">
            <text:p>15.8171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250.428" calcext:value-type="float">
            <text:p>250.428</text:p>
          </table:table-cell>
          <table:table-cell office:value-type="float" office:value="0.988567" calcext:value-type="float">
            <text:p>0.988567</text:p>
          </table:table-cell>
          <table:table-cell office:value-type="float" office:value="0.00628689" calcext:value-type="float">
            <text:p>0.00628689</text:p>
          </table:table-cell>
          <table:table-cell table:formula="of:=SQRT((100*[.E133]/[.H133])-1)*0.5/SIN(PI()/10)" office:value-type="float" office:value="203.460025940804" calcext:value-type="float">
            <text:p>203.4600259408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97391" calcext:value-type="float">
            <text:p>-3.97391</text:p>
          </table:table-cell>
          <table:table-cell office:value-type="float" office:value="-0.996602" calcext:value-type="float">
            <text:p>-0.996602</text:p>
          </table:table-cell>
          <table:table-cell office:value-type="float" office:value="15.7963" calcext:value-type="float">
            <text:p>15.7963</text:p>
          </table:table-cell>
          <table:table-cell office:value-type="float" office:value="0.993291" calcext:value-type="float">
            <text:p>0.993291</text:p>
          </table:table-cell>
          <table:table-cell office:value-type="float" office:value="249.787" calcext:value-type="float">
            <text:p>249.787</text:p>
          </table:table-cell>
          <table:table-cell office:value-type="float" office:value="0.986926" calcext:value-type="float">
            <text:p>0.986926</text:p>
          </table:table-cell>
          <table:table-cell office:value-type="float" office:value="0.00792751" calcext:value-type="float">
            <text:p>0.00792751</text:p>
          </table:table-cell>
          <table:table-cell table:formula="of:=SQRT((100*[.E134]/[.H134])-1)*0.5/SIN(PI()/10)" office:value-type="float" office:value="181.109053071796" calcext:value-type="float">
            <text:p>181.109053071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97609" calcext:value-type="float">
            <text:p>-3.97609</text:p>
          </table:table-cell>
          <table:table-cell office:value-type="float" office:value="-0.996855" calcext:value-type="float">
            <text:p>-0.996855</text:p>
          </table:table-cell>
          <table:table-cell office:value-type="float" office:value="15.8136" calcext:value-type="float">
            <text:p>15.8136</text:p>
          </table:table-cell>
          <table:table-cell office:value-type="float" office:value="0.993803" calcext:value-type="float">
            <text:p>0.993803</text:p>
          </table:table-cell>
          <table:table-cell office:value-type="float" office:value="250.331" calcext:value-type="float">
            <text:p>250.331</text:p>
          </table:table-cell>
          <table:table-cell office:value-type="float" office:value="0.987959" calcext:value-type="float">
            <text:p>0.987959</text:p>
          </table:table-cell>
          <table:table-cell office:value-type="float" office:value="0.00753119" calcext:value-type="float">
            <text:p>0.00753119</text:p>
          </table:table-cell>
          <table:table-cell table:formula="of:=SQRT((100*[.E135]/[.H135])-1)*0.5/SIN(PI()/10)" office:value-type="float" office:value="185.861540923767" calcext:value-type="float">
            <text:p>185.8615409237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97738" calcext:value-type="float">
            <text:p>-3.97738</text:p>
          </table:table-cell>
          <table:table-cell office:value-type="float" office:value="-0.997041" calcext:value-type="float">
            <text:p>-0.997041</text:p>
          </table:table-cell>
          <table:table-cell office:value-type="float" office:value="15.8235" calcext:value-type="float">
            <text:p>15.8235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250.621" calcext:value-type="float">
            <text:p>250.621</text:p>
          </table:table-cell>
          <table:table-cell office:value-type="float" office:value="0.988639" calcext:value-type="float">
            <text:p>0.988639</text:p>
          </table:table-cell>
          <table:table-cell office:value-type="float" office:value="0.00714911" calcext:value-type="float">
            <text:p>0.00714911</text:p>
          </table:table-cell>
          <table:table-cell table:formula="of:=SQRT((100*[.E136]/[.H136])-1)*0.5/SIN(PI()/10)" office:value-type="float" office:value="190.798445781204" calcext:value-type="float">
            <text:p>190.7984457812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7691" calcext:value-type="float">
            <text:p>-3.97691</text:p>
          </table:table-cell>
          <table:table-cell office:value-type="float" office:value="-0.996987" calcext:value-type="float">
            <text:p>-0.996987</text:p>
          </table:table-cell>
          <table:table-cell office:value-type="float" office:value="15.8197" calcext:value-type="float">
            <text:p>15.8197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250.499" calcext:value-type="float">
            <text:p>250.499</text:p>
          </table:table-cell>
          <table:table-cell office:value-type="float" office:value="0.988417" calcext:value-type="float">
            <text:p>0.988417</text:p>
          </table:table-cell>
          <table:table-cell office:value-type="float" office:value="0.00696763" calcext:value-type="float">
            <text:p>0.00696763</text:p>
          </table:table-cell>
          <table:table-cell table:formula="of:=SQRT((100*[.E137]/[.H137])-1)*0.5/SIN(PI()/10)" office:value-type="float" office:value="193.256837163302" calcext:value-type="float">
            <text:p>193.2568371633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97646" calcext:value-type="float">
            <text:p>-3.97646</text:p>
          </table:table-cell>
          <table:table-cell office:value-type="float" office:value="-0.996936" calcext:value-type="float">
            <text:p>-0.996936</text:p>
          </table:table-cell>
          <table:table-cell office:value-type="float" office:value="15.8163" calcext:value-type="float">
            <text:p>15.8163</text:p>
          </table:table-cell>
          <table:table-cell office:value-type="float" office:value="0.993953" calcext:value-type="float">
            <text:p>0.993953</text:p>
          </table:table-cell>
          <table:table-cell office:value-type="float" office:value="250.395" calcext:value-type="float">
            <text:p>250.395</text:p>
          </table:table-cell>
          <table:table-cell office:value-type="float" office:value="0.988221" calcext:value-type="float">
            <text:p>0.988221</text:p>
          </table:table-cell>
          <table:table-cell office:value-type="float" office:value="0.00716179" calcext:value-type="float">
            <text:p>0.00716179</text:p>
          </table:table-cell>
          <table:table-cell table:formula="of:=SQRT((100*[.E138]/[.H138])-1)*0.5/SIN(PI()/10)" office:value-type="float" office:value="190.609317667921" calcext:value-type="float">
            <text:p>190.6093176679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7636" calcext:value-type="float">
            <text:p>-3.97636</text:p>
          </table:table-cell>
          <table:table-cell office:value-type="float" office:value="-0.996924" calcext:value-type="float">
            <text:p>-0.996924</text:p>
          </table:table-cell>
          <table:table-cell office:value-type="float" office:value="15.8154" calcext:value-type="float">
            <text:p>15.8154</text:p>
          </table:table-cell>
          <table:table-cell office:value-type="float" office:value="0.99393" calcext:value-type="float">
            <text:p>0.99393</text:p>
          </table:table-cell>
          <table:table-cell office:value-type="float" office:value="250.37" calcext:value-type="float">
            <text:p>250.37</text:p>
          </table:table-cell>
          <table:table-cell office:value-type="float" office:value="0.988178" calcext:value-type="float">
            <text:p>0.988178</text:p>
          </table:table-cell>
          <table:table-cell office:value-type="float" office:value="0.00710382" calcext:value-type="float">
            <text:p>0.00710382</text:p>
          </table:table-cell>
          <table:table-cell table:formula="of:=SQRT((100*[.E139]/[.H139])-1)*0.5/SIN(PI()/10)" office:value-type="float" office:value="191.383302761779" calcext:value-type="float">
            <text:p>191.3833027617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97794" calcext:value-type="float">
            <text:p>-3.97794</text:p>
          </table:table-cell>
          <table:table-cell office:value-type="float" office:value="-0.997123" calcext:value-type="float">
            <text:p>-0.997123</text:p>
          </table:table-cell>
          <table:table-cell office:value-type="float" office:value="15.8277" calcext:value-type="float">
            <text:p>15.8277</text:p>
          </table:table-cell>
          <table:table-cell office:value-type="float" office:value="0.994323" calcext:value-type="float">
            <text:p>0.994323</text:p>
          </table:table-cell>
          <table:table-cell office:value-type="float" office:value="250.743" calcext:value-type="float">
            <text:p>250.743</text:p>
          </table:table-cell>
          <table:table-cell office:value-type="float" office:value="0.988941" calcext:value-type="float">
            <text:p>0.988941</text:p>
          </table:table-cell>
          <table:table-cell office:value-type="float" office:value="0.0066958" calcext:value-type="float">
            <text:p>0.0066958</text:p>
          </table:table-cell>
          <table:table-cell table:formula="of:=SQRT((100*[.E140]/[.H140])-1)*0.5/SIN(PI()/10)" office:value-type="float" office:value="197.167587777811" calcext:value-type="float">
            <text:p>197.1675877778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97733" calcext:value-type="float">
            <text:p>-3.97733</text:p>
          </table:table-cell>
          <table:table-cell office:value-type="float" office:value="-0.997039" calcext:value-type="float">
            <text:p>-0.997039</text:p>
          </table:table-cell>
          <table:table-cell office:value-type="float" office:value="15.823" calcext:value-type="float">
            <text:p>15.823</text:p>
          </table:table-cell>
          <table:table-cell office:value-type="float" office:value="0.994156" calcext:value-type="float">
            <text:p>0.994156</text:p>
          </table:table-cell>
          <table:table-cell office:value-type="float" office:value="250.6" calcext:value-type="float">
            <text:p>250.6</text:p>
          </table:table-cell>
          <table:table-cell office:value-type="float" office:value="0.988619" calcext:value-type="float">
            <text:p>0.988619</text:p>
          </table:table-cell>
          <table:table-cell office:value-type="float" office:value="0.00692265" calcext:value-type="float">
            <text:p>0.00692265</text:p>
          </table:table-cell>
          <table:table-cell table:formula="of:=SQRT((100*[.E141]/[.H141])-1)*0.5/SIN(PI()/10)" office:value-type="float" office:value="193.893656417037" calcext:value-type="float">
            <text:p>193.8936564170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-0.997021" calcext:value-type="float">
            <text:p>-0.997021</text:p>
          </table:table-cell>
          <table:table-cell office:value-type="float" office:value="15.8219" calcext:value-type="float">
            <text:p>15.8219</text:p>
          </table:table-cell>
          <table:table-cell office:value-type="float" office:value="0.994123" calcext:value-type="float">
            <text:p>0.994123</text:p>
          </table:table-cell>
          <table:table-cell office:value-type="float" office:value="250.568" calcext:value-type="float">
            <text:p>250.568</text:p>
          </table:table-cell>
          <table:table-cell office:value-type="float" office:value="0.988557" calcext:value-type="float">
            <text:p>0.988557</text:p>
          </table:table-cell>
          <table:table-cell office:value-type="float" office:value="0.00701669" calcext:value-type="float">
            <text:p>0.00701669</text:p>
          </table:table-cell>
          <table:table-cell table:formula="of:=SQRT((100*[.E142]/[.H142])-1)*0.5/SIN(PI()/10)" office:value-type="float" office:value="192.586672325915" calcext:value-type="float">
            <text:p>192.5866723259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7735" calcext:value-type="float">
            <text:p>-3.97735</text:p>
          </table:table-cell>
          <table:table-cell office:value-type="float" office:value="-0.997051" calcext:value-type="float">
            <text:p>-0.997051</text:p>
          </table:table-cell>
          <table:table-cell office:value-type="float" office:value="15.8232" calcext:value-type="float">
            <text:p>15.8232</text:p>
          </table:table-cell>
          <table:table-cell office:value-type="float" office:value="0.99418" calcext:value-type="float">
            <text:p>0.99418</text:p>
          </table:table-cell>
          <table:table-cell office:value-type="float" office:value="250.605" calcext:value-type="float">
            <text:p>250.605</text:p>
          </table:table-cell>
          <table:table-cell office:value-type="float" office:value="0.988662" calcext:value-type="float">
            <text:p>0.988662</text:p>
          </table:table-cell>
          <table:table-cell office:value-type="float" office:value="0.00684009" calcext:value-type="float">
            <text:p>0.00684009</text:p>
          </table:table-cell>
          <table:table-cell table:formula="of:=SQRT((100*[.E143]/[.H143])-1)*0.5/SIN(PI()/10)" office:value-type="float" office:value="195.062732094625" calcext:value-type="float">
            <text:p>195.0627320946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97725" calcext:value-type="float">
            <text:p>-3.97725</text:p>
          </table:table-cell>
          <table:table-cell office:value-type="float" office:value="-0.997032" calcext:value-type="float">
            <text:p>-0.997032</text:p>
          </table:table-cell>
          <table:table-cell office:value-type="float" office:value="15.8224" calcext:value-type="float">
            <text:p>15.8224</text:p>
          </table:table-cell>
          <table:table-cell office:value-type="float" office:value="0.994143" calcext:value-type="float">
            <text:p>0.994143</text:p>
          </table:table-cell>
          <table:table-cell office:value-type="float" office:value="250.583" calcext:value-type="float">
            <text:p>250.583</text:p>
          </table:table-cell>
          <table:table-cell office:value-type="float" office:value="0.988594" calcext:value-type="float">
            <text:p>0.988594</text:p>
          </table:table-cell>
          <table:table-cell office:value-type="float" office:value="0.00692586" calcext:value-type="float">
            <text:p>0.00692586</text:p>
          </table:table-cell>
          <table:table-cell table:formula="of:=SQRT((100*[.E144]/[.H144])-1)*0.5/SIN(PI()/10)" office:value-type="float" office:value="193.847447614116" calcext:value-type="float">
            <text:p>193.847447614116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.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-0.04" calcext:value-type="float">
            <text:p>-0.04</text:p>
          </table:table-cell>
          <table:table-cell office:value-type="float" office:value="2.3104" calcext:value-type="float">
            <text:p>2.31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15.1532" calcext:value-type="float">
            <text:p>15.1532</text:p>
          </table:table-cell>
          <table:table-cell table:formula="of:=SQRT((100*[.E168]/[.H16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6" calcext:value-type="float">
            <text:p>-2.56</text:p>
          </table:table-cell>
          <table:table-cell office:value-type="float" office:value="-0.23" calcext:value-type="float">
            <text:p>-0.23</text:p>
          </table:table-cell>
          <table:table-cell office:value-type="float" office:value="6.56" calcext:value-type="float">
            <text:p>6.56</text:p>
          </table:table-cell>
          <table:table-cell office:value-type="float" office:value="0.0554" calcext:value-type="float">
            <text:p>0.0554</text:p>
          </table:table-cell>
          <table:table-cell office:value-type="float" office:value="43.2014" calcext:value-type="float">
            <text:p>43.2014</text:p>
          </table:table-cell>
          <table:table-cell office:value-type="float" office:value="0.00359816" calcext:value-type="float">
            <text:p>0.00359816</text:p>
          </table:table-cell>
          <table:table-cell office:value-type="float" office:value="28.2836" calcext:value-type="float">
            <text:p>28.2836</text:p>
          </table:table-cell>
          <table:table-cell table:formula="of:=SQRT((100*[.E169]/[.H16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4" calcext:value-type="float">
            <text:p>-2.74</text:p>
          </table:table-cell>
          <table:table-cell office:value-type="float" office:value="-0.15" calcext:value-type="float">
            <text:p>-0.15</text:p>
          </table:table-cell>
          <table:table-cell office:value-type="float" office:value="7.512" calcext:value-type="float">
            <text:p>7.512</text:p>
          </table:table-cell>
          <table:table-cell office:value-type="float" office:value="0.0228" calcext:value-type="float">
            <text:p>0.0228</text:p>
          </table:table-cell>
          <table:table-cell office:value-type="float" office:value="56.5607" calcext:value-type="float">
            <text:p>56.5607</text:p>
          </table:table-cell>
          <table:table-cell office:value-type="float" office:value="0.00054336" calcext:value-type="float">
            <text:p>0.00054336</text:p>
          </table:table-cell>
          <table:table-cell office:value-type="float" office:value="31.4778" calcext:value-type="float">
            <text:p>31.4778</text:p>
          </table:table-cell>
          <table:table-cell table:formula="of:=SQRT((100*[.E170]/[.H170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08" calcext:value-type="float">
            <text:p>-3.08</text:p>
          </table:table-cell>
          <table:table-cell office:value-type="float" office:value="-0.44" calcext:value-type="float">
            <text:p>-0.44</text:p>
          </table:table-cell>
          <table:table-cell office:value-type="float" office:value="9.7328" calcext:value-type="float">
            <text:p>9.7328</text:p>
          </table:table-cell>
          <table:table-cell office:value-type="float" office:value="0.3298" calcext:value-type="float">
            <text:p>0.3298</text:p>
          </table:table-cell>
          <table:table-cell office:value-type="float" office:value="105.748" calcext:value-type="float">
            <text:p>105.748</text:p>
          </table:table-cell>
          <table:table-cell office:value-type="float" office:value="0.267679" calcext:value-type="float">
            <text:p>0.267679</text:p>
          </table:table-cell>
          <table:table-cell office:value-type="float" office:value="17.7288" calcext:value-type="float">
            <text:p>17.7288</text:p>
          </table:table-cell>
          <table:table-cell table:formula="of:=SQRT((100*[.E171]/[.H171])-1)*0.5/SIN(PI()/10)" office:value-type="float" office:value="1.50072106311861" calcext:value-type="float">
            <text:p>1.500721063118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94" calcext:value-type="float">
            <text:p>-3.94</text:p>
          </table:table-cell>
          <table:table-cell office:value-type="float" office:value="-0.9925" calcext:value-type="float">
            <text:p>-0.9925</text:p>
          </table:table-cell>
          <table:table-cell office:value-type="float" office:value="15.5328" calcext:value-type="float">
            <text:p>15.5328</text:p>
          </table:table-cell>
          <table:table-cell office:value-type="float" office:value="0.9852" calcext:value-type="float">
            <text:p>0.9852</text:p>
          </table:table-cell>
          <table:table-cell office:value-type="float" office:value="241.82" calcext:value-type="float">
            <text:p>241.82</text:p>
          </table:table-cell>
          <table:table-cell office:value-type="float" office:value="0.971176" calcext:value-type="float">
            <text:p>0.971176</text:p>
          </table:table-cell>
          <table:table-cell office:value-type="float" office:value="0.0109549" calcext:value-type="float">
            <text:p>0.0109549</text:p>
          </table:table-cell>
          <table:table-cell table:formula="of:=SQRT((100*[.E172]/[.H172])-1)*0.5/SIN(PI()/10)" office:value-type="float" office:value="153.433957227202" calcext:value-type="float">
            <text:p>153.4339572272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965" calcext:value-type="float">
            <text:p>-3.965</text:p>
          </table:table-cell>
          <table:table-cell office:value-type="float" office:value="-0.995625" calcext:value-type="float">
            <text:p>-0.995625</text:p>
          </table:table-cell>
          <table:table-cell office:value-type="float" office:value="15.7256" calcext:value-type="float">
            <text:p>15.7256</text:p>
          </table:table-cell>
          <table:table-cell office:value-type="float" office:value="0.991337" calcext:value-type="float">
            <text:p>0.991337</text:p>
          </table:table-cell>
          <table:table-cell office:value-type="float" office:value="247.563" calcext:value-type="float">
            <text:p>247.563</text:p>
          </table:table-cell>
          <table:table-cell office:value-type="float" office:value="0.983018" calcext:value-type="float">
            <text:p>0.983018</text:p>
          </table:table-cell>
          <table:table-cell office:value-type="float" office:value="0.00875" calcext:value-type="float">
            <text:p>0.00875</text:p>
          </table:table-cell>
          <table:table-cell table:formula="of:=SQRT((100*[.E173]/[.H173])-1)*0.5/SIN(PI()/10)" office:value-type="float" office:value="172.216637070252" calcext:value-type="float">
            <text:p>172.2166370702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95125" calcext:value-type="float">
            <text:p>-3.95125</text:p>
          </table:table-cell>
          <table:table-cell office:value-type="float" office:value="-0.993437" calcext:value-type="float">
            <text:p>-0.993437</text:p>
          </table:table-cell>
          <table:table-cell office:value-type="float" office:value="15.6187" calcext:value-type="float">
            <text:p>15.6187</text:p>
          </table:table-cell>
          <table:table-cell office:value-type="float" office:value="0.987044" calcext:value-type="float">
            <text:p>0.987044</text:p>
          </table:table-cell>
          <table:table-cell office:value-type="float" office:value="244.33" calcext:value-type="float">
            <text:p>244.33</text:p>
          </table:table-cell>
          <table:table-cell office:value-type="float" office:value="0.974743" calcext:value-type="float">
            <text:p>0.974743</text:p>
          </table:table-cell>
          <table:table-cell office:value-type="float" office:value="0.0163975" calcext:value-type="float">
            <text:p>0.0163975</text:p>
          </table:table-cell>
          <table:table-cell table:formula="of:=SQRT((100*[.E174]/[.H174])-1)*0.5/SIN(PI()/10)" office:value-type="float" office:value="125.525222487437" calcext:value-type="float">
            <text:p>125.5252224874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95187" calcext:value-type="float">
            <text:p>-3.95187</text:p>
          </table:table-cell>
          <table:table-cell office:value-type="float" office:value="-0.99375" calcext:value-type="float">
            <text:p>-0.99375</text:p>
          </table:table-cell>
          <table:table-cell office:value-type="float" office:value="15.6268" calcext:value-type="float">
            <text:p>15.6268</text:p>
          </table:table-cell>
          <table:table-cell office:value-type="float" office:value="0.987712" calcext:value-type="float">
            <text:p>0.987712</text:p>
          </table:table-cell>
          <table:table-cell office:value-type="float" office:value="244.761" calcext:value-type="float">
            <text:p>244.761</text:p>
          </table:table-cell>
          <table:table-cell office:value-type="float" office:value="0.976237" calcext:value-type="float">
            <text:p>0.976237</text:p>
          </table:table-cell>
          <table:table-cell office:value-type="float" office:value="0.0170963" calcext:value-type="float">
            <text:p>0.0170963</text:p>
          </table:table-cell>
          <table:table-cell table:formula="of:=SQRT((100*[.E175]/[.H175])-1)*0.5/SIN(PI()/10)" office:value-type="float" office:value="122.974241079635" calcext:value-type="float">
            <text:p>122.9742410796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5656" calcext:value-type="float">
            <text:p>-3.95656</text:p>
          </table:table-cell>
          <table:table-cell office:value-type="float" office:value="-0.994141" calcext:value-type="float">
            <text:p>-0.994141</text:p>
          </table:table-cell>
          <table:table-cell office:value-type="float" office:value="15.662" calcext:value-type="float">
            <text:p>15.662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245.753" calcext:value-type="float">
            <text:p>245.753</text:p>
          </table:table-cell>
          <table:table-cell office:value-type="float" office:value="0.977666" calcext:value-type="float">
            <text:p>0.977666</text:p>
          </table:table-cell>
          <table:table-cell office:value-type="float" office:value="0.0153038" calcext:value-type="float">
            <text:p>0.0153038</text:p>
          </table:table-cell>
          <table:table-cell table:formula="of:=SQRT((100*[.E176]/[.H176])-1)*0.5/SIN(PI()/10)" office:value-type="float" office:value="130.027772894281" calcext:value-type="float">
            <text:p>130.0277728942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95641" calcext:value-type="float">
            <text:p>-3.95641</text:p>
          </table:table-cell>
          <table:table-cell office:value-type="float" office:value="-0.994141" calcext:value-type="float">
            <text:p>-0.994141</text:p>
          </table:table-cell>
          <table:table-cell office:value-type="float" office:value="15.6624" calcext:value-type="float">
            <text:p>15.6624</text:p>
          </table:table-cell>
          <table:table-cell office:value-type="float" office:value="0.988503" calcext:value-type="float">
            <text:p>0.988503</text:p>
          </table:table-cell>
          <table:table-cell office:value-type="float" office:value="245.851" calcext:value-type="float">
            <text:p>245.851</text:p>
          </table:table-cell>
          <table:table-cell office:value-type="float" office:value="0.977846" calcext:value-type="float">
            <text:p>0.977846</text:p>
          </table:table-cell>
          <table:table-cell office:value-type="float" office:value="0.0126931" calcext:value-type="float">
            <text:p>0.0126931</text:p>
          </table:table-cell>
          <table:table-cell table:formula="of:=SQRT((100*[.E177]/[.H177])-1)*0.5/SIN(PI()/10)" office:value-type="float" office:value="142.779185527328" calcext:value-type="float">
            <text:p>142.7791855273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96008" calcext:value-type="float">
            <text:p>-3.96008</text:p>
          </table:table-cell>
          <table:table-cell office:value-type="float" office:value="-0.994336" calcext:value-type="float">
            <text:p>-0.994336</text:p>
          </table:table-cell>
          <table:table-cell office:value-type="float" office:value="15.69" calcext:value-type="float">
            <text:p>15.69</text:p>
          </table:table-cell>
          <table:table-cell office:value-type="float" office:value="0.988897" calcext:value-type="float">
            <text:p>0.988897</text:p>
          </table:table-cell>
          <table:table-cell office:value-type="float" office:value="246.639" calcext:value-type="float">
            <text:p>246.639</text:p>
          </table:table-cell>
          <table:table-cell office:value-type="float" office:value="0.978642" calcext:value-type="float">
            <text:p>0.978642</text:p>
          </table:table-cell>
          <table:table-cell office:value-type="float" office:value="0.0188576" calcext:value-type="float">
            <text:p>0.0188576</text:p>
          </table:table-cell>
          <table:table-cell table:formula="of:=SQRT((100*[.E178]/[.H178])-1)*0.5/SIN(PI()/10)" office:value-type="float" office:value="117.159780071714" calcext:value-type="float">
            <text:p>117.1597800717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96012" calcext:value-type="float">
            <text:p>-3.96012</text:p>
          </table:table-cell>
          <table:table-cell office:value-type="float" office:value="-0.994668" calcext:value-type="float">
            <text:p>-0.994668</text:p>
          </table:table-cell>
          <table:table-cell office:value-type="float" office:value="15.6897" calcext:value-type="float">
            <text:p>15.6897</text:p>
          </table:table-cell>
          <table:table-cell office:value-type="float" office:value="0.989507" calcext:value-type="float">
            <text:p>0.989507</text:p>
          </table:table-cell>
          <table:table-cell office:value-type="float" office:value="246.597" calcext:value-type="float">
            <text:p>246.597</text:p>
          </table:table-cell>
          <table:table-cell office:value-type="float" office:value="0.979671" calcext:value-type="float">
            <text:p>0.979671</text:p>
          </table:table-cell>
          <table:table-cell office:value-type="float" office:value="0.0139792" calcext:value-type="float">
            <text:p>0.0139792</text:p>
          </table:table-cell>
          <table:table-cell table:formula="of:=SQRT((100*[.E179]/[.H179])-1)*0.5/SIN(PI()/10)" office:value-type="float" office:value="136.121033236759" calcext:value-type="float">
            <text:p>136.1210332367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6176" calcext:value-type="float">
            <text:p>-3.96176</text:p>
          </table:table-cell>
          <table:table-cell office:value-type="float" office:value="-0.994932" calcext:value-type="float">
            <text:p>-0.994932</text:p>
          </table:table-cell>
          <table:table-cell office:value-type="float" office:value="15.7022" calcext:value-type="float">
            <text:p>15.7022</text:p>
          </table:table-cell>
          <table:table-cell office:value-type="float" office:value="0.990018" calcext:value-type="float">
            <text:p>0.990018</text:p>
          </table:table-cell>
          <table:table-cell office:value-type="float" office:value="246.958" calcext:value-type="float">
            <text:p>246.958</text:p>
          </table:table-cell>
          <table:table-cell office:value-type="float" office:value="0.980631" calcext:value-type="float">
            <text:p>0.980631</text:p>
          </table:table-cell>
          <table:table-cell office:value-type="float" office:value="0.0125423" calcext:value-type="float">
            <text:p>0.0125423</text:p>
          </table:table-cell>
          <table:table-cell table:formula="of:=SQRT((100*[.E180]/[.H180])-1)*0.5/SIN(PI()/10)" office:value-type="float" office:value="143.745110746597" calcext:value-type="float">
            <text:p>143.74511074659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96035" calcext:value-type="float">
            <text:p>-3.96035</text:p>
          </table:table-cell>
          <table:table-cell office:value-type="float" office:value="-0.994729" calcext:value-type="float">
            <text:p>-0.994729</text:p>
          </table:table-cell>
          <table:table-cell office:value-type="float" office:value="15.6912" calcext:value-type="float">
            <text:p>15.6912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246.621" calcext:value-type="float">
            <text:p>246.621</text:p>
          </table:table-cell>
          <table:table-cell office:value-type="float" office:value="0.97986" calcext:value-type="float">
            <text:p>0.97986</text:p>
          </table:table-cell>
          <table:table-cell office:value-type="float" office:value="0.0128936" calcext:value-type="float">
            <text:p>0.0128936</text:p>
          </table:table-cell>
          <table:table-cell table:formula="of:=SQRT((100*[.E181]/[.H181])-1)*0.5/SIN(PI()/10)" office:value-type="float" office:value="141.744586730642" calcext:value-type="float">
            <text:p>141.7445867306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6042" calcext:value-type="float">
            <text:p>-3.96042</text:p>
          </table:table-cell>
          <table:table-cell office:value-type="float" office:value="-0.994756" calcext:value-type="float">
            <text:p>-0.994756</text:p>
          </table:table-cell>
          <table:table-cell office:value-type="float" office:value="15.6918" calcext:value-type="float">
            <text:p>15.6918</text:p>
          </table:table-cell>
          <table:table-cell office:value-type="float" office:value="0.98967" calcext:value-type="float">
            <text:p>0.98967</text:p>
          </table:table-cell>
          <table:table-cell office:value-type="float" office:value="246.641" calcext:value-type="float">
            <text:p>246.641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0.0128763" calcext:value-type="float">
            <text:p>0.0128763</text:p>
          </table:table-cell>
          <table:table-cell table:formula="of:=SQRT((100*[.E182]/[.H182])-1)*0.5/SIN(PI()/10)" office:value-type="float" office:value="141.843371506404" calcext:value-type="float">
            <text:p>141.8433715064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96084" calcext:value-type="float">
            <text:p>-3.96084</text:p>
          </table:table-cell>
          <table:table-cell office:value-type="float" office:value="-0.994816" calcext:value-type="float">
            <text:p>-0.994816</text:p>
          </table:table-cell>
          <table:table-cell office:value-type="float" office:value="15.695" calcext:value-type="float">
            <text:p>15.695</text:p>
          </table:table-cell>
          <table:table-cell office:value-type="float" office:value="0.989789" calcext:value-type="float">
            <text:p>0.989789</text:p>
          </table:table-cell>
          <table:table-cell office:value-type="float" office:value="246.735" calcext:value-type="float">
            <text:p>246.735</text:p>
          </table:table-cell>
          <table:table-cell office:value-type="float" office:value="0.980181" calcext:value-type="float">
            <text:p>0.980181</text:p>
          </table:table-cell>
          <table:table-cell office:value-type="float" office:value="0.012714" calcext:value-type="float">
            <text:p>0.012714</text:p>
          </table:table-cell>
          <table:table-cell table:formula="of:=SQRT((100*[.E183]/[.H183])-1)*0.5/SIN(PI()/10)" office:value-type="float" office:value="142.754548069645" calcext:value-type="float">
            <text:p>142.7545480696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95992" calcext:value-type="float">
            <text:p>-3.95992</text:p>
          </table:table-cell>
          <table:table-cell office:value-type="float" office:value="-0.994696" calcext:value-type="float">
            <text:p>-0.994696</text:p>
          </table:table-cell>
          <table:table-cell office:value-type="float" office:value="15.688" calcext:value-type="float">
            <text:p>15.688</text:p>
          </table:table-cell>
          <table:table-cell office:value-type="float" office:value="0.989555" calcext:value-type="float">
            <text:p>0.989555</text:p>
          </table:table-cell>
          <table:table-cell office:value-type="float" office:value="246.531" calcext:value-type="float">
            <text:p>246.531</text:p>
          </table:table-cell>
          <table:table-cell office:value-type="float" office:value="0.979734" calcext:value-type="float">
            <text:p>0.979734</text:p>
          </table:table-cell>
          <table:table-cell office:value-type="float" office:value="0.0129581" calcext:value-type="float">
            <text:p>0.0129581</text:p>
          </table:table-cell>
          <table:table-cell table:formula="of:=SQRT((100*[.E184]/[.H184])-1)*0.5/SIN(PI()/10)" office:value-type="float" office:value="141.386683839171" calcext:value-type="float">
            <text:p>141.3866838391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96063" calcext:value-type="float">
            <text:p>-3.96063</text:p>
          </table:table-cell>
          <table:table-cell office:value-type="float" office:value="-0.994777" calcext:value-type="float">
            <text:p>-0.994777</text:p>
          </table:table-cell>
          <table:table-cell office:value-type="float" office:value="15.6934" calcext:value-type="float">
            <text:p>15.6934</text:p>
          </table:table-cell>
          <table:table-cell office:value-type="float" office:value="0.989715" calcext:value-type="float">
            <text:p>0.989715</text:p>
          </table:table-cell>
          <table:table-cell office:value-type="float" office:value="246.692" calcext:value-type="float">
            <text:p>246.692</text:p>
          </table:table-cell>
          <table:table-cell office:value-type="float" office:value="0.980045" calcext:value-type="float">
            <text:p>0.980045</text:p>
          </table:table-cell>
          <table:table-cell office:value-type="float" office:value="0.0129301" calcext:value-type="float">
            <text:p>0.0129301</text:p>
          </table:table-cell>
          <table:table-cell table:formula="of:=SQRT((100*[.E185]/[.H185])-1)*0.5/SIN(PI()/10)" office:value-type="float" office:value="141.551150520668" calcext:value-type="float">
            <text:p>141.5511505206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6024" calcext:value-type="float">
            <text:p>-3.96024</text:p>
          </table:table-cell>
          <table:table-cell office:value-type="float" office:value="-0.994723" calcext:value-type="float">
            <text:p>-0.994723</text:p>
          </table:table-cell>
          <table:table-cell office:value-type="float" office:value="15.6904" calcext:value-type="float">
            <text:p>15.6904</text:p>
          </table:table-cell>
          <table:table-cell office:value-type="float" office:value="0.989608" calcext:value-type="float">
            <text:p>0.989608</text:p>
          </table:table-cell>
          <table:table-cell office:value-type="float" office:value="246.6" calcext:value-type="float">
            <text:p>246.6</text:p>
          </table:table-cell>
          <table:table-cell office:value-type="float" office:value="0.97984" calcext:value-type="float">
            <text:p>0.97984</text:p>
          </table:table-cell>
          <table:table-cell office:value-type="float" office:value="0.0131541" calcext:value-type="float">
            <text:p>0.0131541</text:p>
          </table:table-cell>
          <table:table-cell table:formula="of:=SQRT((100*[.E186]/[.H186])-1)*0.5/SIN(PI()/10)" office:value-type="float" office:value="140.332998142964" calcext:value-type="float">
            <text:p>140.33299814296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96051" calcext:value-type="float">
            <text:p>-3.96051</text:p>
          </table:table-cell>
          <table:table-cell office:value-type="float" office:value="-0.99477" calcext:value-type="float">
            <text:p>-0.99477</text:p>
          </table:table-cell>
          <table:table-cell office:value-type="float" office:value="15.6925" calcext:value-type="float">
            <text:p>15.6925</text:p>
          </table:table-cell>
          <table:table-cell office:value-type="float" office:value="0.989699" calcext:value-type="float">
            <text:p>0.989699</text:p>
          </table:table-cell>
          <table:table-cell office:value-type="float" office:value="246.665" calcext:value-type="float">
            <text:p>246.665</text:p>
          </table:table-cell>
          <table:table-cell office:value-type="float" office:value="0.980013" calcext:value-type="float">
            <text:p>0.980013</text:p>
          </table:table-cell>
          <table:table-cell office:value-type="float" office:value="0.0128806" calcext:value-type="float">
            <text:p>0.0128806</text:p>
          </table:table-cell>
          <table:table-cell table:formula="of:=SQRT((100*[.E187]/[.H187])-1)*0.5/SIN(PI()/10)" office:value-type="float" office:value="141.821768385739" calcext:value-type="float">
            <text:p>141.821768385739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.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0.28" calcext:value-type="float">
            <text:p>-0.28</text:p>
          </table:table-cell>
          <table:table-cell office:value-type="float" office:value="2.56" calcext:value-type="float">
            <text:p>2.56</text:p>
          </table:table-cell>
          <table:table-cell office:value-type="float" office:value="0.0784" calcext:value-type="float">
            <text:p>0.0784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0614656" calcext:value-type="float">
            <text:p>0.00614656</text:p>
          </table:table-cell>
          <table:table-cell office:value-type="float" office:value="0.615279" calcext:value-type="float">
            <text:p>0.615279</text:p>
          </table:table-cell>
          <table:table-cell table:formula="of:=SQRT((100*[.E211]/[.H211])-1)*0.5/SIN(PI()/10)" office:value-type="float" office:value="5.54449676241166" calcext:value-type="float">
            <text:p>5.544496762411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8" calcext:value-type="float">
            <text:p>-2.28</text:p>
          </table:table-cell>
          <table:table-cell office:value-type="float" office:value="-0.36" calcext:value-type="float">
            <text:p>-0.36</text:p>
          </table:table-cell>
          <table:table-cell office:value-type="float" office:value="5.2384" calcext:value-type="float">
            <text:p>5.2384</text:p>
          </table:table-cell>
          <table:table-cell office:value-type="float" office:value="0.1332" calcext:value-type="float">
            <text:p>0.1332</text:p>
          </table:table-cell>
          <table:table-cell office:value-type="float" office:value="28.2726" calcext:value-type="float">
            <text:p>28.2726</text:p>
          </table:table-cell>
          <table:table-cell office:value-type="float" office:value="0.0196085" calcext:value-type="float">
            <text:p>0.0196085</text:p>
          </table:table-cell>
          <table:table-cell office:value-type="float" office:value="2.53151" calcext:value-type="float">
            <text:p>2.53151</text:p>
          </table:table-cell>
          <table:table-cell table:formula="of:=SQRT((100*[.E212]/[.H212])-1)*0.5/SIN(PI()/10)" office:value-type="float" office:value="3.34024365951385" calcext:value-type="float">
            <text:p>3.340243659513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2" calcext:value-type="float">
            <text:p>-3.32</text:p>
          </table:table-cell>
          <table:table-cell office:value-type="float" office:value="-0.82" calcext:value-type="float">
            <text:p>-0.82</text:p>
          </table:table-cell>
          <table:table-cell office:value-type="float" office:value="11.1072" calcext:value-type="float">
            <text:p>11.1072</text:p>
          </table:table-cell>
          <table:table-cell office:value-type="float" office:value="0.6934" calcext:value-type="float">
            <text:p>0.6934</text:p>
          </table:table-cell>
          <table:table-cell office:value-type="float" office:value="127.111" calcext:value-type="float">
            <text:p>127.111</text:p>
          </table:table-cell>
          <table:table-cell office:value-type="float" office:value="0.532462" calcext:value-type="float">
            <text:p>0.532462</text:p>
          </table:table-cell>
          <table:table-cell office:value-type="float" office:value="2.22297" calcext:value-type="float">
            <text:p>2.22297</text:p>
          </table:table-cell>
          <table:table-cell table:formula="of:=SQRT((100*[.E213]/[.H213])-1)*0.5/SIN(PI()/10)" office:value-type="float" office:value="8.89072555818455" calcext:value-type="float">
            <text:p>8.890725558184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8" calcext:value-type="float">
            <text:p>-3.98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15.8432" calcext:value-type="float">
            <text:p>15.843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251.179" calcext:value-type="float">
            <text:p>251.179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0.005" calcext:value-type="float">
            <text:p>0.005</text:p>
          </table:table-cell>
          <table:table-cell table:formula="of:=SQRT((100*[.E214]/[.H214])-1)*0.5/SIN(PI()/10)" office:value-type="float" office:value="228.251782854204" calcext:value-type="float">
            <text:p>228.2517828542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96" calcext:value-type="float">
            <text:p>-3.96</text:p>
          </table:table-cell>
          <table:table-cell office:value-type="float" office:value="-0.995" calcext:value-type="float">
            <text:p>-0.995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901" calcext:value-type="float">
            <text:p>0.9901</text:p>
          </table:table-cell>
          <table:table-cell office:value-type="float" office:value="246.358" calcext:value-type="float">
            <text:p>246.358</text:p>
          </table:table-cell>
          <table:table-cell office:value-type="float" office:value="0.980592" calcext:value-type="float">
            <text:p>0.980592</text:p>
          </table:table-cell>
          <table:table-cell office:value-type="float" office:value="0.01" calcext:value-type="float">
            <text:p>0.01</text:p>
          </table:table-cell>
          <table:table-cell table:formula="of:=SQRT((100*[.E215]/[.H215])-1)*0.5/SIN(PI()/10)" office:value-type="float" office:value="160.992349161766" calcext:value-type="float">
            <text:p>160.9923491617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93" calcext:value-type="float">
            <text:p>-3.93</text:p>
          </table:table-cell>
          <table:table-cell office:value-type="float" office:value="-0.990625" calcext:value-type="float">
            <text:p>-0.990625</text:p>
          </table:table-cell>
          <table:table-cell office:value-type="float" office:value="15.4564" calcext:value-type="float">
            <text:p>15.4564</text:p>
          </table:table-cell>
          <table:table-cell office:value-type="float" office:value="0.981563" calcext:value-type="float">
            <text:p>0.981563</text:p>
          </table:table-cell>
          <table:table-cell office:value-type="float" office:value="239.584" calcext:value-type="float">
            <text:p>239.584</text:p>
          </table:table-cell>
          <table:table-cell office:value-type="float" office:value="0.964325" calcext:value-type="float">
            <text:p>0.964325</text:p>
          </table:table-cell>
          <table:table-cell office:value-type="float" office:value="0.0268402" calcext:value-type="float">
            <text:p>0.0268402</text:p>
          </table:table-cell>
          <table:table-cell table:formula="of:=SQRT((100*[.E216]/[.H216])-1)*0.5/SIN(PI()/10)" office:value-type="float" office:value="97.8350498108196" calcext:value-type="float">
            <text:p>97.8350498108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91375" calcext:value-type="float">
            <text:p>-3.91375</text:p>
          </table:table-cell>
          <table:table-cell office:value-type="float" office:value="-0.986875" calcext:value-type="float">
            <text:p>-0.986875</text:p>
          </table:table-cell>
          <table:table-cell office:value-type="float" office:value="15.3369" calcext:value-type="float">
            <text:p>15.3369</text:p>
          </table:table-cell>
          <table:table-cell office:value-type="float" office:value="0.974487" calcext:value-type="float">
            <text:p>0.974487</text:p>
          </table:table-cell>
          <table:table-cell office:value-type="float" office:value="236.336" calcext:value-type="float">
            <text:p>236.336</text:p>
          </table:table-cell>
          <table:table-cell office:value-type="float" office:value="0.951702" calcext:value-type="float">
            <text:p>0.951702</text:p>
          </table:table-cell>
          <table:table-cell office:value-type="float" office:value="0.056623" calcext:value-type="float">
            <text:p>0.056623</text:p>
          </table:table-cell>
          <table:table-cell table:formula="of:=SQRT((100*[.E217]/[.H217])-1)*0.5/SIN(PI()/10)" office:value-type="float" office:value="67.1047119417121" calcext:value-type="float">
            <text:p>67.10471194171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93875" calcext:value-type="float">
            <text:p>-3.93875</text:p>
          </table:table-cell>
          <table:table-cell office:value-type="float" office:value="-0.991719" calcext:value-type="float">
            <text:p>-0.991719</text:p>
          </table:table-cell>
          <table:table-cell office:value-type="float" office:value="15.5249" calcext:value-type="float">
            <text:p>15.5249</text:p>
          </table:table-cell>
          <table:table-cell office:value-type="float" office:value="0.983728" calcext:value-type="float">
            <text:p>0.983728</text:p>
          </table:table-cell>
          <table:table-cell office:value-type="float" office:value="241.678" calcext:value-type="float">
            <text:p>241.678</text:p>
          </table:table-cell>
          <table:table-cell office:value-type="float" office:value="0.968566" calcext:value-type="float">
            <text:p>0.968566</text:p>
          </table:table-cell>
          <table:table-cell office:value-type="float" office:value="0.0188975" calcext:value-type="float">
            <text:p>0.0188975</text:p>
          </table:table-cell>
          <table:table-cell table:formula="of:=SQRT((100*[.E218]/[.H218])-1)*0.5/SIN(PI()/10)" office:value-type="float" office:value="116.729671017454" calcext:value-type="float">
            <text:p>116.7296710174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3656" calcext:value-type="float">
            <text:p>-3.93656</text:p>
          </table:table-cell>
          <table:table-cell office:value-type="float" office:value="-0.990937" calcext:value-type="float">
            <text:p>-0.990937</text:p>
          </table:table-cell>
          <table:table-cell office:value-type="float" office:value="15.5067" calcext:value-type="float">
            <text:p>15.5067</text:p>
          </table:table-cell>
          <table:table-cell office:value-type="float" office:value="0.982247" calcext:value-type="float">
            <text:p>0.982247</text:p>
          </table:table-cell>
          <table:table-cell office:value-type="float" office:value="241.067" calcext:value-type="float">
            <text:p>241.067</text:p>
          </table:table-cell>
          <table:table-cell office:value-type="float" office:value="0.965878" calcext:value-type="float">
            <text:p>0.965878</text:p>
          </table:table-cell>
          <table:table-cell office:value-type="float" office:value="0.0313855" calcext:value-type="float">
            <text:p>0.0313855</text:p>
          </table:table-cell>
          <table:table-cell table:formula="of:=SQRT((100*[.E219]/[.H219])-1)*0.5/SIN(PI()/10)" office:value-type="float" office:value="90.503228982869" calcext:value-type="float">
            <text:p>90.5032289828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93328" calcext:value-type="float">
            <text:p>-3.93328</text:p>
          </table:table-cell>
          <table:table-cell office:value-type="float" office:value="-0.990781" calcext:value-type="float">
            <text:p>-0.990781</text:p>
          </table:table-cell>
          <table:table-cell office:value-type="float" office:value="15.4825" calcext:value-type="float">
            <text:p>15.4825</text:p>
          </table:table-cell>
          <table:table-cell office:value-type="float" office:value="0.981902" calcext:value-type="float">
            <text:p>0.981902</text:p>
          </table:table-cell>
          <table:table-cell office:value-type="float" office:value="240.405" calcext:value-type="float">
            <text:p>240.405</text:p>
          </table:table-cell>
          <table:table-cell office:value-type="float" office:value="0.965096" calcext:value-type="float">
            <text:p>0.965096</text:p>
          </table:table-cell>
          <table:table-cell office:value-type="float" office:value="0.0255663" calcext:value-type="float">
            <text:p>0.0255663</text:p>
          </table:table-cell>
          <table:table-cell table:formula="of:=SQRT((100*[.E220]/[.H220])-1)*0.5/SIN(PI()/10)" office:value-type="float" office:value="100.260813728011" calcext:value-type="float">
            <text:p>100.260813728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93477" calcext:value-type="float">
            <text:p>-3.93477</text:p>
          </table:table-cell>
          <table:table-cell office:value-type="float" office:value="-0.99123" calcext:value-type="float">
            <text:p>-0.99123</text:p>
          </table:table-cell>
          <table:table-cell office:value-type="float" office:value="15.4946" calcext:value-type="float">
            <text:p>15.4946</text:p>
          </table:table-cell>
          <table:table-cell office:value-type="float" office:value="0.982786" calcext:value-type="float">
            <text:p>0.982786</text:p>
          </table:table-cell>
          <table:table-cell office:value-type="float" office:value="240.804" calcext:value-type="float">
            <text:p>240.804</text:p>
          </table:table-cell>
          <table:table-cell office:value-type="float" office:value="0.966805" calcext:value-type="float">
            <text:p>0.966805</text:p>
          </table:table-cell>
          <table:table-cell office:value-type="float" office:value="0.0239841" calcext:value-type="float">
            <text:p>0.0239841</text:p>
          </table:table-cell>
          <table:table-cell table:formula="of:=SQRT((100*[.E221]/[.H221])-1)*0.5/SIN(PI()/10)" office:value-type="float" office:value="103.562471973206" calcext:value-type="float">
            <text:p>103.5624719732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9368" calcext:value-type="float">
            <text:p>-3.9368</text:p>
          </table:table-cell>
          <table:table-cell office:value-type="float" office:value="-0.991543" calcext:value-type="float">
            <text:p>-0.991543</text:p>
          </table:table-cell>
          <table:table-cell office:value-type="float" office:value="15.51" calcext:value-type="float">
            <text:p>15.51</text:p>
          </table:table-cell>
          <table:table-cell office:value-type="float" office:value="0.983388" calcext:value-type="float">
            <text:p>0.983388</text:p>
          </table:table-cell>
          <table:table-cell office:value-type="float" office:value="241.244" calcext:value-type="float">
            <text:p>241.244</text:p>
          </table:table-cell>
          <table:table-cell office:value-type="float" office:value="0.967929" calcext:value-type="float">
            <text:p>0.967929</text:p>
          </table:table-cell>
          <table:table-cell office:value-type="float" office:value="0.0208443" calcext:value-type="float">
            <text:p>0.0208443</text:p>
          </table:table-cell>
          <table:table-cell table:formula="of:=SQRT((100*[.E222]/[.H222])-1)*0.5/SIN(PI()/10)" office:value-type="float" office:value="111.124649100566" calcext:value-type="float">
            <text:p>111.1246491005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3492" calcext:value-type="float">
            <text:p>-3.93492</text:p>
          </table:table-cell>
          <table:table-cell office:value-type="float" office:value="-0.991196" calcext:value-type="float">
            <text:p>-0.991196</text:p>
          </table:table-cell>
          <table:table-cell office:value-type="float" office:value="15.4955" calcext:value-type="float">
            <text:p>15.4955</text:p>
          </table:table-cell>
          <table:table-cell office:value-type="float" office:value="0.982719" calcext:value-type="float">
            <text:p>0.982719</text:p>
          </table:table-cell>
          <table:table-cell office:value-type="float" office:value="240.807" calcext:value-type="float">
            <text:p>240.807</text:p>
          </table:table-cell>
          <table:table-cell office:value-type="float" office:value="0.966674" calcext:value-type="float">
            <text:p>0.966674</text:p>
          </table:table-cell>
          <table:table-cell office:value-type="float" office:value="0.023334" calcext:value-type="float">
            <text:p>0.023334</text:p>
          </table:table-cell>
          <table:table-cell table:formula="of:=SQRT((100*[.E223]/[.H223])-1)*0.5/SIN(PI()/10)" office:value-type="float" office:value="104.991986685194" calcext:value-type="float">
            <text:p>104.9919866851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93513" calcext:value-type="float">
            <text:p>-3.93513</text:p>
          </table:table-cell>
          <table:table-cell office:value-type="float" office:value="-0.991228" calcext:value-type="float">
            <text:p>-0.991228</text:p>
          </table:table-cell>
          <table:table-cell office:value-type="float" office:value="15.4967" calcext:value-type="float">
            <text:p>15.4967</text:p>
          </table:table-cell>
          <table:table-cell office:value-type="float" office:value="0.98277" calcext:value-type="float">
            <text:p>0.98277</text:p>
          </table:table-cell>
          <table:table-cell office:value-type="float" office:value="240.826" calcext:value-type="float">
            <text:p>240.826</text:p>
          </table:table-cell>
          <table:table-cell office:value-type="float" office:value="0.966734" calcext:value-type="float">
            <text:p>0.966734</text:p>
          </table:table-cell>
          <table:table-cell office:value-type="float" office:value="0.0228539" calcext:value-type="float">
            <text:p>0.0228539</text:p>
          </table:table-cell>
          <table:table-cell table:formula="of:=SQRT((100*[.E224]/[.H224])-1)*0.5/SIN(PI()/10)" office:value-type="float" office:value="106.092069644901" calcext:value-type="float">
            <text:p>106.0920696449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3588" calcext:value-type="float">
            <text:p>-3.93588</text:p>
          </table:table-cell>
          <table:table-cell office:value-type="float" office:value="-0.991333" calcext:value-type="float">
            <text:p>-0.991333</text:p>
          </table:table-cell>
          <table:table-cell office:value-type="float" office:value="15.5025" calcext:value-type="float">
            <text:p>15.5025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240.994" calcext:value-type="float">
            <text:p>240.994</text:p>
          </table:table-cell>
          <table:table-cell office:value-type="float" office:value="0.967151" calcext:value-type="float">
            <text:p>0.967151</text:p>
          </table:table-cell>
          <table:table-cell office:value-type="float" office:value="0.0227982" calcext:value-type="float">
            <text:p>0.0227982</text:p>
          </table:table-cell>
          <table:table-cell table:formula="of:=SQRT((100*[.E225]/[.H225])-1)*0.5/SIN(PI()/10)" office:value-type="float" office:value="106.232972291616" calcext:value-type="float">
            <text:p>106.2329722916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93532" calcext:value-type="float">
            <text:p>-3.93532</text:p>
          </table:table-cell>
          <table:table-cell office:value-type="float" office:value="-0.991292" calcext:value-type="float">
            <text:p>-0.991292</text:p>
          </table:table-cell>
          <table:table-cell office:value-type="float" office:value="15.4982" calcext:value-type="float">
            <text:p>15.4982</text:p>
          </table:table-cell>
          <table:table-cell office:value-type="float" office:value="0.982897" calcext:value-type="float">
            <text:p>0.982897</text:p>
          </table:table-cell>
          <table:table-cell office:value-type="float" office:value="240.873" calcext:value-type="float">
            <text:p>240.873</text:p>
          </table:table-cell>
          <table:table-cell office:value-type="float" office:value="0.966982" calcext:value-type="float">
            <text:p>0.966982</text:p>
          </table:table-cell>
          <table:table-cell office:value-type="float" office:value="0.0227326" calcext:value-type="float">
            <text:p>0.0227326</text:p>
          </table:table-cell>
          <table:table-cell table:formula="of:=SQRT((100*[.E226]/[.H226])-1)*0.5/SIN(PI()/10)" office:value-type="float" office:value="106.381684269301" calcext:value-type="float">
            <text:p>106.3816842693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93607" calcext:value-type="float">
            <text:p>-3.93607</text:p>
          </table:table-cell>
          <table:table-cell office:value-type="float" office:value="-0.991342" calcext:value-type="float">
            <text:p>-0.991342</text:p>
          </table:table-cell>
          <table:table-cell office:value-type="float" office:value="15.504" calcext:value-type="float">
            <text:p>15.504</text:p>
          </table:table-cell>
          <table:table-cell office:value-type="float" office:value="0.982998" calcext:value-type="float">
            <text:p>0.982998</text:p>
          </table:table-cell>
          <table:table-cell office:value-type="float" office:value="241.043" calcext:value-type="float">
            <text:p>241.043</text:p>
          </table:table-cell>
          <table:table-cell office:value-type="float" office:value="0.967188" calcext:value-type="float">
            <text:p>0.967188</text:p>
          </table:table-cell>
          <table:table-cell office:value-type="float" office:value="0.0230687" calcext:value-type="float">
            <text:p>0.0230687</text:p>
          </table:table-cell>
          <table:table-cell table:formula="of:=SQRT((100*[.E227]/[.H227])-1)*0.5/SIN(PI()/10)" office:value-type="float" office:value="105.60912181791" calcext:value-type="float">
            <text:p>105.609121817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93544" calcext:value-type="float">
            <text:p>-3.93544</text:p>
          </table:table-cell>
          <table:table-cell office:value-type="float" office:value="-0.991288" calcext:value-type="float">
            <text:p>-0.991288</text:p>
          </table:table-cell>
          <table:table-cell office:value-type="float" office:value="15.4991" calcext:value-type="float">
            <text:p>15.4991</text:p>
          </table:table-cell>
          <table:table-cell office:value-type="float" office:value="0.982888" calcext:value-type="float">
            <text:p>0.982888</text:p>
          </table:table-cell>
          <table:table-cell office:value-type="float" office:value="240.893" calcext:value-type="float">
            <text:p>240.893</text:p>
          </table:table-cell>
          <table:table-cell office:value-type="float" office:value="0.966963" calcext:value-type="float">
            <text:p>0.966963</text:p>
          </table:table-cell>
          <table:table-cell office:value-type="float" office:value="0.0228876" calcext:value-type="float">
            <text:p>0.0228876</text:p>
          </table:table-cell>
          <table:table-cell table:formula="of:=SQRT((100*[.E228]/[.H228])-1)*0.5/SIN(PI()/10)" office:value-type="float" office:value="106.020282792774" calcext:value-type="float">
            <text:p>106.0202827927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3611" calcext:value-type="float">
            <text:p>-3.93611</text:p>
          </table:table-cell>
          <table:table-cell office:value-type="float" office:value="-0.991385" calcext:value-type="float">
            <text:p>-0.991385</text:p>
          </table:table-cell>
          <table:table-cell office:value-type="float" office:value="15.5042" calcext:value-type="float">
            <text:p>15.5042</text:p>
          </table:table-cell>
          <table:table-cell office:value-type="float" office:value="0.983076" calcext:value-type="float">
            <text:p>0.983076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0.967319" calcext:value-type="float">
            <text:p>0.967319</text:p>
          </table:table-cell>
          <table:table-cell office:value-type="float" office:value="0.0225433" calcext:value-type="float">
            <text:p>0.0225433</text:p>
          </table:table-cell>
          <table:table-cell table:formula="of:=SQRT((100*[.E229]/[.H229])-1)*0.5/SIN(PI()/10)" office:value-type="float" office:value="106.837235371131" calcext:value-type="float">
            <text:p>106.8372353711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9365" calcext:value-type="float">
            <text:p>-3.9365</text:p>
          </table:table-cell>
          <table:table-cell office:value-type="float" office:value="-0.991424" calcext:value-type="float">
            <text:p>-0.991424</text:p>
          </table:table-cell>
          <table:table-cell office:value-type="float" office:value="15.5073" calcext:value-type="float">
            <text:p>15.5073</text:p>
          </table:table-cell>
          <table:table-cell office:value-type="float" office:value="0.983159" calcext:value-type="float">
            <text:p>0.983159</text:p>
          </table:table-cell>
          <table:table-cell office:value-type="float" office:value="241.141" calcext:value-type="float">
            <text:p>241.141</text:p>
          </table:table-cell>
          <table:table-cell office:value-type="float" office:value="0.967495" calcext:value-type="float">
            <text:p>0.967495</text:p>
          </table:table-cell>
          <table:table-cell office:value-type="float" office:value="0.022625" calcext:value-type="float">
            <text:p>0.022625</text:p>
          </table:table-cell>
          <table:table-cell table:formula="of:=SQRT((100*[.E230]/[.H230])-1)*0.5/SIN(PI()/10)" office:value-type="float" office:value="106.648622169401" calcext:value-type="float">
            <text:p>106.648622169401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.5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" calcext:value-type="float">
            <text:p>-0.1</text:p>
          </table:table-cell>
          <table:table-cell office:value-type="float" office:value="1.6384" calcext:value-type="float">
            <text:p>1.6384</text:p>
          </table:table-cell>
          <table:table-cell office:value-type="float" office:value="0.01" calcext:value-type="float">
            <text:p>0.01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12786" calcext:value-type="float">
            <text:p>0.512786</text:p>
          </table:table-cell>
          <table:table-cell table:formula="of:=SQRT((100*[.E254]/[.H254])-1)*0.5/SIN(PI()/10)" office:value-type="float" office:value="1.57717338619673" calcext:value-type="float">
            <text:p>1.577173386196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0.23" calcext:value-type="float">
            <text:p>-0.23</text:p>
          </table:table-cell>
          <table:table-cell office:value-type="float" office:value="4.8544" calcext:value-type="float">
            <text:p>4.8544</text:p>
          </table:table-cell>
          <table:table-cell office:value-type="float" office:value="0.0698" calcext:value-type="float">
            <text:p>0.0698</text:p>
          </table:table-cell>
          <table:table-cell office:value-type="float" office:value="23.844" calcext:value-type="float">
            <text:p>23.844</text:p>
          </table:table-cell>
          <table:table-cell office:value-type="float" office:value="0.00844808" calcext:value-type="float">
            <text:p>0.00844808</text:p>
          </table:table-cell>
          <table:table-cell office:value-type="float" office:value="2.82748" calcext:value-type="float">
            <text:p>2.82748</text:p>
          </table:table-cell>
          <table:table-cell table:formula="of:=SQRT((100*[.E255]/[.H255])-1)*0.5/SIN(PI()/10)" office:value-type="float" office:value="1.96084712538282" calcext:value-type="float">
            <text:p>1.960847125382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8" calcext:value-type="float">
            <text:p>-3.18</text:p>
          </table:table-cell>
          <table:table-cell office:value-type="float" office:value="-0.745" calcext:value-type="float">
            <text:p>-0.745</text:p>
          </table:table-cell>
          <table:table-cell office:value-type="float" office:value="10.1968" calcext:value-type="float">
            <text:p>10.1968</text:p>
          </table:table-cell>
          <table:table-cell office:value-type="float" office:value="0.5733" calcext:value-type="float">
            <text:p>0.5733</text:p>
          </table:table-cell>
          <table:table-cell office:value-type="float" office:value="107.744" calcext:value-type="float">
            <text:p>107.744</text:p>
          </table:table-cell>
          <table:table-cell office:value-type="float" office:value="0.37193" calcext:value-type="float">
            <text:p>0.37193</text:p>
          </table:table-cell>
          <table:table-cell office:value-type="float" office:value="2.32859" calcext:value-type="float">
            <text:p>2.32859</text:p>
          </table:table-cell>
          <table:table-cell table:formula="of:=SQRT((100*[.E256]/[.H256])-1)*0.5/SIN(PI()/10)" office:value-type="float" office:value="7.86371993456944" calcext:value-type="float">
            <text:p>7.86371993456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4" calcext:value-type="float">
            <text:p>-3.84</text:p>
          </table:table-cell>
          <table:table-cell office:value-type="float" office:value="-0.98" calcext:value-type="float">
            <text:p>-0.98</text:p>
          </table:table-cell>
          <table:table-cell office:value-type="float" office:value="14.7584" calcext:value-type="float">
            <text:p>14.7584</text:p>
          </table:table-cell>
          <table:table-cell office:value-type="float" office:value="0.9606" calcext:value-type="float">
            <text:p>0.9606</text:p>
          </table:table-cell>
          <table:table-cell office:value-type="float" office:value="218.566" calcext:value-type="float">
            <text:p>218.566</text:p>
          </table:table-cell>
          <table:table-cell office:value-type="float" office:value="0.923521" calcext:value-type="float">
            <text:p>0.923521</text:p>
          </table:table-cell>
          <table:table-cell office:value-type="float" office:value="0.0511803" calcext:value-type="float">
            <text:p>0.0511803</text:p>
          </table:table-cell>
          <table:table-cell table:formula="of:=SQRT((100*[.E257]/[.H257])-1)*0.5/SIN(PI()/10)" office:value-type="float" office:value="70.0796286676943" calcext:value-type="float">
            <text:p>70.07962866769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83" calcext:value-type="float">
            <text:p>-3.83</text:p>
          </table:table-cell>
          <table:table-cell office:value-type="float" office:value="-0.975" calcext:value-type="float">
            <text:p>-0.975</text:p>
          </table:table-cell>
          <table:table-cell office:value-type="float" office:value="14.7016" calcext:value-type="float">
            <text:p>14.7016</text:p>
          </table:table-cell>
          <table:table-cell office:value-type="float" office:value="0.95145" calcext:value-type="float">
            <text:p>0.95145</text:p>
          </table:table-cell>
          <table:table-cell office:value-type="float" office:value="217.972" calcext:value-type="float">
            <text:p>217.972</text:p>
          </table:table-cell>
          <table:table-cell office:value-type="float" office:value="0.908296" calcext:value-type="float">
            <text:p>0.908296</text:p>
          </table:table-cell>
          <table:table-cell office:value-type="float" office:value="0.0611803" calcext:value-type="float">
            <text:p>0.0611803</text:p>
          </table:table-cell>
          <table:table-cell table:formula="of:=SQRT((100*[.E258]/[.H258])-1)*0.5/SIN(PI()/10)" office:value-type="float" office:value="63.7874365081964" calcext:value-type="float">
            <text:p>63.78743650819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905" calcext:value-type="float">
            <text:p>-3.905</text:p>
          </table:table-cell>
          <table:table-cell office:value-type="float" office:value="-0.9875" calcext:value-type="float">
            <text:p>-0.9875</text:p>
          </table:table-cell>
          <table:table-cell office:value-type="float" office:value="15.2628" calcext:value-type="float">
            <text:p>15.2628</text:p>
          </table:table-cell>
          <table:table-cell office:value-type="float" office:value="0.9754" calcext:value-type="float">
            <text:p>0.9754</text:p>
          </table:table-cell>
          <table:table-cell office:value-type="float" office:value="233.763" calcext:value-type="float">
            <text:p>233.763</text:p>
          </table:table-cell>
          <table:table-cell office:value-type="float" office:value="0.952339" calcext:value-type="float">
            <text:p>0.952339</text:p>
          </table:table-cell>
          <table:table-cell office:value-type="float" office:value="0.02625" calcext:value-type="float">
            <text:p>0.02625</text:p>
          </table:table-cell>
          <table:table-cell table:formula="of:=SQRT((100*[.E259]/[.H259])-1)*0.5/SIN(PI()/10)" office:value-type="float" office:value="98.6179374914379" calcext:value-type="float">
            <text:p>98.61793749143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8775" calcext:value-type="float">
            <text:p>-3.8775</text:p>
          </table:table-cell>
          <table:table-cell office:value-type="float" office:value="-0.983437" calcext:value-type="float">
            <text:p>-0.983437</text:p>
          </table:table-cell>
          <table:table-cell office:value-type="float" office:value="15.0534" calcext:value-type="float">
            <text:p>15.0534</text:p>
          </table:table-cell>
          <table:table-cell office:value-type="float" office:value="0.967506" calcext:value-type="float">
            <text:p>0.967506</text:p>
          </table:table-cell>
          <table:table-cell office:value-type="float" office:value="227.68" calcext:value-type="float">
            <text:p>227.68</text:p>
          </table:table-cell>
          <table:table-cell office:value-type="float" office:value="0.937425" calcext:value-type="float">
            <text:p>0.937425</text:p>
          </table:table-cell>
          <table:table-cell office:value-type="float" office:value="0.04" calcext:value-type="float">
            <text:p>0.04</text:p>
          </table:table-cell>
          <table:table-cell table:formula="of:=SQRT((100*[.E260]/[.H260])-1)*0.5/SIN(PI()/10)" office:value-type="float" office:value="79.5599833258523" calcext:value-type="float">
            <text:p>79.55998332585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91812" calcext:value-type="float">
            <text:p>-3.91812</text:p>
          </table:table-cell>
          <table:table-cell office:value-type="float" office:value="-0.989063" calcext:value-type="float">
            <text:p>-0.989063</text:p>
          </table:table-cell>
          <table:table-cell office:value-type="float" office:value="15.3663" calcext:value-type="float">
            <text:p>15.3663</text:p>
          </table:table-cell>
          <table:table-cell office:value-type="float" office:value="0.978525" calcext:value-type="float">
            <text:p>0.978525</text:p>
          </table:table-cell>
          <table:table-cell office:value-type="float" office:value="236.984" calcext:value-type="float">
            <text:p>236.984</text:p>
          </table:table-cell>
          <table:table-cell office:value-type="float" office:value="0.958578" calcext:value-type="float">
            <text:p>0.958578</text:p>
          </table:table-cell>
          <table:table-cell office:value-type="float" office:value="0.0285394" calcext:value-type="float">
            <text:p>0.0285394</text:p>
          </table:table-cell>
          <table:table-cell table:formula="of:=SQRT((100*[.E261]/[.H261])-1)*0.5/SIN(PI()/10)" office:value-type="float" office:value="94.7300664800401" calcext:value-type="float">
            <text:p>94.73006648004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0625" calcext:value-type="float">
            <text:p>-3.90625</text:p>
          </table:table-cell>
          <table:table-cell office:value-type="float" office:value="-0.987109" calcext:value-type="float">
            <text:p>-0.987109</text:p>
          </table:table-cell>
          <table:table-cell office:value-type="float" office:value="15.2727" calcext:value-type="float">
            <text:p>15.2727</text:p>
          </table:table-cell>
          <table:table-cell office:value-type="float" office:value="0.974695" calcext:value-type="float">
            <text:p>0.974695</text:p>
          </table:table-cell>
          <table:table-cell office:value-type="float" office:value="234.08" calcext:value-type="float">
            <text:p>234.08</text:p>
          </table:table-cell>
          <table:table-cell office:value-type="float" office:value="0.951209" calcext:value-type="float">
            <text:p>0.951209</text:p>
          </table:table-cell>
          <table:table-cell office:value-type="float" office:value="0.0348176" calcext:value-type="float">
            <text:p>0.0348176</text:p>
          </table:table-cell>
          <table:table-cell table:formula="of:=SQRT((100*[.E262]/[.H262])-1)*0.5/SIN(PI()/10)" office:value-type="float" office:value="85.5943328747326" calcext:value-type="float">
            <text:p>85.59433287473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91078" calcext:value-type="float">
            <text:p>-3.91078</text:p>
          </table:table-cell>
          <table:table-cell office:value-type="float" office:value="-0.987695" calcext:value-type="float">
            <text:p>-0.987695</text:p>
          </table:table-cell>
          <table:table-cell office:value-type="float" office:value="15.3097" calcext:value-type="float">
            <text:p>15.3097</text:p>
          </table:table-cell>
          <table:table-cell office:value-type="float" office:value="0.975882" calcext:value-type="float">
            <text:p>0.975882</text:p>
          </table:table-cell>
          <table:table-cell office:value-type="float" office:value="235.291" calcext:value-type="float">
            <text:p>235.291</text:p>
          </table:table-cell>
          <table:table-cell office:value-type="float" office:value="0.953628" calcext:value-type="float">
            <text:p>0.953628</text:p>
          </table:table-cell>
          <table:table-cell office:value-type="float" office:value="0.0361598" calcext:value-type="float">
            <text:p>0.0361598</text:p>
          </table:table-cell>
          <table:table-cell table:formula="of:=SQRT((100*[.E263]/[.H263])-1)*0.5/SIN(PI()/10)" office:value-type="float" office:value="84.0413090956369" calcext:value-type="float">
            <text:p>84.04130909563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89516" calcext:value-type="float">
            <text:p>-3.89516</text:p>
          </table:table-cell>
          <table:table-cell office:value-type="float" office:value="-0.985156" calcext:value-type="float">
            <text:p>-0.985156</text:p>
          </table:table-cell>
          <table:table-cell office:value-type="float" office:value="15.1908" calcext:value-type="float">
            <text:p>15.1908</text:p>
          </table:table-cell>
          <table:table-cell office:value-type="float" office:value="0.971011" calcext:value-type="float">
            <text:p>0.971011</text:p>
          </table:table-cell>
          <table:table-cell office:value-type="float" office:value="231.837" calcext:value-type="float">
            <text:p>231.837</text:p>
          </table:table-cell>
          <table:table-cell office:value-type="float" office:value="0.94462" calcext:value-type="float">
            <text:p>0.94462</text:p>
          </table:table-cell>
          <table:table-cell office:value-type="float" office:value="0.0486267" calcext:value-type="float">
            <text:p>0.0486267</text:p>
          </table:table-cell>
          <table:table-cell table:formula="of:=SQRT((100*[.E264]/[.H264])-1)*0.5/SIN(PI()/10)" office:value-type="float" office:value="72.2858921074136" calcext:value-type="float">
            <text:p>72.28589210741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89895" calcext:value-type="float">
            <text:p>-3.89895</text:p>
          </table:table-cell>
          <table:table-cell office:value-type="float" office:value="-0.986045" calcext:value-type="float">
            <text:p>-0.986045</text:p>
          </table:table-cell>
          <table:table-cell office:value-type="float" office:value="15.2205" calcext:value-type="float">
            <text:p>15.2205</text:p>
          </table:table-cell>
          <table:table-cell office:value-type="float" office:value="0.972717" calcext:value-type="float">
            <text:p>0.972717</text:p>
          </table:table-cell>
          <table:table-cell office:value-type="float" office:value="232.744" calcext:value-type="float">
            <text:p>232.744</text:p>
          </table:table-cell>
          <table:table-cell office:value-type="float" office:value="0.947776" calcext:value-type="float">
            <text:p>0.947776</text:p>
          </table:table-cell>
          <table:table-cell office:value-type="float" office:value="0.039465" calcext:value-type="float">
            <text:p>0.039465</text:p>
          </table:table-cell>
          <table:table-cell table:formula="of:=SQRT((100*[.E265]/[.H265])-1)*0.5/SIN(PI()/10)" office:value-type="float" office:value="80.3131612979263" calcext:value-type="float">
            <text:p>80.31316129792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90264" calcext:value-type="float">
            <text:p>-3.90264</text:p>
          </table:table-cell>
          <table:table-cell office:value-type="float" office:value="-0.986543" calcext:value-type="float">
            <text:p>-0.986543</text:p>
          </table:table-cell>
          <table:table-cell office:value-type="float" office:value="15.2488" calcext:value-type="float">
            <text:p>15.2488</text:p>
          </table:table-cell>
          <table:table-cell office:value-type="float" office:value="0.973682" calcext:value-type="float">
            <text:p>0.973682</text:p>
          </table:table-cell>
          <table:table-cell office:value-type="float" office:value="233.579" calcext:value-type="float">
            <text:p>233.579</text:p>
          </table:table-cell>
          <table:table-cell office:value-type="float" office:value="0.949598" calcext:value-type="float">
            <text:p>0.949598</text:p>
          </table:table-cell>
          <table:table-cell office:value-type="float" office:value="0.0386154" calcext:value-type="float">
            <text:p>0.0386154</text:p>
          </table:table-cell>
          <table:table-cell table:formula="of:=SQRT((100*[.E266]/[.H266])-1)*0.5/SIN(PI()/10)" office:value-type="float" office:value="81.2324975690378" calcext:value-type="float">
            <text:p>81.23249756903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9024" calcext:value-type="float">
            <text:p>-3.9024</text:p>
          </table:table-cell>
          <table:table-cell office:value-type="float" office:value="-0.986541" calcext:value-type="float">
            <text:p>-0.986541</text:p>
          </table:table-cell>
          <table:table-cell office:value-type="float" office:value="15.2465" calcext:value-type="float">
            <text:p>15.2465</text:p>
          </table:table-cell>
          <table:table-cell office:value-type="float" office:value="0.973665" calcext:value-type="float">
            <text:p>0.973665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0.949517" calcext:value-type="float">
            <text:p>0.949517</text:p>
          </table:table-cell>
          <table:table-cell office:value-type="float" office:value="0.0372587" calcext:value-type="float">
            <text:p>0.0372587</text:p>
          </table:table-cell>
          <table:table-cell table:formula="of:=SQRT((100*[.E267]/[.H267])-1)*0.5/SIN(PI()/10)" office:value-type="float" office:value="82.6980864151686" calcext:value-type="float">
            <text:p>82.69808641516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0262" calcext:value-type="float">
            <text:p>-3.90262</text:p>
          </table:table-cell>
          <table:table-cell office:value-type="float" office:value="-0.986577" calcext:value-type="float">
            <text:p>-0.986577</text:p>
          </table:table-cell>
          <table:table-cell office:value-type="float" office:value="15.248" calcext:value-type="float">
            <text:p>15.248</text:p>
          </table:table-cell>
          <table:table-cell office:value-type="float" office:value="0.973726" calcext:value-type="float">
            <text:p>0.973726</text:p>
          </table:table-cell>
          <table:table-cell office:value-type="float" office:value="233.518" calcext:value-type="float">
            <text:p>233.518</text:p>
          </table:table-cell>
          <table:table-cell office:value-type="float" office:value="0.949605" calcext:value-type="float">
            <text:p>0.949605</text:p>
          </table:table-cell>
          <table:table-cell office:value-type="float" office:value="0.0371998" calcext:value-type="float">
            <text:p>0.0371998</text:p>
          </table:table-cell>
          <table:table-cell table:formula="of:=SQRT((100*[.E268]/[.H268])-1)*0.5/SIN(PI()/10)" office:value-type="float" office:value="82.7661487473861" calcext:value-type="float">
            <text:p>82.76614874738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90185" calcext:value-type="float">
            <text:p>-3.90185</text:p>
          </table:table-cell>
          <table:table-cell office:value-type="float" office:value="-0.986464" calcext:value-type="float">
            <text:p>-0.986464</text:p>
          </table:table-cell>
          <table:table-cell office:value-type="float" office:value="15.2424" calcext:value-type="float">
            <text:p>15.2424</text:p>
          </table:table-cell>
          <table:table-cell office:value-type="float" office:value="0.973524" calcext:value-type="float">
            <text:p>0.973524</text:p>
          </table:table-cell>
          <table:table-cell office:value-type="float" office:value="233.369" calcext:value-type="float">
            <text:p>233.369</text:p>
          </table:table-cell>
          <table:table-cell office:value-type="float" office:value="0.949277" calcext:value-type="float">
            <text:p>0.949277</text:p>
          </table:table-cell>
          <table:table-cell office:value-type="float" office:value="0.0384482" calcext:value-type="float">
            <text:p>0.0384482</text:p>
          </table:table-cell>
          <table:table-cell table:formula="of:=SQRT((100*[.E269]/[.H269])-1)*0.5/SIN(PI()/10)" office:value-type="float" office:value="81.4023960728501" calcext:value-type="float">
            <text:p>81.40239607285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90164" calcext:value-type="float">
            <text:p>-3.90164</text:p>
          </table:table-cell>
          <table:table-cell office:value-type="float" office:value="-0.986402" calcext:value-type="float">
            <text:p>-0.986402</text:p>
          </table:table-cell>
          <table:table-cell office:value-type="float" office:value="15.2407" calcext:value-type="float">
            <text:p>15.2407</text:p>
          </table:table-cell>
          <table:table-cell office:value-type="float" office:value="0.973397" calcext:value-type="float">
            <text:p>0.973397</text:p>
          </table:table-cell>
          <table:table-cell office:value-type="float" office:value="233.316" calcext:value-type="float">
            <text:p>233.316</text:p>
          </table:table-cell>
          <table:table-cell office:value-type="float" office:value="0.949021" calcext:value-type="float">
            <text:p>0.949021</text:p>
          </table:table-cell>
          <table:table-cell office:value-type="float" office:value="0.0389308" calcext:value-type="float">
            <text:p>0.0389308</text:p>
          </table:table-cell>
          <table:table-cell table:formula="of:=SQRT((100*[.E270]/[.H270])-1)*0.5/SIN(PI()/10)" office:value-type="float" office:value="80.8907967111143" calcext:value-type="float">
            <text:p>80.89079671111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90236" calcext:value-type="float">
            <text:p>-3.90236</text:p>
          </table:table-cell>
          <table:table-cell office:value-type="float" office:value="-0.986515" calcext:value-type="float">
            <text:p>-0.986515</text:p>
          </table:table-cell>
          <table:table-cell office:value-type="float" office:value="15.2461" calcext:value-type="float">
            <text:p>15.2461</text:p>
          </table:table-cell>
          <table:table-cell office:value-type="float" office:value="0.973619" calcext:value-type="float">
            <text:p>0.973619</text:p>
          </table:table-cell>
          <table:table-cell office:value-type="float" office:value="233.471" calcext:value-type="float">
            <text:p>233.471</text:p>
          </table:table-cell>
          <table:table-cell office:value-type="float" office:value="0.949439" calcext:value-type="float">
            <text:p>0.949439</text:p>
          </table:table-cell>
          <table:table-cell office:value-type="float" office:value="0.038141" calcext:value-type="float">
            <text:p>0.038141</text:p>
          </table:table-cell>
          <table:table-cell table:formula="of:=SQRT((100*[.E271]/[.H271])-1)*0.5/SIN(PI()/10)" office:value-type="float" office:value="81.7336774974304" calcext:value-type="float">
            <text:p>81.73367749743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90241" calcext:value-type="float">
            <text:p>-3.90241</text:p>
          </table:table-cell>
          <table:table-cell office:value-type="float" office:value="-0.986532" calcext:value-type="float">
            <text:p>-0.986532</text:p>
          </table:table-cell>
          <table:table-cell office:value-type="float" office:value="15.2465" calcext:value-type="float">
            <text:p>15.2465</text:p>
          </table:table-cell>
          <table:table-cell office:value-type="float" office:value="0.973648" calcext:value-type="float">
            <text:p>0.973648</text:p>
          </table:table-cell>
          <table:table-cell office:value-type="float" office:value="233.482" calcext:value-type="float">
            <text:p>233.482</text:p>
          </table:table-cell>
          <table:table-cell office:value-type="float" office:value="0.949487" calcext:value-type="float">
            <text:p>0.949487</text:p>
          </table:table-cell>
          <table:table-cell office:value-type="float" office:value="0.0381289" calcext:value-type="float">
            <text:p>0.0381289</text:p>
          </table:table-cell>
          <table:table-cell table:formula="of:=SQRT((100*[.E272]/[.H272])-1)*0.5/SIN(PI()/10)" office:value-type="float" office:value="81.7478683321092" calcext:value-type="float">
            <text:p>81.74786833210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90244" calcext:value-type="float">
            <text:p>-3.90244</text:p>
          </table:table-cell>
          <table:table-cell office:value-type="float" office:value="-0.986543" calcext:value-type="float">
            <text:p>-0.986543</text:p>
          </table:table-cell>
          <table:table-cell office:value-type="float" office:value="15.2467" calcext:value-type="float">
            <text:p>15.2467</text:p>
          </table:table-cell>
          <table:table-cell office:value-type="float" office:value="0.97367" calcext:value-type="float">
            <text:p>0.97367</text:p>
          </table:table-cell>
          <table:table-cell office:value-type="float" office:value="233.488" calcext:value-type="float">
            <text:p>233.488</text:p>
          </table:table-cell>
          <table:table-cell office:value-type="float" office:value="0.949532" calcext:value-type="float">
            <text:p>0.949532</text:p>
          </table:table-cell>
          <table:table-cell office:value-type="float" office:value="0.0380251" calcext:value-type="float">
            <text:p>0.0380251</text:p>
          </table:table-cell>
          <table:table-cell table:formula="of:=SQRT((100*[.E273]/[.H273])-1)*0.5/SIN(PI()/10)" office:value-type="float" office:value="81.8603378023344" calcext:value-type="float">
            <text:p>81.8603378023344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.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0.28" calcext:value-type="float">
            <text:p>0.28</text:p>
          </table:table-cell>
          <table:table-cell office:value-type="float" office:value="2.3104" calcext:value-type="float">
            <text:p>2.3104</text:p>
          </table:table-cell>
          <table:table-cell office:value-type="float" office:value="0.0784" calcext:value-type="float">
            <text:p>0.0784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00614656" calcext:value-type="float">
            <text:p>0.00614656</text:p>
          </table:table-cell>
          <table:table-cell office:value-type="float" office:value="3.51469" calcext:value-type="float">
            <text:p>3.51469</text:p>
          </table:table-cell>
          <table:table-cell table:formula="of:=SQRT((100*[.E297]/[.H297])-1)*0.5/SIN(PI()/10)" office:value-type="float" office:value="1.79495161861494" calcext:value-type="float">
            <text:p>1.794951618614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04" calcext:value-type="float">
            <text:p>-2.04</text:p>
          </table:table-cell>
          <table:table-cell office:value-type="float" office:value="0.08" calcext:value-type="float">
            <text:p>0.08</text:p>
          </table:table-cell>
          <table:table-cell office:value-type="float" office:value="4.1632" calcext:value-type="float">
            <text:p>4.1632</text:p>
          </table:table-cell>
          <table:table-cell office:value-type="float" office:value="0.008" calcext:value-type="float">
            <text:p>0.008</text:p>
          </table:table-cell>
          <table:table-cell office:value-type="float" office:value="17.3589" calcext:value-type="float">
            <text:p>17.3589</text:p>
          </table:table-cell>
          <table:table-cell office:value-type="float" office:value="0.00010496" calcext:value-type="float">
            <text:p>0.00010496</text:p>
          </table:table-cell>
          <table:table-cell office:value-type="float" office:value="14.7278" calcext:value-type="float">
            <text:p>14.7278</text:p>
          </table:table-cell>
          <table:table-cell table:formula="of:=SQRT((100*[.E298]/[.H29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4" calcext:value-type="float">
            <text:p>-2.34</text:p>
          </table:table-cell>
          <table:table-cell office:value-type="float" office:value="0.335" calcext:value-type="float">
            <text:p>0.335</text:p>
          </table:table-cell>
          <table:table-cell office:value-type="float" office:value="5.5632" calcext:value-type="float">
            <text:p>5.5632</text:p>
          </table:table-cell>
          <table:table-cell office:value-type="float" office:value="0.1465" calcext:value-type="float">
            <text:p>0.1465</text:p>
          </table:table-cell>
          <table:table-cell office:value-type="float" office:value="32.8324" calcext:value-type="float">
            <text:p>32.8324</text:p>
          </table:table-cell>
          <table:table-cell office:value-type="float" office:value="0.0386343" calcext:value-type="float">
            <text:p>0.0386343</text:p>
          </table:table-cell>
          <table:table-cell office:value-type="float" office:value="9.51158" calcext:value-type="float">
            <text:p>9.51158</text:p>
          </table:table-cell>
          <table:table-cell table:formula="of:=SQRT((100*[.E299]/[.H299])-1)*0.5/SIN(PI()/10)" office:value-type="float" office:value="1.18925807088025" calcext:value-type="float">
            <text:p>1.189258070880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9" calcext:value-type="float">
            <text:p>-3.69</text:p>
          </table:table-cell>
          <table:table-cell office:value-type="float" office:value="0.935" calcext:value-type="float">
            <text:p>0.935</text:p>
          </table:table-cell>
          <table:table-cell office:value-type="float" office:value="13.6552" calcext:value-type="float">
            <text:p>13.6552</text:p>
          </table:table-cell>
          <table:table-cell office:value-type="float" office:value="0.8786" calcext:value-type="float">
            <text:p>0.8786</text:p>
          </table:table-cell>
          <table:table-cell office:value-type="float" office:value="188.461" calcext:value-type="float">
            <text:p>188.461</text:p>
          </table:table-cell>
          <table:table-cell office:value-type="float" office:value="0.785624" calcext:value-type="float">
            <text:p>0.785624</text:p>
          </table:table-cell>
          <table:table-cell office:value-type="float" office:value="0.728328" calcext:value-type="float">
            <text:p>0.728328</text:p>
          </table:table-cell>
          <table:table-cell table:formula="of:=SQRT((100*[.E300]/[.H300])-1)*0.5/SIN(PI()/10)" office:value-type="float" office:value="17.6975097810943" calcext:value-type="float">
            <text:p>17.69750978109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88" calcext:value-type="float">
            <text:p>-3.88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5.0744" calcext:value-type="float">
            <text:p>15.0744</text:p>
          </table:table-cell>
          <table:table-cell office:value-type="float" office:value="0.963575" calcext:value-type="float">
            <text:p>0.963575</text:p>
          </table:table-cell>
          <table:table-cell office:value-type="float" office:value="228.405" calcext:value-type="float">
            <text:p>228.405</text:p>
          </table:table-cell>
          <table:table-cell office:value-type="float" office:value="0.931127" calcext:value-type="float">
            <text:p>0.931127</text:p>
          </table:table-cell>
          <table:table-cell office:value-type="float" office:value="0.0821353" calcext:value-type="float">
            <text:p>0.0821353</text:p>
          </table:table-cell>
          <table:table-cell table:formula="of:=SQRT((100*[.E301]/[.H301])-1)*0.5/SIN(PI()/10)" office:value-type="float" office:value="55.396241843715" calcext:value-type="float">
            <text:p>55.3962418437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8825" calcext:value-type="float">
            <text:p>-3.88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15.087" calcext:value-type="float">
            <text:p>15.087</text:p>
          </table:table-cell>
          <table:table-cell office:value-type="float" office:value="0.969263" calcext:value-type="float">
            <text:p>0.969263</text:p>
          </table:table-cell>
          <table:table-cell office:value-type="float" office:value="228.396" calcext:value-type="float">
            <text:p>228.396</text:p>
          </table:table-cell>
          <table:table-cell office:value-type="float" office:value="0.940491" calcext:value-type="float">
            <text:p>0.940491</text:p>
          </table:table-cell>
          <table:table-cell office:value-type="float" office:value="0.0289324" calcext:value-type="float">
            <text:p>0.0289324</text:p>
          </table:table-cell>
          <table:table-cell table:formula="of:=SQRT((100*[.E302]/[.H302])-1)*0.5/SIN(PI()/10)" office:value-type="float" office:value="93.6378426444451" calcext:value-type="float">
            <text:p>93.63784264444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84375" calcext:value-type="float">
            <text:p>-3.84375</text:p>
          </table:table-cell>
          <table:table-cell office:value-type="float" office:value="0.978125" calcext:value-type="float">
            <text:p>0.978125</text:p>
          </table:table-cell>
          <table:table-cell office:value-type="float" office:value="14.8033" calcext:value-type="float">
            <text:p>14.8033</text:p>
          </table:table-cell>
          <table:table-cell office:value-type="float" office:value="0.9574" calcext:value-type="float">
            <text:p>0.9574</text:p>
          </table:table-cell>
          <table:table-cell office:value-type="float" office:value="220.755" calcext:value-type="float">
            <text:p>220.755</text:p>
          </table:table-cell>
          <table:table-cell office:value-type="float" office:value="0.919064" calcext:value-type="float">
            <text:p>0.919064</text:p>
          </table:table-cell>
          <table:table-cell office:value-type="float" office:value="0.05125" calcext:value-type="float">
            <text:p>0.05125</text:p>
          </table:table-cell>
          <table:table-cell table:formula="of:=SQRT((100*[.E303]/[.H303])-1)*0.5/SIN(PI()/10)" office:value-type="float" office:value="69.9151262242026" calcext:value-type="float">
            <text:p>69.91512622420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85" calcext:value-type="float">
            <text:p>-3.85</text:p>
          </table:table-cell>
          <table:table-cell office:value-type="float" office:value="0.979219" calcext:value-type="float">
            <text:p>0.979219</text:p>
          </table:table-cell>
          <table:table-cell office:value-type="float" office:value="14.847" calcext:value-type="float">
            <text:p>14.847</text:p>
          </table:table-cell>
          <table:table-cell office:value-type="float" office:value="0.959403" calcext:value-type="float">
            <text:p>0.959403</text:p>
          </table:table-cell>
          <table:table-cell office:value-type="float" office:value="221.843" calcext:value-type="float">
            <text:p>221.843</text:p>
          </table:table-cell>
          <table:table-cell office:value-type="float" office:value="0.922452" calcext:value-type="float">
            <text:p>0.922452</text:p>
          </table:table-cell>
          <table:table-cell office:value-type="float" office:value="0.0601583" calcext:value-type="float">
            <text:p>0.0601583</text:p>
          </table:table-cell>
          <table:table-cell table:formula="of:=SQRT((100*[.E304]/[.H304])-1)*0.5/SIN(PI()/10)" office:value-type="float" office:value="64.5957873683475" calcext:value-type="float">
            <text:p>64.59578736834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85313" calcext:value-type="float">
            <text:p>-3.85313</text:p>
          </table:table-cell>
          <table:table-cell office:value-type="float" office:value="0.979844" calcext:value-type="float">
            <text:p>0.979844</text:p>
          </table:table-cell>
          <table:table-cell office:value-type="float" office:value="14.8681" calcext:value-type="float">
            <text:p>14.8681</text:p>
          </table:table-cell>
          <table:table-cell office:value-type="float" office:value="0.960562" calcext:value-type="float">
            <text:p>0.960562</text:p>
          </table:table-cell>
          <table:table-cell office:value-type="float" office:value="222.296" calcext:value-type="float">
            <text:p>222.296</text:p>
          </table:table-cell>
          <table:table-cell office:value-type="float" office:value="0.924433" calcext:value-type="float">
            <text:p>0.924433</text:p>
          </table:table-cell>
          <table:table-cell office:value-type="float" office:value="0.0543315" calcext:value-type="float">
            <text:p>0.0543315</text:p>
          </table:table-cell>
          <table:table-cell table:formula="of:=SQRT((100*[.E305]/[.H305])-1)*0.5/SIN(PI()/10)" office:value-type="float" office:value="68.0145196971971" calcext:value-type="float">
            <text:p>68.01451969719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85703" calcext:value-type="float">
            <text:p>-3.85703</text:p>
          </table:table-cell>
          <table:table-cell office:value-type="float" office:value="0.980195" calcext:value-type="float">
            <text:p>0.980195</text:p>
          </table:table-cell>
          <table:table-cell office:value-type="float" office:value="14.9026" calcext:value-type="float">
            <text:p>14.9026</text:p>
          </table:table-cell>
          <table:table-cell office:value-type="float" office:value="0.961354" calcext:value-type="float">
            <text:p>0.961354</text:p>
          </table:table-cell>
          <table:table-cell office:value-type="float" office:value="223.563" calcext:value-type="float">
            <text:p>223.563</text:p>
          </table:table-cell>
          <table:table-cell office:value-type="float" office:value="0.92632" calcext:value-type="float">
            <text:p>0.92632</text:p>
          </table:table-cell>
          <table:table-cell office:value-type="float" office:value="0.0551724" calcext:value-type="float">
            <text:p>0.0551724</text:p>
          </table:table-cell>
          <table:table-cell table:formula="of:=SQRT((100*[.E306]/[.H306])-1)*0.5/SIN(PI()/10)" office:value-type="float" office:value="67.5217537505508" calcext:value-type="float">
            <text:p>67.52175375055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85438" calcext:value-type="float">
            <text:p>-3.85438</text:p>
          </table:table-cell>
          <table:table-cell office:value-type="float" office:value="0.978867" calcext:value-type="float">
            <text:p>0.978867</text:p>
          </table:table-cell>
          <table:table-cell office:value-type="float" office:value="14.8855" calcext:value-type="float">
            <text:p>14.8855</text:p>
          </table:table-cell>
          <table:table-cell office:value-type="float" office:value="0.958955" calcext:value-type="float">
            <text:p>0.958955</text:p>
          </table:table-cell>
          <table:table-cell office:value-type="float" office:value="223.214" calcext:value-type="float">
            <text:p>223.214</text:p>
          </table:table-cell>
          <table:table-cell office:value-type="float" office:value="0.922398" calcext:value-type="float">
            <text:p>0.922398</text:p>
          </table:table-cell>
          <table:table-cell office:value-type="float" office:value="0.0687199" calcext:value-type="float">
            <text:p>0.0687199</text:p>
          </table:table-cell>
          <table:table-cell table:formula="of:=SQRT((100*[.E307]/[.H307])-1)*0.5/SIN(PI()/10)" office:value-type="float" office:value="60.4212670918532" calcext:value-type="float">
            <text:p>60.42126709185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85484" calcext:value-type="float">
            <text:p>-3.85484</text:p>
          </table:table-cell>
          <table:table-cell office:value-type="float" office:value="0.979053" calcext:value-type="float">
            <text:p>0.979053</text:p>
          </table:table-cell>
          <table:table-cell office:value-type="float" office:value="14.8886" calcext:value-type="float">
            <text:p>14.8886</text:p>
          </table:table-cell>
          <table:table-cell office:value-type="float" office:value="0.959363" calcext:value-type="float">
            <text:p>0.959363</text:p>
          </table:table-cell>
          <table:table-cell office:value-type="float" office:value="223.281" calcext:value-type="float">
            <text:p>223.281</text:p>
          </table:table-cell>
          <table:table-cell office:value-type="float" office:value="0.923279" calcext:value-type="float">
            <text:p>0.923279</text:p>
          </table:table-cell>
          <table:table-cell office:value-type="float" office:value="0.071838" calcext:value-type="float">
            <text:p>0.071838</text:p>
          </table:table-cell>
          <table:table-cell table:formula="of:=SQRT((100*[.E308]/[.H308])-1)*0.5/SIN(PI()/10)" office:value-type="float" office:value="59.1070580255284" calcext:value-type="float">
            <text:p>59.10705802552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85432" calcext:value-type="float">
            <text:p>-3.85432</text:p>
          </table:table-cell>
          <table:table-cell office:value-type="float" office:value="0.979448" calcext:value-type="float">
            <text:p>0.979448</text:p>
          </table:table-cell>
          <table:table-cell office:value-type="float" office:value="14.8831" calcext:value-type="float">
            <text:p>14.8831</text:p>
          </table:table-cell>
          <table:table-cell office:value-type="float" office:value="0.960003" calcext:value-type="float">
            <text:p>0.960003</text:p>
          </table:table-cell>
          <table:table-cell office:value-type="float" office:value="223.049" calcext:value-type="float">
            <text:p>223.049</text:p>
          </table:table-cell>
          <table:table-cell office:value-type="float" office:value="0.924088" calcext:value-type="float">
            <text:p>0.924088</text:p>
          </table:table-cell>
          <table:table-cell office:value-type="float" office:value="0.0617808" calcext:value-type="float">
            <text:p>0.0617808</text:p>
          </table:table-cell>
          <table:table-cell table:formula="of:=SQRT((100*[.E309]/[.H309])-1)*0.5/SIN(PI()/10)" office:value-type="float" office:value="63.7613321153954" calcext:value-type="float">
            <text:p>63.76133211539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85206" calcext:value-type="float">
            <text:p>-3.85206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14.8661" calcext:value-type="float">
            <text:p>14.8661</text:p>
          </table:table-cell>
          <table:table-cell office:value-type="float" office:value="0.958951" calcext:value-type="float">
            <text:p>0.958951</text:p>
          </table:table-cell>
          <table:table-cell office:value-type="float" office:value="222.566" calcext:value-type="float">
            <text:p>222.566</text:p>
          </table:table-cell>
          <table:table-cell office:value-type="float" office:value="0.922218" calcext:value-type="float">
            <text:p>0.922218</text:p>
          </table:table-cell>
          <table:table-cell office:value-type="float" office:value="0.0675995" calcext:value-type="float">
            <text:p>0.0675995</text:p>
          </table:table-cell>
          <table:table-cell table:formula="of:=SQRT((100*[.E310]/[.H310])-1)*0.5/SIN(PI()/10)" office:value-type="float" office:value="60.92015205178" calcext:value-type="float">
            <text:p>60.920152051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85749" calcext:value-type="float">
            <text:p>-3.85749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14.9069" calcext:value-type="float">
            <text:p>14.9069</text:p>
          </table:table-cell>
          <table:table-cell office:value-type="float" office:value="0.960294" calcext:value-type="float">
            <text:p>0.960294</text:p>
          </table:table-cell>
          <table:table-cell office:value-type="float" office:value="223.719" calcext:value-type="float">
            <text:p>223.719</text:p>
          </table:table-cell>
          <table:table-cell office:value-type="float" office:value="0.924776" calcext:value-type="float">
            <text:p>0.924776</text:p>
          </table:table-cell>
          <table:table-cell office:value-type="float" office:value="0.0647818" calcext:value-type="float">
            <text:p>0.0647818</text:p>
          </table:table-cell>
          <table:table-cell table:formula="of:=SQRT((100*[.E311]/[.H311])-1)*0.5/SIN(PI()/10)" office:value-type="float" office:value="62.275425657618" calcext:value-type="float">
            <text:p>62.2754256576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85768" calcext:value-type="float">
            <text:p>-3.85768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14.9085" calcext:value-type="float">
            <text:p>14.9085</text:p>
          </table:table-cell>
          <table:table-cell office:value-type="float" office:value="0.960615" calcext:value-type="float">
            <text:p>0.960615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0.925316" calcext:value-type="float">
            <text:p>0.925316</text:p>
          </table:table-cell>
          <table:table-cell office:value-type="float" office:value="0.0636616" calcext:value-type="float">
            <text:p>0.0636616</text:p>
          </table:table-cell>
          <table:table-cell table:formula="of:=SQRT((100*[.E312]/[.H312])-1)*0.5/SIN(PI()/10)" office:value-type="float" office:value="62.8318131667422" calcext:value-type="float">
            <text:p>62.83181316674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85752" calcext:value-type="float">
            <text:p>-3.85752</text:p>
          </table:table-cell>
          <table:table-cell office:value-type="float" office:value="0.979761" calcext:value-type="float">
            <text:p>0.979761</text:p>
          </table:table-cell>
          <table:table-cell office:value-type="float" office:value="14.9068" calcext:value-type="float">
            <text:p>14.9068</text:p>
          </table:table-cell>
          <table:table-cell office:value-type="float" office:value="0.960602" calcext:value-type="float">
            <text:p>0.960602</text:p>
          </table:table-cell>
          <table:table-cell office:value-type="float" office:value="223.704" calcext:value-type="float">
            <text:p>223.704</text:p>
          </table:table-cell>
          <table:table-cell office:value-type="float" office:value="0.925192" calcext:value-type="float">
            <text:p>0.925192</text:p>
          </table:table-cell>
          <table:table-cell office:value-type="float" office:value="0.0626757" calcext:value-type="float">
            <text:p>0.0626757</text:p>
          </table:table-cell>
          <table:table-cell table:formula="of:=SQRT((100*[.E313]/[.H313])-1)*0.5/SIN(PI()/10)" office:value-type="float" office:value="63.323959173839" calcext:value-type="float">
            <text:p>63.3239591738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85535" calcext:value-type="float">
            <text:p>-3.85535</text:p>
          </table:table-cell>
          <table:table-cell office:value-type="float" office:value="0.979405" calcext:value-type="float">
            <text:p>0.979405</text:p>
          </table:table-cell>
          <table:table-cell office:value-type="float" office:value="14.8911" calcext:value-type="float">
            <text:p>14.8911</text:p>
          </table:table-cell>
          <table:table-cell office:value-type="float" office:value="0.959949" calcext:value-type="float">
            <text:p>0.959949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0.924072" calcext:value-type="float">
            <text:p>0.924072</text:p>
          </table:table-cell>
          <table:table-cell office:value-type="float" office:value="0.0648006" calcext:value-type="float">
            <text:p>0.0648006</text:p>
          </table:table-cell>
          <table:table-cell table:formula="of:=SQRT((100*[.E314]/[.H314])-1)*0.5/SIN(PI()/10)" office:value-type="float" office:value="62.255191581326" calcext:value-type="float">
            <text:p>62.2551915813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85675" calcext:value-type="float">
            <text:p>-3.85675</text:p>
          </table:table-cell>
          <table:table-cell office:value-type="float" office:value="0.979645" calcext:value-type="float">
            <text:p>0.979645</text:p>
          </table:table-cell>
          <table:table-cell office:value-type="float" office:value="14.9014" calcext:value-type="float">
            <text:p>14.9014</text:p>
          </table:table-cell>
          <table:table-cell office:value-type="float" office:value="0.960398" calcext:value-type="float">
            <text:p>0.960398</text:p>
          </table:table-cell>
          <table:table-cell office:value-type="float" office:value="223.566" calcext:value-type="float">
            <text:p>223.566</text:p>
          </table:table-cell>
          <table:table-cell office:value-type="float" office:value="0.924862" calcext:value-type="float">
            <text:p>0.924862</text:p>
          </table:table-cell>
          <table:table-cell office:value-type="float" office:value="0.0632764" calcext:value-type="float">
            <text:p>0.0632764</text:p>
          </table:table-cell>
          <table:table-cell table:formula="of:=SQRT((100*[.E315]/[.H315])-1)*0.5/SIN(PI()/10)" office:value-type="float" office:value="63.015772770988" calcext:value-type="float">
            <text:p>63.0157727709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85625" calcext:value-type="float">
            <text:p>-3.85625</text:p>
          </table:table-cell>
          <table:table-cell office:value-type="float" office:value="0.979579" calcext:value-type="float">
            <text:p>0.979579</text:p>
          </table:table-cell>
          <table:table-cell office:value-type="float" office:value="14.8976" calcext:value-type="float">
            <text:p>14.8976</text:p>
          </table:table-cell>
          <table:table-cell office:value-type="float" office:value="0.960267" calcext:value-type="float">
            <text:p>0.960267</text:p>
          </table:table-cell>
          <table:table-cell office:value-type="float" office:value="223.457" calcext:value-type="float">
            <text:p>223.457</text:p>
          </table:table-cell>
          <table:table-cell office:value-type="float" office:value="0.924611" calcext:value-type="float">
            <text:p>0.924611</text:p>
          </table:table-cell>
          <table:table-cell office:value-type="float" office:value="0.0635565" calcext:value-type="float">
            <text:p>0.0635565</text:p>
          </table:table-cell>
          <table:table-cell table:formula="of:=SQRT((100*[.E316]/[.H316])-1)*0.5/SIN(PI()/10)" office:value-type="float" office:value="62.8723779805753" calcext:value-type="float">
            <text:p>62.8723779805753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1.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4" calcext:value-type="float">
            <text:p>-1.84</text:p>
          </table:table-cell>
          <table:table-cell office:value-type="float" office:value="-0.34" calcext:value-type="float">
            <text:p>-0.34</text:p>
          </table:table-cell>
          <table:table-cell office:value-type="float" office:value="3.3856" calcext:value-type="float">
            <text:p>3.3856</text:p>
          </table:table-cell>
          <table:table-cell office:value-type="float" office:value="0.1156" calcext:value-type="float">
            <text:p>0.1156</text:p>
          </table:table-cell>
          <table:table-cell office:value-type="float" office:value="11.4623" calcext:value-type="float">
            <text:p>11.4623</text:p>
          </table:table-cell>
          <table:table-cell office:value-type="float" office:value="0.0133634" calcext:value-type="float">
            <text:p>0.0133634</text:p>
          </table:table-cell>
          <table:table-cell office:value-type="float" office:value="2.6122" calcext:value-type="float">
            <text:p>2.6122</text:p>
          </table:table-cell>
          <table:table-cell table:formula="of:=SQRT((100*[.E340]/[.H340])-1)*0.5/SIN(PI()/10)" office:value-type="float" office:value="2.99462579938313" calcext:value-type="float">
            <text:p>2.99462579938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2" calcext:value-type="float">
            <text:p>-2.52</text:p>
          </table:table-cell>
          <table:table-cell office:value-type="float" office:value="-0.57" calcext:value-type="float">
            <text:p>-0.57</text:p>
          </table:table-cell>
          <table:table-cell office:value-type="float" office:value="6.48" calcext:value-type="float">
            <text:p>6.48</text:p>
          </table:table-cell>
          <table:table-cell office:value-type="float" office:value="0.3418" calcext:value-type="float">
            <text:p>0.3418</text:p>
          </table:table-cell>
          <table:table-cell office:value-type="float" office:value="45.2824" calcext:value-type="float">
            <text:p>45.2824</text:p>
          </table:table-cell>
          <table:table-cell office:value-type="float" office:value="0.13879" calcext:value-type="float">
            <text:p>0.13879</text:p>
          </table:table-cell>
          <table:table-cell office:value-type="float" office:value="4.13941" calcext:value-type="float">
            <text:p>4.13941</text:p>
          </table:table-cell>
          <table:table-cell table:formula="of:=SQRT((100*[.E341]/[.H341])-1)*0.5/SIN(PI()/10)" office:value-type="float" office:value="4.35885725638797" calcext:value-type="float">
            <text:p>4.358857256387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8" calcext:value-type="float">
            <text:p>-3.68</text:p>
          </table:table-cell>
          <table:table-cell office:value-type="float" office:value="-0.925" calcext:value-type="float">
            <text:p>-0.925</text:p>
          </table:table-cell>
          <table:table-cell office:value-type="float" office:value="13.6064" calcext:value-type="float">
            <text:p>13.6064</text:p>
          </table:table-cell>
          <table:table-cell office:value-type="float" office:value="0.8607" calcext:value-type="float">
            <text:p>0.8607</text:p>
          </table:table-cell>
          <table:table-cell office:value-type="float" office:value="188.602" calcext:value-type="float">
            <text:p>188.602</text:p>
          </table:table-cell>
          <table:table-cell office:value-type="float" office:value="0.757647" calcext:value-type="float">
            <text:p>0.757647</text:p>
          </table:table-cell>
          <table:table-cell office:value-type="float" office:value="0.625967" calcext:value-type="float">
            <text:p>0.625967</text:p>
          </table:table-cell>
          <table:table-cell table:formula="of:=SQRT((100*[.E342]/[.H342])-1)*0.5/SIN(PI()/10)" office:value-type="float" office:value="18.9039600378344" calcext:value-type="float">
            <text:p>18.90396003783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6" calcext:value-type="float">
            <text:p>-3.76</text:p>
          </table:table-cell>
          <table:table-cell office:value-type="float" office:value="-0.96" calcext:value-type="float">
            <text:p>-0.96</text:p>
          </table:table-cell>
          <table:table-cell office:value-type="float" office:value="14.2256" calcext:value-type="float">
            <text:p>14.2256</text:p>
          </table:table-cell>
          <table:table-cell office:value-type="float" office:value="0.9247" calcext:value-type="float">
            <text:p>0.9247</text:p>
          </table:table-cell>
          <table:table-cell office:value-type="float" office:value="206.747" calcext:value-type="float">
            <text:p>206.747</text:p>
          </table:table-cell>
          <table:table-cell office:value-type="float" office:value="0.865316" calcext:value-type="float">
            <text:p>0.865316</text:p>
          </table:table-cell>
          <table:table-cell office:value-type="float" office:value="0.192082" calcext:value-type="float">
            <text:p>0.192082</text:p>
          </table:table-cell>
          <table:table-cell table:formula="of:=SQRT((100*[.E343]/[.H343])-1)*0.5/SIN(PI()/10)" office:value-type="float" office:value="35.4644475817573" calcext:value-type="float">
            <text:p>35.4644475817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82" calcext:value-type="float">
            <text:p>-3.82</text:p>
          </table:table-cell>
          <table:table-cell office:value-type="float" office:value="-0.975" calcext:value-type="float">
            <text:p>-0.975</text:p>
          </table:table-cell>
          <table:table-cell office:value-type="float" office:value="14.6312" calcext:value-type="float">
            <text:p>14.6312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216.193" calcext:value-type="float">
            <text:p>216.193</text:p>
          </table:table-cell>
          <table:table-cell office:value-type="float" office:value="0.90877" calcext:value-type="float">
            <text:p>0.90877</text:p>
          </table:table-cell>
          <table:table-cell office:value-type="float" office:value="0.123906" calcext:value-type="float">
            <text:p>0.123906</text:p>
          </table:table-cell>
          <table:table-cell table:formula="of:=SQRT((100*[.E344]/[.H344])-1)*0.5/SIN(PI()/10)" office:value-type="float" office:value="44.8099372930094" calcext:value-type="float">
            <text:p>44.80993729300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855" calcext:value-type="float">
            <text:p>-3.855</text:p>
          </table:table-cell>
          <table:table-cell office:value-type="float" office:value="-0.980625" calcext:value-type="float">
            <text:p>-0.980625</text:p>
          </table:table-cell>
          <table:table-cell office:value-type="float" office:value="14.8856" calcext:value-type="float">
            <text:p>14.8856</text:p>
          </table:table-cell>
          <table:table-cell office:value-type="float" office:value="0.962088" calcext:value-type="float">
            <text:p>0.962088</text:p>
          </table:table-cell>
          <table:table-cell office:value-type="float" office:value="222.992" calcext:value-type="float">
            <text:p>222.992</text:p>
          </table:table-cell>
          <table:table-cell office:value-type="float" office:value="0.927353" calcext:value-type="float">
            <text:p>0.927353</text:p>
          </table:table-cell>
          <table:table-cell office:value-type="float" office:value="0.0381598" calcext:value-type="float">
            <text:p>0.0381598</text:p>
          </table:table-cell>
          <table:table-cell table:formula="of:=SQRT((100*[.E345]/[.H345])-1)*0.5/SIN(PI()/10)" office:value-type="float" office:value="81.2280165973214" calcext:value-type="float">
            <text:p>81.22801659732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83875" calcext:value-type="float">
            <text:p>-3.83875</text:p>
          </table:table-cell>
          <table:table-cell office:value-type="float" office:value="-0.976562" calcext:value-type="float">
            <text:p>-0.976562</text:p>
          </table:table-cell>
          <table:table-cell office:value-type="float" office:value="14.7661" calcext:value-type="float">
            <text:p>14.7661</text:p>
          </table:table-cell>
          <table:table-cell office:value-type="float" office:value="0.954506" calcext:value-type="float">
            <text:p>0.954506</text:p>
          </table:table-cell>
          <table:table-cell office:value-type="float" office:value="219.737" calcext:value-type="float">
            <text:p>219.737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0862931" calcext:value-type="float">
            <text:p>0.0862931</text:p>
          </table:table-cell>
          <table:table-cell table:formula="of:=SQRT((100*[.E346]/[.H346])-1)*0.5/SIN(PI()/10)" office:value-type="float" office:value="53.788883928909" calcext:value-type="float">
            <text:p>53.7888839289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78687" calcext:value-type="float">
            <text:p>-3.78687</text:p>
          </table:table-cell>
          <table:table-cell office:value-type="float" office:value="-0.969531" calcext:value-type="float">
            <text:p>-0.969531</text:p>
          </table:table-cell>
          <table:table-cell office:value-type="float" office:value="14.3813" calcext:value-type="float">
            <text:p>14.3813</text:p>
          </table:table-cell>
          <table:table-cell office:value-type="float" office:value="0.941022" calcext:value-type="float">
            <text:p>0.941022</text:p>
          </table:table-cell>
          <table:table-cell office:value-type="float" office:value="209.031" calcext:value-type="float">
            <text:p>209.031</text:p>
          </table:table-cell>
          <table:table-cell office:value-type="float" office:value="0.889204" calcext:value-type="float">
            <text:p>0.889204</text:p>
          </table:table-cell>
          <table:table-cell office:value-type="float" office:value="0.0944636" calcext:value-type="float">
            <text:p>0.0944636</text:p>
          </table:table-cell>
          <table:table-cell table:formula="of:=SQRT((100*[.E347]/[.H347])-1)*0.5/SIN(PI()/10)" office:value-type="float" office:value="51.0431175400002" calcext:value-type="float">
            <text:p>51.0431175400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79906" calcext:value-type="float">
            <text:p>-3.79906</text:p>
          </table:table-cell>
          <table:table-cell office:value-type="float" office:value="-0.970703" calcext:value-type="float">
            <text:p>-0.970703</text:p>
          </table:table-cell>
          <table:table-cell office:value-type="float" office:value="14.4671" calcext:value-type="float">
            <text:p>14.4671</text:p>
          </table:table-cell>
          <table:table-cell office:value-type="float" office:value="0.943289" calcext:value-type="float">
            <text:p>0.943289</text:p>
          </table:table-cell>
          <table:table-cell office:value-type="float" office:value="211.197" calcext:value-type="float">
            <text:p>211.197</text:p>
          </table:table-cell>
          <table:table-cell office:value-type="float" office:value="0.893417" calcext:value-type="float">
            <text:p>0.893417</text:p>
          </table:table-cell>
          <table:table-cell office:value-type="float" office:value="0.107679" calcext:value-type="float">
            <text:p>0.107679</text:p>
          </table:table-cell>
          <table:table-cell table:formula="of:=SQRT((100*[.E348]/[.H348])-1)*0.5/SIN(PI()/10)" office:value-type="float" office:value="47.8626232134739" calcext:value-type="float">
            <text:p>47.86262321347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79828" calcext:value-type="float">
            <text:p>-3.79828</text:p>
          </table:table-cell>
          <table:table-cell office:value-type="float" office:value="-0.971055" calcext:value-type="float">
            <text:p>-0.971055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0.94383" calcext:value-type="float">
            <text:p>0.94383</text:p>
          </table:table-cell>
          <table:table-cell office:value-type="float" office:value="211.145" calcext:value-type="float">
            <text:p>211.145</text:p>
          </table:table-cell>
          <table:table-cell office:value-type="float" office:value="0.894018" calcext:value-type="float">
            <text:p>0.894018</text:p>
          </table:table-cell>
          <table:table-cell office:value-type="float" office:value="0.087892" calcext:value-type="float">
            <text:p>0.087892</text:p>
          </table:table-cell>
          <table:table-cell table:formula="of:=SQRT((100*[.E349]/[.H349])-1)*0.5/SIN(PI()/10)" office:value-type="float" office:value="52.9977641167521" calcext:value-type="float">
            <text:p>52.99776411675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80469" calcext:value-type="float">
            <text:p>-3.80469</text:p>
          </table:table-cell>
          <table:table-cell office:value-type="float" office:value="-0.97123" calcext:value-type="float">
            <text:p>-0.97123</text:p>
          </table:table-cell>
          <table:table-cell office:value-type="float" office:value="14.5126" calcext:value-type="float">
            <text:p>14.5126</text:p>
          </table:table-cell>
          <table:table-cell office:value-type="float" office:value="0.944359" calcext:value-type="float">
            <text:p>0.944359</text:p>
          </table:table-cell>
          <table:table-cell office:value-type="float" office:value="212.64" calcext:value-type="float">
            <text:p>212.64</text:p>
          </table:table-cell>
          <table:table-cell office:value-type="float" office:value="0.895605" calcext:value-type="float">
            <text:p>0.895605</text:p>
          </table:table-cell>
          <table:table-cell office:value-type="float" office:value="0.103466" calcext:value-type="float">
            <text:p>0.103466</text:p>
          </table:table-cell>
          <table:table-cell table:formula="of:=SQRT((100*[.E350]/[.H350])-1)*0.5/SIN(PI()/10)" office:value-type="float" office:value="48.8561601575401" calcext:value-type="float">
            <text:p>48.85616015754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79004" calcext:value-type="float">
            <text:p>-3.79004</text:p>
          </table:table-cell>
          <table:table-cell office:value-type="float" office:value="-0.968418" calcext:value-type="float">
            <text:p>-0.968418</text:p>
          </table:table-cell>
          <table:table-cell office:value-type="float" office:value="14.4063" calcext:value-type="float">
            <text:p>14.4063</text:p>
          </table:table-cell>
          <table:table-cell office:value-type="float" office:value="0.939303" calcext:value-type="float">
            <text:p>0.939303</text:p>
          </table:table-cell>
          <table:table-cell office:value-type="float" office:value="209.803" calcext:value-type="float">
            <text:p>209.803</text:p>
          </table:table-cell>
          <table:table-cell office:value-type="float" office:value="0.887233" calcext:value-type="float">
            <text:p>0.887233</text:p>
          </table:table-cell>
          <table:table-cell office:value-type="float" office:value="0.126679" calcext:value-type="float">
            <text:p>0.126679</text:p>
          </table:table-cell>
          <table:table-cell table:formula="of:=SQRT((100*[.E351]/[.H351])-1)*0.5/SIN(PI()/10)" office:value-type="float" office:value="44.0296394070316" calcext:value-type="float">
            <text:p>44.02963940703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79766" calcext:value-type="float">
            <text:p>-3.79766</text:p>
          </table:table-cell>
          <table:table-cell office:value-type="float" office:value="-0.970205" calcext:value-type="float">
            <text:p>-0.970205</text:p>
          </table:table-cell>
          <table:table-cell office:value-type="float" office:value="14.4603" calcext:value-type="float">
            <text:p>14.4603</text:p>
          </table:table-cell>
          <table:table-cell office:value-type="float" office:value="0.942445" calcext:value-type="float">
            <text:p>0.942445</text:p>
          </table:table-cell>
          <table:table-cell office:value-type="float" office:value="211.183" calcext:value-type="float">
            <text:p>211.183</text:p>
          </table:table-cell>
          <table:table-cell office:value-type="float" office:value="0.892205" calcext:value-type="float">
            <text:p>0.892205</text:p>
          </table:table-cell>
          <table:table-cell office:value-type="float" office:value="0.104364" calcext:value-type="float">
            <text:p>0.104364</text:p>
          </table:table-cell>
          <table:table-cell table:formula="of:=SQRT((100*[.E352]/[.H352])-1)*0.5/SIN(PI()/10)" office:value-type="float" office:value="48.5959070687327" calcext:value-type="float">
            <text:p>48.59590706873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79793" calcext:value-type="float">
            <text:p>-3.79793</text:p>
          </table:table-cell>
          <table:table-cell office:value-type="float" office:value="-0.970505" calcext:value-type="float">
            <text:p>-0.970505</text:p>
          </table:table-cell>
          <table:table-cell office:value-type="float" office:value="14.4619" calcext:value-type="float">
            <text:p>14.4619</text:p>
          </table:table-cell>
          <table:table-cell office:value-type="float" office:value="0.942957" calcext:value-type="float">
            <text:p>0.942957</text:p>
          </table:table-cell>
          <table:table-cell office:value-type="float" office:value="211.211" calcext:value-type="float">
            <text:p>211.211</text:p>
          </table:table-cell>
          <table:table-cell office:value-type="float" office:value="0.892965" calcext:value-type="float">
            <text:p>0.892965</text:p>
          </table:table-cell>
          <table:table-cell office:value-type="float" office:value="0.0987846" calcext:value-type="float">
            <text:p>0.0987846</text:p>
          </table:table-cell>
          <table:table-cell table:formula="of:=SQRT((100*[.E353]/[.H353])-1)*0.5/SIN(PI()/10)" office:value-type="float" office:value="49.9644784215268" calcext:value-type="float">
            <text:p>49.96447842152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79771" calcext:value-type="float">
            <text:p>-3.79771</text:p>
          </table:table-cell>
          <table:table-cell office:value-type="float" office:value="-0.970618" calcext:value-type="float">
            <text:p>-0.970618</text:p>
          </table:table-cell>
          <table:table-cell office:value-type="float" office:value="14.4609" calcext:value-type="float">
            <text:p>14.4609</text:p>
          </table:table-cell>
          <table:table-cell office:value-type="float" office:value="0.943162" calcext:value-type="float">
            <text:p>0.943162</text:p>
          </table:table-cell>
          <table:table-cell office:value-type="float" office:value="211.211" calcext:value-type="float">
            <text:p>211.211</text:p>
          </table:table-cell>
          <table:table-cell office:value-type="float" office:value="0.893315" calcext:value-type="float">
            <text:p>0.893315</text:p>
          </table:table-cell>
          <table:table-cell office:value-type="float" office:value="0.0982583" calcext:value-type="float">
            <text:p>0.0982583</text:p>
          </table:table-cell>
          <table:table-cell table:formula="of:=SQRT((100*[.E354]/[.H354])-1)*0.5/SIN(PI()/10)" office:value-type="float" office:value="50.103702895567" calcext:value-type="float">
            <text:p>50.1037028955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79914" calcext:value-type="float">
            <text:p>-3.79914</text:p>
          </table:table-cell>
          <table:table-cell office:value-type="float" office:value="-0.970616" calcext:value-type="float">
            <text:p>-0.970616</text:p>
          </table:table-cell>
          <table:table-cell office:value-type="float" office:value="14.4722" calcext:value-type="float">
            <text:p>14.4722</text:p>
          </table:table-cell>
          <table:table-cell office:value-type="float" office:value="0.943215" calcext:value-type="float">
            <text:p>0.943215</text:p>
          </table:table-cell>
          <table:table-cell office:value-type="float" office:value="211.56" calcext:value-type="float">
            <text:p>211.56</text:p>
          </table:table-cell>
          <table:table-cell office:value-type="float" office:value="0.893575" calcext:value-type="float">
            <text:p>0.893575</text:p>
          </table:table-cell>
          <table:table-cell office:value-type="float" office:value="0.10015" calcext:value-type="float">
            <text:p>0.10015</text:p>
          </table:table-cell>
          <table:table-cell table:formula="of:=SQRT((100*[.E355]/[.H355])-1)*0.5/SIN(PI()/10)" office:value-type="float" office:value="49.6291485830191" calcext:value-type="float">
            <text:p>49.62914858301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79696" calcext:value-type="float">
            <text:p>-3.79696</text:p>
          </table:table-cell>
          <table:table-cell office:value-type="float" office:value="-0.97024" calcext:value-type="float">
            <text:p>-0.97024</text:p>
          </table:table-cell>
          <table:table-cell office:value-type="float" office:value="14.4562" calcext:value-type="float">
            <text:p>14.4562</text:p>
          </table:table-cell>
          <table:table-cell office:value-type="float" office:value="0.942502" calcext:value-type="float">
            <text:p>0.942502</text:p>
          </table:table-cell>
          <table:table-cell office:value-type="float" office:value="211.125" calcext:value-type="float">
            <text:p>211.125</text:p>
          </table:table-cell>
          <table:table-cell office:value-type="float" office:value="0.892296" calcext:value-type="float">
            <text:p>0.892296</text:p>
          </table:table-cell>
          <table:table-cell office:value-type="float" office:value="0.102211" calcext:value-type="float">
            <text:p>0.102211</text:p>
          </table:table-cell>
          <table:table-cell table:formula="of:=SQRT((100*[.E356]/[.H356])-1)*0.5/SIN(PI()/10)" office:value-type="float" office:value="49.1071065306672" calcext:value-type="float">
            <text:p>49.10710653066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79638" calcext:value-type="float">
            <text:p>-3.79638</text:p>
          </table:table-cell>
          <table:table-cell office:value-type="float" office:value="-0.97005" calcext:value-type="float">
            <text:p>-0.97005</text:p>
          </table:table-cell>
          <table:table-cell office:value-type="float" office:value="14.4521" calcext:value-type="float">
            <text:p>14.4521</text:p>
          </table:table-cell>
          <table:table-cell office:value-type="float" office:value="0.942187" calcext:value-type="float">
            <text:p>0.942187</text:p>
          </table:table-cell>
          <table:table-cell office:value-type="float" office:value="211.025" calcext:value-type="float">
            <text:p>211.025</text:p>
          </table:table-cell>
          <table:table-cell office:value-type="float" office:value="0.891834" calcext:value-type="float">
            <text:p>0.891834</text:p>
          </table:table-cell>
          <table:table-cell office:value-type="float" office:value="0.104109" calcext:value-type="float">
            <text:p>0.104109</text:p>
          </table:table-cell>
          <table:table-cell table:formula="of:=SQRT((100*[.E357]/[.H357])-1)*0.5/SIN(PI()/10)" office:value-type="float" office:value="48.6487832213461" calcext:value-type="float">
            <text:p>48.64878322134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7966" calcext:value-type="float">
            <text:p>-3.7966</text:p>
          </table:table-cell>
          <table:table-cell office:value-type="float" office:value="-0.859074" calcext:value-type="float">
            <text:p>-0.859074</text:p>
          </table:table-cell>
          <table:table-cell office:value-type="float" office:value="14.4538" calcext:value-type="float">
            <text:p>14.4538</text:p>
          </table:table-cell>
          <table:table-cell office:value-type="float" office:value="0.942274" calcext:value-type="float">
            <text:p>0.942274</text:p>
          </table:table-cell>
          <table:table-cell office:value-type="float" office:value="211.07" calcext:value-type="float">
            <text:p>211.07</text:p>
          </table:table-cell>
          <table:table-cell office:value-type="float" office:value="0.891974" calcext:value-type="float">
            <text:p>0.891974</text:p>
          </table:table-cell>
          <table:table-cell office:value-type="float" office:value="0.103729" calcext:value-type="float">
            <text:p>0.103729</text:p>
          </table:table-cell>
          <table:table-cell table:formula="of:=SQRT((100*[.E358]/[.H358])-1)*0.5/SIN(PI()/10)" office:value-type="float" office:value="48.7401625535576" calcext:value-type="float">
            <text:p>48.74016255355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79673" calcext:value-type="float">
            <text:p>-3.79673</text:p>
          </table:table-cell>
          <table:table-cell office:value-type="float" office:value="0.970151" calcext:value-type="float">
            <text:p>0.970151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0.94236" calcext:value-type="float">
            <text:p>0.94236</text:p>
          </table:table-cell>
          <table:table-cell office:value-type="float" office:value="211.083" calcext:value-type="float">
            <text:p>211.083</text:p>
          </table:table-cell>
          <table:table-cell office:value-type="float" office:value="0.892103" calcext:value-type="float">
            <text:p>0.892103</text:p>
          </table:table-cell>
          <table:table-cell office:value-type="float" office:value="0.103163" calcext:value-type="float">
            <text:p>0.103163</text:p>
          </table:table-cell>
          <table:table-cell table:formula="of:=SQRT((100*[.E359]/[.H359])-1)*0.5/SIN(PI()/10)" office:value-type="float" office:value="48.8760648789623" calcext:value-type="float">
            <text:p>48.8760648789623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1.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-0.22" calcext:value-type="float">
            <text:p>-0.22</text:p>
          </table:table-cell>
          <table:table-cell office:value-type="float" office:value="3.6864" calcext:value-type="float">
            <text:p>3.6864</text:p>
          </table:table-cell>
          <table:table-cell office:value-type="float" office:value="0.0484" calcext:value-type="float">
            <text:p>0.0484</text:p>
          </table:table-cell>
          <table:table-cell office:value-type="float" office:value="13.5895" calcext:value-type="float">
            <text:p>13.5895</text:p>
          </table:table-cell>
          <table:table-cell office:value-type="float" office:value="0.00234256" calcext:value-type="float">
            <text:p>0.00234256</text:p>
          </table:table-cell>
          <table:table-cell office:value-type="float" office:value="4.83023" calcext:value-type="float">
            <text:p>4.83023</text:p>
          </table:table-cell>
          <table:table-cell table:formula="of:=SQRT((100*[.E383]/[.H383])-1)*0.5/SIN(PI()/10)" office:value-type="float" office:value="0.0727697724070797" calcext:value-type="float">
            <text:p>0.07276977240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2" calcext:value-type="float">
            <text:p>-2.52</text:p>
          </table:table-cell>
          <table:table-cell office:value-type="float" office:value="-0.26" calcext:value-type="float">
            <text:p>-0.26</text:p>
          </table:table-cell>
          <table:table-cell office:value-type="float" office:value="6.352" calcext:value-type="float">
            <text:p>6.352</text:p>
          </table:table-cell>
          <table:table-cell office:value-type="float" office:value="0.0692" calcext:value-type="float">
            <text:p>0.0692</text:p>
          </table:table-cell>
          <table:table-cell office:value-type="float" office:value="40.3885" calcext:value-type="float">
            <text:p>40.3885</text:p>
          </table:table-cell>
          <table:table-cell office:value-type="float" office:value="0.00522128" calcext:value-type="float">
            <text:p>0.00522128</text:p>
          </table:table-cell>
          <table:table-cell office:value-type="float" office:value="13.3817" calcext:value-type="float">
            <text:p>13.3817</text:p>
          </table:table-cell>
          <table:table-cell table:formula="of:=SQRT((100*[.E384]/[.H384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2" calcext:value-type="float">
            <text:p>-2.62</text:p>
          </table:table-cell>
          <table:table-cell office:value-type="float" office:value="-0.53" calcext:value-type="float">
            <text:p>-0.53</text:p>
          </table:table-cell>
          <table:table-cell office:value-type="float" office:value="6.9072" calcext:value-type="float">
            <text:p>6.9072</text:p>
          </table:table-cell>
          <table:table-cell office:value-type="float" office:value="0.325" calcext:value-type="float">
            <text:p>0.325</text:p>
          </table:table-cell>
          <table:table-cell office:value-type="float" office:value="48.9606" calcext:value-type="float">
            <text:p>48.9606</text:p>
          </table:table-cell>
          <table:table-cell office:value-type="float" office:value="0.169173" calcext:value-type="float">
            <text:p>0.169173</text:p>
          </table:table-cell>
          <table:table-cell office:value-type="float" office:value="5.79564" calcext:value-type="float">
            <text:p>5.79564</text:p>
          </table:table-cell>
          <table:table-cell table:formula="of:=SQRT((100*[.E385]/[.H385])-1)*0.5/SIN(PI()/10)" office:value-type="float" office:value="3.47318587962532" calcext:value-type="float">
            <text:p>3.473185879625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4" calcext:value-type="float">
            <text:p>-3.74</text:p>
          </table:table-cell>
          <table:table-cell office:value-type="float" office:value="-0.965" calcext:value-type="float">
            <text:p>-0.965</text:p>
          </table:table-cell>
          <table:table-cell office:value-type="float" office:value="14.0192" calcext:value-type="float">
            <text:p>14.0192</text:p>
          </table:table-cell>
          <table:table-cell office:value-type="float" office:value="0.9319" calcext:value-type="float">
            <text:p>0.9319</text:p>
          </table:table-cell>
          <table:table-cell office:value-type="float" office:value="198.287" calcext:value-type="float">
            <text:p>198.287</text:p>
          </table:table-cell>
          <table:table-cell office:value-type="float" office:value="0.87092" calcext:value-type="float">
            <text:p>0.87092</text:p>
          </table:table-cell>
          <table:table-cell office:value-type="float" office:value="0.0426393" calcext:value-type="float">
            <text:p>0.0426393</text:p>
          </table:table-cell>
          <table:table-cell table:formula="of:=SQRT((100*[.E386]/[.H386])-1)*0.5/SIN(PI()/10)" office:value-type="float" office:value="75.6254346923464" calcext:value-type="float">
            <text:p>75.62543469234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565" calcext:value-type="float">
            <text:p>-3.565</text:p>
          </table:table-cell>
          <table:table-cell office:value-type="float" office:value="-0.92375" calcext:value-type="float">
            <text:p>-0.92375</text:p>
          </table:table-cell>
          <table:table-cell office:value-type="float" office:value="12.786" calcext:value-type="float">
            <text:p>12.78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167.214" calcext:value-type="float">
            <text:p>167.214</text:p>
          </table:table-cell>
          <table:table-cell office:value-type="float" office:value="0.746797" calcext:value-type="float">
            <text:p>0.746797</text:p>
          </table:table-cell>
          <table:table-cell office:value-type="float" office:value="0.533521" calcext:value-type="float">
            <text:p>0.533521</text:p>
          </table:table-cell>
          <table:table-cell table:formula="of:=SQRT((100*[.E387]/[.H387])-1)*0.5/SIN(PI()/10)" office:value-type="float" office:value="20.4445754317142" calcext:value-type="float">
            <text:p>20.44457543171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73" calcext:value-type="float">
            <text:p>-3.73</text:p>
          </table:table-cell>
          <table:table-cell office:value-type="float" office:value="-0.96125" calcext:value-type="float">
            <text:p>-0.96125</text:p>
          </table:table-cell>
          <table:table-cell office:value-type="float" office:value="13.9476" calcext:value-type="float">
            <text:p>13.9476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196.46" calcext:value-type="float">
            <text:p>196.46</text:p>
          </table:table-cell>
          <table:table-cell office:value-type="float" office:value="0.858313" calcext:value-type="float">
            <text:p>0.858313</text:p>
          </table:table-cell>
          <table:table-cell office:value-type="float" office:value="0.0915451" calcext:value-type="float">
            <text:p>0.0915451</text:p>
          </table:table-cell>
          <table:table-cell table:formula="of:=SQRT((100*[.E388]/[.H388])-1)*0.5/SIN(PI()/10)" office:value-type="float" office:value="51.4025680163618" calcext:value-type="float">
            <text:p>51.40256801636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7425" calcext:value-type="float">
            <text:p>-3.7425</text:p>
          </table:table-cell>
          <table:table-cell office:value-type="float" office:value="-0.961875" calcext:value-type="float">
            <text:p>-0.961875</text:p>
          </table:table-cell>
          <table:table-cell office:value-type="float" office:value="14.057" calcext:value-type="float">
            <text:p>14.057</text:p>
          </table:table-cell>
          <table:table-cell office:value-type="float" office:value="0.926675" calcext:value-type="float">
            <text:p>0.926675</text:p>
          </table:table-cell>
          <table:table-cell office:value-type="float" office:value="200.276" calcext:value-type="float">
            <text:p>200.276</text:p>
          </table:table-cell>
          <table:table-cell office:value-type="float" office:value="0.86385" calcext:value-type="float">
            <text:p>0.86385</text:p>
          </table:table-cell>
          <table:table-cell office:value-type="float" office:value="0.113997" calcext:value-type="float">
            <text:p>0.113997</text:p>
          </table:table-cell>
          <table:table-cell table:formula="of:=SQRT((100*[.E389]/[.H389])-1)*0.5/SIN(PI()/10)" office:value-type="float" office:value="46.1038676053617" calcext:value-type="float">
            <text:p>46.10386760536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75687" calcext:value-type="float">
            <text:p>-3.75687</text:p>
          </table:table-cell>
          <table:table-cell office:value-type="float" office:value="-0.964375" calcext:value-type="float">
            <text:p>-0.964375</text:p>
          </table:table-cell>
          <table:table-cell office:value-type="float" office:value="14.1672" calcext:value-type="float">
            <text:p>14.1672</text:p>
          </table:table-cell>
          <table:table-cell office:value-type="float" office:value="0.931506" calcext:value-type="float">
            <text:p>0.931506</text:p>
          </table:table-cell>
          <table:table-cell office:value-type="float" office:value="203.467" calcext:value-type="float">
            <text:p>203.467</text:p>
          </table:table-cell>
          <table:table-cell office:value-type="float" office:value="0.872833" calcext:value-type="float">
            <text:p>0.872833</text:p>
          </table:table-cell>
          <table:table-cell office:value-type="float" office:value="0.114737" calcext:value-type="float">
            <text:p>0.114737</text:p>
          </table:table-cell>
          <table:table-cell table:formula="of:=SQRT((100*[.E390]/[.H390])-1)*0.5/SIN(PI()/10)" office:value-type="float" office:value="46.0745487368065" calcext:value-type="float">
            <text:p>46.07454873680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73469" calcext:value-type="float">
            <text:p>-3.73469</text:p>
          </table:table-cell>
          <table:table-cell office:value-type="float" office:value="-0.961016" calcext:value-type="float">
            <text:p>-0.961016</text:p>
          </table:table-cell>
          <table:table-cell office:value-type="float" office:value="14.0048" calcext:value-type="float">
            <text:p>14.0048</text:p>
          </table:table-cell>
          <table:table-cell office:value-type="float" office:value="0.925333" calcext:value-type="float">
            <text:p>0.925333</text:p>
          </table:table-cell>
          <table:table-cell office:value-type="float" office:value="199.082" calcext:value-type="float">
            <text:p>199.082</text:p>
          </table:table-cell>
          <table:table-cell office:value-type="float" office:value="0.862187" calcext:value-type="float">
            <text:p>0.862187</text:p>
          </table:table-cell>
          <table:table-cell office:value-type="float" office:value="0.141536" calcext:value-type="float">
            <text:p>0.141536</text:p>
          </table:table-cell>
          <table:table-cell table:formula="of:=SQRT((100*[.E391]/[.H391])-1)*0.5/SIN(PI()/10)" office:value-type="float" office:value="41.3400322324798" calcext:value-type="float">
            <text:p>41.34003223247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68953" calcext:value-type="float">
            <text:p>-3.68953</text:p>
          </table:table-cell>
          <table:table-cell office:value-type="float" office:value="-0.952852" calcext:value-type="float">
            <text:p>-0.952852</text:p>
          </table:table-cell>
          <table:table-cell office:value-type="float" office:value="13.6773" calcext:value-type="float">
            <text:p>13.6773</text:p>
          </table:table-cell>
          <table:table-cell office:value-type="float" office:value="0.910037" calcext:value-type="float">
            <text:p>0.910037</text:p>
          </table:table-cell>
          <table:table-cell office:value-type="float" office:value="190.347" calcext:value-type="float">
            <text:p>190.347</text:p>
          </table:table-cell>
          <table:table-cell office:value-type="float" office:value="0.835207" calcext:value-type="float">
            <text:p>0.835207</text:p>
          </table:table-cell>
          <table:table-cell office:value-type="float" office:value="0.175146" calcext:value-type="float">
            <text:p>0.175146</text:p>
          </table:table-cell>
          <table:table-cell table:formula="of:=SQRT((100*[.E392]/[.H392])-1)*0.5/SIN(PI()/10)" office:value-type="float" office:value="36.8467110549432" calcext:value-type="float">
            <text:p>36.84671105494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71969" calcext:value-type="float">
            <text:p>-3.71969</text:p>
          </table:table-cell>
          <table:table-cell office:value-type="float" office:value="-0.957656" calcext:value-type="float">
            <text:p>-0.957656</text:p>
          </table:table-cell>
          <table:table-cell office:value-type="float" office:value="13.8934" calcext:value-type="float">
            <text:p>13.8934</text:p>
          </table:table-cell>
          <table:table-cell office:value-type="float" office:value="0.918945" calcext:value-type="float">
            <text:p>0.918945</text:p>
          </table:table-cell>
          <table:table-cell office:value-type="float" office:value="196.005" calcext:value-type="float">
            <text:p>196.005</text:p>
          </table:table-cell>
          <table:table-cell office:value-type="float" office:value="0.850656" calcext:value-type="float">
            <text:p>0.850656</text:p>
          </table:table-cell>
          <table:table-cell office:value-type="float" office:value="0.165218" calcext:value-type="float">
            <text:p>0.165218</text:p>
          </table:table-cell>
          <table:table-cell table:formula="of:=SQRT((100*[.E393]/[.H393])-1)*0.5/SIN(PI()/10)" office:value-type="float" office:value="38.1252725457097" calcext:value-type="float">
            <text:p>38.12527254570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71852" calcext:value-type="float">
            <text:p>-3.71852</text:p>
          </table:table-cell>
          <table:table-cell office:value-type="float" office:value="-0.9571" calcext:value-type="float">
            <text:p>-0.9571</text:p>
          </table:table-cell>
          <table:table-cell office:value-type="float" office:value="13.887" calcext:value-type="float">
            <text:p>13.887</text:p>
          </table:table-cell>
          <table:table-cell office:value-type="float" office:value="0.918065" calcext:value-type="float">
            <text:p>0.918065</text:p>
          </table:table-cell>
          <table:table-cell office:value-type="float" office:value="195.938" calcext:value-type="float">
            <text:p>195.938</text:p>
          </table:table-cell>
          <table:table-cell office:value-type="float" office:value="0.849574" calcext:value-type="float">
            <text:p>0.849574</text:p>
          </table:table-cell>
          <table:table-cell office:value-type="float" office:value="0.163914" calcext:value-type="float">
            <text:p>0.163914</text:p>
          </table:table-cell>
          <table:table-cell table:formula="of:=SQRT((100*[.E394]/[.H394])-1)*0.5/SIN(PI()/10)" office:value-type="float" office:value="38.2585304107946" calcext:value-type="float">
            <text:p>38.25853041079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721" calcext:value-type="float">
            <text:p>-3.721</text:p>
          </table:table-cell>
          <table:table-cell office:value-type="float" office:value="-0.957188" calcext:value-type="float">
            <text:p>-0.957188</text:p>
          </table:table-cell>
          <table:table-cell office:value-type="float" office:value="13.9005" calcext:value-type="float">
            <text:p>13.9005</text:p>
          </table:table-cell>
          <table:table-cell office:value-type="float" office:value="0.918148" calcext:value-type="float">
            <text:p>0.918148</text:p>
          </table:table-cell>
          <table:table-cell office:value-type="float" office:value="196.091" calcext:value-type="float">
            <text:p>196.091</text:p>
          </table:table-cell>
          <table:table-cell office:value-type="float" office:value="0.849427" calcext:value-type="float">
            <text:p>0.849427</text:p>
          </table:table-cell>
          <table:table-cell office:value-type="float" office:value="0.172154" calcext:value-type="float">
            <text:p>0.172154</text:p>
          </table:table-cell>
          <table:table-cell table:formula="of:=SQRT((100*[.E395]/[.H395])-1)*0.5/SIN(PI()/10)" office:value-type="float" office:value="37.3317106716259" calcext:value-type="float">
            <text:p>37.33171067162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72314" calcext:value-type="float">
            <text:p>-3.72314</text:p>
          </table:table-cell>
          <table:table-cell office:value-type="float" office:value="-0.957705" calcext:value-type="float">
            <text:p>-0.957705</text:p>
          </table:table-cell>
          <table:table-cell office:value-type="float" office:value="13.9155" calcext:value-type="float">
            <text:p>13.9155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196.46" calcext:value-type="float">
            <text:p>196.46</text:p>
          </table:table-cell>
          <table:table-cell office:value-type="float" office:value="0.851011" calcext:value-type="float">
            <text:p>0.851011</text:p>
          </table:table-cell>
          <table:table-cell office:value-type="float" office:value="0.165167" calcext:value-type="float">
            <text:p>0.165167</text:p>
          </table:table-cell>
          <table:table-cell table:formula="of:=SQRT((100*[.E396]/[.H396])-1)*0.5/SIN(PI()/10)" office:value-type="float" office:value="38.1342032540214" calcext:value-type="float">
            <text:p>38.13420325402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7163" calcext:value-type="float">
            <text:p>-3.7163</text:p>
          </table:table-cell>
          <table:table-cell office:value-type="float" office:value="-0.956212" calcext:value-type="float">
            <text:p>-0.956212</text:p>
          </table:table-cell>
          <table:table-cell office:value-type="float" office:value="13.8683" calcext:value-type="float">
            <text:p>13.8683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195.314" calcext:value-type="float">
            <text:p>195.314</text:p>
          </table:table-cell>
          <table:table-cell office:value-type="float" office:value="0.847076" calcext:value-type="float">
            <text:p>0.847076</text:p>
          </table:table-cell>
          <table:table-cell office:value-type="float" office:value="0.178144" calcext:value-type="float">
            <text:p>0.178144</text:p>
          </table:table-cell>
          <table:table-cell table:formula="of:=SQRT((100*[.E397]/[.H397])-1)*0.5/SIN(PI()/10)" office:value-type="float" office:value="36.6654235144439" calcext:value-type="float">
            <text:p>36.66542351444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72021" calcext:value-type="float">
            <text:p>-3.72021</text:p>
          </table:table-cell>
          <table:table-cell office:value-type="float" office:value="-0.957354" calcext:value-type="float">
            <text:p>-0.957354</text:p>
          </table:table-cell>
          <table:table-cell office:value-type="float" office:value="13.8959" calcext:value-type="float">
            <text:p>13.8959</text:p>
          </table:table-cell>
          <table:table-cell office:value-type="float" office:value="0.91846" calcext:value-type="float">
            <text:p>0.91846</text:p>
          </table:table-cell>
          <table:table-cell office:value-type="float" office:value="196.018" calcext:value-type="float">
            <text:p>196.018</text:p>
          </table:table-cell>
          <table:table-cell office:value-type="float" office:value="0.849976" calcext:value-type="float">
            <text:p>0.849976</text:p>
          </table:table-cell>
          <table:table-cell office:value-type="float" office:value="0.164341" calcext:value-type="float">
            <text:p>0.164341</text:p>
          </table:table-cell>
          <table:table-cell table:formula="of:=SQRT((100*[.E398]/[.H398])-1)*0.5/SIN(PI()/10)" office:value-type="float" office:value="38.2169398929592" calcext:value-type="float">
            <text:p>38.21693989295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71946" calcext:value-type="float">
            <text:p>-3.71946</text:p>
          </table:table-cell>
          <table:table-cell office:value-type="float" office:value="-0.957096" calcext:value-type="float">
            <text:p>-0.957096</text:p>
          </table:table-cell>
          <table:table-cell office:value-type="float" office:value="13.8905" calcext:value-type="float">
            <text:p>13.8905</text:p>
          </table:table-cell>
          <table:table-cell office:value-type="float" office:value="0.917996" calcext:value-type="float">
            <text:p>0.917996</text:p>
          </table:table-cell>
          <table:table-cell office:value-type="float" office:value="195.869" calcext:value-type="float">
            <text:p>195.869</text:p>
          </table:table-cell>
          <table:table-cell office:value-type="float" office:value="0.849218" calcext:value-type="float">
            <text:p>0.849218</text:p>
          </table:table-cell>
          <table:table-cell office:value-type="float" office:value="0.168414" calcext:value-type="float">
            <text:p>0.168414</text:p>
          </table:table-cell>
          <table:table-cell table:formula="of:=SQRT((100*[.E399]/[.H399])-1)*0.5/SIN(PI()/10)" office:value-type="float" office:value="37.7415905429516" calcext:value-type="float">
            <text:p>37.74159054295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7179" calcext:value-type="float">
            <text:p>-3.7179</text:p>
          </table:table-cell>
          <table:table-cell office:value-type="float" office:value="-0.956635" calcext:value-type="float">
            <text:p>-0.956635</text:p>
          </table:table-cell>
          <table:table-cell office:value-type="float" office:value="13.88" calcext:value-type="float">
            <text:p>13.88</text:p>
          </table:table-cell>
          <table:table-cell office:value-type="float" office:value="0.917248" calcext:value-type="float">
            <text:p>0.917248</text:p>
          </table:table-cell>
          <table:table-cell office:value-type="float" office:value="195.628" calcext:value-type="float">
            <text:p>195.628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173403" calcext:value-type="float">
            <text:p>0.173403</text:p>
          </table:table-cell>
          <table:table-cell table:formula="of:=SQRT((100*[.E400]/[.H400])-1)*0.5/SIN(PI()/10)" office:value-type="float" office:value="37.1784966516118" calcext:value-type="float">
            <text:p>37.17849665161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71849" calcext:value-type="float">
            <text:p>-3.71849</text:p>
          </table:table-cell>
          <table:table-cell office:value-type="float" office:value="-0.956808" calcext:value-type="float">
            <text:p>-0.956808</text:p>
          </table:table-cell>
          <table:table-cell office:value-type="float" office:value="13.884" calcext:value-type="float">
            <text:p>13.884</text:p>
          </table:table-cell>
          <table:table-cell office:value-type="float" office:value="0.917557" calcext:value-type="float">
            <text:p>0.917557</text:p>
          </table:table-cell>
          <table:table-cell office:value-type="float" office:value="195.724" calcext:value-type="float">
            <text:p>195.724</text:p>
          </table:table-cell>
          <table:table-cell office:value-type="float" office:value="0.84862" calcext:value-type="float">
            <text:p>0.84862</text:p>
          </table:table-cell>
          <table:table-cell office:value-type="float" office:value="0.170343" calcext:value-type="float">
            <text:p>0.170343</text:p>
          </table:table-cell>
          <table:table-cell table:formula="of:=SQRT((100*[.E401]/[.H401])-1)*0.5/SIN(PI()/10)" office:value-type="float" office:value="37.5178995063844" calcext:value-type="float">
            <text:p>37.51789950638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71931" calcext:value-type="float">
            <text:p>-3.71931</text:p>
          </table:table-cell>
          <table:table-cell office:value-type="float" office:value="-0.170269" calcext:value-type="float">
            <text:p>-0.170269</text:p>
          </table:table-cell>
          <table:table-cell office:value-type="float" office:value="13.8895" calcext:value-type="float">
            <text:p>13.8895</text:p>
          </table:table-cell>
          <table:table-cell office:value-type="float" office:value="0.917967" calcext:value-type="float">
            <text:p>0.917967</text:p>
          </table:table-cell>
          <table:table-cell office:value-type="float" office:value="195.851" calcext:value-type="float">
            <text:p>195.851</text:p>
          </table:table-cell>
          <table:table-cell office:value-type="float" office:value="0.849214" calcext:value-type="float">
            <text:p>0.849214</text:p>
          </table:table-cell>
          <table:table-cell office:value-type="float" office:value="0.1673" calcext:value-type="float">
            <text:p>0.1673</text:p>
          </table:table-cell>
          <table:table-cell table:formula="of:=SQRT((100*[.E402]/[.H402])-1)*0.5/SIN(PI()/10)" office:value-type="float" office:value="37.8666679305158" calcext:value-type="float">
            <text:p>37.8666679305158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1.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42" calcext:value-type="float">
            <text:p>-0.4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31117" calcext:value-type="float">
            <text:p>0.031117</text:p>
          </table:table-cell>
          <table:table-cell office:value-type="float" office:value="0.594164" calcext:value-type="float">
            <text:p>0.594164</text:p>
          </table:table-cell>
          <table:table-cell table:formula="of:=SQRT((100*[.E426]/[.H426])-1)*0.5/SIN(PI()/10)" office:value-type="float" office:value="8.66649769384259" calcext:value-type="float">
            <text:p>8.666497693842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6" calcext:value-type="float">
            <text:p>-1.76</text:p>
          </table:table-cell>
          <table:table-cell office:value-type="float" office:value="-0.54" calcext:value-type="float">
            <text:p>-0.54</text:p>
          </table:table-cell>
          <table:table-cell office:value-type="float" office:value="3.328" calcext:value-type="float">
            <text:p>3.328</text:p>
          </table:table-cell>
          <table:table-cell office:value-type="float" office:value="0.298" calcext:value-type="float">
            <text:p>0.298</text:p>
          </table:table-cell>
          <table:table-cell office:value-type="float" office:value="13.9303" calcext:value-type="float">
            <text:p>13.9303</text:p>
          </table:table-cell>
          <table:table-cell office:value-type="float" office:value="0.096269" calcext:value-type="float">
            <text:p>0.096269</text:p>
          </table:table-cell>
          <table:table-cell office:value-type="float" office:value="1.09485" calcext:value-type="float">
            <text:p>1.09485</text:p>
          </table:table-cell>
          <table:table-cell table:formula="of:=SQRT((100*[.E427]/[.H427])-1)*0.5/SIN(PI()/10)" office:value-type="float" office:value="8.28495662795189" calcext:value-type="float">
            <text:p>8.284956627951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2" calcext:value-type="float">
            <text:p>-2.82</text:p>
          </table:table-cell>
          <table:table-cell office:value-type="float" office:value="-0.76" calcext:value-type="float">
            <text:p>-0.76</text:p>
          </table:table-cell>
          <table:table-cell office:value-type="float" office:value="8.0144" calcext:value-type="float">
            <text:p>8.0144</text:p>
          </table:table-cell>
          <table:table-cell office:value-type="float" office:value="0.5822" calcext:value-type="float">
            <text:p>0.5822</text:p>
          </table:table-cell>
          <table:table-cell office:value-type="float" office:value="66.2949" calcext:value-type="float">
            <text:p>66.2949</text:p>
          </table:table-cell>
          <table:table-cell office:value-type="float" office:value="0.349271" calcext:value-type="float">
            <text:p>0.349271</text:p>
          </table:table-cell>
          <table:table-cell office:value-type="float" office:value="0.972705" calcext:value-type="float">
            <text:p>0.972705</text:p>
          </table:table-cell>
          <table:table-cell table:formula="of:=SQRT((100*[.E428]/[.H428])-1)*0.5/SIN(PI()/10)" office:value-type="float" office:value="12.4129370057383" calcext:value-type="float">
            <text:p>12.41293700573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7" calcext:value-type="float">
            <text:p>-3.77</text:p>
          </table:table-cell>
          <table:table-cell office:value-type="float" office:value="-0.9675" calcext:value-type="float">
            <text:p>-0.9675</text:p>
          </table:table-cell>
          <table:table-cell office:value-type="float" office:value="14.2344" calcext:value-type="float">
            <text:p>14.2344</text:p>
          </table:table-cell>
          <table:table-cell office:value-type="float" office:value="0.93665" calcext:value-type="float">
            <text:p>0.93665</text:p>
          </table:table-cell>
          <table:table-cell office:value-type="float" office:value="203.826" calcext:value-type="float">
            <text:p>203.826</text:p>
          </table:table-cell>
          <table:table-cell office:value-type="float" office:value="0.879495" calcext:value-type="float">
            <text:p>0.879495</text:p>
          </table:table-cell>
          <table:table-cell office:value-type="float" office:value="0.10118" calcext:value-type="float">
            <text:p>0.10118</text:p>
          </table:table-cell>
          <table:table-cell table:formula="of:=SQRT((100*[.E429]/[.H429])-1)*0.5/SIN(PI()/10)" office:value-type="float" office:value="49.2033049620285" calcext:value-type="float">
            <text:p>49.20330496202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765" calcext:value-type="float">
            <text:p>-3.765</text:p>
          </table:table-cell>
          <table:table-cell office:value-type="float" office:value="-0.9625" calcext:value-type="float">
            <text:p>-0.9625</text:p>
          </table:table-cell>
          <table:table-cell office:value-type="float" office:value="14.206" calcext:value-type="float">
            <text:p>14.206</text:p>
          </table:table-cell>
          <table:table-cell office:value-type="float" office:value="0.92765" calcext:value-type="float">
            <text:p>0.92765</text:p>
          </table:table-cell>
          <table:table-cell office:value-type="float" office:value="203.51" calcext:value-type="float">
            <text:p>203.51</text:p>
          </table:table-cell>
          <table:table-cell office:value-type="float" office:value="0.864909" calcext:value-type="float">
            <text:p>0.864909</text:p>
          </table:table-cell>
          <table:table-cell office:value-type="float" office:value="0.188541" calcext:value-type="float">
            <text:p>0.188541</text:p>
          </table:table-cell>
          <table:table-cell table:formula="of:=SQRT((100*[.E430]/[.H430])-1)*0.5/SIN(PI()/10)" office:value-type="float" office:value="35.8537858166912" calcext:value-type="float">
            <text:p>35.85378581669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675" calcext:value-type="float">
            <text:p>-3.675</text:p>
          </table:table-cell>
          <table:table-cell office:value-type="float" office:value="-0.945" calcext:value-type="float">
            <text:p>-0.945</text:p>
          </table:table-cell>
          <table:table-cell office:value-type="float" office:value="13.602" calcext:value-type="float">
            <text:p>13.602</text:p>
          </table:table-cell>
          <table:table-cell office:value-type="float" office:value="0.8965" calcext:value-type="float">
            <text:p>0.8965</text:p>
          </table:table-cell>
          <table:table-cell office:value-type="float" office:value="189.856" calcext:value-type="float">
            <text:p>189.856</text:p>
          </table:table-cell>
          <table:table-cell office:value-type="float" office:value="0.815266" calcext:value-type="float">
            <text:p>0.815266</text:p>
          </table:table-cell>
          <table:table-cell office:value-type="float" office:value="0.285172" calcext:value-type="float">
            <text:p>0.285172</text:p>
          </table:table-cell>
          <table:table-cell table:formula="of:=SQRT((100*[.E431]/[.H431])-1)*0.5/SIN(PI()/10)" office:value-type="float" office:value="28.6429346027848" calcext:value-type="float">
            <text:p>28.64293460278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6225" calcext:value-type="float">
            <text:p>-3.6225</text:p>
          </table:table-cell>
          <table:table-cell office:value-type="float" office:value="-0.922187" calcext:value-type="float">
            <text:p>-0.922187</text:p>
          </table:table-cell>
          <table:table-cell office:value-type="float" office:value="13.2504" calcext:value-type="float">
            <text:p>13.2504</text:p>
          </table:table-cell>
          <table:table-cell office:value-type="float" office:value="0.863194" calcext:value-type="float">
            <text:p>0.863194</text:p>
          </table:table-cell>
          <table:table-cell office:value-type="float" office:value="181.686" calcext:value-type="float">
            <text:p>181.686</text:p>
          </table:table-cell>
          <table:table-cell office:value-type="float" office:value="0.775711" calcext:value-type="float">
            <text:p>0.775711</text:p>
          </table:table-cell>
          <table:table-cell office:value-type="float" office:value="0.366326" calcext:value-type="float">
            <text:p>0.366326</text:p>
          </table:table-cell>
          <table:table-cell table:formula="of:=SQRT((100*[.E432]/[.H432])-1)*0.5/SIN(PI()/10)" office:value-type="float" office:value="24.7847461407942" calcext:value-type="float">
            <text:p>24.78474614079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62687" calcext:value-type="float">
            <text:p>-3.62687</text:p>
          </table:table-cell>
          <table:table-cell office:value-type="float" office:value="-0.938906" calcext:value-type="float">
            <text:p>-0.938906</text:p>
          </table:table-cell>
          <table:table-cell office:value-type="float" office:value="13.2315" calcext:value-type="float">
            <text:p>13.2315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178.985" calcext:value-type="float">
            <text:p>178.985</text:p>
          </table:table-cell>
          <table:table-cell office:value-type="float" office:value="0.793926" calcext:value-type="float">
            <text:p>0.793926</text:p>
          </table:table-cell>
          <table:table-cell office:value-type="float" office:value="0.281728" calcext:value-type="float">
            <text:p>0.281728</text:p>
          </table:table-cell>
          <table:table-cell table:formula="of:=SQRT((100*[.E433]/[.H433])-1)*0.5/SIN(PI()/10)" office:value-type="float" office:value="28.6307488351868" calcext:value-type="float">
            <text:p>28.63074883518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59594" calcext:value-type="float">
            <text:p>-3.59594</text:p>
          </table:table-cell>
          <table:table-cell office:value-type="float" office:value="-0.927187" calcext:value-type="float">
            <text:p>-0.927187</text:p>
          </table:table-cell>
          <table:table-cell office:value-type="float" office:value="13.0494" calcext:value-type="float">
            <text:p>13.0494</text:p>
          </table:table-cell>
          <table:table-cell office:value-type="float" office:value="0.870012" calcext:value-type="float">
            <text:p>0.870012</text:p>
          </table:table-cell>
          <table:table-cell office:value-type="float" office:value="175.759" calcext:value-type="float">
            <text:p>175.759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577281" calcext:value-type="float">
            <text:p>0.577281</text:p>
          </table:table-cell>
          <table:table-cell table:formula="of:=SQRT((100*[.E434]/[.H434])-1)*0.5/SIN(PI()/10)" office:value-type="float" office:value="19.797528933837" calcext:value-type="float">
            <text:p>19.7975289338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61281" calcext:value-type="float">
            <text:p>-3.61281</text:p>
          </table:table-cell>
          <table:table-cell office:value-type="float" office:value="-0.935625" calcext:value-type="float">
            <text:p>-0.935625</text:p>
          </table:table-cell>
          <table:table-cell office:value-type="float" office:value="13.136" calcext:value-type="float">
            <text:p>13.136</text:p>
          </table:table-cell>
          <table:table-cell office:value-type="float" office:value="0.88002" calcext:value-type="float">
            <text:p>0.88002</text:p>
          </table:table-cell>
          <table:table-cell office:value-type="float" office:value="176.578" calcext:value-type="float">
            <text:p>176.578</text:p>
          </table:table-cell>
          <table:table-cell office:value-type="float" office:value="0.787683" calcext:value-type="float">
            <text:p>0.787683</text:p>
          </table:table-cell>
          <table:table-cell office:value-type="float" office:value="0.328331" calcext:value-type="float">
            <text:p>0.328331</text:p>
          </table:table-cell>
          <table:table-cell table:formula="of:=SQRT((100*[.E435]/[.H435])-1)*0.5/SIN(PI()/10)" office:value-type="float" office:value="26.4402943859103" calcext:value-type="float">
            <text:p>26.44029438591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63828" calcext:value-type="float">
            <text:p>-3.63828</text:p>
          </table:table-cell>
          <table:table-cell office:value-type="float" office:value="-0.943125" calcext:value-type="float">
            <text:p>-0.943125</text:p>
          </table:table-cell>
          <table:table-cell office:value-type="float" office:value="13.312" calcext:value-type="float">
            <text:p>13.312</text:p>
          </table:table-cell>
          <table:table-cell office:value-type="float" office:value="0.892285" calcext:value-type="float">
            <text:p>0.892285</text:p>
          </table:table-cell>
          <table:table-cell office:value-type="float" office:value="180.953" calcext:value-type="float">
            <text:p>180.953</text:p>
          </table:table-cell>
          <table:table-cell office:value-type="float" office:value="0.805189" calcext:value-type="float">
            <text:p>0.805189</text:p>
          </table:table-cell>
          <table:table-cell office:value-type="float" office:value="0.242008" calcext:value-type="float">
            <text:p>0.242008</text:p>
          </table:table-cell>
          <table:table-cell table:formula="of:=SQRT((100*[.E436]/[.H436])-1)*0.5/SIN(PI()/10)" office:value-type="float" office:value="31.0266453985154" calcext:value-type="float">
            <text:p>31.02664539851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63605" calcext:value-type="float">
            <text:p>-3.63605</text:p>
          </table:table-cell>
          <table:table-cell office:value-type="float" office:value="-0.941934" calcext:value-type="float">
            <text:p>-0.941934</text:p>
          </table:table-cell>
          <table:table-cell office:value-type="float" office:value="13.2987" calcext:value-type="float">
            <text:p>13.2987</text:p>
          </table:table-cell>
          <table:table-cell office:value-type="float" office:value="0.890486" calcext:value-type="float">
            <text:p>0.890486</text:p>
          </table:table-cell>
          <table:table-cell office:value-type="float" office:value="180.706" calcext:value-type="float">
            <text:p>180.706</text:p>
          </table:table-cell>
          <table:table-cell office:value-type="float" office:value="0.802934" calcext:value-type="float">
            <text:p>0.802934</text:p>
          </table:table-cell>
          <table:table-cell office:value-type="float" office:value="0.262246" calcext:value-type="float">
            <text:p>0.262246</text:p>
          </table:table-cell>
          <table:table-cell table:formula="of:=SQRT((100*[.E437]/[.H437])-1)*0.5/SIN(PI()/10)" office:value-type="float" office:value="29.7718837790591" calcext:value-type="float">
            <text:p>29.771883779059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62123" calcext:value-type="float">
            <text:p>-3.62123</text:p>
          </table:table-cell>
          <table:table-cell office:value-type="float" office:value="-0.939253" calcext:value-type="float">
            <text:p>-0.939253</text:p>
          </table:table-cell>
          <table:table-cell office:value-type="float" office:value="13.1919" calcext:value-type="float">
            <text:p>13.1919</text:p>
          </table:table-cell>
          <table:table-cell office:value-type="float" office:value="0.885737" calcext:value-type="float">
            <text:p>0.885737</text:p>
          </table:table-cell>
          <table:table-cell office:value-type="float" office:value="177.873" calcext:value-type="float">
            <text:p>177.873</text:p>
          </table:table-cell>
          <table:table-cell office:value-type="float" office:value="0.795029" calcext:value-type="float">
            <text:p>0.795029</text:p>
          </table:table-cell>
          <table:table-cell office:value-type="float" office:value="0.263183" calcext:value-type="float">
            <text:p>0.263183</text:p>
          </table:table-cell>
          <table:table-cell table:formula="of:=SQRT((100*[.E438]/[.H438])-1)*0.5/SIN(PI()/10)" office:value-type="float" office:value="29.6390949028639" calcext:value-type="float">
            <text:p>29.63909490286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62019" calcext:value-type="float">
            <text:p>-3.62019</text:p>
          </table:table-cell>
          <table:table-cell office:value-type="float" office:value="-0.939207" calcext:value-type="float">
            <text:p>-0.939207</text:p>
          </table:table-cell>
          <table:table-cell office:value-type="float" office:value="13.1842" calcext:value-type="float">
            <text:p>13.1842</text:p>
          </table:table-cell>
          <table:table-cell office:value-type="float" office:value="0.885454" calcext:value-type="float">
            <text:p>0.885454</text:p>
          </table:table-cell>
          <table:table-cell office:value-type="float" office:value="177.695" calcext:value-type="float">
            <text:p>177.695</text:p>
          </table:table-cell>
          <table:table-cell office:value-type="float" office:value="0.794348" calcext:value-type="float">
            <text:p>0.794348</text:p>
          </table:table-cell>
          <table:table-cell office:value-type="float" office:value="0.264122" calcext:value-type="float">
            <text:p>0.264122</text:p>
          </table:table-cell>
          <table:table-cell table:formula="of:=SQRT((100*[.E439]/[.H439])-1)*0.5/SIN(PI()/10)" office:value-type="float" office:value="29.5814635787581" calcext:value-type="float">
            <text:p>29.58146357875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61259" calcext:value-type="float">
            <text:p>-3.61259</text:p>
          </table:table-cell>
          <table:table-cell office:value-type="float" office:value="-0.00168091" calcext:value-type="float">
            <text:p>-0.00168091</text:p>
          </table:table-cell>
          <table:table-cell office:value-type="float" office:value="13.1365" calcext:value-type="float">
            <text:p>13.1365</text:p>
          </table:table-cell>
          <table:table-cell office:value-type="float" office:value="0.880669" calcext:value-type="float">
            <text:p>0.880669</text:p>
          </table:table-cell>
          <table:table-cell office:value-type="float" office:value="176.731" calcext:value-type="float">
            <text:p>176.731</text:p>
          </table:table-cell>
          <table:table-cell office:value-type="float" office:value="0.788169" calcext:value-type="float">
            <text:p>0.788169</text:p>
          </table:table-cell>
          <table:table-cell office:value-type="float" office:value="0.30964" calcext:value-type="float">
            <text:p>0.30964</text:p>
          </table:table-cell>
          <table:table-cell table:formula="of:=SQRT((100*[.E440]/[.H440])-1)*0.5/SIN(PI()/10)" office:value-type="float" office:value="27.2395945106739" calcext:value-type="float">
            <text:p>27.23959451067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61711" calcext:value-type="float">
            <text:p>-3.61711</text:p>
          </table:table-cell>
          <table:table-cell office:value-type="float" office:value="0.40745" calcext:value-type="float">
            <text:p>0.40745</text:p>
          </table:table-cell>
          <table:table-cell office:value-type="float" office:value="13.1651" calcext:value-type="float">
            <text:p>13.1651</text:p>
          </table:table-cell>
          <table:table-cell office:value-type="float" office:value="0.883119" calcext:value-type="float">
            <text:p>0.883119</text:p>
          </table:table-cell>
          <table:table-cell office:value-type="float" office:value="177.291" calcext:value-type="float">
            <text:p>177.291</text:p>
          </table:table-cell>
          <table:table-cell office:value-type="float" office:value="0.791513" calcext:value-type="float">
            <text:p>0.791513</text:p>
          </table:table-cell>
          <table:table-cell office:value-type="float" office:value="0.282855" calcext:value-type="float">
            <text:p>0.282855</text:p>
          </table:table-cell>
          <table:table-cell table:formula="of:=SQRT((100*[.E441]/[.H441])-1)*0.5/SIN(PI()/10)" office:value-type="float" office:value="28.5442545322469" calcext:value-type="float">
            <text:p>28.54425453224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62017" calcext:value-type="float">
            <text:p>-3.62017</text:p>
          </table:table-cell>
          <table:table-cell office:value-type="float" office:value="0.445136" calcext:value-type="float">
            <text:p>0.445136</text:p>
          </table:table-cell>
          <table:table-cell office:value-type="float" office:value="13.186" calcext:value-type="float">
            <text:p>13.186</text:p>
          </table:table-cell>
          <table:table-cell office:value-type="float" office:value="0.884432" calcext:value-type="float">
            <text:p>0.884432</text:p>
          </table:table-cell>
          <table:table-cell office:value-type="float" office:value="177.813" calcext:value-type="float">
            <text:p>177.813</text:p>
          </table:table-cell>
          <table:table-cell office:value-type="float" office:value="0.793093" calcext:value-type="float">
            <text:p>0.793093</text:p>
          </table:table-cell>
          <table:table-cell office:value-type="float" office:value="0.278384" calcext:value-type="float">
            <text:p>0.278384</text:p>
          </table:table-cell>
          <table:table-cell table:formula="of:=SQRT((100*[.E442]/[.H442])-1)*0.5/SIN(PI()/10)" office:value-type="float" office:value="28.7947397447882" calcext:value-type="float">
            <text:p>28.79473974478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61965" calcext:value-type="float">
            <text:p>-3.61965</text:p>
          </table:table-cell>
          <table:table-cell office:value-type="float" office:value="0.0569887" calcext:value-type="float">
            <text:p>0.0569887</text:p>
          </table:table-cell>
          <table:table-cell office:value-type="float" office:value="13.183" calcext:value-type="float">
            <text:p>13.183</text:p>
          </table:table-cell>
          <table:table-cell office:value-type="float" office:value="0.884233" calcext:value-type="float">
            <text:p>0.884233</text:p>
          </table:table-cell>
          <table:table-cell office:value-type="float" office:value="177.77" calcext:value-type="float">
            <text:p>177.77</text:p>
          </table:table-cell>
          <table:table-cell office:value-type="float" office:value="0.792985" calcext:value-type="float">
            <text:p>0.792985</text:p>
          </table:table-cell>
          <table:table-cell office:value-type="float" office:value="0.280495" calcext:value-type="float">
            <text:p>0.280495</text:p>
          </table:table-cell>
          <table:table-cell table:formula="of:=SQRT((100*[.E443]/[.H443])-1)*0.5/SIN(PI()/10)" office:value-type="float" office:value="28.6825996934424" calcext:value-type="float">
            <text:p>28.68259969344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61911" calcext:value-type="float">
            <text:p>-3.61911</text:p>
          </table:table-cell>
          <table:table-cell office:value-type="float" office:value="-0.254048" calcext:value-type="float">
            <text:p>-0.254048</text:p>
          </table:table-cell>
          <table:table-cell office:value-type="float" office:value="13.1796" calcext:value-type="float">
            <text:p>13.1796</text:p>
          </table:table-cell>
          <table:table-cell office:value-type="float" office:value="0.883951" calcext:value-type="float">
            <text:p>0.883951</text:p>
          </table:table-cell>
          <table:table-cell office:value-type="float" office:value="177.694" calcext:value-type="float">
            <text:p>177.694</text:p>
          </table:table-cell>
          <table:table-cell office:value-type="float" office:value="0.79271" calcext:value-type="float">
            <text:p>0.79271</text:p>
          </table:table-cell>
          <table:table-cell office:value-type="float" office:value="0.285115" calcext:value-type="float">
            <text:p>0.285115</text:p>
          </table:table-cell>
          <table:table-cell table:formula="of:=SQRT((100*[.E444]/[.H444])-1)*0.5/SIN(PI()/10)" office:value-type="float" office:value="28.4439673042505" calcext:value-type="float">
            <text:p>28.44396730425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61883" calcext:value-type="float">
            <text:p>-3.61883</text:p>
          </table:table-cell>
          <table:table-cell office:value-type="float" office:value="-0.260492" calcext:value-type="float">
            <text:p>-0.260492</text:p>
          </table:table-cell>
          <table:table-cell office:value-type="float" office:value="13.1776" calcext:value-type="float">
            <text:p>13.1776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177.646" calcext:value-type="float">
            <text:p>177.646</text:p>
          </table:table-cell>
          <table:table-cell office:value-type="float" office:value="0.79255" calcext:value-type="float">
            <text:p>0.79255</text:p>
          </table:table-cell>
          <table:table-cell office:value-type="float" office:value="0.284832" calcext:value-type="float">
            <text:p>0.284832</text:p>
          </table:table-cell>
          <table:table-cell table:formula="of:=SQRT((100*[.E445]/[.H445])-1)*0.5/SIN(PI()/10)" office:value-type="float" office:value="28.4575586323002" calcext:value-type="float">
            <text:p>28.4575586323002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0.1" calcext:value-type="float">
            <text:p>0.1</text:p>
          </table:table-cell>
          <table:table-cell office:value-type="float" office:value="1.0816" calcext:value-type="float">
            <text:p>1.0816</text:p>
          </table:table-cell>
          <table:table-cell office:value-type="float" office:value="0.01" calcext:value-type="float">
            <text:p>0.01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97358" calcext:value-type="float">
            <text:p>4.97358</text:p>
          </table:table-cell>
          <table:table-cell table:formula="of:=SQRT((100*[.E469]/[.H46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8" calcext:value-type="float">
            <text:p>-2.28</text:p>
          </table:table-cell>
          <table:table-cell office:value-type="float" office:value="0.49" calcext:value-type="float">
            <text:p>0.49</text:p>
          </table:table-cell>
          <table:table-cell office:value-type="float" office:value="5.328" calcext:value-type="float">
            <text:p>5.328</text:p>
          </table:table-cell>
          <table:table-cell office:value-type="float" office:value="0.257" calcext:value-type="float">
            <text:p>0.257</text:p>
          </table:table-cell>
          <table:table-cell office:value-type="float" office:value="31.0824" calcext:value-type="float">
            <text:p>31.0824</text:p>
          </table:table-cell>
          <table:table-cell office:value-type="float" office:value="0.0822798" calcext:value-type="float">
            <text:p>0.0822798</text:p>
          </table:table-cell>
          <table:table-cell office:value-type="float" office:value="10.1369" calcext:value-type="float">
            <text:p>10.1369</text:p>
          </table:table-cell>
          <table:table-cell table:formula="of:=SQRT((100*[.E470]/[.H470])-1)*0.5/SIN(PI()/10)" office:value-type="float" office:value="2.00485567005772" calcext:value-type="float">
            <text:p>2.004855670057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4" calcext:value-type="float">
            <text:p>-3.24</text:p>
          </table:table-cell>
          <table:table-cell office:value-type="float" office:value="0.865" calcext:value-type="float">
            <text:p>0.865</text:p>
          </table:table-cell>
          <table:table-cell office:value-type="float" office:value="10.544" calcext:value-type="float">
            <text:p>10.544</text:p>
          </table:table-cell>
          <table:table-cell office:value-type="float" office:value="0.7505" calcext:value-type="float">
            <text:p>0.7505</text:p>
          </table:table-cell>
          <table:table-cell office:value-type="float" office:value="113.125" calcext:value-type="float">
            <text:p>113.125</text:p>
          </table:table-cell>
          <table:table-cell office:value-type="float" office:value="0.569991" calcext:value-type="float">
            <text:p>0.569991</text:p>
          </table:table-cell>
          <table:table-cell office:value-type="float" office:value="1.07631" calcext:value-type="float">
            <text:p>1.07631</text:p>
          </table:table-cell>
          <table:table-cell table:formula="of:=SQRT((100*[.E471]/[.H471])-1)*0.5/SIN(PI()/10)" office:value-type="float" office:value="13.4139781343489" calcext:value-type="float">
            <text:p>13.41397813434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6" calcext:value-type="float">
            <text:p>-3.26</text:p>
          </table:table-cell>
          <table:table-cell office:value-type="float" office:value="0.7925" calcext:value-type="float">
            <text:p>0.7925</text:p>
          </table:table-cell>
          <table:table-cell office:value-type="float" office:value="10.7472" calcext:value-type="float">
            <text:p>10.7472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120.131" calcext:value-type="float">
            <text:p>120.131</text:p>
          </table:table-cell>
          <table:table-cell office:value-type="float" office:value="0.474397" calcext:value-type="float">
            <text:p>0.474397</text:p>
          </table:table-cell>
          <table:table-cell office:value-type="float" office:value="2.4505" calcext:value-type="float">
            <text:p>2.4505</text:p>
          </table:table-cell>
          <table:table-cell table:formula="of:=SQRT((100*[.E472]/[.H472])-1)*0.5/SIN(PI()/10)" office:value-type="float" office:value="8.1822185639125" calcext:value-type="float">
            <text:p>8.18221856391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55" calcext:value-type="float">
            <text:p>-3.55</text:p>
          </table:table-cell>
          <table:table-cell office:value-type="float" office:value="0.9275" calcext:value-type="float">
            <text:p>0.9275</text:p>
          </table:table-cell>
          <table:table-cell office:value-type="float" office:value="12.6976" calcext:value-type="float">
            <text:p>12.6976</text:p>
          </table:table-cell>
          <table:table-cell office:value-type="float" office:value="0.8643" calcext:value-type="float">
            <text:p>0.8643</text:p>
          </table:table-cell>
          <table:table-cell office:value-type="float" office:value="165.468" calcext:value-type="float">
            <text:p>165.468</text:p>
          </table:table-cell>
          <table:table-cell office:value-type="float" office:value="0.759057" calcext:value-type="float">
            <text:p>0.759057</text:p>
          </table:table-cell>
          <table:table-cell office:value-type="float" office:value="0.270086" calcext:value-type="float">
            <text:p>0.270086</text:p>
          </table:table-cell>
          <table:table-cell table:formula="of:=SQRT((100*[.E473]/[.H473])-1)*0.5/SIN(PI()/10)" office:value-type="float" office:value="28.8994270164861" calcext:value-type="float">
            <text:p>28.89942701648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4575" calcext:value-type="float">
            <text:p>-3.4575</text:p>
          </table:table-cell>
          <table:table-cell office:value-type="float" office:value="0.915625" calcext:value-type="float">
            <text:p>0.915625</text:p>
          </table:table-cell>
          <table:table-cell office:value-type="float" office:value="12.0526" calcext:value-type="float">
            <text:p>12.0526</text:p>
          </table:table-cell>
          <table:table-cell office:value-type="float" office:value="0.841163" calcext:value-type="float">
            <text:p>0.841163</text:p>
          </table:table-cell>
          <table:table-cell office:value-type="float" office:value="149.719" calcext:value-type="float">
            <text:p>149.719</text:p>
          </table:table-cell>
          <table:table-cell office:value-type="float" office:value="0.716628" calcext:value-type="float">
            <text:p>0.716628</text:p>
          </table:table-cell>
          <table:table-cell office:value-type="float" office:value="0.292586" calcext:value-type="float">
            <text:p>0.292586</text:p>
          </table:table-cell>
          <table:table-cell table:formula="of:=SQRT((100*[.E474]/[.H474])-1)*0.5/SIN(PI()/10)" office:value-type="float" office:value="27.3869910005954" calcext:value-type="float">
            <text:p>27.38699100059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435" calcext:value-type="float">
            <text:p>-3.435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11.9344" calcext:value-type="float">
            <text:p>11.9344</text:p>
          </table:table-cell>
          <table:table-cell office:value-type="float" office:value="0.811587" calcext:value-type="float">
            <text:p>0.811587</text:p>
          </table:table-cell>
          <table:table-cell office:value-type="float" office:value="148.507" calcext:value-type="float">
            <text:p>148.507</text:p>
          </table:table-cell>
          <table:table-cell office:value-type="float" office:value="0.682328" calcext:value-type="float">
            <text:p>0.682328</text:p>
          </table:table-cell>
          <table:table-cell office:value-type="float" office:value="0.518078" calcext:value-type="float">
            <text:p>0.518078</text:p>
          </table:table-cell>
          <table:table-cell table:formula="of:=SQRT((100*[.E475]/[.H475])-1)*0.5/SIN(PI()/10)" office:value-type="float" office:value="20.1867776501561" calcext:value-type="float">
            <text:p>20.18677765015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43687" calcext:value-type="float">
            <text:p>-3.43687</text:p>
          </table:table-cell>
          <table:table-cell office:value-type="float" office:value="0.904219" calcext:value-type="float">
            <text:p>0.904219</text:p>
          </table:table-cell>
          <table:table-cell office:value-type="float" office:value="11.9095" calcext:value-type="float">
            <text:p>11.9095</text:p>
          </table:table-cell>
          <table:table-cell office:value-type="float" office:value="0.822566" calcext:value-type="float">
            <text:p>0.822566</text:p>
          </table:table-cell>
          <table:table-cell office:value-type="float" office:value="146.342" calcext:value-type="float">
            <text:p>146.342</text:p>
          </table:table-cell>
          <table:table-cell office:value-type="float" office:value="0.691331" calcext:value-type="float">
            <text:p>0.691331</text:p>
          </table:table-cell>
          <table:table-cell office:value-type="float" office:value="0.465499" calcext:value-type="float">
            <text:p>0.465499</text:p>
          </table:table-cell>
          <table:table-cell table:formula="of:=SQRT((100*[.E476]/[.H476])-1)*0.5/SIN(PI()/10)" office:value-type="float" office:value="21.447727898527" calcext:value-type="float">
            <text:p>21.4477278985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54313" calcext:value-type="float">
            <text:p>-3.54313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12.6446" calcext:value-type="float">
            <text:p>12.6446</text:p>
          </table:table-cell>
          <table:table-cell office:value-type="float" office:value="0.860242" calcext:value-type="float">
            <text:p>0.860242</text:p>
          </table:table-cell>
          <table:table-cell office:value-type="float" office:value="164.213" calcext:value-type="float">
            <text:p>164.213</text:p>
          </table:table-cell>
          <table:table-cell office:value-type="float" office:value="0.752121" calcext:value-type="float">
            <text:p>0.752121</text:p>
          </table:table-cell>
          <table:table-cell office:value-type="float" office:value="0.34981" calcext:value-type="float">
            <text:p>0.34981</text:p>
          </table:table-cell>
          <table:table-cell table:formula="of:=SQRT((100*[.E477]/[.H477])-1)*0.5/SIN(PI()/10)" office:value-type="float" office:value="25.3219437949747" calcext:value-type="float">
            <text:p>25.32194379497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49656" calcext:value-type="float">
            <text:p>-3.49656</text:p>
          </table:table-cell>
          <table:table-cell office:value-type="float" office:value="0.913047" calcext:value-type="float">
            <text:p>0.913047</text:p>
          </table:table-cell>
          <table:table-cell office:value-type="float" office:value="12.3242" calcext:value-type="float">
            <text:p>12.3242</text:p>
          </table:table-cell>
          <table:table-cell office:value-type="float" office:value="0.839495" calcext:value-type="float">
            <text:p>0.839495</text:p>
          </table:table-cell>
          <table:table-cell office:value-type="float" office:value="156.44" calcext:value-type="float">
            <text:p>156.44</text:p>
          </table:table-cell>
          <table:table-cell office:value-type="float" office:value="0.721054" calcext:value-type="float">
            <text:p>0.721054</text:p>
          </table:table-cell>
          <table:table-cell office:value-type="float" office:value="0.429795" calcext:value-type="float">
            <text:p>0.429795</text:p>
          </table:table-cell>
          <table:table-cell table:formula="of:=SQRT((100*[.E478]/[.H478])-1)*0.5/SIN(PI()/10)" office:value-type="float" office:value="22.5554469159379" calcext:value-type="float">
            <text:p>22.55544691593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48664" calcext:value-type="float">
            <text:p>-3.48664</text:p>
          </table:table-cell>
          <table:table-cell office:value-type="float" office:value="0.912188" calcext:value-type="float">
            <text:p>0.912188</text:p>
          </table:table-cell>
          <table:table-cell office:value-type="float" office:value="12.2711" calcext:value-type="float">
            <text:p>12.2711</text:p>
          </table:table-cell>
          <table:table-cell office:value-type="float" office:value="0.838135" calcext:value-type="float">
            <text:p>0.838135</text:p>
          </table:table-cell>
          <table:table-cell office:value-type="float" office:value="155.778" calcext:value-type="float">
            <text:p>155.778</text:p>
          </table:table-cell>
          <table:table-cell office:value-type="float" office:value="0.719588" calcext:value-type="float">
            <text:p>0.719588</text:p>
          </table:table-cell>
          <table:table-cell office:value-type="float" office:value="0.445372" calcext:value-type="float">
            <text:p>0.445372</text:p>
          </table:table-cell>
          <table:table-cell table:formula="of:=SQRT((100*[.E479]/[.H479])-1)*0.5/SIN(PI()/10)" office:value-type="float" office:value="22.1373794940396" calcext:value-type="float">
            <text:p>22.13737949403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47871" calcext:value-type="float">
            <text:p>-3.47871</text:p>
          </table:table-cell>
          <table:table-cell office:value-type="float" office:value="0.90876" calcext:value-type="float">
            <text:p>0.90876</text:p>
          </table:table-cell>
          <table:table-cell office:value-type="float" office:value="12.2159" calcext:value-type="float">
            <text:p>12.2159</text:p>
          </table:table-cell>
          <table:table-cell office:value-type="float" office:value="0.833082" calcext:value-type="float">
            <text:p>0.833082</text:p>
          </table:table-cell>
          <table:table-cell office:value-type="float" office:value="154.394" calcext:value-type="float">
            <text:p>154.394</text:p>
          </table:table-cell>
          <table:table-cell office:value-type="float" office:value="0.712511" calcext:value-type="float">
            <text:p>0.712511</text:p>
          </table:table-cell>
          <table:table-cell office:value-type="float" office:value="0.502759" calcext:value-type="float">
            <text:p>0.502759</text:p>
          </table:table-cell>
          <table:table-cell table:formula="of:=SQRT((100*[.E480]/[.H480])-1)*0.5/SIN(PI()/10)" office:value-type="float" office:value="20.7652493548276" calcext:value-type="float">
            <text:p>20.76524935482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47846" calcext:value-type="float">
            <text:p>-3.47846</text:p>
          </table:table-cell>
          <table:table-cell office:value-type="float" office:value="0.40043" calcext:value-type="float">
            <text:p>0.40043</text:p>
          </table:table-cell>
          <table:table-cell office:value-type="float" office:value="12.2279" calcext:value-type="float">
            <text:p>12.2279</text:p>
          </table:table-cell>
          <table:table-cell office:value-type="float" office:value="0.82985" calcext:value-type="float">
            <text:p>0.82985</text:p>
          </table:table-cell>
          <table:table-cell office:value-type="float" office:value="155.185" calcext:value-type="float">
            <text:p>155.185</text:p>
          </table:table-cell>
          <table:table-cell office:value-type="float" office:value="0.711965" calcext:value-type="float">
            <text:p>0.711965</text:p>
          </table:table-cell>
          <table:table-cell office:value-type="float" office:value="0.559643" calcext:value-type="float">
            <text:p>0.559643</text:p>
          </table:table-cell>
          <table:table-cell table:formula="of:=SQRT((100*[.E481]/[.H481])-1)*0.5/SIN(PI()/10)" office:value-type="float" office:value="19.6364294089519" calcext:value-type="float">
            <text:p>19.63642940895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48959" calcext:value-type="float">
            <text:p>-3.48959</text:p>
          </table:table-cell>
          <table:table-cell office:value-type="float" office:value="-0.907239" calcext:value-type="float">
            <text:p>-0.907239</text:p>
          </table:table-cell>
          <table:table-cell office:value-type="float" office:value="12.3025" calcext:value-type="float">
            <text:p>12.3025</text:p>
          </table:table-cell>
          <table:table-cell office:value-type="float" office:value="0.834804" calcext:value-type="float">
            <text:p>0.834804</text:p>
          </table:table-cell>
          <table:table-cell office:value-type="float" office:value="156.887" calcext:value-type="float">
            <text:p>156.887</text:p>
          </table:table-cell>
          <table:table-cell office:value-type="float" office:value="0.719748" calcext:value-type="float">
            <text:p>0.719748</text:p>
          </table:table-cell>
          <table:table-cell office:value-type="float" office:value="0.549398" calcext:value-type="float">
            <text:p>0.549398</text:p>
          </table:table-cell>
          <table:table-cell table:formula="of:=SQRT((100*[.E482]/[.H482])-1)*0.5/SIN(PI()/10)" office:value-type="float" office:value="19.8793673707562" calcext:value-type="float">
            <text:p>19.87936737075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48178" calcext:value-type="float">
            <text:p>-3.48178</text:p>
          </table:table-cell>
          <table:table-cell office:value-type="float" office:value="-0.8208" calcext:value-type="float">
            <text:p>-0.8208</text:p>
          </table:table-cell>
          <table:table-cell office:value-type="float" office:value="12.2413" calcext:value-type="float">
            <text:p>12.2413</text:p>
          </table:table-cell>
          <table:table-cell office:value-type="float" office:value="0.83375" calcext:value-type="float">
            <text:p>0.83375</text:p>
          </table:table-cell>
          <table:table-cell office:value-type="float" office:value="155.179" calcext:value-type="float">
            <text:p>155.179</text:p>
          </table:table-cell>
          <table:table-cell office:value-type="float" office:value="0.714403" calcext:value-type="float">
            <text:p>0.714403</text:p>
          </table:table-cell>
          <table:table-cell office:value-type="float" office:value="0.494396" calcext:value-type="float">
            <text:p>0.494396</text:p>
          </table:table-cell>
          <table:table-cell table:formula="of:=SQRT((100*[.E483]/[.H483])-1)*0.5/SIN(PI()/10)" office:value-type="float" office:value="20.9496426693577" calcext:value-type="float">
            <text:p>20.94964266935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49231" calcext:value-type="float">
            <text:p>-3.49231</text:p>
          </table:table-cell>
          <table:table-cell office:value-type="float" office:value="-0.815272" calcext:value-type="float">
            <text:p>-0.815272</text:p>
          </table:table-cell>
          <table:table-cell office:value-type="float" office:value="12.3098" calcext:value-type="float">
            <text:p>12.3098</text:p>
          </table:table-cell>
          <table:table-cell office:value-type="float" office:value="0.838408" calcext:value-type="float">
            <text:p>0.838408</text:p>
          </table:table-cell>
          <table:table-cell office:value-type="float" office:value="156.681" calcext:value-type="float">
            <text:p>156.681</text:p>
          </table:table-cell>
          <table:table-cell office:value-type="float" office:value="0.721174" calcext:value-type="float">
            <text:p>0.721174</text:p>
          </table:table-cell>
          <table:table-cell office:value-type="float" office:value="0.471458" calcext:value-type="float">
            <text:p>0.471458</text:p>
          </table:table-cell>
          <table:table-cell table:formula="of:=SQRT((100*[.E484]/[.H484])-1)*0.5/SIN(PI()/10)" office:value-type="float" office:value="21.5163857794223" calcext:value-type="float">
            <text:p>21.51638577942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49614" calcext:value-type="float">
            <text:p>-3.49614</text:p>
          </table:table-cell>
          <table:table-cell office:value-type="float" office:value="0.0553778" calcext:value-type="float">
            <text:p>0.0553778</text:p>
          </table:table-cell>
          <table:table-cell office:value-type="float" office:value="12.3369" calcext:value-type="float">
            <text:p>12.3369</text:p>
          </table:table-cell>
          <table:table-cell office:value-type="float" office:value="0.840011" calcext:value-type="float">
            <text:p>0.840011</text:p>
          </table:table-cell>
          <table:table-cell office:value-type="float" office:value="157.358" calcext:value-type="float">
            <text:p>157.358</text:p>
          </table:table-cell>
          <table:table-cell office:value-type="float" office:value="0.724072" calcext:value-type="float">
            <text:p>0.724072</text:p>
          </table:table-cell>
          <table:table-cell office:value-type="float" office:value="0.471093" calcext:value-type="float">
            <text:p>0.471093</text:p>
          </table:table-cell>
          <table:table-cell table:formula="of:=SQRT((100*[.E485]/[.H485])-1)*0.5/SIN(PI()/10)" office:value-type="float" office:value="21.5454502174393" calcext:value-type="float">
            <text:p>21.54545021743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4912" calcext:value-type="float">
            <text:p>-3.4912</text:p>
          </table:table-cell>
          <table:table-cell office:value-type="float" office:value="0.0989752" calcext:value-type="float">
            <text:p>0.0989752</text:p>
          </table:table-cell>
          <table:table-cell office:value-type="float" office:value="12.3039" calcext:value-type="float">
            <text:p>12.3039</text:p>
          </table:table-cell>
          <table:table-cell office:value-type="float" office:value="0.837975" calcext:value-type="float">
            <text:p>0.837975</text:p>
          </table:table-cell>
          <table:table-cell office:value-type="float" office:value="156.602" calcext:value-type="float">
            <text:p>156.602</text:p>
          </table:table-cell>
          <table:table-cell office:value-type="float" office:value="0.721043" calcext:value-type="float">
            <text:p>0.721043</text:p>
          </table:table-cell>
          <table:table-cell office:value-type="float" office:value="0.476156" calcext:value-type="float">
            <text:p>0.476156</text:p>
          </table:table-cell>
          <table:table-cell table:formula="of:=SQRT((100*[.E486]/[.H486])-1)*0.5/SIN(PI()/10)" office:value-type="float" office:value="21.4038127523668" calcext:value-type="float">
            <text:p>21.40381275236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49153" calcext:value-type="float">
            <text:p>-3.49153</text:p>
          </table:table-cell>
          <table:table-cell office:value-type="float" office:value="0.00648094" calcext:value-type="float">
            <text:p>0.00648094</text:p>
          </table:table-cell>
          <table:table-cell office:value-type="float" office:value="12.3057" calcext:value-type="float">
            <text:p>12.3057</text:p>
          </table:table-cell>
          <table:table-cell office:value-type="float" office:value="0.838203" calcext:value-type="float">
            <text:p>0.838203</text:p>
          </table:table-cell>
          <table:table-cell office:value-type="float" office:value="156.626" calcext:value-type="float">
            <text:p>156.626</text:p>
          </table:table-cell>
          <table:table-cell office:value-type="float" office:value="0.721155" calcext:value-type="float">
            <text:p>0.721155</text:p>
          </table:table-cell>
          <table:table-cell office:value-type="float" office:value="0.470851" calcext:value-type="float">
            <text:p>0.470851</text:p>
          </table:table-cell>
          <table:table-cell table:formula="of:=SQRT((100*[.E487]/[.H487])-1)*0.5/SIN(PI()/10)" office:value-type="float" office:value="21.527681441527" calcext:value-type="float">
            <text:p>21.5276814415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48857" calcext:value-type="float">
            <text:p>-3.48857</text:p>
          </table:table-cell>
          <table:table-cell office:value-type="float" office:value="-0.0533806" calcext:value-type="float">
            <text:p>-0.0533806</text:p>
          </table:table-cell>
          <table:table-cell office:value-type="float" office:value="12.2873" calcext:value-type="float">
            <text:p>12.2873</text:p>
          </table:table-cell>
          <table:table-cell office:value-type="float" office:value="0.836567" calcext:value-type="float">
            <text:p>0.836567</text:p>
          </table:table-cell>
          <table:table-cell office:value-type="float" office:value="156.256" calcext:value-type="float">
            <text:p>156.256</text:p>
          </table:table-cell>
          <table:table-cell office:value-type="float" office:value="0.719201" calcext:value-type="float">
            <text:p>0.719201</text:p>
          </table:table-cell>
          <table:table-cell office:value-type="float" office:value="0.486675" calcext:value-type="float">
            <text:p>0.486675</text:p>
          </table:table-cell>
          <table:table-cell table:formula="of:=SQRT((100*[.E488]/[.H488])-1)*0.5/SIN(PI()/10)" office:value-type="float" office:value="21.152004854989" calcext:value-type="float">
            <text:p>21.152004854989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.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0.04" calcext:value-type="float">
            <text:p>0.04</text:p>
          </table:table-cell>
          <table:table-cell office:value-type="float" office:value="2.56" calcext:value-type="float">
            <text:p>2.56</text:p>
          </table:table-cell>
          <table:table-cell office:value-type="float" office:value="0.0016" calcext:value-type="float">
            <text:p>0.0016</text:p>
          </table:table-cell>
          <table:table-cell office:value-type="float" office:value="6.5536" calcext:value-type="float">
            <text:p>6.553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3.11777" calcext:value-type="float">
            <text:p>3.11777</text:p>
          </table:table-cell>
          <table:table-cell table:formula="of:=SQRT((100*[.E512]/[.H512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6" calcext:value-type="float">
            <text:p>-1.56</text:p>
          </table:table-cell>
          <table:table-cell office:value-type="float" office:value="-0.08" calcext:value-type="float">
            <text:p>-0.08</text:p>
          </table:table-cell>
          <table:table-cell office:value-type="float" office:value="2.5632" calcext:value-type="float">
            <text:p>2.5632</text:p>
          </table:table-cell>
          <table:table-cell office:value-type="float" office:value="0.0128" calcext:value-type="float">
            <text:p>0.0128</text:p>
          </table:table-cell>
          <table:table-cell office:value-type="float" office:value="7.83157" calcext:value-type="float">
            <text:p>7.83157</text:p>
          </table:table-cell>
          <table:table-cell office:value-type="float" office:value="0.00032768" calcext:value-type="float">
            <text:p>0.00032768</text:p>
          </table:table-cell>
          <table:table-cell office:value-type="float" office:value="4.31151" calcext:value-type="float">
            <text:p>4.31151</text:p>
          </table:table-cell>
          <table:table-cell table:formula="of:=SQRT((100*[.E513]/[.H513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8" calcext:value-type="float">
            <text:p>-2.28</text:p>
          </table:table-cell>
          <table:table-cell office:value-type="float" office:value="-0.38" calcext:value-type="float">
            <text:p>-0.38</text:p>
          </table:table-cell>
          <table:table-cell office:value-type="float" office:value="5.296" calcext:value-type="float">
            <text:p>5.296</text:p>
          </table:table-cell>
          <table:table-cell office:value-type="float" office:value="0.1598" calcext:value-type="float">
            <text:p>0.1598</text:p>
          </table:table-cell>
          <table:table-cell office:value-type="float" office:value="30.0863" calcext:value-type="float">
            <text:p>30.0863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6.53376" calcext:value-type="float">
            <text:p>6.53376</text:p>
          </table:table-cell>
          <table:table-cell table:formula="of:=SQRT((100*[.E514]/[.H514])-1)*0.5/SIN(PI()/10)" office:value-type="float" office:value="1.94551928039634" calcext:value-type="float">
            <text:p>1.945519280396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3" calcext:value-type="float">
            <text:p>-3.13</text:p>
          </table:table-cell>
          <table:table-cell office:value-type="float" office:value="-0.855" calcext:value-type="float">
            <text:p>-0.855</text:p>
          </table:table-cell>
          <table:table-cell office:value-type="float" office:value="9.8424" calcext:value-type="float">
            <text:p>9.8424</text:p>
          </table:table-cell>
          <table:table-cell office:value-type="float" office:value="0.7325" calcext:value-type="float">
            <text:p>0.7325</text:p>
          </table:table-cell>
          <table:table-cell office:value-type="float" office:value="98.5702" calcext:value-type="float">
            <text:p>98.5702</text:p>
          </table:table-cell>
          <table:table-cell office:value-type="float" office:value="0.54082" calcext:value-type="float">
            <text:p>0.54082</text:p>
          </table:table-cell>
          <table:table-cell office:value-type="float" office:value="0.465902" calcext:value-type="float">
            <text:p>0.465902</text:p>
          </table:table-cell>
          <table:table-cell table:formula="of:=SQRT((100*[.E515]/[.H515])-1)*0.5/SIN(PI()/10)" office:value-type="float" office:value="20.2236064333502" calcext:value-type="float">
            <text:p>20.2236064333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555" calcext:value-type="float">
            <text:p>-3.555</text:p>
          </table:table-cell>
          <table:table-cell office:value-type="float" office:value="-0.92875" calcext:value-type="float">
            <text:p>-0.92875</text:p>
          </table:table-cell>
          <table:table-cell office:value-type="float" office:value="12.698" calcext:value-type="float">
            <text:p>12.698</text:p>
          </table:table-cell>
          <table:table-cell office:value-type="float" office:value="0.864475" calcext:value-type="float">
            <text:p>0.864475</text:p>
          </table:table-cell>
          <table:table-cell office:value-type="float" office:value="164.199" calcext:value-type="float">
            <text:p>164.199</text:p>
          </table:table-cell>
          <table:table-cell office:value-type="float" office:value="0.753753" calcext:value-type="float">
            <text:p>0.753753</text:p>
          </table:table-cell>
          <table:table-cell office:value-type="float" office:value="0.332758" calcext:value-type="float">
            <text:p>0.332758</text:p>
          </table:table-cell>
          <table:table-cell table:formula="of:=SQRT((100*[.E516]/[.H516])-1)*0.5/SIN(PI()/10)" office:value-type="float" office:value="26.0292790872425" calcext:value-type="float">
            <text:p>26.02927908724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3675" calcext:value-type="float">
            <text:p>-3.3675</text:p>
          </table:table-cell>
          <table:table-cell office:value-type="float" office:value="-0.861875" calcext:value-type="float">
            <text:p>-0.861875</text:p>
          </table:table-cell>
          <table:table-cell office:value-type="float" office:value="11.4946" calcext:value-type="float">
            <text:p>11.4946</text:p>
          </table:table-cell>
          <table:table-cell office:value-type="float" office:value="0.761563" calcext:value-type="float">
            <text:p>0.761563</text:p>
          </table:table-cell>
          <table:table-cell office:value-type="float" office:value="138.759" calcext:value-type="float">
            <text:p>138.759</text:p>
          </table:table-cell>
          <table:table-cell office:value-type="float" office:value="0.621794" calcext:value-type="float">
            <text:p>0.621794</text:p>
          </table:table-cell>
          <table:table-cell office:value-type="float" office:value="1.45077" calcext:value-type="float">
            <text:p>1.45077</text:p>
          </table:table-cell>
          <table:table-cell table:formula="of:=SQRT((100*[.E517]/[.H517])-1)*0.5/SIN(PI()/10)" office:value-type="float" office:value="11.6108692011556" calcext:value-type="float">
            <text:p>11.61086920115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48875" calcext:value-type="float">
            <text:p>-3.48875</text:p>
          </table:table-cell>
          <table:table-cell office:value-type="float" office:value="-0.907812" calcext:value-type="float">
            <text:p>-0.907812</text:p>
          </table:table-cell>
          <table:table-cell office:value-type="float" office:value="12.2755" calcext:value-type="float">
            <text:p>12.2755</text:p>
          </table:table-cell>
          <table:table-cell office:value-type="float" office:value="0.830681" calcext:value-type="float">
            <text:p>0.830681</text:p>
          </table:table-cell>
          <table:table-cell office:value-type="float" office:value="155.386" calcext:value-type="float">
            <text:p>155.386</text:p>
          </table:table-cell>
          <table:table-cell office:value-type="float" office:value="0.708353" calcext:value-type="float">
            <text:p>0.708353</text:p>
          </table:table-cell>
          <table:table-cell office:value-type="float" office:value="0.491699" calcext:value-type="float">
            <text:p>0.491699</text:p>
          </table:table-cell>
          <table:table-cell table:formula="of:=SQRT((100*[.E518]/[.H518])-1)*0.5/SIN(PI()/10)" office:value-type="float" office:value="20.9684318816187" calcext:value-type="float">
            <text:p>20.96843188161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28938" calcext:value-type="float">
            <text:p>-3.28938</text:p>
          </table:table-cell>
          <table:table-cell office:value-type="float" office:value="-0.213594" calcext:value-type="float">
            <text:p>-0.213594</text:p>
          </table:table-cell>
          <table:table-cell office:value-type="float" office:value="11.0405" calcext:value-type="float">
            <text:p>11.0405</text:p>
          </table:table-cell>
          <table:table-cell office:value-type="float" office:value="0.743203" calcext:value-type="float">
            <text:p>0.743203</text:p>
          </table:table-cell>
          <table:table-cell office:value-type="float" office:value="130.397" calcext:value-type="float">
            <text:p>130.397</text:p>
          </table:table-cell>
          <table:table-cell office:value-type="float" office:value="0.606455" calcext:value-type="float">
            <text:p>0.606455</text:p>
          </table:table-cell>
          <table:table-cell office:value-type="float" office:value="1.332" calcext:value-type="float">
            <text:p>1.332</text:p>
          </table:table-cell>
          <table:table-cell table:formula="of:=SQRT((100*[.E519]/[.H519])-1)*0.5/SIN(PI()/10)" office:value-type="float" office:value="11.9773889258589" calcext:value-type="float">
            <text:p>11.97738892585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32188" calcext:value-type="float">
            <text:p>-3.32188</text:p>
          </table:table-cell>
          <table:table-cell office:value-type="float" office:value="0.879453" calcext:value-type="float">
            <text:p>0.879453</text:p>
          </table:table-cell>
          <table:table-cell office:value-type="float" office:value="11.1876" calcext:value-type="float">
            <text:p>11.1876</text:p>
          </table:table-cell>
          <table:table-cell office:value-type="float" office:value="0.783298" calcext:value-type="float">
            <text:p>0.783298</text:p>
          </table:table-cell>
          <table:table-cell office:value-type="float" office:value="131.186" calcext:value-type="float">
            <text:p>131.186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56285" calcext:value-type="float">
            <text:p>0.656285</text:p>
          </table:table-cell>
          <table:table-cell table:formula="of:=SQRT((100*[.E520]/[.H520])-1)*0.5/SIN(PI()/10)" office:value-type="float" office:value="17.6026429807422" calcext:value-type="float">
            <text:p>17.60264298074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29844" calcext:value-type="float">
            <text:p>-3.29844</text:p>
          </table:table-cell>
          <table:table-cell office:value-type="float" office:value="-0.311992" calcext:value-type="float">
            <text:p>-0.311992</text:p>
          </table:table-cell>
          <table:table-cell office:value-type="float" office:value="11.0614" calcext:value-type="float">
            <text:p>11.0614</text:p>
          </table:table-cell>
          <table:table-cell office:value-type="float" office:value="0.75794" calcext:value-type="float">
            <text:p>0.75794</text:p>
          </table:table-cell>
          <table:table-cell office:value-type="float" office:value="129.704" calcext:value-type="float">
            <text:p>129.704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0.898195" calcext:value-type="float">
            <text:p>0.898195</text:p>
          </table:table-cell>
          <table:table-cell table:formula="of:=SQRT((100*[.E521]/[.H521])-1)*0.5/SIN(PI()/10)" office:value-type="float" office:value="14.7751218167706" calcext:value-type="float">
            <text:p>14.77512181677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34883" calcext:value-type="float">
            <text:p>-3.34883</text:p>
          </table:table-cell>
          <table:table-cell office:value-type="float" office:value="-0.87918" calcext:value-type="float">
            <text:p>-0.87918</text:p>
          </table:table-cell>
          <table:table-cell office:value-type="float" office:value="11.3573" calcext:value-type="float">
            <text:p>11.3573</text:p>
          </table:table-cell>
          <table:table-cell office:value-type="float" office:value="0.783255" calcext:value-type="float">
            <text:p>0.783255</text:p>
          </table:table-cell>
          <table:table-cell office:value-type="float" office:value="135.059" calcext:value-type="float">
            <text:p>135.059</text:p>
          </table:table-cell>
          <table:table-cell office:value-type="float" office:value="0.639393" calcext:value-type="float">
            <text:p>0.639393</text:p>
          </table:table-cell>
          <table:table-cell office:value-type="float" office:value="0.737068" calcext:value-type="float">
            <text:p>0.737068</text:p>
          </table:table-cell>
          <table:table-cell table:formula="of:=SQRT((100*[.E522]/[.H522])-1)*0.5/SIN(PI()/10)" office:value-type="float" office:value="16.6009273717237" calcext:value-type="float">
            <text:p>16.60092737172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3132" calcext:value-type="float">
            <text:p>-3.3132</text:p>
          </table:table-cell>
          <table:table-cell office:value-type="float" office:value="-0.608789" calcext:value-type="float">
            <text:p>-0.608789</text:p>
          </table:table-cell>
          <table:table-cell office:value-type="float" office:value="11.145" calcext:value-type="float">
            <text:p>11.145</text:p>
          </table:table-cell>
          <table:table-cell office:value-type="float" office:value="0.768249" calcext:value-type="float">
            <text:p>0.768249</text:p>
          </table:table-cell>
          <table:table-cell office:value-type="float" office:value="130.988" calcext:value-type="float">
            <text:p>130.988</text:p>
          </table:table-cell>
          <table:table-cell office:value-type="float" office:value="0.624938" calcext:value-type="float">
            <text:p>0.624938</text:p>
          </table:table-cell>
          <table:table-cell office:value-type="float" office:value="0.838048" calcext:value-type="float">
            <text:p>0.838048</text:p>
          </table:table-cell>
          <table:table-cell table:formula="of:=SQRT((100*[.E523]/[.H523])-1)*0.5/SIN(PI()/10)" office:value-type="float" office:value="15.4071538638847" calcext:value-type="float">
            <text:p>15.40715386388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33061" calcext:value-type="float">
            <text:p>-3.33061</text:p>
          </table:table-cell>
          <table:table-cell office:value-type="float" office:value="-0.159067" calcext:value-type="float">
            <text:p>-0.159067</text:p>
          </table:table-cell>
          <table:table-cell office:value-type="float" office:value="11.2477" calcext:value-type="float">
            <text:p>11.2477</text:p>
          </table:table-cell>
          <table:table-cell office:value-type="float" office:value="0.778849" calcext:value-type="float">
            <text:p>0.778849</text:p>
          </table:table-cell>
          <table:table-cell office:value-type="float" office:value="132.884" calcext:value-type="float">
            <text:p>132.884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766883" calcext:value-type="float">
            <text:p>0.766883</text:p>
          </table:table-cell>
          <table:table-cell table:formula="of:=SQRT((100*[.E524]/[.H524])-1)*0.5/SIN(PI()/10)" office:value-type="float" office:value="16.2256092063186" calcext:value-type="float">
            <text:p>16.22560920631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32824" calcext:value-type="float">
            <text:p>-3.32824</text:p>
          </table:table-cell>
          <table:table-cell office:value-type="float" office:value="-0.378008" calcext:value-type="float">
            <text:p>-0.378008</text:p>
          </table:table-cell>
          <table:table-cell office:value-type="float" office:value="11.242" calcext:value-type="float">
            <text:p>11.242</text:p>
          </table:table-cell>
          <table:table-cell office:value-type="float" office:value="0.770334" calcext:value-type="float">
            <text:p>0.770334</text:p>
          </table:table-cell>
          <table:table-cell office:value-type="float" office:value="133.071" calcext:value-type="float">
            <text:p>133.071</text:p>
          </table:table-cell>
          <table:table-cell office:value-type="float" office:value="0.627067" calcext:value-type="float">
            <text:p>0.627067</text:p>
          </table:table-cell>
          <table:table-cell office:value-type="float" office:value="0.874086" calcext:value-type="float">
            <text:p>0.874086</text:p>
          </table:table-cell>
          <table:table-cell table:formula="of:=SQRT((100*[.E525]/[.H525])-1)*0.5/SIN(PI()/10)" office:value-type="float" office:value="15.1033076817404" calcext:value-type="float">
            <text:p>15.10330768174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33454" calcext:value-type="float">
            <text:p>-3.33454</text:p>
          </table:table-cell>
          <table:table-cell office:value-type="float" office:value="-0.322614" calcext:value-type="float">
            <text:p>-0.322614</text:p>
          </table:table-cell>
          <table:table-cell office:value-type="float" office:value="11.2785" calcext:value-type="float">
            <text:p>11.2785</text:p>
          </table:table-cell>
          <table:table-cell office:value-type="float" office:value="0.778844" calcext:value-type="float">
            <text:p>0.778844</text:p>
          </table:table-cell>
          <table:table-cell office:value-type="float" office:value="133.747" calcext:value-type="float">
            <text:p>133.747</text:p>
          </table:table-cell>
          <table:table-cell office:value-type="float" office:value="0.635987" calcext:value-type="float">
            <text:p>0.635987</text:p>
          </table:table-cell>
          <table:table-cell office:value-type="float" office:value="0.735253" calcext:value-type="float">
            <text:p>0.735253</text:p>
          </table:table-cell>
          <table:table-cell table:formula="of:=SQRT((100*[.E526]/[.H526])-1)*0.5/SIN(PI()/10)" office:value-type="float" office:value="16.5742849836077" calcext:value-type="float">
            <text:p>16.57428498360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33302" calcext:value-type="float">
            <text:p>-3.33302</text:p>
          </table:table-cell>
          <table:table-cell office:value-type="float" office:value="-0.160184" calcext:value-type="float">
            <text:p>-0.160184</text:p>
          </table:table-cell>
          <table:table-cell office:value-type="float" office:value="11.2685" calcext:value-type="float">
            <text:p>11.2685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133.542" calcext:value-type="float">
            <text:p>133.542</text:p>
          </table:table-cell>
          <table:table-cell office:value-type="float" office:value="0.633638" calcext:value-type="float">
            <text:p>0.633638</text:p>
          </table:table-cell>
          <table:table-cell office:value-type="float" office:value="0.78435" calcext:value-type="float">
            <text:p>0.78435</text:p>
          </table:table-cell>
          <table:table-cell table:formula="of:=SQRT((100*[.E527]/[.H527])-1)*0.5/SIN(PI()/10)" office:value-type="float" office:value="16.0210582870226" calcext:value-type="float">
            <text:p>16.02105828702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33" calcext:value-type="float">
            <text:p>-3.33</text:p>
          </table:table-cell>
          <table:table-cell office:value-type="float" office:value="0.033338" calcext:value-type="float">
            <text:p>0.033338</text:p>
          </table:table-cell>
          <table:table-cell office:value-type="float" office:value="11.2491" calcext:value-type="float">
            <text:p>11.2491</text:p>
          </table:table-cell>
          <table:table-cell office:value-type="float" office:value="0.775102" calcext:value-type="float">
            <text:p>0.775102</text:p>
          </table:table-cell>
          <table:table-cell office:value-type="float" office:value="133.108" calcext:value-type="float">
            <text:p>133.108</text:p>
          </table:table-cell>
          <table:table-cell office:value-type="float" office:value="0.631333" calcext:value-type="float">
            <text:p>0.631333</text:p>
          </table:table-cell>
          <table:table-cell office:value-type="float" office:value="0.800497" calcext:value-type="float">
            <text:p>0.800497</text:p>
          </table:table-cell>
          <table:table-cell table:formula="of:=SQRT((100*[.E528]/[.H528])-1)*0.5/SIN(PI()/10)" office:value-type="float" office:value="15.8391888369131" calcext:value-type="float">
            <text:p>15.83918883691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32654" calcext:value-type="float">
            <text:p>-3.32654</text:p>
          </table:table-cell>
          <table:table-cell office:value-type="float" office:value="0.251014" calcext:value-type="float">
            <text:p>0.251014</text:p>
          </table:table-cell>
          <table:table-cell office:value-type="float" office:value="11.2299" calcext:value-type="float">
            <text:p>11.2299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132.784" calcext:value-type="float">
            <text:p>132.784</text:p>
          </table:table-cell>
          <table:table-cell office:value-type="float" office:value="0.629733" calcext:value-type="float">
            <text:p>0.629733</text:p>
          </table:table-cell>
          <table:table-cell office:value-type="float" office:value="0.811002" calcext:value-type="float">
            <text:p>0.811002</text:p>
          </table:table-cell>
          <table:table-cell table:formula="of:=SQRT((100*[.E529]/[.H529])-1)*0.5/SIN(PI()/10)" office:value-type="float" office:value="15.7176224960025" calcext:value-type="float">
            <text:p>15.7176224960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32454" calcext:value-type="float">
            <text:p>-3.32454</text:p>
          </table:table-cell>
          <table:table-cell office:value-type="float" office:value="0.0279282" calcext:value-type="float">
            <text:p>0.0279282</text:p>
          </table:table-cell>
          <table:table-cell office:value-type="float" office:value="11.217" calcext:value-type="float">
            <text:p>11.217</text:p>
          </table:table-cell>
          <table:table-cell office:value-type="float" office:value="0.772073" calcext:value-type="float">
            <text:p>0.772073</text:p>
          </table:table-cell>
          <table:table-cell office:value-type="float" office:value="132.518" calcext:value-type="float">
            <text:p>132.518</text:p>
          </table:table-cell>
          <table:table-cell office:value-type="float" office:value="0.628293" calcext:value-type="float">
            <text:p>0.628293</text:p>
          </table:table-cell>
          <table:table-cell office:value-type="float" office:value="0.828533" calcext:value-type="float">
            <text:p>0.828533</text:p>
          </table:table-cell>
          <table:table-cell table:formula="of:=SQRT((100*[.E530]/[.H530])-1)*0.5/SIN(PI()/10)" office:value-type="float" office:value="15.5352789723895" calcext:value-type="float">
            <text:p>15.535278972389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32817" calcext:value-type="float">
            <text:p>-3.32817</text:p>
          </table:table-cell>
          <table:table-cell office:value-type="float" office:value="0.0110149" calcext:value-type="float">
            <text:p>0.0110149</text:p>
          </table:table-cell>
          <table:table-cell office:value-type="float" office:value="11.2381" calcext:value-type="float">
            <text:p>11.2381</text:p>
          </table:table-cell>
          <table:table-cell office:value-type="float" office:value="0.774405" calcext:value-type="float">
            <text:p>0.774405</text:p>
          </table:table-cell>
          <table:table-cell office:value-type="float" office:value="132.892" calcext:value-type="float">
            <text:p>132.892</text:p>
          </table:table-cell>
          <table:table-cell office:value-type="float" office:value="0.630721" calcext:value-type="float">
            <text:p>0.630721</text:p>
          </table:table-cell>
          <table:table-cell office:value-type="float" office:value="0.804041" calcext:value-type="float">
            <text:p>0.804041</text:p>
          </table:table-cell>
          <table:table-cell table:formula="of:=SQRT((100*[.E531]/[.H531])-1)*0.5/SIN(PI()/10)" office:value-type="float" office:value="15.7966958995549" calcext:value-type="float">
            <text:p>15.7966958995549</text:p>
          </table:table-cell>
          <table:table-cell/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2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01889" calcext:value-type="float">
            <text:p>2.01889</text:p>
          </table:table-cell>
          <table:table-cell table:formula="of:=SQRT((100*[.E555]/[.H555])-1)*0.5/SIN(PI()/10)" office:value-type="float" office:value="4.25796549872085" calcext:value-type="float">
            <text:p>4.257965498720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4" calcext:value-type="float">
            <text:p>-1.84</text:p>
          </table:table-cell>
          <table:table-cell office:value-type="float" office:value="-0.48" calcext:value-type="float">
            <text:p>-0.48</text:p>
          </table:table-cell>
          <table:table-cell office:value-type="float" office:value="3.4112" calcext:value-type="float">
            <text:p>3.4112</text:p>
          </table:table-cell>
          <table:table-cell office:value-type="float" office:value="0.2308" calcext:value-type="float">
            <text:p>0.2308</text:p>
          </table:table-cell>
          <table:table-cell office:value-type="float" office:value="11.983" calcext:value-type="float">
            <text:p>11.983</text:p>
          </table:table-cell>
          <table:table-cell office:value-type="float" office:value="0.0536373" calcext:value-type="float">
            <text:p>0.0536373</text:p>
          </table:table-cell>
          <table:table-cell office:value-type="float" office:value="3.05039" calcext:value-type="float">
            <text:p>3.05039</text:p>
          </table:table-cell>
          <table:table-cell table:formula="of:=SQRT((100*[.E556]/[.H556])-1)*0.5/SIN(PI()/10)" office:value-type="float" office:value="4.1461613851319" calcext:value-type="float">
            <text:p>4.14616138513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4" calcext:value-type="float">
            <text:p>-2.74</text:p>
          </table:table-cell>
          <table:table-cell office:value-type="float" office:value="-0.64" calcext:value-type="float">
            <text:p>-0.64</text:p>
          </table:table-cell>
          <table:table-cell office:value-type="float" office:value="7.544" calcext:value-type="float">
            <text:p>7.544</text:p>
          </table:table-cell>
          <table:table-cell office:value-type="float" office:value="0.4176" calcext:value-type="float">
            <text:p>0.4176</text:p>
          </table:table-cell>
          <table:table-cell office:value-type="float" office:value="57.9914" calcext:value-type="float">
            <text:p>57.9914</text:p>
          </table:table-cell>
          <table:table-cell office:value-type="float" office:value="0.187538" calcext:value-type="float">
            <text:p>0.187538</text:p>
          </table:table-cell>
          <table:table-cell office:value-type="float" office:value="4.5319" calcext:value-type="float">
            <text:p>4.5319</text:p>
          </table:table-cell>
          <table:table-cell table:formula="of:=SQRT((100*[.E557]/[.H557])-1)*0.5/SIN(PI()/10)" office:value-type="float" office:value="4.63748926214361" calcext:value-type="float">
            <text:p>4.637489262143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3" calcext:value-type="float">
            <text:p>-3.33</text:p>
          </table:table-cell>
          <table:table-cell office:value-type="float" office:value="-0.88" calcext:value-type="float">
            <text:p>-0.88</text:p>
          </table:table-cell>
          <table:table-cell office:value-type="float" office:value="11.1272" calcext:value-type="float">
            <text:p>11.1272</text:p>
          </table:table-cell>
          <table:table-cell office:value-type="float" office:value="0.7756" calcext:value-type="float">
            <text:p>0.7756</text:p>
          </table:table-cell>
          <table:table-cell office:value-type="float" office:value="125.491" calcext:value-type="float">
            <text:p>125.491</text:p>
          </table:table-cell>
          <table:table-cell office:value-type="float" office:value="0.605337" calcext:value-type="float">
            <text:p>0.605337</text:p>
          </table:table-cell>
          <table:table-cell office:value-type="float" office:value="0.633328" calcext:value-type="float">
            <text:p>0.633328</text:p>
          </table:table-cell>
          <table:table-cell table:formula="of:=SQRT((100*[.E558]/[.H558])-1)*0.5/SIN(PI()/10)" office:value-type="float" office:value="17.8324809173753" calcext:value-type="float">
            <text:p>17.83248091737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325" calcext:value-type="float">
            <text:p>-3.325</text:p>
          </table:table-cell>
          <table:table-cell office:value-type="float" office:value="-0.89125" calcext:value-type="float">
            <text:p>-0.89125</text:p>
          </table:table-cell>
          <table:table-cell office:value-type="float" office:value="11.1268" calcext:value-type="float">
            <text:p>11.1268</text:p>
          </table:table-cell>
          <table:table-cell office:value-type="float" office:value="0.797825" calcext:value-type="float">
            <text:p>0.797825</text:p>
          </table:table-cell>
          <table:table-cell office:value-type="float" office:value="126.929" calcext:value-type="float">
            <text:p>126.929</text:p>
          </table:table-cell>
          <table:table-cell office:value-type="float" office:value="0.647286" calcext:value-type="float">
            <text:p>0.647286</text:p>
          </table:table-cell>
          <table:table-cell office:value-type="float" office:value="0.415816" calcext:value-type="float">
            <text:p>0.415816</text:p>
          </table:table-cell>
          <table:table-cell table:formula="of:=SQRT((100*[.E559]/[.H559])-1)*0.5/SIN(PI()/10)" office:value-type="float" office:value="22.3540470068539" calcext:value-type="float">
            <text:p>22.35404700685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235" calcext:value-type="float">
            <text:p>-3.235</text:p>
          </table:table-cell>
          <table:table-cell office:value-type="float" office:value="-0.8225" calcext:value-type="float">
            <text:p>-0.8225</text:p>
          </table:table-cell>
          <table:table-cell office:value-type="float" office:value="10.6188" calcext:value-type="float">
            <text:p>10.6188</text:p>
          </table:table-cell>
          <table:table-cell office:value-type="float" office:value="0.6949" calcext:value-type="float">
            <text:p>0.6949</text:p>
          </table:table-cell>
          <table:table-cell office:value-type="float" office:value="118.9" calcext:value-type="float">
            <text:p>118.9</text:p>
          </table:table-cell>
          <table:table-cell office:value-type="float" office:value="0.524085" calcext:value-type="float">
            <text:p>0.524085</text:p>
          </table:table-cell>
          <table:table-cell office:value-type="float" office:value="1.44047" calcext:value-type="float">
            <text:p>1.44047</text:p>
          </table:table-cell>
          <table:table-cell table:formula="of:=SQRT((100*[.E560]/[.H560])-1)*0.5/SIN(PI()/10)" office:value-type="float" office:value="11.1211089730422" calcext:value-type="float">
            <text:p>11.12110897304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97125" calcext:value-type="float">
            <text:p>-2.97125</text:p>
          </table:table-cell>
          <table:table-cell office:value-type="float" office:value="-0.778438" calcext:value-type="float">
            <text:p>-0.778438</text:p>
          </table:table-cell>
          <table:table-cell office:value-type="float" office:value="9.0707" calcext:value-type="float">
            <text:p>9.0707</text:p>
          </table:table-cell>
          <table:table-cell office:value-type="float" office:value="0.629556" calcext:value-type="float">
            <text:p>0.629556</text:p>
          </table:table-cell>
          <table:table-cell office:value-type="float" office:value="90.9075" calcext:value-type="float">
            <text:p>90.9075</text:p>
          </table:table-cell>
          <table:table-cell office:value-type="float" office:value="0.443786" calcext:value-type="float">
            <text:p>0.443786</text:p>
          </table:table-cell>
          <table:table-cell office:value-type="float" office:value="1.80157" calcext:value-type="float">
            <text:p>1.80157</text:p>
          </table:table-cell>
          <table:table-cell table:formula="of:=SQRT((100*[.E561]/[.H561])-1)*0.5/SIN(PI()/10)" office:value-type="float" office:value="9.42702395313802" calcext:value-type="float">
            <text:p>9.427023953138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16625" calcext:value-type="float">
            <text:p>-3.16625</text:p>
          </table:table-cell>
          <table:table-cell office:value-type="float" office:value="-0.839375" calcext:value-type="float">
            <text:p>-0.839375</text:p>
          </table:table-cell>
          <table:table-cell office:value-type="float" office:value="10.2117" calcext:value-type="float">
            <text:p>10.2117</text:p>
          </table:table-cell>
          <table:table-cell office:value-type="float" office:value="0.718513" calcext:value-type="float">
            <text:p>0.718513</text:p>
          </table:table-cell>
          <table:table-cell office:value-type="float" office:value="111.228" calcext:value-type="float">
            <text:p>111.228</text:p>
          </table:table-cell>
          <table:table-cell office:value-type="float" office:value="0.548021" calcext:value-type="float">
            <text:p>0.548021</text:p>
          </table:table-cell>
          <table:table-cell office:value-type="float" office:value="1.06828" calcext:value-type="float">
            <text:p>1.06828</text:p>
          </table:table-cell>
          <table:table-cell table:formula="of:=SQRT((100*[.E562]/[.H562])-1)*0.5/SIN(PI()/10)" office:value-type="float" office:value="13.1707235900458" calcext:value-type="float">
            <text:p>13.17072359004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13812" calcext:value-type="float">
            <text:p>-3.13812</text:p>
          </table:table-cell>
          <table:table-cell office:value-type="float" office:value="-0.801484" calcext:value-type="float">
            <text:p>-0.801484</text:p>
          </table:table-cell>
          <table:table-cell office:value-type="float" office:value="10.0802" calcext:value-type="float">
            <text:p>10.0802</text:p>
          </table:table-cell>
          <table:table-cell office:value-type="float" office:value="0.692573" calcext:value-type="float">
            <text:p>0.692573</text:p>
          </table:table-cell>
          <table:table-cell office:value-type="float" office:value="110.073" calcext:value-type="float">
            <text:p>110.073</text:p>
          </table:table-cell>
          <table:table-cell office:value-type="float" office:value="0.532377" calcext:value-type="float">
            <text:p>0.532377</text:p>
          </table:table-cell>
          <table:table-cell office:value-type="float" office:value="1.58173" calcext:value-type="float">
            <text:p>1.58173</text:p>
          </table:table-cell>
          <table:table-cell table:formula="of:=SQRT((100*[.E563]/[.H563])-1)*0.5/SIN(PI()/10)" office:value-type="float" office:value="10.5836976714325" calcext:value-type="float">
            <text:p>10.58369767143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16297" calcext:value-type="float">
            <text:p>-3.16297</text:p>
          </table:table-cell>
          <table:table-cell office:value-type="float" office:value="-0.831094" calcext:value-type="float">
            <text:p>-0.831094</text:p>
          </table:table-cell>
          <table:table-cell office:value-type="float" office:value="10.2019" calcext:value-type="float">
            <text:p>10.2019</text:p>
          </table:table-cell>
          <table:table-cell office:value-type="float" office:value="0.711745" calcext:value-type="float">
            <text:p>0.711745</text:p>
          </table:table-cell>
          <table:table-cell office:value-type="float" office:value="111.51" calcext:value-type="float">
            <text:p>111.51</text:p>
          </table:table-cell>
          <table:table-cell office:value-type="float" office:value="0.546087" calcext:value-type="float">
            <text:p>0.546087</text:p>
          </table:table-cell>
          <table:table-cell office:value-type="float" office:value="1.13548" calcext:value-type="float">
            <text:p>1.13548</text:p>
          </table:table-cell>
          <table:table-cell table:formula="of:=SQRT((100*[.E564]/[.H564])-1)*0.5/SIN(PI()/10)" office:value-type="float" office:value="12.7077284558008" calcext:value-type="float">
            <text:p>12.70772845580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8797" calcext:value-type="float">
            <text:p>-3.08797</text:p>
          </table:table-cell>
          <table:table-cell office:value-type="float" office:value="-0.605938" calcext:value-type="float">
            <text:p>-0.605938</text:p>
          </table:table-cell>
          <table:table-cell office:value-type="float" office:value="9.76711" calcext:value-type="float">
            <text:p>9.76711</text:p>
          </table:table-cell>
          <table:table-cell office:value-type="float" office:value="0.67698" calcext:value-type="float">
            <text:p>0.67698</text:p>
          </table:table-cell>
          <table:table-cell office:value-type="float" office:value="103.468" calcext:value-type="float">
            <text:p>103.468</text:p>
          </table:table-cell>
          <table:table-cell office:value-type="float" office:value="0.507818" calcext:value-type="float">
            <text:p>0.507818</text:p>
          </table:table-cell>
          <table:table-cell office:value-type="float" office:value="1.27409" calcext:value-type="float">
            <text:p>1.27409</text:p>
          </table:table-cell>
          <table:table-cell table:formula="of:=SQRT((100*[.E565]/[.H565])-1)*0.5/SIN(PI()/10)" office:value-type="float" office:value="11.6828770159211" calcext:value-type="float">
            <text:p>11.68287701592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13707" calcext:value-type="float">
            <text:p>-3.13707</text:p>
          </table:table-cell>
          <table:table-cell office:value-type="float" office:value="0.344219" calcext:value-type="float">
            <text:p>0.344219</text:p>
          </table:table-cell>
          <table:table-cell office:value-type="float" office:value="10.0656" calcext:value-type="float">
            <text:p>10.0656</text:p>
          </table:table-cell>
          <table:table-cell office:value-type="float" office:value="0.692587" calcext:value-type="float">
            <text:p>0.692587</text:p>
          </table:table-cell>
          <table:table-cell office:value-type="float" office:value="109.544" calcext:value-type="float">
            <text:p>109.544</text:p>
          </table:table-cell>
          <table:table-cell office:value-type="float" office:value="0.527175" calcext:value-type="float">
            <text:p>0.527175</text:p>
          </table:table-cell>
          <table:table-cell office:value-type="float" office:value="1.32832" calcext:value-type="float">
            <text:p>1.32832</text:p>
          </table:table-cell>
          <table:table-cell table:formula="of:=SQRT((100*[.E566]/[.H566])-1)*0.5/SIN(PI()/10)" office:value-type="float" office:value="11.5709310696157" calcext:value-type="float">
            <text:p>11.57093106961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10512" calcext:value-type="float">
            <text:p>-3.10512</text:p>
          </table:table-cell>
          <table:table-cell office:value-type="float" office:value="-0.00457031" calcext:value-type="float">
            <text:p>-0.00457031</text:p>
          </table:table-cell>
          <table:table-cell office:value-type="float" office:value="9.85299" calcext:value-type="float">
            <text:p>9.85299</text:p>
          </table:table-cell>
          <table:table-cell office:value-type="float" office:value="0.680348" calcext:value-type="float">
            <text:p>0.680348</text:p>
          </table:table-cell>
          <table:table-cell office:value-type="float" office:value="104.741" calcext:value-type="float">
            <text:p>104.741</text:p>
          </table:table-cell>
          <table:table-cell office:value-type="float" office:value="0.511887" calcext:value-type="float">
            <text:p>0.511887</text:p>
          </table:table-cell>
          <table:table-cell office:value-type="float" office:value="1.41119" calcext:value-type="float">
            <text:p>1.41119</text:p>
          </table:table-cell>
          <table:table-cell table:formula="of:=SQRT((100*[.E567]/[.H567])-1)*0.5/SIN(PI()/10)" office:value-type="float" office:value="11.1175470408283" calcext:value-type="float">
            <text:p>11.11754704082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09967" calcext:value-type="float">
            <text:p>-3.09967</text:p>
          </table:table-cell>
          <table:table-cell office:value-type="float" office:value="-0.283787" calcext:value-type="float">
            <text:p>-0.283787</text:p>
          </table:table-cell>
          <table:table-cell office:value-type="float" office:value="9.83503" calcext:value-type="float">
            <text:p>9.83503</text:p>
          </table:table-cell>
          <table:table-cell office:value-type="float" office:value="0.674355" calcext:value-type="float">
            <text:p>0.674355</text:p>
          </table:table-cell>
          <table:table-cell office:value-type="float" office:value="104.862" calcext:value-type="float">
            <text:p>104.862</text:p>
          </table:table-cell>
          <table:table-cell office:value-type="float" office:value="0.507041" calcext:value-type="float">
            <text:p>0.507041</text:p>
          </table:table-cell>
          <table:table-cell office:value-type="float" office:value="1.43938" calcext:value-type="float">
            <text:p>1.43938</text:p>
          </table:table-cell>
          <table:table-cell table:formula="of:=SQRT((100*[.E568]/[.H568])-1)*0.5/SIN(PI()/10)" office:value-type="float" office:value="10.9561787728135" calcext:value-type="float">
            <text:p>10.95617877281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12718" calcext:value-type="float">
            <text:p>-3.12718</text:p>
          </table:table-cell>
          <table:table-cell office:value-type="float" office:value="-0.0191748" calcext:value-type="float">
            <text:p>-0.0191748</text:p>
          </table:table-cell>
          <table:table-cell office:value-type="float" office:value="9.99419" calcext:value-type="float">
            <text:p>9.99419</text:p>
          </table:table-cell>
          <table:table-cell office:value-type="float" office:value="0.689335" calcext:value-type="float">
            <text:p>0.689335</text:p>
          </table:table-cell>
          <table:table-cell office:value-type="float" office:value="107.734" calcext:value-type="float">
            <text:p>107.734</text:p>
          </table:table-cell>
          <table:table-cell office:value-type="float" office:value="0.522105" calcext:value-type="float">
            <text:p>0.522105</text:p>
          </table:table-cell>
          <table:table-cell office:value-type="float" office:value="1.3086" calcext:value-type="float">
            <text:p>1.3086</text:p>
          </table:table-cell>
          <table:table-cell table:formula="of:=SQRT((100*[.E569]/[.H569])-1)*0.5/SIN(PI()/10)" office:value-type="float" office:value="11.63154754439" calcext:value-type="float">
            <text:p>11.631547544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12079" calcext:value-type="float">
            <text:p>-3.12079</text:p>
          </table:table-cell>
          <table:table-cell office:value-type="float" office:value="0.0410138" calcext:value-type="float">
            <text:p>0.0410138</text:p>
          </table:table-cell>
          <table:table-cell office:value-type="float" office:value="9.95973" calcext:value-type="float">
            <text:p>9.95973</text:p>
          </table:table-cell>
          <table:table-cell office:value-type="float" office:value="0.685123" calcext:value-type="float">
            <text:p>0.685123</text:p>
          </table:table-cell>
          <table:table-cell office:value-type="float" office:value="107.195" calcext:value-type="float">
            <text:p>107.195</text:p>
          </table:table-cell>
          <table:table-cell office:value-type="float" office:value="0.519141" calcext:value-type="float">
            <text:p>0.519141</text:p>
          </table:table-cell>
          <table:table-cell office:value-type="float" office:value="1.39572" calcext:value-type="float">
            <text:p>1.39572</text:p>
          </table:table-cell>
          <table:table-cell table:formula="of:=SQRT((100*[.E570]/[.H570])-1)*0.5/SIN(PI()/10)" office:value-type="float" office:value="11.2202723470272" calcext:value-type="float">
            <text:p>11.22027234702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11781" calcext:value-type="float">
            <text:p>-3.11781</text:p>
          </table:table-cell>
          <table:table-cell office:value-type="float" office:value="0.0152338" calcext:value-type="float">
            <text:p>0.0152338</text:p>
          </table:table-cell>
          <table:table-cell office:value-type="float" office:value="9.94148" calcext:value-type="float">
            <text:p>9.94148</text:p>
          </table:table-cell>
          <table:table-cell office:value-type="float" office:value="0.685739" calcext:value-type="float">
            <text:p>0.685739</text:p>
          </table:table-cell>
          <table:table-cell office:value-type="float" office:value="106.802" calcext:value-type="float">
            <text:p>106.802</text:p>
          </table:table-cell>
          <table:table-cell office:value-type="float" office:value="0.519117" calcext:value-type="float">
            <text:p>0.519117</text:p>
          </table:table-cell>
          <table:table-cell office:value-type="float" office:value="1.36086" calcext:value-type="float">
            <text:p>1.36086</text:p>
          </table:table-cell>
          <table:table-cell table:formula="of:=SQRT((100*[.E571]/[.H571])-1)*0.5/SIN(PI()/10)" office:value-type="float" office:value="11.3712363163919" calcext:value-type="float">
            <text:p>11.37123631639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11916" calcext:value-type="float">
            <text:p>-3.11916</text:p>
          </table:table-cell>
          <table:table-cell office:value-type="float" office:value="-0.00136597" calcext:value-type="float">
            <text:p>-0.00136597</text:p>
          </table:table-cell>
          <table:table-cell office:value-type="float" office:value="9.94993" calcext:value-type="float">
            <text:p>9.94993</text:p>
          </table:table-cell>
          <table:table-cell office:value-type="float" office:value="0.686063" calcext:value-type="float">
            <text:p>0.686063</text:p>
          </table:table-cell>
          <table:table-cell office:value-type="float" office:value="106.98" calcext:value-type="float">
            <text:p>106.98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1.34296" calcext:value-type="float">
            <text:p>1.34296</text:p>
          </table:table-cell>
          <table:table-cell table:formula="of:=SQRT((100*[.E572]/[.H572])-1)*0.5/SIN(PI()/10)" office:value-type="float" office:value="11.4510501288513" calcext:value-type="float">
            <text:p>11.45105012885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11613" calcext:value-type="float">
            <text:p>-3.11613</text:p>
          </table:table-cell>
          <table:table-cell office:value-type="float" office:value="0.00145393" calcext:value-type="float">
            <text:p>0.00145393</text:p>
          </table:table-cell>
          <table:table-cell office:value-type="float" office:value="9.93262" calcext:value-type="float">
            <text:p>9.93262</text:p>
          </table:table-cell>
          <table:table-cell office:value-type="float" office:value="0.683919" calcext:value-type="float">
            <text:p>0.683919</text:p>
          </table:table-cell>
          <table:table-cell office:value-type="float" office:value="106.689" calcext:value-type="float">
            <text:p>106.689</text:p>
          </table:table-cell>
          <table:table-cell office:value-type="float" office:value="0.517443" calcext:value-type="float">
            <text:p>0.517443</text:p>
          </table:table-cell>
          <table:table-cell office:value-type="float" office:value="1.37344" calcext:value-type="float">
            <text:p>1.37344</text:p>
          </table:table-cell>
          <table:table-cell table:formula="of:=SQRT((100*[.E573]/[.H573])-1)*0.5/SIN(PI()/10)" office:value-type="float" office:value="11.3026431583466" calcext:value-type="float">
            <text:p>11.30264315834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11843" calcext:value-type="float">
            <text:p>-3.11843</text:p>
          </table:table-cell>
          <table:table-cell office:value-type="float" office:value="-0.0112074" calcext:value-type="float">
            <text:p>-0.0112074</text:p>
          </table:table-cell>
          <table:table-cell office:value-type="float" office:value="9.94561" calcext:value-type="float">
            <text:p>9.94561</text:p>
          </table:table-cell>
          <table:table-cell office:value-type="float" office:value="0.685422" calcext:value-type="float">
            <text:p>0.685422</text:p>
          </table:table-cell>
          <table:table-cell office:value-type="float" office:value="106.904" calcext:value-type="float">
            <text:p>106.904</text:p>
          </table:table-cell>
          <table:table-cell office:value-type="float" office:value="0.518952" calcext:value-type="float">
            <text:p>0.518952</text:p>
          </table:table-cell>
          <table:table-cell office:value-type="float" office:value="1.35104" calcext:value-type="float">
            <text:p>1.35104</text:p>
          </table:table-cell>
          <table:table-cell table:formula="of:=SQRT((100*[.E574]/[.H574])-1)*0.5/SIN(PI()/10)" office:value-type="float" office:value="11.4106295492293" calcext:value-type="float">
            <text:p>11.4106295492293</text:p>
          </table:table-cell>
          <table:table-cell/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-0.24" calcext:value-type="float">
            <text:p>-0.24</text:p>
          </table:table-cell>
          <table:table-cell office:value-type="float" office:value="1.8496" calcext:value-type="float">
            <text:p>1.8496</text:p>
          </table:table-cell>
          <table:table-cell office:value-type="float" office:value="0.0576" calcext:value-type="float">
            <text:p>0.0576</text:p>
          </table:table-cell>
          <table:table-cell office:value-type="float" office:value="3.42102" calcext:value-type="float">
            <text:p>3.42102</text:p>
          </table:table-cell>
          <table:table-cell office:value-type="float" office:value="0.00331776" calcext:value-type="float">
            <text:p>0.00331776</text:p>
          </table:table-cell>
          <table:table-cell office:value-type="float" office:value="3.19108" calcext:value-type="float">
            <text:p>3.19108</text:p>
          </table:table-cell>
          <table:table-cell table:formula="of:=SQRT((100*[.E598]/[.H598])-1)*0.5/SIN(PI()/10)" office:value-type="float" office:value="1.45175751950942" calcext:value-type="float">
            <text:p>1.451757519509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6" calcext:value-type="float">
            <text:p>-0.16</text:p>
          </table:table-cell>
          <table:table-cell office:value-type="float" office:value="4.496" calcext:value-type="float">
            <text:p>4.496</text:p>
          </table:table-cell>
          <table:table-cell office:value-type="float" office:value="0.032" calcext:value-type="float">
            <text:p>0.032</text:p>
          </table:table-cell>
          <table:table-cell office:value-type="float" office:value="20.2428" calcext:value-type="float">
            <text:p>20.2428</text:p>
          </table:table-cell>
          <table:table-cell office:value-type="float" office:value="0.00167936" calcext:value-type="float">
            <text:p>0.00167936</text:p>
          </table:table-cell>
          <table:table-cell office:value-type="float" office:value="0.571246" calcext:value-type="float">
            <text:p>0.571246</text:p>
          </table:table-cell>
          <table:table-cell table:formula="of:=SQRT((100*[.E599]/[.H599])-1)*0.5/SIN(PI()/10)" office:value-type="float" office:value="3.47097133836309" calcext:value-type="float">
            <text:p>3.470971338363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0.215" calcext:value-type="float">
            <text:p>0.215</text:p>
          </table:table-cell>
          <table:table-cell office:value-type="float" office:value="4.5168" calcext:value-type="float">
            <text:p>4.5168</text:p>
          </table:table-cell>
          <table:table-cell office:value-type="float" office:value="0.1057" calcext:value-type="float">
            <text:p>0.1057</text:p>
          </table:table-cell>
          <table:table-cell office:value-type="float" office:value="22.5544" calcext:value-type="float">
            <text:p>22.5544</text:p>
          </table:table-cell>
          <table:table-cell office:value-type="float" office:value="0.0332333" calcext:value-type="float">
            <text:p>0.0332333</text:p>
          </table:table-cell>
          <table:table-cell office:value-type="float" office:value="3.23053" calcext:value-type="float">
            <text:p>3.23053</text:p>
          </table:table-cell>
          <table:table-cell table:formula="of:=SQRT((100*[.E600]/[.H600])-1)*0.5/SIN(PI()/10)" office:value-type="float" office:value="2.43883882904133" calcext:value-type="float">
            <text:p>2.438838829041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1" calcext:value-type="float">
            <text:p>-2.71</text:p>
          </table:table-cell>
          <table:table-cell office:value-type="float" office:value="0.7525" calcext:value-type="float">
            <text:p>0.7525</text:p>
          </table:table-cell>
          <table:table-cell office:value-type="float" office:value="7.4088" calcext:value-type="float">
            <text:p>7.4088</text:p>
          </table:table-cell>
          <table:table-cell office:value-type="float" office:value="0.57125" calcext:value-type="float">
            <text:p>0.57125</text:p>
          </table:table-cell>
          <table:table-cell office:value-type="float" office:value="56.7286" calcext:value-type="float">
            <text:p>56.7286</text:p>
          </table:table-cell>
          <table:table-cell office:value-type="float" office:value="0.337356" calcext:value-type="float">
            <text:p>0.337356</text:p>
          </table:table-cell>
          <table:table-cell office:value-type="float" office:value="1.03687" calcext:value-type="float">
            <text:p>1.03687</text:p>
          </table:table-cell>
          <table:table-cell table:formula="of:=SQRT((100*[.E601]/[.H601])-1)*0.5/SIN(PI()/10)" office:value-type="float" office:value="11.900383744319" calcext:value-type="float">
            <text:p>11.9003837443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5" calcext:value-type="float">
            <text:p>-2.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7.8232" calcext:value-type="float">
            <text:p>7.8232</text:p>
          </table:table-cell>
          <table:table-cell office:value-type="float" office:value="0.480525" calcext:value-type="float">
            <text:p>0.480525</text:p>
          </table:table-cell>
          <table:table-cell office:value-type="float" office:value="70.3625" calcext:value-type="float">
            <text:p>70.3625</text:p>
          </table:table-cell>
          <table:table-cell office:value-type="float" office:value="0.291629" calcext:value-type="float">
            <text:p>0.291629</text:p>
          </table:table-cell>
          <table:table-cell office:value-type="float" office:value="4.6719" calcext:value-type="float">
            <text:p>4.6719</text:p>
          </table:table-cell>
          <table:table-cell table:formula="of:=SQRT((100*[.E602]/[.H602])-1)*0.5/SIN(PI()/10)" office:value-type="float" office:value="4.93047372029098" calcext:value-type="float">
            <text:p>4.930473720290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7975" calcext:value-type="float">
            <text:p>-2.79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7.9754" calcext:value-type="float">
            <text:p>7.9754</text:p>
          </table:table-cell>
          <table:table-cell office:value-type="float" office:value="0.486975" calcext:value-type="float">
            <text:p>0.486975</text:p>
          </table:table-cell>
          <table:table-cell office:value-type="float" office:value="68.5433" calcext:value-type="float">
            <text:p>68.5433</text:p>
          </table:table-cell>
          <table:table-cell office:value-type="float" office:value="0.296372" calcext:value-type="float">
            <text:p>0.296372</text:p>
          </table:table-cell>
          <table:table-cell office:value-type="float" office:value="4.18203" calcext:value-type="float">
            <text:p>4.18203</text:p>
          </table:table-cell>
          <table:table-cell table:formula="of:=SQRT((100*[.E603]/[.H603])-1)*0.5/SIN(PI()/10)" office:value-type="float" office:value="5.27897432581244" calcext:value-type="float">
            <text:p>5.278974325812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9275" calcext:value-type="float">
            <text:p>-2.9275</text:p>
          </table:table-cell>
          <table:table-cell office:value-type="float" office:value="0.705" calcext:value-type="float">
            <text:p>0.705</text:p>
          </table:table-cell>
          <table:table-cell office:value-type="float" office:value="8.7848" calcext:value-type="float">
            <text:p>8.7848</text:p>
          </table:table-cell>
          <table:table-cell office:value-type="float" office:value="0.563075" calcext:value-type="float">
            <text:p>0.563075</text:p>
          </table:table-cell>
          <table:table-cell office:value-type="float" office:value="84.7313" calcext:value-type="float">
            <text:p>84.7313</text:p>
          </table:table-cell>
          <table:table-cell office:value-type="float" office:value="0.387459" calcext:value-type="float">
            <text:p>0.387459</text:p>
          </table:table-cell>
          <table:table-cell office:value-type="float" office:value="2.5675" calcext:value-type="float">
            <text:p>2.5675</text:p>
          </table:table-cell>
          <table:table-cell table:formula="of:=SQRT((100*[.E604]/[.H604])-1)*0.5/SIN(PI()/10)" office:value-type="float" office:value="7.40254822188809" calcext:value-type="float">
            <text:p>7.402548221888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18125" calcext:value-type="float">
            <text:p>-3.18125</text:p>
          </table:table-cell>
          <table:table-cell office:value-type="float" office:value="-0.815313" calcext:value-type="float">
            <text:p>-0.815313</text:p>
          </table:table-cell>
          <table:table-cell office:value-type="float" office:value="10.347" calcext:value-type="float">
            <text:p>10.347</text:p>
          </table:table-cell>
          <table:table-cell office:value-type="float" office:value="0.701319" calcext:value-type="float">
            <text:p>0.701319</text:p>
          </table:table-cell>
          <table:table-cell office:value-type="float" office:value="115.502" calcext:value-type="float">
            <text:p>115.502</text:p>
          </table:table-cell>
          <table:table-cell office:value-type="float" office:value="0.547009" calcext:value-type="float">
            <text:p>0.547009</text:p>
          </table:table-cell>
          <table:table-cell office:value-type="float" office:value="1.41753" calcext:value-type="float">
            <text:p>1.41753</text:p>
          </table:table-cell>
          <table:table-cell table:formula="of:=SQRT((100*[.E605]/[.H605])-1)*0.5/SIN(PI()/10)" office:value-type="float" office:value="11.2653657218789" calcext:value-type="float">
            <text:p>11.26536572187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08781" calcext:value-type="float">
            <text:p>-3.08781</text:p>
          </table:table-cell>
          <table:table-cell office:value-type="float" office:value="-0.791406" calcext:value-type="float">
            <text:p>-0.791406</text:p>
          </table:table-cell>
          <table:table-cell office:value-type="float" office:value="9.74612" calcext:value-type="float">
            <text:p>9.74612</text:p>
          </table:table-cell>
          <table:table-cell office:value-type="float" office:value="0.660447" calcext:value-type="float">
            <text:p>0.660447</text:p>
          </table:table-cell>
          <table:table-cell office:value-type="float" office:value="102.793" calcext:value-type="float">
            <text:p>102.793</text:p>
          </table:table-cell>
          <table:table-cell office:value-type="float" office:value="0.493027" calcext:value-type="float">
            <text:p>0.493027</text:p>
          </table:table-cell>
          <table:table-cell office:value-type="float" office:value="1.54747" calcext:value-type="float">
            <text:p>1.54747</text:p>
          </table:table-cell>
          <table:table-cell table:formula="of:=SQRT((100*[.E606]/[.H606])-1)*0.5/SIN(PI()/10)" office:value-type="float" office:value="10.4459285911374" calcext:value-type="float">
            <text:p>10.44592859113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00484" calcext:value-type="float">
            <text:p>-3.00484</text:p>
          </table:table-cell>
          <table:table-cell office:value-type="float" office:value="-0.411875" calcext:value-type="float">
            <text:p>-0.411875</text:p>
          </table:table-cell>
          <table:table-cell office:value-type="float" office:value="9.26174" calcext:value-type="float">
            <text:p>9.26174</text:p>
          </table:table-cell>
          <table:table-cell office:value-type="float" office:value="0.635105" calcext:value-type="float">
            <text:p>0.635105</text:p>
          </table:table-cell>
          <table:table-cell office:value-type="float" office:value="93.5548" calcext:value-type="float">
            <text:p>93.5548</text:p>
          </table:table-cell>
          <table:table-cell office:value-type="float" office:value="0.458728" calcext:value-type="float">
            <text:p>0.458728</text:p>
          </table:table-cell>
          <table:table-cell office:value-type="float" office:value="1.63901" calcext:value-type="float">
            <text:p>1.63901</text:p>
          </table:table-cell>
          <table:table-cell table:formula="of:=SQRT((100*[.E607]/[.H607])-1)*0.5/SIN(PI()/10)" office:value-type="float" office:value="9.94127587970964" calcext:value-type="float">
            <text:p>9.941275879709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8711" calcext:value-type="float">
            <text:p>-3.08711</text:p>
          </table:table-cell>
          <table:table-cell office:value-type="float" office:value="0.0553516" calcext:value-type="float">
            <text:p>0.0553516</text:p>
          </table:table-cell>
          <table:table-cell office:value-type="float" office:value="9.75109" calcext:value-type="float">
            <text:p>9.75109</text:p>
          </table:table-cell>
          <table:table-cell office:value-type="float" office:value="0.678651" calcext:value-type="float">
            <text:p>0.678651</text:p>
          </table:table-cell>
          <table:table-cell office:value-type="float" office:value="102.877" calcext:value-type="float">
            <text:p>102.877</text:p>
          </table:table-cell>
          <table:table-cell office:value-type="float" office:value="0.507039" calcext:value-type="float">
            <text:p>0.507039</text:p>
          </table:table-cell>
          <table:table-cell office:value-type="float" office:value="1.19437" calcext:value-type="float">
            <text:p>1.19437</text:p>
          </table:table-cell>
          <table:table-cell table:formula="of:=SQRT((100*[.E608]/[.H608])-1)*0.5/SIN(PI()/10)" office:value-type="float" office:value="12.0888726429852" calcext:value-type="float">
            <text:p>12.08887264298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06961" calcext:value-type="float">
            <text:p>-3.06961</text:p>
          </table:table-cell>
          <table:table-cell office:value-type="float" office:value="0.316279" calcext:value-type="float">
            <text:p>0.316279</text:p>
          </table:table-cell>
          <table:table-cell office:value-type="float" office:value="9.64554" calcext:value-type="float">
            <text:p>9.64554</text:p>
          </table:table-cell>
          <table:table-cell office:value-type="float" office:value="0.668635" calcext:value-type="float">
            <text:p>0.668635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0.496613" calcext:value-type="float">
            <text:p>0.496613</text:p>
          </table:table-cell>
          <table:table-cell office:value-type="float" office:value="1.29498" calcext:value-type="float">
            <text:p>1.29498</text:p>
          </table:table-cell>
          <table:table-cell table:formula="of:=SQRT((100*[.E609]/[.H609])-1)*0.5/SIN(PI()/10)" office:value-type="float" office:value="11.5134054860335" calcext:value-type="float">
            <text:p>11.51340548603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9207" calcext:value-type="float">
            <text:p>-3.09207</text:p>
          </table:table-cell>
          <table:table-cell office:value-type="float" office:value="0.0782861" calcext:value-type="float">
            <text:p>0.0782861</text:p>
          </table:table-cell>
          <table:table-cell office:value-type="float" office:value="9.78097" calcext:value-type="float">
            <text:p>9.78097</text:p>
          </table:table-cell>
          <table:table-cell office:value-type="float" office:value="0.676201" calcext:value-type="float">
            <text:p>0.676201</text:p>
          </table:table-cell>
          <table:table-cell office:value-type="float" office:value="103.553" calcext:value-type="float">
            <text:p>103.553</text:p>
          </table:table-cell>
          <table:table-cell office:value-type="float" office:value="0.504718" calcext:value-type="float">
            <text:p>0.504718</text:p>
          </table:table-cell>
          <table:table-cell office:value-type="float" office:value="1.35891" calcext:value-type="float">
            <text:p>1.35891</text:p>
          </table:table-cell>
          <table:table-cell table:formula="of:=SQRT((100*[.E610]/[.H610])-1)*0.5/SIN(PI()/10)" office:value-type="float" office:value="11.2985291020581" calcext:value-type="float">
            <text:p>11.29852910205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05903" calcext:value-type="float">
            <text:p>-3.05903</text:p>
          </table:table-cell>
          <table:table-cell office:value-type="float" office:value="-0.0700171" calcext:value-type="float">
            <text:p>-0.0700171</text:p>
          </table:table-cell>
          <table:table-cell office:value-type="float" office:value="9.59039" calcext:value-type="float">
            <text:p>9.59039</text:p>
          </table:table-cell>
          <table:table-cell office:value-type="float" office:value="0.65825" calcext:value-type="float">
            <text:p>0.65825</text:p>
          </table:table-cell>
          <table:table-cell office:value-type="float" office:value="100.167" calcext:value-type="float">
            <text:p>100.167</text:p>
          </table:table-cell>
          <table:table-cell office:value-type="float" office:value="0.486703" calcext:value-type="float">
            <text:p>0.486703</text:p>
          </table:table-cell>
          <table:table-cell office:value-type="float" office:value="1.50508" calcext:value-type="float">
            <text:p>1.50508</text:p>
          </table:table-cell>
          <table:table-cell table:formula="of:=SQRT((100*[.E611]/[.H611])-1)*0.5/SIN(PI()/10)" office:value-type="float" office:value="10.5774406130553" calcext:value-type="float">
            <text:p>10.57744061305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06349" calcext:value-type="float">
            <text:p>-3.06349</text:p>
          </table:table-cell>
          <table:table-cell office:value-type="float" office:value="0.215504" calcext:value-type="float">
            <text:p>0.215504</text:p>
          </table:table-cell>
          <table:table-cell office:value-type="float" office:value="9.62355" calcext:value-type="float">
            <text:p>9.62355</text:p>
          </table:table-cell>
          <table:table-cell office:value-type="float" office:value="0.660889" calcext:value-type="float">
            <text:p>0.660889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0.49138" calcext:value-type="float">
            <text:p>0.49138</text:p>
          </table:table-cell>
          <table:table-cell office:value-type="float" office:value="1.5587" calcext:value-type="float">
            <text:p>1.5587</text:p>
          </table:table-cell>
          <table:table-cell table:formula="of:=SQRT((100*[.E612]/[.H612])-1)*0.5/SIN(PI()/10)" office:value-type="float" office:value="10.4108904867344" calcext:value-type="float">
            <text:p>10.41089048673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06908" calcext:value-type="float">
            <text:p>-3.06908</text:p>
          </table:table-cell>
          <table:table-cell office:value-type="float" office:value="-0.0177148" calcext:value-type="float">
            <text:p>-0.0177148</text:p>
          </table:table-cell>
          <table:table-cell office:value-type="float" office:value="9.65616" calcext:value-type="float">
            <text:p>9.65616</text:p>
          </table:table-cell>
          <table:table-cell office:value-type="float" office:value="0.663806" calcext:value-type="float">
            <text:p>0.663806</text:p>
          </table:table-cell>
          <table:table-cell office:value-type="float" office:value="101.552" calcext:value-type="float">
            <text:p>101.552</text:p>
          </table:table-cell>
          <table:table-cell office:value-type="float" office:value="0.494156" calcext:value-type="float">
            <text:p>0.494156</text:p>
          </table:table-cell>
          <table:table-cell office:value-type="float" office:value="1.48614" calcext:value-type="float">
            <text:p>1.48614</text:p>
          </table:table-cell>
          <table:table-cell table:formula="of:=SQRT((100*[.E613]/[.H613])-1)*0.5/SIN(PI()/10)" office:value-type="float" office:value="10.6920649916669" calcext:value-type="float">
            <text:p>10.69206499166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07" calcext:value-type="float">
            <text:p>-3.07</text:p>
          </table:table-cell>
          <table:table-cell office:value-type="float" office:value="-0.0286716" calcext:value-type="float">
            <text:p>-0.0286716</text:p>
          </table:table-cell>
          <table:table-cell office:value-type="float" office:value="9.65958" calcext:value-type="float">
            <text:p>9.65958</text:p>
          </table:table-cell>
          <table:table-cell office:value-type="float" office:value="0.662781" calcext:value-type="float">
            <text:p>0.662781</text:p>
          </table:table-cell>
          <table:table-cell office:value-type="float" office:value="101.566" calcext:value-type="float">
            <text:p>101.566</text:p>
          </table:table-cell>
          <table:table-cell office:value-type="float" office:value="0.493243" calcext:value-type="float">
            <text:p>0.493243</text:p>
          </table:table-cell>
          <table:table-cell office:value-type="float" office:value="1.49967" calcext:value-type="float">
            <text:p>1.49967</text:p>
          </table:table-cell>
          <table:table-cell table:formula="of:=SQRT((100*[.E614]/[.H614])-1)*0.5/SIN(PI()/10)" office:value-type="float" office:value="10.634204247203" calcext:value-type="float">
            <text:p>10.6342042472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07487" calcext:value-type="float">
            <text:p>-3.07487</text:p>
          </table:table-cell>
          <table:table-cell office:value-type="float" office:value="0.017211" calcext:value-type="float">
            <text:p>0.017211</text:p>
          </table:table-cell>
          <table:table-cell office:value-type="float" office:value="9.68651" calcext:value-type="float">
            <text:p>9.68651</text:p>
          </table:table-cell>
          <table:table-cell office:value-type="float" office:value="0.667167" calcext:value-type="float">
            <text:p>0.667167</text:p>
          </table:table-cell>
          <table:table-cell office:value-type="float" office:value="102.005" calcext:value-type="float">
            <text:p>102.005</text:p>
          </table:table-cell>
          <table:table-cell office:value-type="float" office:value="0.497169" calcext:value-type="float">
            <text:p>0.497169</text:p>
          </table:table-cell>
          <table:table-cell office:value-type="float" office:value="1.46496" calcext:value-type="float">
            <text:p>1.46496</text:p>
          </table:table-cell>
          <table:table-cell table:formula="of:=SQRT((100*[.E615]/[.H615])-1)*0.5/SIN(PI()/10)" office:value-type="float" office:value="10.7986833228337" calcext:value-type="float">
            <text:p>10.79868332283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07234" calcext:value-type="float">
            <text:p>-3.07234</text:p>
          </table:table-cell>
          <table:table-cell office:value-type="float" office:value="0.0219438" calcext:value-type="float">
            <text:p>0.0219438</text:p>
          </table:table-cell>
          <table:table-cell office:value-type="float" office:value="9.67204" calcext:value-type="float">
            <text:p>9.67204</text:p>
          </table:table-cell>
          <table:table-cell office:value-type="float" office:value="0.664923" calcext:value-type="float">
            <text:p>0.664923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0.495249" calcext:value-type="float">
            <text:p>0.495249</text:p>
          </table:table-cell>
          <table:table-cell office:value-type="float" office:value="1.49129" calcext:value-type="float">
            <text:p>1.49129</text:p>
          </table:table-cell>
          <table:table-cell table:formula="of:=SQRT((100*[.E616]/[.H616])-1)*0.5/SIN(PI()/10)" office:value-type="float" office:value="10.6823459812439" calcext:value-type="float">
            <text:p>10.68234598124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07288" calcext:value-type="float">
            <text:p>-3.07288</text:p>
          </table:table-cell>
          <table:table-cell office:value-type="float" office:value="-0.0120935" calcext:value-type="float">
            <text:p>-0.0120935</text:p>
          </table:table-cell>
          <table:table-cell office:value-type="float" office:value="9.67555" calcext:value-type="float">
            <text:p>9.67555</text:p>
          </table:table-cell>
          <table:table-cell office:value-type="float" office:value="0.665523" calcext:value-type="float">
            <text:p>0.665523</text:p>
          </table:table-cell>
          <table:table-cell office:value-type="float" office:value="101.823" calcext:value-type="float">
            <text:p>101.823</text:p>
          </table:table-cell>
          <table:table-cell office:value-type="float" office:value="0.495836" calcext:value-type="float">
            <text:p>0.495836</text:p>
          </table:table-cell>
          <table:table-cell office:value-type="float" office:value="1.48929" calcext:value-type="float">
            <text:p>1.48929</text:p>
          </table:table-cell>
          <table:table-cell table:formula="of:=SQRT((100*[.E617]/[.H617])-1)*0.5/SIN(PI()/10)" office:value-type="float" office:value="10.6946131350958" calcext:value-type="float">
            <text:p>10.6946131350958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3" calcext:value-type="float">
            <text:p>-0.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9" calcext:value-type="float">
            <text:p>0.09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4.26249" calcext:value-type="float">
            <text:p>4.26249</text:p>
          </table:table-cell>
          <table:table-cell table:formula="of:=SQRT((100*[.E641]/[.H641])-1)*0.5/SIN(PI()/10)" office:value-type="float" office:value="1.70581144337371" calcext:value-type="float">
            <text:p>1.705811443373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6" calcext:value-type="float">
            <text:p>-1.76</text:p>
          </table:table-cell>
          <table:table-cell office:value-type="float" office:value="0.09" calcext:value-type="float">
            <text:p>0.09</text:p>
          </table:table-cell>
          <table:table-cell office:value-type="float" office:value="3.1552" calcext:value-type="float">
            <text:p>3.1552</text:p>
          </table:table-cell>
          <table:table-cell office:value-type="float" office:value="0.025" calcext:value-type="float">
            <text:p>0.025</text:p>
          </table:table-cell>
          <table:table-cell office:value-type="float" office:value="10.669" calcext:value-type="float">
            <text:p>10.669</text:p>
          </table:table-cell>
          <table:table-cell office:value-type="float" office:value="0.00117256" calcext:value-type="float">
            <text:p>0.00117256</text:p>
          </table:table-cell>
          <table:table-cell office:value-type="float" office:value="4.67607" calcext:value-type="float">
            <text:p>4.67607</text:p>
          </table:table-cell>
          <table:table-cell table:formula="of:=SQRT((100*[.E642]/[.H642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2" calcext:value-type="float">
            <text:p>-2.52</text:p>
          </table:table-cell>
          <table:table-cell office:value-type="float" office:value="0.65" calcext:value-type="float">
            <text:p>0.65</text:p>
          </table:table-cell>
          <table:table-cell office:value-type="float" office:value="6.4832" calcext:value-type="float">
            <text:p>6.4832</text:p>
          </table:table-cell>
          <table:table-cell office:value-type="float" office:value="0.4404" calcext:value-type="float">
            <text:p>0.4404</text:p>
          </table:table-cell>
          <table:table-cell office:value-type="float" office:value="45.4417" calcext:value-type="float">
            <text:p>45.4417</text:p>
          </table:table-cell>
          <table:table-cell office:value-type="float" office:value="0.22488" calcext:value-type="float">
            <text:p>0.22488</text:p>
          </table:table-cell>
          <table:table-cell office:value-type="float" office:value="1.00125" calcext:value-type="float">
            <text:p>1.00125</text:p>
          </table:table-cell>
          <table:table-cell table:formula="of:=SQRT((100*[.E643]/[.H643])-1)*0.5/SIN(PI()/10)" office:value-type="float" office:value="10.608309951791" calcext:value-type="float">
            <text:p>10.6083099517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3" calcext:value-type="float">
            <text:p>-3.23</text:p>
          </table:table-cell>
          <table:table-cell office:value-type="float" office:value="0.8625" calcext:value-type="float">
            <text:p>0.8625</text:p>
          </table:table-cell>
          <table:table-cell office:value-type="float" office:value="10.4824" calcext:value-type="float">
            <text:p>10.4824</text:p>
          </table:table-cell>
          <table:table-cell office:value-type="float" office:value="0.74745" calcext:value-type="float">
            <text:p>0.74745</text:p>
          </table:table-cell>
          <table:table-cell office:value-type="float" office:value="111.89" calcext:value-type="float">
            <text:p>111.89</text:p>
          </table:table-cell>
          <table:table-cell office:value-type="float" office:value="0.569206" calcext:value-type="float">
            <text:p>0.569206</text:p>
          </table:table-cell>
          <table:table-cell office:value-type="float" office:value="0.910861" calcext:value-type="float">
            <text:p>0.910861</text:p>
          </table:table-cell>
          <table:table-cell table:formula="of:=SQRT((100*[.E644]/[.H644])-1)*0.5/SIN(PI()/10)" office:value-type="float" office:value="14.5676733230845" calcext:value-type="float">
            <text:p>14.56767332308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965" calcext:value-type="float">
            <text:p>-2.965</text:p>
          </table:table-cell>
          <table:table-cell office:value-type="float" office:value="0.83" calcext:value-type="float">
            <text:p>0.83</text:p>
          </table:table-cell>
          <table:table-cell office:value-type="float" office:value="8.9052" calcext:value-type="float">
            <text:p>8.9052</text:p>
          </table:table-cell>
          <table:table-cell office:value-type="float" office:value="0.6934" calcext:value-type="float">
            <text:p>0.6934</text:p>
          </table:table-cell>
          <table:table-cell office:value-type="float" office:value="83.1805" calcext:value-type="float">
            <text:p>83.1805</text:p>
          </table:table-cell>
          <table:table-cell office:value-type="float" office:value="0.492786" calcext:value-type="float">
            <text:p>0.492786</text:p>
          </table:table-cell>
          <table:table-cell office:value-type="float" office:value="0.635935" calcext:value-type="float">
            <text:p>0.635935</text:p>
          </table:table-cell>
          <table:table-cell table:formula="of:=SQRT((100*[.E645]/[.H645])-1)*0.5/SIN(PI()/10)" office:value-type="float" office:value="16.8179281637824" calcext:value-type="float">
            <text:p>16.81792816378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1875" calcext:value-type="float">
            <text:p>-3.1875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10.2842" calcext:value-type="float">
            <text:p>10.2842</text:p>
          </table:table-cell>
          <table:table-cell office:value-type="float" office:value="0.729675" calcext:value-type="float">
            <text:p>0.729675</text:p>
          </table:table-cell>
          <table:table-cell office:value-type="float" office:value="110.571" calcext:value-type="float">
            <text:p>110.571</text:p>
          </table:table-cell>
          <table:table-cell office:value-type="float" office:value="0.555951" calcext:value-type="float">
            <text:p>0.555951</text:p>
          </table:table-cell>
          <table:table-cell office:value-type="float" office:value="0.751783" calcext:value-type="float">
            <text:p>0.751783</text:p>
          </table:table-cell>
          <table:table-cell table:formula="of:=SQRT((100*[.E646]/[.H646])-1)*0.5/SIN(PI()/10)" office:value-type="float" office:value="15.8583227937668" calcext:value-type="float">
            <text:p>15.85832279376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21625" calcext:value-type="float">
            <text:p>-3.21625</text:p>
          </table:table-cell>
          <table:table-cell office:value-type="float" office:value="0.855938" calcext:value-type="float">
            <text:p>0.855938</text:p>
          </table:table-cell>
          <table:table-cell office:value-type="float" office:value="10.6367" calcext:value-type="float">
            <text:p>10.6367</text:p>
          </table:table-cell>
          <table:table-cell office:value-type="float" office:value="0.748556" calcext:value-type="float">
            <text:p>0.748556</text:p>
          </table:table-cell>
          <table:table-cell office:value-type="float" office:value="123.85" calcext:value-type="float">
            <text:p>123.85</text:p>
          </table:table-cell>
          <table:table-cell office:value-type="float" office:value="0.598414" calcext:value-type="float">
            <text:p>0.598414</text:p>
          </table:table-cell>
          <table:table-cell office:value-type="float" office:value="0.645197" calcext:value-type="float">
            <text:p>0.645197</text:p>
          </table:table-cell>
          <table:table-cell table:formula="of:=SQRT((100*[.E647]/[.H647])-1)*0.5/SIN(PI()/10)" office:value-type="float" office:value="17.3529719824558" calcext:value-type="float">
            <text:p>17.35297198245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0.784844" calcext:value-type="float">
            <text:p>0.784844</text:p>
          </table:table-cell>
          <table:table-cell office:value-type="float" office:value="9.0307" calcext:value-type="float">
            <text:p>9.0307</text:p>
          </table:table-cell>
          <table:table-cell office:value-type="float" office:value="0.631941" calcext:value-type="float">
            <text:p>0.631941</text:p>
          </table:table-cell>
          <table:table-cell office:value-type="float" office:value="86.8021" calcext:value-type="float">
            <text:p>86.8021</text:p>
          </table:table-cell>
          <table:table-cell office:value-type="float" office:value="0.433671" calcext:value-type="float">
            <text:p>0.433671</text:p>
          </table:table-cell>
          <table:table-cell office:value-type="float" office:value="1.65052" calcext:value-type="float">
            <text:p>1.65052</text:p>
          </table:table-cell>
          <table:table-cell table:formula="of:=SQRT((100*[.E648]/[.H648])-1)*0.5/SIN(PI()/10)" office:value-type="float" office:value="9.88026566970447" calcext:value-type="float">
            <text:p>9.880265669704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12875" calcext:value-type="float">
            <text:p>-3.12875</text:p>
          </table:table-cell>
          <table:table-cell office:value-type="float" office:value="0.577656" calcext:value-type="float">
            <text:p>0.577656</text:p>
          </table:table-cell>
          <table:table-cell office:value-type="float" office:value="9.9645" calcext:value-type="float">
            <text:p>9.9645</text:p>
          </table:table-cell>
          <table:table-cell office:value-type="float" office:value="0.704569" calcext:value-type="float">
            <text:p>0.704569</text:p>
          </table:table-cell>
          <table:table-cell office:value-type="float" office:value="105.643" calcext:value-type="float">
            <text:p>105.643</text:p>
          </table:table-cell>
          <table:table-cell office:value-type="float" office:value="0.529529" calcext:value-type="float">
            <text:p>0.529529</text:p>
          </table:table-cell>
          <table:table-cell office:value-type="float" office:value="1.25326" calcext:value-type="float">
            <text:p>1.25326</text:p>
          </table:table-cell>
          <table:table-cell table:formula="of:=SQRT((100*[.E649]/[.H649])-1)*0.5/SIN(PI()/10)" office:value-type="float" office:value="12.0235169529014" calcext:value-type="float">
            <text:p>12.02351695290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16031" calcext:value-type="float">
            <text:p>-3.16031</text:p>
          </table:table-cell>
          <table:table-cell office:value-type="float" office:value="-0.830625" calcext:value-type="float">
            <text:p>-0.830625</text:p>
          </table:table-cell>
          <table:table-cell office:value-type="float" office:value="10.1594" calcext:value-type="float">
            <text:p>10.1594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109.673" calcext:value-type="float">
            <text:p>109.673</text:p>
          </table:table-cell>
          <table:table-cell office:value-type="float" office:value="0.540056" calcext:value-type="float">
            <text:p>0.540056</text:p>
          </table:table-cell>
          <table:table-cell office:value-type="float" office:value="1.1339" calcext:value-type="float">
            <text:p>1.1339</text:p>
          </table:table-cell>
          <table:table-cell table:formula="of:=SQRT((100*[.E650]/[.H650])-1)*0.5/SIN(PI()/10)" office:value-type="float" office:value="12.6981168405052" calcext:value-type="float">
            <text:p>12.69811684050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4852" calcext:value-type="float">
            <text:p>-3.04852</text:p>
          </table:table-cell>
          <table:table-cell office:value-type="float" office:value="0.0657227" calcext:value-type="float">
            <text:p>0.0657227</text:p>
          </table:table-cell>
          <table:table-cell office:value-type="float" office:value="9.50689" calcext:value-type="float">
            <text:p>9.50689</text:p>
          </table:table-cell>
          <table:table-cell office:value-type="float" office:value="0.66541" calcext:value-type="float">
            <text:p>0.66541</text:p>
          </table:table-cell>
          <table:table-cell office:value-type="float" office:value="97.8229" calcext:value-type="float">
            <text:p>97.8229</text:p>
          </table:table-cell>
          <table:table-cell office:value-type="float" office:value="0.490618" calcext:value-type="float">
            <text:p>0.490618</text:p>
          </table:table-cell>
          <table:table-cell office:value-type="float" office:value="1.36158" calcext:value-type="float">
            <text:p>1.36158</text:p>
          </table:table-cell>
          <table:table-cell table:formula="of:=SQRT((100*[.E651]/[.H651])-1)*0.5/SIN(PI()/10)" office:value-type="float" office:value="11.1949279874148" calcext:value-type="float">
            <text:p>11.19492798741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0107" calcext:value-type="float">
            <text:p>-3.0107</text:p>
          </table:table-cell>
          <table:table-cell office:value-type="float" office:value="0.258535" calcext:value-type="float">
            <text:p>0.258535</text:p>
          </table:table-cell>
          <table:table-cell office:value-type="float" office:value="9.31753" calcext:value-type="float">
            <text:p>9.31753</text:p>
          </table:table-cell>
          <table:table-cell office:value-type="float" office:value="0.630285" calcext:value-type="float">
            <text:p>0.630285</text:p>
          </table:table-cell>
          <table:table-cell office:value-type="float" office:value="95.5105" calcext:value-type="float">
            <text:p>95.5105</text:p>
          </table:table-cell>
          <table:table-cell office:value-type="float" office:value="0.461218" calcext:value-type="float">
            <text:p>0.461218</text:p>
          </table:table-cell>
          <table:table-cell office:value-type="float" office:value="1.81433" calcext:value-type="float">
            <text:p>1.81433</text:p>
          </table:table-cell>
          <table:table-cell table:formula="of:=SQRT((100*[.E652]/[.H652])-1)*0.5/SIN(PI()/10)" office:value-type="float" office:value="9.39843369887143" calcext:value-type="float">
            <text:p>9.398433698871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05658" calcext:value-type="float">
            <text:p>-3.05658</text:p>
          </table:table-cell>
          <table:table-cell office:value-type="float" office:value="-0.369946" calcext:value-type="float">
            <text:p>-0.369946</text:p>
          </table:table-cell>
          <table:table-cell office:value-type="float" office:value="9.56697" calcext:value-type="float">
            <text:p>9.56697</text:p>
          </table:table-cell>
          <table:table-cell office:value-type="float" office:value="0.657472" calcext:value-type="float">
            <text:p>0.657472</text:p>
          </table:table-cell>
          <table:table-cell office:value-type="float" office:value="99.4588" calcext:value-type="float">
            <text:p>99.4588</text:p>
          </table:table-cell>
          <table:table-cell office:value-type="float" office:value="0.483561" calcext:value-type="float">
            <text:p>0.483561</text:p>
          </table:table-cell>
          <table:table-cell office:value-type="float" office:value="1.47451" calcext:value-type="float">
            <text:p>1.47451</text:p>
          </table:table-cell>
          <table:table-cell table:formula="of:=SQRT((100*[.E653]/[.H653])-1)*0.5/SIN(PI()/10)" office:value-type="float" office:value="10.6826012439795" calcext:value-type="float">
            <text:p>10.68260124397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00061" calcext:value-type="float">
            <text:p>-3.00061</text:p>
          </table:table-cell>
          <table:table-cell office:value-type="float" office:value="0.237407" calcext:value-type="float">
            <text:p>0.237407</text:p>
          </table:table-cell>
          <table:table-cell office:value-type="float" office:value="9.26653" calcext:value-type="float">
            <text:p>9.26653</text:p>
          </table:table-cell>
          <table:table-cell office:value-type="float" office:value="0.631181" calcext:value-type="float">
            <text:p>0.631181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459539" calcext:value-type="float">
            <text:p>0.459539</text:p>
          </table:table-cell>
          <table:table-cell office:value-type="float" office:value="1.78821" calcext:value-type="float">
            <text:p>1.78821</text:p>
          </table:table-cell>
          <table:table-cell table:formula="of:=SQRT((100*[.E654]/[.H654])-1)*0.5/SIN(PI()/10)" office:value-type="float" office:value="9.47576918672335" calcext:value-type="float">
            <text:p>9.475769186723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02319" calcext:value-type="float">
            <text:p>-3.02319</text:p>
          </table:table-cell>
          <table:table-cell office:value-type="float" office:value="-0.119166" calcext:value-type="float">
            <text:p>-0.119166</text:p>
          </table:table-cell>
          <table:table-cell office:value-type="float" office:value="9.38308" calcext:value-type="float">
            <text:p>9.38308</text:p>
          </table:table-cell>
          <table:table-cell office:value-type="float" office:value="0.64288" calcext:value-type="float">
            <text:p>0.64288</text:p>
          </table:table-cell>
          <table:table-cell office:value-type="float" office:value="96.4133" calcext:value-type="float">
            <text:p>96.4133</text:p>
          </table:table-cell>
          <table:table-cell office:value-type="float" office:value="0.469943" calcext:value-type="float">
            <text:p>0.469943</text:p>
          </table:table-cell>
          <table:table-cell office:value-type="float" office:value="1.65177" calcext:value-type="float">
            <text:p>1.65177</text:p>
          </table:table-cell>
          <table:table-cell table:formula="of:=SQRT((100*[.E655]/[.H655])-1)*0.5/SIN(PI()/10)" office:value-type="float" office:value="9.96381506878531" calcext:value-type="float">
            <text:p>9.963815068785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025" calcext:value-type="float">
            <text:p>-3.025</text:p>
          </table:table-cell>
          <table:table-cell office:value-type="float" office:value="0.0654932" calcext:value-type="float">
            <text:p>0.0654932</text:p>
          </table:table-cell>
          <table:table-cell office:value-type="float" office:value="9.39728" calcext:value-type="float">
            <text:p>9.39728</text:p>
          </table:table-cell>
          <table:table-cell office:value-type="float" office:value="0.645728" calcext:value-type="float">
            <text:p>0.645728</text:p>
          </table:table-cell>
          <table:table-cell office:value-type="float" office:value="96.7515" calcext:value-type="float">
            <text:p>96.7515</text:p>
          </table:table-cell>
          <table:table-cell office:value-type="float" office:value="0.473022" calcext:value-type="float">
            <text:p>0.473022</text:p>
          </table:table-cell>
          <table:table-cell office:value-type="float" office:value="1.6373" calcext:value-type="float">
            <text:p>1.6373</text:p>
          </table:table-cell>
          <table:table-cell table:formula="of:=SQRT((100*[.E656]/[.H656])-1)*0.5/SIN(PI()/10)" office:value-type="float" office:value="10.0316264709092" calcext:value-type="float">
            <text:p>10.03162647090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03634" calcext:value-type="float">
            <text:p>-3.03634</text:p>
          </table:table-cell>
          <table:table-cell office:value-type="float" office:value="-0.011853" calcext:value-type="float">
            <text:p>-0.011853</text:p>
          </table:table-cell>
          <table:table-cell office:value-type="float" office:value="9.45922" calcext:value-type="float">
            <text:p>9.45922</text:p>
          </table:table-cell>
          <table:table-cell office:value-type="float" office:value="0.650941" calcext:value-type="float">
            <text:p>0.650941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0.477977" calcext:value-type="float">
            <text:p>0.477977</text:p>
          </table:table-cell>
          <table:table-cell office:value-type="float" office:value="1.56647" calcext:value-type="float">
            <text:p>1.56647</text:p>
          </table:table-cell>
          <table:table-cell table:formula="of:=SQRT((100*[.E657]/[.H657])-1)*0.5/SIN(PI()/10)" office:value-type="float" office:value="10.3040492558881" calcext:value-type="float">
            <text:p>10.30404925588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02505" calcext:value-type="float">
            <text:p>-3.02505</text:p>
          </table:table-cell>
          <table:table-cell office:value-type="float" office:value="0.00421997" calcext:value-type="float">
            <text:p>0.00421997</text:p>
          </table:table-cell>
          <table:table-cell office:value-type="float" office:value="9.39411" calcext:value-type="float">
            <text:p>9.39411</text:p>
          </table:table-cell>
          <table:table-cell office:value-type="float" office:value="0.645778" calcext:value-type="float">
            <text:p>0.645778</text:p>
          </table:table-cell>
          <table:table-cell office:value-type="float" office:value="96.6052" calcext:value-type="float">
            <text:p>96.6052</text:p>
          </table:table-cell>
          <table:table-cell office:value-type="float" office:value="0.472422" calcext:value-type="float">
            <text:p>0.472422</text:p>
          </table:table-cell>
          <table:table-cell office:value-type="float" office:value="1.60496" calcext:value-type="float">
            <text:p>1.60496</text:p>
          </table:table-cell>
          <table:table-cell table:formula="of:=SQRT((100*[.E658]/[.H658])-1)*0.5/SIN(PI()/10)" office:value-type="float" office:value="10.1351965118705" calcext:value-type="float">
            <text:p>10.13519651187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02523" calcext:value-type="float">
            <text:p>-3.02523</text:p>
          </table:table-cell>
          <table:table-cell office:value-type="float" office:value="-0.00313255" calcext:value-type="float">
            <text:p>-0.00313255</text:p>
          </table:table-cell>
          <table:table-cell office:value-type="float" office:value="9.39505" calcext:value-type="float">
            <text:p>9.39505</text:p>
          </table:table-cell>
          <table:table-cell office:value-type="float" office:value="0.645273" calcext:value-type="float">
            <text:p>0.645273</text:p>
          </table:table-cell>
          <table:table-cell office:value-type="float" office:value="96.6109" calcext:value-type="float">
            <text:p>96.6109</text:p>
          </table:table-cell>
          <table:table-cell office:value-type="float" office:value="0.472392" calcext:value-type="float">
            <text:p>0.472392</text:p>
          </table:table-cell>
          <table:table-cell office:value-type="float" office:value="1.61865" calcext:value-type="float">
            <text:p>1.61865</text:p>
          </table:table-cell>
          <table:table-cell table:formula="of:=SQRT((100*[.E659]/[.H659])-1)*0.5/SIN(PI()/10)" office:value-type="float" office:value="10.0871004851888" calcext:value-type="float">
            <text:p>10.08710048518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02322" calcext:value-type="float">
            <text:p>-3.02322</text:p>
          </table:table-cell>
          <table:table-cell office:value-type="float" office:value="-0.0291663" calcext:value-type="float">
            <text:p>-0.0291663</text:p>
          </table:table-cell>
          <table:table-cell office:value-type="float" office:value="9.38529" calcext:value-type="float">
            <text:p>9.38529</text:p>
          </table:table-cell>
          <table:table-cell office:value-type="float" office:value="0.644193" calcext:value-type="float">
            <text:p>0.644193</text:p>
          </table:table-cell>
          <table:table-cell office:value-type="float" office:value="96.5026" calcext:value-type="float">
            <text:p>96.5026</text:p>
          </table:table-cell>
          <table:table-cell office:value-type="float" office:value="0.47146" calcext:value-type="float">
            <text:p>0.47146</text:p>
          </table:table-cell>
          <table:table-cell office:value-type="float" office:value="1.62394" calcext:value-type="float">
            <text:p>1.62394</text:p>
          </table:table-cell>
          <table:table-cell table:formula="of:=SQRT((100*[.E660]/[.H660])-1)*0.5/SIN(PI()/10)" office:value-type="float" office:value="10.0615856359071" calcext:value-type="float">
            <text:p>10.0615856359071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.2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.26" calcext:value-type="float">
            <text:p>0.2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456976" calcext:value-type="float">
            <text:p>0.00456976</text:p>
          </table:table-cell>
          <table:table-cell office:value-type="float" office:value="3.86302" calcext:value-type="float">
            <text:p>3.86302</text:p>
          </table:table-cell>
          <table:table-cell table:formula="of:=SQRT((100*[.E684]/[.H684])-1)*0.5/SIN(PI()/10)" office:value-type="float" office:value="1.40118961680504" calcext:value-type="float">
            <text:p>1.401189616805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6" calcext:value-type="float">
            <text:p>-1.96</text:p>
          </table:table-cell>
          <table:table-cell office:value-type="float" office:value="0.63" calcext:value-type="float">
            <text:p>0.63</text:p>
          </table:table-cell>
          <table:table-cell office:value-type="float" office:value="3.8816" calcext:value-type="float">
            <text:p>3.8816</text:p>
          </table:table-cell>
          <table:table-cell office:value-type="float" office:value="0.3994" calcext:value-type="float">
            <text:p>0.3994</text:p>
          </table:table-cell>
          <table:table-cell office:value-type="float" office:value="15.6815" calcext:value-type="float">
            <text:p>15.6815</text:p>
          </table:table-cell>
          <table:table-cell office:value-type="float" office:value="0.163489" calcext:value-type="float">
            <text:p>0.163489</text:p>
          </table:table-cell>
          <table:table-cell office:value-type="float" office:value="1.01459" calcext:value-type="float">
            <text:p>1.01459</text:p>
          </table:table-cell>
          <table:table-cell table:formula="of:=SQRT((100*[.E685]/[.H685])-1)*0.5/SIN(PI()/10)" office:value-type="float" office:value="10.0221050200069" calcext:value-type="float">
            <text:p>10.02210502000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06" calcext:value-type="float">
            <text:p>-3.06</text:p>
          </table:table-cell>
          <table:table-cell office:value-type="float" office:value="0.845" calcext:value-type="float">
            <text:p>0.845</text:p>
          </table:table-cell>
          <table:table-cell office:value-type="float" office:value="9.432" calcext:value-type="float">
            <text:p>9.432</text:p>
          </table:table-cell>
          <table:table-cell office:value-type="float" office:value="0.7167" calcext:value-type="float">
            <text:p>0.7167</text:p>
          </table:table-cell>
          <table:table-cell office:value-type="float" office:value="91.3672" calcext:value-type="float">
            <text:p>91.3672</text:p>
          </table:table-cell>
          <table:table-cell office:value-type="float" office:value="0.520935" calcext:value-type="float">
            <text:p>0.520935</text:p>
          </table:table-cell>
          <table:table-cell office:value-type="float" office:value="0.272918" calcext:value-type="float">
            <text:p>0.272918</text:p>
          </table:table-cell>
          <table:table-cell table:formula="of:=SQRT((100*[.E686]/[.H686])-1)*0.5/SIN(PI()/10)" office:value-type="float" office:value="26.170485620452" calcext:value-type="float">
            <text:p>26.1704856204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1" calcext:value-type="float">
            <text:p>-3.21</text:p>
          </table:table-cell>
          <table:table-cell office:value-type="float" office:value="0.8575" calcext:value-type="float">
            <text:p>0.8575</text:p>
          </table:table-cell>
          <table:table-cell office:value-type="float" office:value="10.4488" calcext:value-type="float">
            <text:p>10.4488</text:p>
          </table:table-cell>
          <table:table-cell office:value-type="float" office:value="0.74205" calcext:value-type="float">
            <text:p>0.74205</text:p>
          </table:table-cell>
          <table:table-cell office:value-type="float" office:value="115.651" calcext:value-type="float">
            <text:p>115.651</text:p>
          </table:table-cell>
          <table:table-cell office:value-type="float" office:value="0.570153" calcext:value-type="float">
            <text:p>0.570153</text:p>
          </table:table-cell>
          <table:table-cell office:value-type="float" office:value="0.527254" calcext:value-type="float">
            <text:p>0.527254</text:p>
          </table:table-cell>
          <table:table-cell table:formula="of:=SQRT((100*[.E687]/[.H687])-1)*0.5/SIN(PI()/10)" office:value-type="float" office:value="19.1269562389235" calcext:value-type="float">
            <text:p>19.12695623892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135" calcext:value-type="float">
            <text:p>-3.135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9.9796" calcext:value-type="float">
            <text:p>9.9796</text:p>
          </table:table-cell>
          <table:table-cell office:value-type="float" office:value="0.688275" calcext:value-type="float">
            <text:p>0.688275</text:p>
          </table:table-cell>
          <table:table-cell office:value-type="float" office:value="104.947" calcext:value-type="float">
            <text:p>104.947</text:p>
          </table:table-cell>
          <table:table-cell office:value-type="float" office:value="0.504328" calcext:value-type="float">
            <text:p>0.504328</text:p>
          </table:table-cell>
          <table:table-cell office:value-type="float" office:value="1.35275" calcext:value-type="float">
            <text:p>1.35275</text:p>
          </table:table-cell>
          <table:table-cell table:formula="of:=SQRT((100*[.E688]/[.H688])-1)*0.5/SIN(PI()/10)" office:value-type="float" office:value="11.4274547697715" calcext:value-type="float">
            <text:p>11.42745476977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225" calcext:value-type="float">
            <text:p>-3.225</text:p>
          </table:table-cell>
          <table:table-cell office:value-type="float" office:value="0.85" calcext:value-type="float">
            <text:p>0.85</text:p>
          </table:table-cell>
          <table:table-cell office:value-type="float" office:value="10.5544" calcext:value-type="float">
            <text:p>10.5544</text:p>
          </table:table-cell>
          <table:table-cell office:value-type="float" office:value="0.73495" calcext:value-type="float">
            <text:p>0.73495</text:p>
          </table:table-cell>
          <table:table-cell office:value-type="float" office:value="117.181" calcext:value-type="float">
            <text:p>117.181</text:p>
          </table:table-cell>
          <table:table-cell office:value-type="float" office:value="0.57022" calcext:value-type="float">
            <text:p>0.57022</text:p>
          </table:table-cell>
          <table:table-cell office:value-type="float" office:value="0.656541" calcext:value-type="float">
            <text:p>0.656541</text:p>
          </table:table-cell>
          <table:table-cell table:formula="of:=SQRT((100*[.E689]/[.H689])-1)*0.5/SIN(PI()/10)" office:value-type="float" office:value="17.0426485692994" calcext:value-type="float">
            <text:p>17.04264856929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93375" calcext:value-type="float">
            <text:p>-2.93375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8.8001" calcext:value-type="float">
            <text:p>8.8001</text:p>
          </table:table-cell>
          <table:table-cell office:value-type="float" office:value="0.6367" calcext:value-type="float">
            <text:p>0.6367</text:p>
          </table:table-cell>
          <table:table-cell office:value-type="float" office:value="84.2599" calcext:value-type="float">
            <text:p>84.2599</text:p>
          </table:table-cell>
          <table:table-cell office:value-type="float" office:value="0.438305" calcext:value-type="float">
            <text:p>0.438305</text:p>
          </table:table-cell>
          <table:table-cell office:value-type="float" office:value="1.50639" calcext:value-type="float">
            <text:p>1.50639</text:p>
          </table:table-cell>
          <table:table-cell table:formula="of:=SQRT((100*[.E690]/[.H690])-1)*0.5/SIN(PI()/10)" office:value-type="float" office:value="10.3941036144418" calcext:value-type="float">
            <text:p>10.39410361444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99687" calcext:value-type="float">
            <text:p>-2.99687</text:p>
          </table:table-cell>
          <table:table-cell office:value-type="float" office:value="0.74625" calcext:value-type="float">
            <text:p>0.74625</text:p>
          </table:table-cell>
          <table:table-cell office:value-type="float" office:value="9.23785" calcext:value-type="float">
            <text:p>9.23785</text:p>
          </table:table-cell>
          <table:table-cell office:value-type="float" office:value="0.610044" calcext:value-type="float">
            <text:p>0.610044</text:p>
          </table:table-cell>
          <table:table-cell office:value-type="float" office:value="94.2058" calcext:value-type="float">
            <text:p>94.2058</text:p>
          </table:table-cell>
          <table:table-cell office:value-type="float" office:value="0.432783" calcext:value-type="float">
            <text:p>0.432783</text:p>
          </table:table-cell>
          <table:table-cell office:value-type="float" office:value="1.73678" calcext:value-type="float">
            <text:p>1.73678</text:p>
          </table:table-cell>
          <table:table-cell table:formula="of:=SQRT((100*[.E691]/[.H691])-1)*0.5/SIN(PI()/10)" office:value-type="float" office:value="9.45200579954367" calcext:value-type="float">
            <text:p>9.452005799543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85281" calcext:value-type="float">
            <text:p>-2.85281</text:p>
          </table:table-cell>
          <table:table-cell office:value-type="float" office:value="-0.321172" calcext:value-type="float">
            <text:p>-0.321172</text:p>
          </table:table-cell>
          <table:table-cell office:value-type="float" office:value="8.38282" calcext:value-type="float">
            <text:p>8.38282</text:p>
          </table:table-cell>
          <table:table-cell office:value-type="float" office:value="0.567314" calcext:value-type="float">
            <text:p>0.567314</text:p>
          </table:table-cell>
          <table:table-cell office:value-type="float" office:value="77.9288" calcext:value-type="float">
            <text:p>77.9288</text:p>
          </table:table-cell>
          <table:table-cell office:value-type="float" office:value="0.383119" calcext:value-type="float">
            <text:p>0.383119</text:p>
          </table:table-cell>
          <table:table-cell office:value-type="float" office:value="2.2859" calcext:value-type="float">
            <text:p>2.2859</text:p>
          </table:table-cell>
          <table:table-cell table:formula="of:=SQRT((100*[.E692]/[.H692])-1)*0.5/SIN(PI()/10)" office:value-type="float" office:value="7.89659785764704" calcext:value-type="float">
            <text:p>7.896597857647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00219" calcext:value-type="float">
            <text:p>-3.00219</text:p>
          </table:table-cell>
          <table:table-cell office:value-type="float" office:value="-0.00429688" calcext:value-type="float">
            <text:p>-0.00429688</text:p>
          </table:table-cell>
          <table:table-cell office:value-type="float" office:value="9.27155" calcext:value-type="float">
            <text:p>9.27155</text:p>
          </table:table-cell>
          <table:table-cell office:value-type="float" office:value="0.624972" calcext:value-type="float">
            <text:p>0.624972</text:p>
          </table:table-cell>
          <table:table-cell office:value-type="float" office:value="94.7784" calcext:value-type="float">
            <text:p>94.7784</text:p>
          </table:table-cell>
          <table:table-cell office:value-type="float" office:value="0.456382" calcext:value-type="float">
            <text:p>0.456382</text:p>
          </table:table-cell>
          <table:table-cell office:value-type="float" office:value="1.47512" calcext:value-type="float">
            <text:p>1.47512</text:p>
          </table:table-cell>
          <table:table-cell table:formula="of:=SQRT((100*[.E693]/[.H693])-1)*0.5/SIN(PI()/10)" office:value-type="float" office:value="10.4068062249475" calcext:value-type="float">
            <text:p>10.4068062249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93047" calcext:value-type="float">
            <text:p>-2.93047</text:p>
          </table:table-cell>
          <table:table-cell office:value-type="float" office:value="0.114082" calcext:value-type="float">
            <text:p>0.114082</text:p>
          </table:table-cell>
          <table:table-cell office:value-type="float" office:value="8.8717" calcext:value-type="float">
            <text:p>8.8717</text:p>
          </table:table-cell>
          <table:table-cell office:value-type="float" office:value="0.592344" calcext:value-type="float">
            <text:p>0.592344</text:p>
          </table:table-cell>
          <table:table-cell office:value-type="float" office:value="87.906" calcext:value-type="float">
            <text:p>87.906</text:p>
          </table:table-cell>
          <table:table-cell office:value-type="float" office:value="0.423159" calcext:value-type="float">
            <text:p>0.423159</text:p>
          </table:table-cell>
          <table:table-cell office:value-type="float" office:value="2.49022" calcext:value-type="float">
            <text:p>2.49022</text:p>
          </table:table-cell>
          <table:table-cell table:formula="of:=SQRT((100*[.E694]/[.H694])-1)*0.5/SIN(PI()/10)" office:value-type="float" office:value="7.72377197943739" calcext:value-type="float">
            <text:p>7.723771979437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97801" calcext:value-type="float">
            <text:p>-2.97801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9.10197" calcext:value-type="float">
            <text:p>9.10197</text:p>
          </table:table-cell>
          <table:table-cell office:value-type="float" office:value="0.628057" calcext:value-type="float">
            <text:p>0.628057</text:p>
          </table:table-cell>
          <table:table-cell office:value-type="float" office:value="90.6469" calcext:value-type="float">
            <text:p>90.6469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1.67266" calcext:value-type="float">
            <text:p>1.67266</text:p>
          </table:table-cell>
          <table:table-cell table:formula="of:=SQRT((100*[.E695]/[.H695])-1)*0.5/SIN(PI()/10)" office:value-type="float" office:value="9.7818680669273" calcext:value-type="float">
            <text:p>9.78186806692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98662" calcext:value-type="float">
            <text:p>-2.98662</text:p>
          </table:table-cell>
          <table:table-cell office:value-type="float" office:value="0.150459" calcext:value-type="float">
            <text:p>0.150459</text:p>
          </table:table-cell>
          <table:table-cell office:value-type="float" office:value="9.18774" calcext:value-type="float">
            <text:p>9.18774</text:p>
          </table:table-cell>
          <table:table-cell office:value-type="float" office:value="0.627143" calcext:value-type="float">
            <text:p>0.627143</text:p>
          </table:table-cell>
          <table:table-cell office:value-type="float" office:value="93.3768" calcext:value-type="float">
            <text:p>93.3768</text:p>
          </table:table-cell>
          <table:table-cell office:value-type="float" office:value="0.456262" calcext:value-type="float">
            <text:p>0.456262</text:p>
          </table:table-cell>
          <table:table-cell office:value-type="float" office:value="1.76521" calcext:value-type="float">
            <text:p>1.76521</text:p>
          </table:table-cell>
          <table:table-cell table:formula="of:=SQRT((100*[.E696]/[.H696])-1)*0.5/SIN(PI()/10)" office:value-type="float" office:value="9.50764732244996" calcext:value-type="float">
            <text:p>9.507647322449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6414" calcext:value-type="float">
            <text:p>-2.96414</text:p>
          </table:table-cell>
          <table:table-cell office:value-type="float" office:value="-0.0699121" calcext:value-type="float">
            <text:p>-0.0699121</text:p>
          </table:table-cell>
          <table:table-cell office:value-type="float" office:value="9.03168" calcext:value-type="float">
            <text:p>9.03168</text:p>
          </table:table-cell>
          <table:table-cell office:value-type="float" office:value="0.618783" calcext:value-type="float">
            <text:p>0.618783</text:p>
          </table:table-cell>
          <table:table-cell office:value-type="float" office:value="89.7769" calcext:value-type="float">
            <text:p>89.7769</text:p>
          </table:table-cell>
          <table:table-cell office:value-type="float" office:value="0.441457" calcext:value-type="float">
            <text:p>0.441457</text:p>
          </table:table-cell>
          <table:table-cell office:value-type="float" office:value="1.73695" calcext:value-type="float">
            <text:p>1.73695</text:p>
          </table:table-cell>
          <table:table-cell table:formula="of:=SQRT((100*[.E697]/[.H697])-1)*0.5/SIN(PI()/10)" office:value-type="float" office:value="9.52095621711586" calcext:value-type="float">
            <text:p>9.520956217115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98021" calcext:value-type="float">
            <text:p>-2.98021</text:p>
          </table:table-cell>
          <table:table-cell office:value-type="float" office:value="0.141168" calcext:value-type="float">
            <text:p>0.141168</text:p>
          </table:table-cell>
          <table:table-cell office:value-type="float" office:value="9.13964" calcext:value-type="float">
            <text:p>9.13964</text:p>
          </table:table-cell>
          <table:table-cell office:value-type="float" office:value="0.626451" calcext:value-type="float">
            <text:p>0.626451</text:p>
          </table:table-cell>
          <table:table-cell office:value-type="float" office:value="92.1961" calcext:value-type="float">
            <text:p>92.1961</text:p>
          </table:table-cell>
          <table:table-cell office:value-type="float" office:value="0.451462" calcext:value-type="float">
            <text:p>0.451462</text:p>
          </table:table-cell>
          <table:table-cell office:value-type="float" office:value="1.67666" calcext:value-type="float">
            <text:p>1.67666</text:p>
          </table:table-cell>
          <table:table-cell table:formula="of:=SQRT((100*[.E698]/[.H698])-1)*0.5/SIN(PI()/10)" office:value-type="float" office:value="9.75703088980122" calcext:value-type="float">
            <text:p>9.757030889801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96622" calcext:value-type="float">
            <text:p>-2.96622</text:p>
          </table:table-cell>
          <table:table-cell office:value-type="float" office:value="0.0763062" calcext:value-type="float">
            <text:p>0.0763062</text:p>
          </table:table-cell>
          <table:table-cell office:value-type="float" office:value="9.05528" calcext:value-type="float">
            <text:p>9.05528</text:p>
          </table:table-cell>
          <table:table-cell office:value-type="float" office:value="0.617686" calcext:value-type="float">
            <text:p>0.617686</text:p>
          </table:table-cell>
          <table:table-cell office:value-type="float" office:value="90.5429" calcext:value-type="float">
            <text:p>90.5429</text:p>
          </table:table-cell>
          <table:table-cell office:value-type="float" office:value="0.442334" calcext:value-type="float">
            <text:p>0.442334</text:p>
          </table:table-cell>
          <table:table-cell office:value-type="float" office:value="1.8466" calcext:value-type="float">
            <text:p>1.8466</text:p>
          </table:table-cell>
          <table:table-cell table:formula="of:=SQRT((100*[.E699]/[.H699])-1)*0.5/SIN(PI()/10)" office:value-type="float" office:value="9.21710160060547" calcext:value-type="float">
            <text:p>9.2171016006054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96932" calcext:value-type="float">
            <text:p>-2.96932</text:p>
          </table:table-cell>
          <table:table-cell office:value-type="float" office:value="0.0652289" calcext:value-type="float">
            <text:p>0.0652289</text:p>
          </table:table-cell>
          <table:table-cell office:value-type="float" office:value="9.07385" calcext:value-type="float">
            <text:p>9.07385</text:p>
          </table:table-cell>
          <table:table-cell office:value-type="float" office:value="0.618282" calcext:value-type="float">
            <text:p>0.618282</text:p>
          </table:table-cell>
          <table:table-cell office:value-type="float" office:value="90.8843" calcext:value-type="float">
            <text:p>90.8843</text:p>
          </table:table-cell>
          <table:table-cell office:value-type="float" office:value="0.443385" calcext:value-type="float">
            <text:p>0.443385</text:p>
          </table:table-cell>
          <table:table-cell office:value-type="float" office:value="1.80841" calcext:value-type="float">
            <text:p>1.80841</text:p>
          </table:table-cell>
          <table:table-cell table:formula="of:=SQRT((100*[.E700]/[.H700])-1)*0.5/SIN(PI()/10)" office:value-type="float" office:value="9.32151335404522" calcext:value-type="float">
            <text:p>9.321513354045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97327" calcext:value-type="float">
            <text:p>-2.97327</text:p>
          </table:table-cell>
          <table:table-cell office:value-type="float" office:value="0.00268768" calcext:value-type="float">
            <text:p>0.00268768</text:p>
          </table:table-cell>
          <table:table-cell office:value-type="float" office:value="9.09511" calcext:value-type="float">
            <text:p>9.09511</text:p>
          </table:table-cell>
          <table:table-cell office:value-type="float" office:value="0.62178" calcext:value-type="float">
            <text:p>0.62178</text:p>
          </table:table-cell>
          <table:table-cell office:value-type="float" office:value="91.2312" calcext:value-type="float">
            <text:p>91.2312</text:p>
          </table:table-cell>
          <table:table-cell office:value-type="float" office:value="0.446332" calcext:value-type="float">
            <text:p>0.446332</text:p>
          </table:table-cell>
          <table:table-cell office:value-type="float" office:value="1.78298" calcext:value-type="float">
            <text:p>1.78298</text:p>
          </table:table-cell>
          <table:table-cell table:formula="of:=SQRT((100*[.E701]/[.H701])-1)*0.5/SIN(PI()/10)" office:value-type="float" office:value="9.41705201261529" calcext:value-type="float">
            <text:p>9.417052012615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97567" calcext:value-type="float">
            <text:p>-2.97567</text:p>
          </table:table-cell>
          <table:table-cell office:value-type="float" office:value="0.00292229" calcext:value-type="float">
            <text:p>0.00292229</text:p>
          </table:table-cell>
          <table:table-cell office:value-type="float" office:value="9.10918" calcext:value-type="float">
            <text:p>9.10918</text:p>
          </table:table-cell>
          <table:table-cell office:value-type="float" office:value="0.622784" calcext:value-type="float">
            <text:p>0.622784</text:p>
          </table:table-cell>
          <table:table-cell office:value-type="float" office:value="91.4822" calcext:value-type="float">
            <text:p>91.4822</text:p>
          </table:table-cell>
          <table:table-cell office:value-type="float" office:value="0.447437" calcext:value-type="float">
            <text:p>0.447437</text:p>
          </table:table-cell>
          <table:table-cell office:value-type="float" office:value="1.77368" calcext:value-type="float">
            <text:p>1.77368</text:p>
          </table:table-cell>
          <table:table-cell table:formula="of:=SQRT((100*[.E702]/[.H702])-1)*0.5/SIN(PI()/10)" office:value-type="float" office:value="9.45027906889852" calcext:value-type="float">
            <text:p>9.450279068898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97386" calcext:value-type="float">
            <text:p>-2.97386</text:p>
          </table:table-cell>
          <table:table-cell office:value-type="float" office:value="-0.0268411" calcext:value-type="float">
            <text:p>-0.0268411</text:p>
          </table:table-cell>
          <table:table-cell office:value-type="float" office:value="9.09963" calcext:value-type="float">
            <text:p>9.09963</text:p>
          </table:table-cell>
          <table:table-cell office:value-type="float" office:value="0.62196" calcext:value-type="float">
            <text:p>0.62196</text:p>
          </table:table-cell>
          <table:table-cell office:value-type="float" office:value="91.3378" calcext:value-type="float">
            <text:p>91.3378</text:p>
          </table:table-cell>
          <table:table-cell office:value-type="float" office:value="0.446698" calcext:value-type="float">
            <text:p>0.446698</text:p>
          </table:table-cell>
          <table:table-cell office:value-type="float" office:value="1.78016" calcext:value-type="float">
            <text:p>1.78016</text:p>
          </table:table-cell>
          <table:table-cell table:formula="of:=SQRT((100*[.E703]/[.H703])-1)*0.5/SIN(PI()/10)" office:value-type="float" office:value="9.42613228270591" calcext:value-type="float">
            <text:p>9.4261322827059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.27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0.02" calcext:value-type="float">
            <text:p>-0.02</text:p>
          </table:table-cell>
          <table:table-cell office:value-type="float" office:value="1.44" calcext:value-type="float">
            <text:p>1.44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618885" calcext:value-type="float">
            <text:p>0.618885</text:p>
          </table:table-cell>
          <table:table-cell table:formula="of:=SQRT((100*[.E727]/[.H72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6" calcext:value-type="float">
            <text:p>-1.76</text:p>
          </table:table-cell>
          <table:table-cell office:value-type="float" office:value="0.21" calcext:value-type="float">
            <text:p>0.21</text:p>
          </table:table-cell>
          <table:table-cell office:value-type="float" office:value="3.1552" calcext:value-type="float">
            <text:p>3.1552</text:p>
          </table:table-cell>
          <table:table-cell office:value-type="float" office:value="0.049" calcext:value-type="float">
            <text:p>0.049</text:p>
          </table:table-cell>
          <table:table-cell office:value-type="float" office:value="10.669" calcext:value-type="float">
            <text:p>10.669</text:p>
          </table:table-cell>
          <table:table-cell office:value-type="float" office:value="0.00326536" calcext:value-type="float">
            <text:p>0.00326536</text:p>
          </table:table-cell>
          <table:table-cell office:value-type="float" office:value="4.50997" calcext:value-type="float">
            <text:p>4.50997</text:p>
          </table:table-cell>
          <table:table-cell table:formula="of:=SQRT((100*[.E728]/[.H728])-1)*0.5/SIN(PI()/10)" office:value-type="float" office:value="0.47582780918109" calcext:value-type="float">
            <text:p>0.475827809181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8" calcext:value-type="float">
            <text:p>-2.28</text:p>
          </table:table-cell>
          <table:table-cell office:value-type="float" office:value="0.47" calcext:value-type="float">
            <text:p>0.47</text:p>
          </table:table-cell>
          <table:table-cell office:value-type="float" office:value="5.3408" calcext:value-type="float">
            <text:p>5.3408</text:p>
          </table:table-cell>
          <table:table-cell office:value-type="float" office:value="0.2436" calcext:value-type="float">
            <text:p>0.2436</text:p>
          </table:table-cell>
          <table:table-cell office:value-type="float" office:value="31.618" calcext:value-type="float">
            <text:p>31.618</text:p>
          </table:table-cell>
          <table:table-cell office:value-type="float" office:value="0.076729" calcext:value-type="float">
            <text:p>0.076729</text:p>
          </table:table-cell>
          <table:table-cell office:value-type="float" office:value="7.20028" calcext:value-type="float">
            <text:p>7.20028</text:p>
          </table:table-cell>
          <table:table-cell table:formula="of:=SQRT((100*[.E729]/[.H729])-1)*0.5/SIN(PI()/10)" office:value-type="float" office:value="2.49785972808415" calcext:value-type="float">
            <text:p>2.497859728084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0.03" calcext:value-type="float">
            <text:p>0.03</text:p>
          </table:table-cell>
          <table:table-cell office:value-type="float" office:value="4.464" calcext:value-type="float">
            <text:p>4.464</text:p>
          </table:table-cell>
          <table:table-cell office:value-type="float" office:value="0.1745" calcext:value-type="float">
            <text:p>0.1745</text:p>
          </table:table-cell>
          <table:table-cell office:value-type="float" office:value="20.8883" calcext:value-type="float">
            <text:p>20.8883</text:p>
          </table:table-cell>
          <table:table-cell office:value-type="float" office:value="0.0414852" calcext:value-type="float">
            <text:p>0.0414852</text:p>
          </table:table-cell>
          <table:table-cell office:value-type="float" office:value="3.59435" calcext:value-type="float">
            <text:p>3.59435</text:p>
          </table:table-cell>
          <table:table-cell table:formula="of:=SQRT((100*[.E730]/[.H730])-1)*0.5/SIN(PI()/10)" office:value-type="float" office:value="3.17680757983101" calcext:value-type="float">
            <text:p>3.176807579831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055" calcext:value-type="float">
            <text:p>-3.055</text:p>
          </table:table-cell>
          <table:table-cell office:value-type="float" office:value="-0.805" calcext:value-type="float">
            <text:p>-0.805</text:p>
          </table:table-cell>
          <table:table-cell office:value-type="float" office:value="9.5564" calcext:value-type="float">
            <text:p>9.5564</text:p>
          </table:table-cell>
          <table:table-cell office:value-type="float" office:value="0.6681" calcext:value-type="float">
            <text:p>0.6681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0.49058" calcext:value-type="float">
            <text:p>0.49058</text:p>
          </table:table-cell>
          <table:table-cell office:value-type="float" office:value="1.01718" calcext:value-type="float">
            <text:p>1.01718</text:p>
          </table:table-cell>
          <table:table-cell table:formula="of:=SQRT((100*[.E731]/[.H731])-1)*0.5/SIN(PI()/10)" office:value-type="float" office:value="13.0130166293921" calcext:value-type="float">
            <text:p>13.01301662939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245" calcext:value-type="float">
            <text:p>-3.245</text:p>
          </table:table-cell>
          <table:table-cell office:value-type="float" office:value="-0.86875" calcext:value-type="float">
            <text:p>-0.86875</text:p>
          </table:table-cell>
          <table:table-cell office:value-type="float" office:value="10.6488" calcext:value-type="float">
            <text:p>10.6488</text:p>
          </table:table-cell>
          <table:table-cell office:value-type="float" office:value="0.760025" calcext:value-type="float">
            <text:p>0.760025</text:p>
          </table:table-cell>
          <table:table-cell office:value-type="float" office:value="118.644" calcext:value-type="float">
            <text:p>118.644</text:p>
          </table:table-cell>
          <table:table-cell office:value-type="float" office:value="0.593595" calcext:value-type="float">
            <text:p>0.593595</text:p>
          </table:table-cell>
          <table:table-cell office:value-type="float" office:value="0.68182" calcext:value-type="float">
            <text:p>0.68182</text:p>
          </table:table-cell>
          <table:table-cell table:formula="of:=SQRT((100*[.E732]/[.H732])-1)*0.5/SIN(PI()/10)" office:value-type="float" office:value="17.0063020435254" calcext:value-type="float">
            <text:p>17.00630204352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065" calcext:value-type="float">
            <text:p>-3.065</text:p>
          </table:table-cell>
          <table:table-cell office:value-type="float" office:value="-0.827813" calcext:value-type="float">
            <text:p>-0.827813</text:p>
          </table:table-cell>
          <table:table-cell office:value-type="float" office:value="9.5988" calcext:value-type="float">
            <text:p>9.5988</text:p>
          </table:table-cell>
          <table:table-cell office:value-type="float" office:value="0.698194" calcext:value-type="float">
            <text:p>0.698194</text:p>
          </table:table-cell>
          <table:table-cell office:value-type="float" office:value="99.3898" calcext:value-type="float">
            <text:p>99.3898</text:p>
          </table:table-cell>
          <table:table-cell office:value-type="float" office:value="0.518225" calcext:value-type="float">
            <text:p>0.518225</text:p>
          </table:table-cell>
          <table:table-cell office:value-type="float" office:value="0.913975" calcext:value-type="float">
            <text:p>0.913975</text:p>
          </table:table-cell>
          <table:table-cell table:formula="of:=SQRT((100*[.E733]/[.H733])-1)*0.5/SIN(PI()/10)" office:value-type="float" office:value="14.0490574942471" calcext:value-type="float">
            <text:p>14.04905749424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9875" calcext:value-type="float">
            <text:p>-2.9875</text:p>
          </table:table-cell>
          <table:table-cell office:value-type="float" office:value="-0.767656" calcext:value-type="float">
            <text:p>-0.767656</text:p>
          </table:table-cell>
          <table:table-cell office:value-type="float" office:value="9.0806" calcext:value-type="float">
            <text:p>9.0806</text:p>
          </table:table-cell>
          <table:table-cell office:value-type="float" office:value="0.623966" calcext:value-type="float">
            <text:p>0.623966</text:p>
          </table:table-cell>
          <table:table-cell office:value-type="float" office:value="88.0103" calcext:value-type="float">
            <text:p>88.0103</text:p>
          </table:table-cell>
          <table:table-cell office:value-type="float" office:value="0.437698" calcext:value-type="float">
            <text:p>0.437698</text:p>
          </table:table-cell>
          <table:table-cell office:value-type="float" office:value="2.90136" calcext:value-type="float">
            <text:p>2.90136</text:p>
          </table:table-cell>
          <table:table-cell table:formula="of:=SQRT((100*[.E734]/[.H734])-1)*0.5/SIN(PI()/10)" office:value-type="float" office:value="7.32702951517636" calcext:value-type="float">
            <text:p>7.327029515176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94688" calcext:value-type="float">
            <text:p>-2.94688</text:p>
          </table:table-cell>
          <table:table-cell office:value-type="float" office:value="0.336328" calcext:value-type="float">
            <text:p>0.336328</text:p>
          </table:table-cell>
          <table:table-cell office:value-type="float" office:value="8.98215" calcext:value-type="float">
            <text:p>8.98215</text:p>
          </table:table-cell>
          <table:table-cell office:value-type="float" office:value="0.623061" calcext:value-type="float">
            <text:p>0.623061</text:p>
          </table:table-cell>
          <table:table-cell office:value-type="float" office:value="90.417" calcext:value-type="float">
            <text:p>90.417</text:p>
          </table:table-cell>
          <table:table-cell office:value-type="float" office:value="0.444053" calcext:value-type="float">
            <text:p>0.444053</text:p>
          </table:table-cell>
          <table:table-cell office:value-type="float" office:value="1.66842" calcext:value-type="float">
            <text:p>1.66842</text:p>
          </table:table-cell>
          <table:table-cell table:formula="of:=SQRT((100*[.E735]/[.H735])-1)*0.5/SIN(PI()/10)" office:value-type="float" office:value="9.75452744605149" calcext:value-type="float">
            <text:p>9.754527446051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1484" calcext:value-type="float">
            <text:p>-2.81484</text:p>
          </table:table-cell>
          <table:table-cell office:value-type="float" office:value="-0.157383" calcext:value-type="float">
            <text:p>-0.157383</text:p>
          </table:table-cell>
          <table:table-cell office:value-type="float" office:value="8.22256" calcext:value-type="float">
            <text:p>8.22256</text:p>
          </table:table-cell>
          <table:table-cell office:value-type="float" office:value="0.532559" calcext:value-type="float">
            <text:p>0.532559</text:p>
          </table:table-cell>
          <table:table-cell office:value-type="float" office:value="76.8348" calcext:value-type="float">
            <text:p>76.8348</text:p>
          </table:table-cell>
          <table:table-cell office:value-type="float" office:value="0.365608" calcext:value-type="float">
            <text:p>0.365608</text:p>
          </table:table-cell>
          <table:table-cell office:value-type="float" office:value="3.02949" calcext:value-type="float">
            <text:p>3.02949</text:p>
          </table:table-cell>
          <table:table-cell table:formula="of:=SQRT((100*[.E736]/[.H736])-1)*0.5/SIN(PI()/10)" office:value-type="float" office:value="6.58823295889881" calcext:value-type="float">
            <text:p>6.588232958898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0789" calcext:value-type="float">
            <text:p>-3.00789</text:p>
          </table:table-cell>
          <table:table-cell office:value-type="float" office:value="0.0296289" calcext:value-type="float">
            <text:p>0.0296289</text:p>
          </table:table-cell>
          <table:table-cell office:value-type="float" office:value="9.28562" calcext:value-type="float">
            <text:p>9.28562</text:p>
          </table:table-cell>
          <table:table-cell office:value-type="float" office:value="0.644712" calcext:value-type="float">
            <text:p>0.644712</text:p>
          </table:table-cell>
          <table:table-cell office:value-type="float" office:value="94.3145" calcext:value-type="float">
            <text:p>94.3145</text:p>
          </table:table-cell>
          <table:table-cell office:value-type="float" office:value="0.465392" calcext:value-type="float">
            <text:p>0.465392</text:p>
          </table:table-cell>
          <table:table-cell office:value-type="float" office:value="1.42831" calcext:value-type="float">
            <text:p>1.42831</text:p>
          </table:table-cell>
          <table:table-cell table:formula="of:=SQRT((100*[.E737]/[.H737])-1)*0.5/SIN(PI()/10)" office:value-type="float" office:value="10.7496533298457" calcext:value-type="float">
            <text:p>10.74965332984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93977" calcext:value-type="float">
            <text:p>-2.93977</text:p>
          </table:table-cell>
          <table:table-cell office:value-type="float" office:value="0.23459" calcext:value-type="float">
            <text:p>0.23459</text:p>
          </table:table-cell>
          <table:table-cell office:value-type="float" office:value="8.90946" calcext:value-type="float">
            <text:p>8.90946</text:p>
          </table:table-cell>
          <table:table-cell office:value-type="float" office:value="0.599252" calcext:value-type="float">
            <text:p>0.599252</text:p>
          </table:table-cell>
          <table:table-cell office:value-type="float" office:value="88.1126" calcext:value-type="float">
            <text:p>88.1126</text:p>
          </table:table-cell>
          <table:table-cell office:value-type="float" office:value="0.426795" calcext:value-type="float">
            <text:p>0.426795</text:p>
          </table:table-cell>
          <table:table-cell office:value-type="float" office:value="1.87305" calcext:value-type="float">
            <text:p>1.87305</text:p>
          </table:table-cell>
          <table:table-cell table:formula="of:=SQRT((100*[.E738]/[.H738])-1)*0.5/SIN(PI()/10)" office:value-type="float" office:value="9.00786998654877" calcext:value-type="float">
            <text:p>9.007869986548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9449" calcext:value-type="float">
            <text:p>-2.9449</text:p>
          </table:table-cell>
          <table:table-cell office:value-type="float" office:value="-0.0836377" calcext:value-type="float">
            <text:p>-0.0836377</text:p>
          </table:table-cell>
          <table:table-cell office:value-type="float" office:value="8.94023" calcext:value-type="float">
            <text:p>8.94023</text:p>
          </table:table-cell>
          <table:table-cell office:value-type="float" office:value="0.604245" calcext:value-type="float">
            <text:p>0.604245</text:p>
          </table:table-cell>
          <table:table-cell office:value-type="float" office:value="88.7787" calcext:value-type="float">
            <text:p>88.7787</text:p>
          </table:table-cell>
          <table:table-cell office:value-type="float" office:value="0.430551" calcext:value-type="float">
            <text:p>0.430551</text:p>
          </table:table-cell>
          <table:table-cell office:value-type="float" office:value="2.09475" calcext:value-type="float">
            <text:p>2.09475</text:p>
          </table:table-cell>
          <table:table-cell table:formula="of:=SQRT((100*[.E739]/[.H739])-1)*0.5/SIN(PI()/10)" office:value-type="float" office:value="8.53820539999925" calcext:value-type="float">
            <text:p>8.538205399999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9712" calcext:value-type="float">
            <text:p>-2.9712</text:p>
          </table:table-cell>
          <table:table-cell office:value-type="float" office:value="-0.198044" calcext:value-type="float">
            <text:p>-0.198044</text:p>
          </table:table-cell>
          <table:table-cell office:value-type="float" office:value="9.07932" calcext:value-type="float">
            <text:p>9.07932</text:p>
          </table:table-cell>
          <table:table-cell office:value-type="float" office:value="0.622524" calcext:value-type="float">
            <text:p>0.622524</text:p>
          </table:table-cell>
          <table:table-cell office:value-type="float" office:value="90.8431" calcext:value-type="float">
            <text:p>90.8431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1.66472" calcext:value-type="float">
            <text:p>1.66472</text:p>
          </table:table-cell>
          <table:table-cell table:formula="of:=SQRT((100*[.E740]/[.H740])-1)*0.5/SIN(PI()/10)" office:value-type="float" office:value="9.76133467474156" calcext:value-type="float">
            <text:p>9.761334674741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95625" calcext:value-type="float">
            <text:p>-2.95625</text:p>
          </table:table-cell>
          <table:table-cell office:value-type="float" office:value="0.0477454" calcext:value-type="float">
            <text:p>0.0477454</text:p>
          </table:table-cell>
          <table:table-cell office:value-type="float" office:value="8.9945" calcext:value-type="float">
            <text:p>8.9945</text:p>
          </table:table-cell>
          <table:table-cell office:value-type="float" office:value="0.616089" calcext:value-type="float">
            <text:p>0.616089</text:p>
          </table:table-cell>
          <table:table-cell office:value-type="float" office:value="89.3681" calcext:value-type="float">
            <text:p>89.3681</text:p>
          </table:table-cell>
          <table:table-cell office:value-type="float" office:value="0.438239" calcext:value-type="float">
            <text:p>0.438239</text:p>
          </table:table-cell>
          <table:table-cell office:value-type="float" office:value="1.80893" calcext:value-type="float">
            <text:p>1.80893</text:p>
          </table:table-cell>
          <table:table-cell table:formula="of:=SQRT((100*[.E741]/[.H741])-1)*0.5/SIN(PI()/10)" office:value-type="float" office:value="9.30309043293934" calcext:value-type="float">
            <text:p>9.303090432939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94544" calcext:value-type="float">
            <text:p>-2.94544</text:p>
          </table:table-cell>
          <table:table-cell office:value-type="float" office:value="-0.0314246" calcext:value-type="float">
            <text:p>-0.0314246</text:p>
          </table:table-cell>
          <table:table-cell office:value-type="float" office:value="8.9366" calcext:value-type="float">
            <text:p>8.9366</text:p>
          </table:table-cell>
          <table:table-cell office:value-type="float" office:value="0.610165" calcext:value-type="float">
            <text:p>0.610165</text:p>
          </table:table-cell>
          <table:table-cell office:value-type="float" office:value="88.4509" calcext:value-type="float">
            <text:p>88.4509</text:p>
          </table:table-cell>
          <table:table-cell office:value-type="float" office:value="0.433457" calcext:value-type="float">
            <text:p>0.433457</text:p>
          </table:table-cell>
          <table:table-cell office:value-type="float" office:value="1.85733" calcext:value-type="float">
            <text:p>1.85733</text:p>
          </table:table-cell>
          <table:table-cell table:formula="of:=SQRT((100*[.E742]/[.H742])-1)*0.5/SIN(PI()/10)" office:value-type="float" office:value="9.13175265499475" calcext:value-type="float">
            <text:p>9.131752654994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9551" calcext:value-type="float">
            <text:p>-2.9551</text:p>
          </table:table-cell>
          <table:table-cell office:value-type="float" office:value="0.035686" calcext:value-type="float">
            <text:p>0.035686</text:p>
          </table:table-cell>
          <table:table-cell office:value-type="float" office:value="8.99532" calcext:value-type="float">
            <text:p>8.99532</text:p>
          </table:table-cell>
          <table:table-cell office:value-type="float" office:value="0.613946" calcext:value-type="float">
            <text:p>0.613946</text:p>
          </table:table-cell>
          <table:table-cell office:value-type="float" office:value="89.5822" calcext:value-type="float">
            <text:p>89.5822</text:p>
          </table:table-cell>
          <table:table-cell office:value-type="float" office:value="0.438773" calcext:value-type="float">
            <text:p>0.438773</text:p>
          </table:table-cell>
          <table:table-cell office:value-type="float" office:value="1.8441" calcext:value-type="float">
            <text:p>1.8441</text:p>
          </table:table-cell>
          <table:table-cell table:formula="of:=SQRT((100*[.E743]/[.H743])-1)*0.5/SIN(PI()/10)" office:value-type="float" office:value="9.19471161474643" calcext:value-type="float">
            <text:p>9.194711614746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94903" calcext:value-type="float">
            <text:p>-2.94903</text:p>
          </table:table-cell>
          <table:table-cell office:value-type="float" office:value="0.0144899" calcext:value-type="float">
            <text:p>0.0144899</text:p>
          </table:table-cell>
          <table:table-cell office:value-type="float" office:value="8.95904" calcext:value-type="float">
            <text:p>8.95904</text:p>
          </table:table-cell>
          <table:table-cell office:value-type="float" office:value="0.610283" calcext:value-type="float">
            <text:p>0.610283</text:p>
          </table:table-cell>
          <table:table-cell office:value-type="float" office:value="88.9066" calcext:value-type="float">
            <text:p>88.9066</text:p>
          </table:table-cell>
          <table:table-cell office:value-type="float" office:value="0.434504" calcext:value-type="float">
            <text:p>0.434504</text:p>
          </table:table-cell>
          <table:table-cell office:value-type="float" office:value="1.87415" calcext:value-type="float">
            <text:p>1.87415</text:p>
          </table:table-cell>
          <table:table-cell table:formula="of:=SQRT((100*[.E744]/[.H744])-1)*0.5/SIN(PI()/10)" office:value-type="float" office:value="9.09029706155384" calcext:value-type="float">
            <text:p>9.0902970615538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94949" calcext:value-type="float">
            <text:p>-2.94949</text:p>
          </table:table-cell>
          <table:table-cell office:value-type="float" office:value="0.0117292" calcext:value-type="float">
            <text:p>0.0117292</text:p>
          </table:table-cell>
          <table:table-cell office:value-type="float" office:value="8.95858" calcext:value-type="float">
            <text:p>8.95858</text:p>
          </table:table-cell>
          <table:table-cell office:value-type="float" office:value="0.612061" calcext:value-type="float">
            <text:p>0.612061</text:p>
          </table:table-cell>
          <table:table-cell office:value-type="float" office:value="88.8036" calcext:value-type="float">
            <text:p>88.8036</text:p>
          </table:table-cell>
          <table:table-cell office:value-type="float" office:value="0.435305" calcext:value-type="float">
            <text:p>0.435305</text:p>
          </table:table-cell>
          <table:table-cell office:value-type="float" office:value="1.83405" calcext:value-type="float">
            <text:p>1.83405</text:p>
          </table:table-cell>
          <table:table-cell table:formula="of:=SQRT((100*[.E745]/[.H745])-1)*0.5/SIN(PI()/10)" office:value-type="float" office:value="9.20604464903757" calcext:value-type="float">
            <text:p>9.2060446490375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94773" calcext:value-type="float">
            <text:p>-2.94773</text:p>
          </table:table-cell>
          <table:table-cell office:value-type="float" office:value="0.0290986" calcext:value-type="float">
            <text:p>0.0290986</text:p>
          </table:table-cell>
          <table:table-cell office:value-type="float" office:value="8.95024" calcext:value-type="float">
            <text:p>8.95024</text:p>
          </table:table-cell>
          <table:table-cell office:value-type="float" office:value="0.610178" calcext:value-type="float">
            <text:p>0.610178</text:p>
          </table:table-cell>
          <table:table-cell office:value-type="float" office:value="88.7046" calcext:value-type="float">
            <text:p>88.7046</text:p>
          </table:table-cell>
          <table:table-cell office:value-type="float" office:value="0.434131" calcext:value-type="float">
            <text:p>0.434131</text:p>
          </table:table-cell>
          <table:table-cell office:value-type="float" office:value="1.86047" calcext:value-type="float">
            <text:p>1.86047</text:p>
          </table:table-cell>
          <table:table-cell table:formula="of:=SQRT((100*[.E746]/[.H746])-1)*0.5/SIN(PI()/10)" office:value-type="float" office:value="9.12390147171664" calcext:value-type="float">
            <text:p>9.1239014717166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.08" calcext:value-type="float">
            <text:p>0.08</text:p>
          </table:table-cell>
          <table:table-cell office:value-type="float" office:value="1.8496" calcext:value-type="float">
            <text:p>1.8496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42102" calcext:value-type="float">
            <text:p>3.42102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6.36689" calcext:value-type="float">
            <text:p>6.36689</text:p>
          </table:table-cell>
          <table:table-cell table:formula="of:=SQRT((100*[.E770]/[.H770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4" calcext:value-type="float">
            <text:p>-1.84</text:p>
          </table:table-cell>
          <table:table-cell office:value-type="float" office:value="-0.19" calcext:value-type="float">
            <text:p>-0.19</text:p>
          </table:table-cell>
          <table:table-cell office:value-type="float" office:value="3.488" calcext:value-type="float">
            <text:p>3.488</text:p>
          </table:table-cell>
          <table:table-cell office:value-type="float" office:value="0.0386" calcext:value-type="float">
            <text:p>0.0386</text:p>
          </table:table-cell>
          <table:table-cell office:value-type="float" office:value="13.5529" calcext:value-type="float">
            <text:p>13.5529</text:p>
          </table:table-cell>
          <table:table-cell office:value-type="float" office:value="0.00185096" calcext:value-type="float">
            <text:p>0.00185096</text:p>
          </table:table-cell>
          <table:table-cell office:value-type="float" office:value="10.0423" calcext:value-type="float">
            <text:p>10.0423</text:p>
          </table:table-cell>
          <table:table-cell table:formula="of:=SQRT((100*[.E771]/[.H771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4" calcext:value-type="float">
            <text:p>-2.64</text:p>
          </table:table-cell>
          <table:table-cell office:value-type="float" office:value="-0.6" calcext:value-type="float">
            <text:p>-0.6</text:p>
          </table:table-cell>
          <table:table-cell office:value-type="float" office:value="6.9856" calcext:value-type="float">
            <text:p>6.9856</text:p>
          </table:table-cell>
          <table:table-cell office:value-type="float" office:value="0.3974" calcext:value-type="float">
            <text:p>0.3974</text:p>
          </table:table-cell>
          <table:table-cell office:value-type="float" office:value="49.2448" calcext:value-type="float">
            <text:p>49.2448</text:p>
          </table:table-cell>
          <table:table-cell office:value-type="float" office:value="0.1982" calcext:value-type="float">
            <text:p>0.1982</text:p>
          </table:table-cell>
          <table:table-cell office:value-type="float" office:value="5.37461" calcext:value-type="float">
            <text:p>5.37461</text:p>
          </table:table-cell>
          <table:table-cell table:formula="of:=SQRT((100*[.E772]/[.H772])-1)*0.5/SIN(PI()/10)" office:value-type="float" office:value="4.09142694318024" calcext:value-type="float">
            <text:p>4.091426943180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3" calcext:value-type="float">
            <text:p>-2.93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8.6664" calcext:value-type="float">
            <text:p>8.6664</text:p>
          </table:table-cell>
          <table:table-cell office:value-type="float" office:value="0.58915" calcext:value-type="float">
            <text:p>0.58915</text:p>
          </table:table-cell>
          <table:table-cell office:value-type="float" office:value="77.8807" calcext:value-type="float">
            <text:p>77.8807</text:p>
          </table:table-cell>
          <table:table-cell office:value-type="float" office:value="0.36374" calcext:value-type="float">
            <text:p>0.36374</text:p>
          </table:table-cell>
          <table:table-cell office:value-type="float" office:value="2.40179" calcext:value-type="float">
            <text:p>2.40179</text:p>
          </table:table-cell>
          <table:table-cell table:formula="of:=SQRT((100*[.E773]/[.H773])-1)*0.5/SIN(PI()/10)" office:value-type="float" office:value="7.84865270227475" calcext:value-type="float">
            <text:p>7.848652702274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545" calcext:value-type="float">
            <text:p>-2.545</text:p>
          </table:table-cell>
          <table:table-cell office:value-type="float" office:value="-0.685" calcext:value-type="float">
            <text:p>-0.685</text:p>
          </table:table-cell>
          <table:table-cell office:value-type="float" office:value="6.7964" calcext:value-type="float">
            <text:p>6.7964</text:p>
          </table:table-cell>
          <table:table-cell office:value-type="float" office:value="0.4927" calcext:value-type="float">
            <text:p>0.4927</text:p>
          </table:table-cell>
          <table:table-cell office:value-type="float" office:value="54.86" calcext:value-type="float">
            <text:p>54.86</text:p>
          </table:table-cell>
          <table:table-cell office:value-type="float" office:value="0.286295" calcext:value-type="float">
            <text:p>0.286295</text:p>
          </table:table-cell>
          <table:table-cell office:value-type="float" office:value="1.49674" calcext:value-type="float">
            <text:p>1.49674</text:p>
          </table:table-cell>
          <table:table-cell table:formula="of:=SQRT((100*[.E774]/[.H774])-1)*0.5/SIN(PI()/10)" office:value-type="float" office:value="9.14127757917265" calcext:value-type="float">
            <text:p>9.141277579172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29" calcext:value-type="float">
            <text:p>-3.29</text:p>
          </table:table-cell>
          <table:table-cell office:value-type="float" office:value="-0.886875" calcext:value-type="float">
            <text:p>-0.886875</text:p>
          </table:table-cell>
          <table:table-cell office:value-type="float" office:value="10.8876" calcext:value-type="float">
            <text:p>10.8876</text:p>
          </table:table-cell>
          <table:table-cell office:value-type="float" office:value="0.789137" calcext:value-type="float">
            <text:p>0.789137</text:p>
          </table:table-cell>
          <table:table-cell office:value-type="float" office:value="121.169" calcext:value-type="float">
            <text:p>121.169</text:p>
          </table:table-cell>
          <table:table-cell office:value-type="float" office:value="0.630429" calcext:value-type="float">
            <text:p>0.630429</text:p>
          </table:table-cell>
          <table:table-cell office:value-type="float" office:value="0.398418" calcext:value-type="float">
            <text:p>0.398418</text:p>
          </table:table-cell>
          <table:table-cell table:formula="of:=SQRT((100*[.E775]/[.H775])-1)*0.5/SIN(PI()/10)" office:value-type="float" office:value="22.7140858108213" calcext:value-type="float">
            <text:p>22.71408581082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95125" calcext:value-type="float">
            <text:p>-2.95125</text:p>
          </table:table-cell>
          <table:table-cell office:value-type="float" office:value="-0.78625" calcext:value-type="float">
            <text:p>-0.78625</text:p>
          </table:table-cell>
          <table:table-cell office:value-type="float" office:value="8.9873" calcext:value-type="float">
            <text:p>8.9873</text:p>
          </table:table-cell>
          <table:table-cell office:value-type="float" office:value="0.646038" calcext:value-type="float">
            <text:p>0.646038</text:p>
          </table:table-cell>
          <table:table-cell office:value-type="float" office:value="89.2012" calcext:value-type="float">
            <text:p>89.2012</text:p>
          </table:table-cell>
          <table:table-cell office:value-type="float" office:value="0.462365" calcext:value-type="float">
            <text:p>0.462365</text:p>
          </table:table-cell>
          <table:table-cell office:value-type="float" office:value="1.1224" calcext:value-type="float">
            <text:p>1.1224</text:p>
          </table:table-cell>
          <table:table-cell table:formula="of:=SQRT((100*[.E776]/[.H776])-1)*0.5/SIN(PI()/10)" office:value-type="float" office:value="12.1685003584742" calcext:value-type="float">
            <text:p>12.16850035847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80625" calcext:value-type="float">
            <text:p>-2.80625</text:p>
          </table:table-cell>
          <table:table-cell office:value-type="float" office:value="-0.718125" calcext:value-type="float">
            <text:p>-0.718125</text:p>
          </table:table-cell>
          <table:table-cell office:value-type="float" office:value="8.175" calcext:value-type="float">
            <text:p>8.175</text:p>
          </table:table-cell>
          <table:table-cell office:value-type="float" office:value="0.554156" calcext:value-type="float">
            <text:p>0.554156</text:p>
          </table:table-cell>
          <table:table-cell office:value-type="float" office:value="76.178" calcext:value-type="float">
            <text:p>76.178</text:p>
          </table:table-cell>
          <table:table-cell office:value-type="float" office:value="0.372524" calcext:value-type="float">
            <text:p>0.372524</text:p>
          </table:table-cell>
          <table:table-cell office:value-type="float" office:value="2.04188" calcext:value-type="float">
            <text:p>2.04188</text:p>
          </table:table-cell>
          <table:table-cell table:formula="of:=SQRT((100*[.E777]/[.H777])-1)*0.5/SIN(PI()/10)" office:value-type="float" office:value="8.27249034760557" calcext:value-type="float">
            <text:p>8.272490347605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94063" calcext:value-type="float">
            <text:p>-2.94063</text:p>
          </table:table-cell>
          <table:table-cell office:value-type="float" office:value="-0.765234" calcext:value-type="float">
            <text:p>-0.765234</text:p>
          </table:table-cell>
          <table:table-cell office:value-type="float" office:value="8.8727" calcext:value-type="float">
            <text:p>8.8727</text:p>
          </table:table-cell>
          <table:table-cell office:value-type="float" office:value="0.620536" calcext:value-type="float">
            <text:p>0.620536</text:p>
          </table:table-cell>
          <table:table-cell office:value-type="float" office:value="86.1077" calcext:value-type="float">
            <text:p>86.1077</text:p>
          </table:table-cell>
          <table:table-cell office:value-type="float" office:value="0.434102" calcext:value-type="float">
            <text:p>0.434102</text:p>
          </table:table-cell>
          <table:table-cell office:value-type="float" office:value="1.87708" calcext:value-type="float">
            <text:p>1.87708</text:p>
          </table:table-cell>
          <table:table-cell table:formula="of:=SQRT((100*[.E778]/[.H778])-1)*0.5/SIN(PI()/10)" office:value-type="float" office:value="9.16135650341466" calcext:value-type="float">
            <text:p>9.161356503414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8531" calcext:value-type="float">
            <text:p>-2.88531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8.62215" calcext:value-type="float">
            <text:p>8.62215</text:p>
          </table:table-cell>
          <table:table-cell office:value-type="float" office:value="0.583651" calcext:value-type="float">
            <text:p>0.583651</text:p>
          </table:table-cell>
          <table:table-cell office:value-type="float" office:value="83.7137" calcext:value-type="float">
            <text:p>83.7137</text:p>
          </table:table-cell>
          <table:table-cell office:value-type="float" office:value="0.408203" calcext:value-type="float">
            <text:p>0.408203</text:p>
          </table:table-cell>
          <table:table-cell office:value-type="float" office:value="2.20818" calcext:value-type="float">
            <text:p>2.20818</text:p>
          </table:table-cell>
          <table:table-cell table:formula="of:=SQRT((100*[.E779]/[.H779])-1)*0.5/SIN(PI()/10)" office:value-type="float" office:value="8.15965965449621" calcext:value-type="float">
            <text:p>8.159659654496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8568" calcext:value-type="float">
            <text:p>-2.8568</text:p>
          </table:table-cell>
          <table:table-cell office:value-type="float" office:value="0.344082" calcext:value-type="float">
            <text:p>0.344082</text:p>
          </table:table-cell>
          <table:table-cell office:value-type="float" office:value="8.41589" calcext:value-type="float">
            <text:p>8.41589</text:p>
          </table:table-cell>
          <table:table-cell office:value-type="float" office:value="0.568311" calcext:value-type="float">
            <text:p>0.568311</text:p>
          </table:table-cell>
          <table:table-cell office:value-type="float" office:value="78.8808" calcext:value-type="float">
            <text:p>78.8808</text:p>
          </table:table-cell>
          <table:table-cell office:value-type="float" office:value="0.386477" calcext:value-type="float">
            <text:p>0.386477</text:p>
          </table:table-cell>
          <table:table-cell office:value-type="float" office:value="2.21002" calcext:value-type="float">
            <text:p>2.21002</text:p>
          </table:table-cell>
          <table:table-cell table:formula="of:=SQRT((100*[.E780]/[.H780])-1)*0.5/SIN(PI()/10)" office:value-type="float" office:value="8.04395587822973" calcext:value-type="float">
            <text:p>8.043955878229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86352" calcext:value-type="float">
            <text:p>-2.86352</text:p>
          </table:table-cell>
          <table:table-cell office:value-type="float" office:value="-0.00682617" calcext:value-type="float">
            <text:p>-0.00682617</text:p>
          </table:table-cell>
          <table:table-cell office:value-type="float" office:value="8.49185" calcext:value-type="float">
            <text:p>8.49185</text:p>
          </table:table-cell>
          <table:table-cell office:value-type="float" office:value="0.575653" calcext:value-type="float">
            <text:p>0.575653</text:p>
          </table:table-cell>
          <table:table-cell office:value-type="float" office:value="81.1698" calcext:value-type="float">
            <text:p>81.1698</text:p>
          </table:table-cell>
          <table:table-cell office:value-type="float" office:value="0.400749" calcext:value-type="float">
            <text:p>0.400749</text:p>
          </table:table-cell>
          <table:table-cell office:value-type="float" office:value="2.05248" calcext:value-type="float">
            <text:p>2.05248</text:p>
          </table:table-cell>
          <table:table-cell table:formula="of:=SQRT((100*[.E781]/[.H781])-1)*0.5/SIN(PI()/10)" office:value-type="float" office:value="8.41481976028853" calcext:value-type="float">
            <text:p>8.414819760288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84676" calcext:value-type="float">
            <text:p>-2.84676</text:p>
          </table:table-cell>
          <table:table-cell office:value-type="float" office:value="-0.0201172" calcext:value-type="float">
            <text:p>-0.0201172</text:p>
          </table:table-cell>
          <table:table-cell office:value-type="float" office:value="8.38772" calcext:value-type="float">
            <text:p>8.38772</text:p>
          </table:table-cell>
          <table:table-cell office:value-type="float" office:value="0.558962" calcext:value-type="float">
            <text:p>0.558962</text:p>
          </table:table-cell>
          <table:table-cell office:value-type="float" office:value="79.2204" calcext:value-type="float">
            <text:p>79.2204</text:p>
          </table:table-cell>
          <table:table-cell office:value-type="float" office:value="0.383806" calcext:value-type="float">
            <text:p>0.383806</text:p>
          </table:table-cell>
          <table:table-cell office:value-type="float" office:value="2.15577" calcext:value-type="float">
            <text:p>2.15577</text:p>
          </table:table-cell>
          <table:table-cell table:formula="of:=SQRT((100*[.E782]/[.H782])-1)*0.5/SIN(PI()/10)" office:value-type="float" office:value="8.07861658560416" calcext:value-type="float">
            <text:p>8.078616585604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8774" calcext:value-type="float">
            <text:p>-2.8774</text:p>
          </table:table-cell>
          <table:table-cell office:value-type="float" office:value="0.08354" calcext:value-type="float">
            <text:p>0.08354</text:p>
          </table:table-cell>
          <table:table-cell office:value-type="float" office:value="8.56489" calcext:value-type="float">
            <text:p>8.56489</text:p>
          </table:table-cell>
          <table:table-cell office:value-type="float" office:value="0.577982" calcext:value-type="float">
            <text:p>0.577982</text:p>
          </table:table-cell>
          <table:table-cell office:value-type="float" office:value="82.3904" calcext:value-type="float">
            <text:p>82.3904</text:p>
          </table:table-cell>
          <table:table-cell office:value-type="float" office:value="0.402397" calcext:value-type="float">
            <text:p>0.402397</text:p>
          </table:table-cell>
          <table:table-cell office:value-type="float" office:value="2.14358" calcext:value-type="float">
            <text:p>2.14358</text:p>
          </table:table-cell>
          <table:table-cell table:formula="of:=SQRT((100*[.E783]/[.H783])-1)*0.5/SIN(PI()/10)" office:value-type="float" office:value="8.24457746588753" calcext:value-type="float">
            <text:p>8.244577465887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87979" calcext:value-type="float">
            <text:p>-2.87979</text:p>
          </table:table-cell>
          <table:table-cell office:value-type="float" office:value="0.0705481" calcext:value-type="float">
            <text:p>0.0705481</text:p>
          </table:table-cell>
          <table:table-cell office:value-type="float" office:value="8.55863" calcext:value-type="float">
            <text:p>8.55863</text:p>
          </table:table-cell>
          <table:table-cell office:value-type="float" office:value="0.582086" calcext:value-type="float">
            <text:p>0.582086</text:p>
          </table:table-cell>
          <table:table-cell office:value-type="float" office:value="81.6911" calcext:value-type="float">
            <text:p>81.6911</text:p>
          </table:table-cell>
          <table:table-cell office:value-type="float" office:value="0.402007" calcext:value-type="float">
            <text:p>0.402007</text:p>
          </table:table-cell>
          <table:table-cell office:value-type="float" office:value="2.04653" calcext:value-type="float">
            <text:p>2.04653</text:p>
          </table:table-cell>
          <table:table-cell table:formula="of:=SQRT((100*[.E784]/[.H784])-1)*0.5/SIN(PI()/10)" office:value-type="float" office:value="8.47617931719748" calcext:value-type="float">
            <text:p>8.476179317197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88383" calcext:value-type="float">
            <text:p>-2.88383</text:p>
          </table:table-cell>
          <table:table-cell office:value-type="float" office:value="-0.0269128" calcext:value-type="float">
            <text:p>-0.0269128</text:p>
          </table:table-cell>
          <table:table-cell office:value-type="float" office:value="8.58469" calcext:value-type="float">
            <text:p>8.58469</text:p>
          </table:table-cell>
          <table:table-cell office:value-type="float" office:value="0.582919" calcext:value-type="float">
            <text:p>0.582919</text:p>
          </table:table-cell>
          <table:table-cell office:value-type="float" office:value="82.2391" calcext:value-type="float">
            <text:p>82.2391</text:p>
          </table:table-cell>
          <table:table-cell office:value-type="float" office:value="0.403773" calcext:value-type="float">
            <text:p>0.403773</text:p>
          </table:table-cell>
          <table:table-cell office:value-type="float" office:value="2.05482" calcext:value-type="float">
            <text:p>2.05482</text:p>
          </table:table-cell>
          <table:table-cell table:formula="of:=SQRT((100*[.E785]/[.H785])-1)*0.5/SIN(PI()/10)" office:value-type="float" office:value="8.46471089086637" calcext:value-type="float">
            <text:p>8.464710890866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86701" calcext:value-type="float">
            <text:p>-2.86701</text:p>
          </table:table-cell>
          <table:table-cell office:value-type="float" office:value="0.0121478" calcext:value-type="float">
            <text:p>0.0121478</text:p>
          </table:table-cell>
          <table:table-cell office:value-type="float" office:value="8.494" calcext:value-type="float">
            <text:p>8.494</text:p>
          </table:table-cell>
          <table:table-cell office:value-type="float" office:value="0.574269" calcext:value-type="float">
            <text:p>0.574269</text:p>
          </table:table-cell>
          <table:table-cell office:value-type="float" office:value="80.7925" calcext:value-type="float">
            <text:p>80.7925</text:p>
          </table:table-cell>
          <table:table-cell office:value-type="float" office:value="0.396175" calcext:value-type="float">
            <text:p>0.396175</text:p>
          </table:table-cell>
          <table:table-cell office:value-type="float" office:value="2.11815" calcext:value-type="float">
            <text:p>2.11815</text:p>
          </table:table-cell>
          <table:table-cell table:formula="of:=SQRT((100*[.E786]/[.H786])-1)*0.5/SIN(PI()/10)" office:value-type="float" office:value="8.26810923811066" calcext:value-type="float">
            <text:p>8.2681092381106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87457" calcext:value-type="float">
            <text:p>-2.87457</text:p>
          </table:table-cell>
          <table:table-cell office:value-type="float" office:value="-0.0142581" calcext:value-type="float">
            <text:p>-0.0142581</text:p>
          </table:table-cell>
          <table:table-cell office:value-type="float" office:value="8.53351" calcext:value-type="float">
            <text:p>8.53351</text:p>
          </table:table-cell>
          <table:table-cell office:value-type="float" office:value="0.578348" calcext:value-type="float">
            <text:p>0.578348</text:p>
          </table:table-cell>
          <table:table-cell office:value-type="float" office:value="81.3849" calcext:value-type="float">
            <text:p>81.3849</text:p>
          </table:table-cell>
          <table:table-cell office:value-type="float" office:value="0.399381" calcext:value-type="float">
            <text:p>0.399381</text:p>
          </table:table-cell>
          <table:table-cell office:value-type="float" office:value="2.06377" calcext:value-type="float">
            <text:p>2.06377</text:p>
          </table:table-cell>
          <table:table-cell table:formula="of:=SQRT((100*[.E787]/[.H787])-1)*0.5/SIN(PI()/10)" office:value-type="float" office:value="8.411265185342" calcext:value-type="float">
            <text:p>8.4112651853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87203" calcext:value-type="float">
            <text:p>-2.87203</text:p>
          </table:table-cell>
          <table:table-cell office:value-type="float" office:value="0.0213116" calcext:value-type="float">
            <text:p>0.0213116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0.577145" calcext:value-type="float">
            <text:p>0.577145</text:p>
          </table:table-cell>
          <table:table-cell office:value-type="float" office:value="81.2715" calcext:value-type="float">
            <text:p>81.2715</text:p>
          </table:table-cell>
          <table:table-cell office:value-type="float" office:value="0.39841" calcext:value-type="float">
            <text:p>0.39841</text:p>
          </table:table-cell>
          <table:table-cell office:value-type="float" office:value="2.08585" calcext:value-type="float">
            <text:p>2.08585</text:p>
          </table:table-cell>
          <table:table-cell table:formula="of:=SQRT((100*[.E788]/[.H788])-1)*0.5/SIN(PI()/10)" office:value-type="float" office:value="8.35594097762948" calcext:value-type="float">
            <text:p>8.355940977629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87198" calcext:value-type="float">
            <text:p>-2.87198</text:p>
          </table:table-cell>
          <table:table-cell office:value-type="float" office:value="-0.00229038" calcext:value-type="float">
            <text:p>-0.00229038</text:p>
          </table:table-cell>
          <table:table-cell office:value-type="float" office:value="8.52167" calcext:value-type="float">
            <text:p>8.52167</text:p>
          </table:table-cell>
          <table:table-cell office:value-type="float" office:value="0.577008" calcext:value-type="float">
            <text:p>0.577008</text:p>
          </table:table-cell>
          <table:table-cell office:value-type="float" office:value="81.2675" calcext:value-type="float">
            <text:p>81.2675</text:p>
          </table:table-cell>
          <table:table-cell office:value-type="float" office:value="0.398312" calcext:value-type="float">
            <text:p>0.398312</text:p>
          </table:table-cell>
          <table:table-cell office:value-type="float" office:value="2.08403" calcext:value-type="float">
            <text:p>2.08403</text:p>
          </table:table-cell>
          <table:table-cell table:formula="of:=SQRT((100*[.E789]/[.H789])-1)*0.5/SIN(PI()/10)" office:value-type="float" office:value="8.35869615582218" calcext:value-type="float">
            <text:p>8.358696155822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00234256" calcext:value-type="float">
            <text:p>0.00234256</text:p>
          </table:table-cell>
          <table:table-cell office:value-type="float" office:value="1.46111" calcext:value-type="float">
            <text:p>1.46111</text:p>
          </table:table-cell>
          <table:table-cell table:formula="of:=SQRT((100*[.E813]/[.H813])-1)*0.5/SIN(PI()/10)" office:value-type="float" office:value="2.46055575535579" calcext:value-type="float">
            <text:p>2.460555755355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08" calcext:value-type="float">
            <text:p>-1.08</text:p>
          </table:table-cell>
          <table:table-cell office:value-type="float" office:value="0.26" calcext:value-type="float">
            <text:p>0.26</text:p>
          </table:table-cell>
          <table:table-cell office:value-type="float" office:value="1.168" calcext:value-type="float">
            <text:p>1.168</text:p>
          </table:table-cell>
          <table:table-cell office:value-type="float" office:value="0.068" calcext:value-type="float">
            <text:p>0.068</text:p>
          </table:table-cell>
          <table:table-cell office:value-type="float" office:value="1.37169" calcext:value-type="float">
            <text:p>1.37169</text:p>
          </table:table-cell>
          <table:table-cell office:value-type="float" office:value="0.00473216" calcext:value-type="float">
            <text:p>0.00473216</text:p>
          </table:table-cell>
          <table:table-cell office:value-type="float" office:value="5.9862" calcext:value-type="float">
            <text:p>5.9862</text:p>
          </table:table-cell>
          <table:table-cell table:formula="of:=SQRT((100*[.E814]/[.H814])-1)*0.5/SIN(PI()/10)" office:value-type="float" office:value="0.596582997244385" calcext:value-type="float">
            <text:p>0.5965829972443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6" calcext:value-type="float">
            <text:p>-1.66</text:p>
          </table:table-cell>
          <table:table-cell office:value-type="float" office:value="0.335" calcext:value-type="float">
            <text:p>0.335</text:p>
          </table:table-cell>
          <table:table-cell office:value-type="float" office:value="2.9552" calcext:value-type="float">
            <text:p>2.9552</text:p>
          </table:table-cell>
          <table:table-cell office:value-type="float" office:value="0.1139" calcext:value-type="float">
            <text:p>0.1139</text:p>
          </table:table-cell>
          <table:table-cell office:value-type="float" office:value="10.8094" calcext:value-type="float">
            <text:p>10.8094</text:p>
          </table:table-cell>
          <table:table-cell office:value-type="float" office:value="0.0137908" calcext:value-type="float">
            <text:p>0.0137908</text:p>
          </table:table-cell>
          <table:table-cell office:value-type="float" office:value="11.1704" calcext:value-type="float">
            <text:p>11.1704</text:p>
          </table:table-cell>
          <table:table-cell table:formula="of:=SQRT((100*[.E815]/[.H815])-1)*0.5/SIN(PI()/10)" office:value-type="float" office:value="0.226866016614454" calcext:value-type="float">
            <text:p>0.2268660166144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0.57" calcext:value-type="float">
            <text:p>0.57</text:p>
          </table:table-cell>
          <table:table-cell office:value-type="float" office:value="5.1424" calcext:value-type="float">
            <text:p>5.1424</text:p>
          </table:table-cell>
          <table:table-cell office:value-type="float" office:value="0.3756" calcext:value-type="float">
            <text:p>0.3756</text:p>
          </table:table-cell>
          <table:table-cell office:value-type="float" office:value="32.8329" calcext:value-type="float">
            <text:p>32.8329</text:p>
          </table:table-cell>
          <table:table-cell office:value-type="float" office:value="0.200122" calcext:value-type="float">
            <text:p>0.200122</text:p>
          </table:table-cell>
          <table:table-cell office:value-type="float" office:value="3.36276" calcext:value-type="float">
            <text:p>3.36276</text:p>
          </table:table-cell>
          <table:table-cell table:formula="of:=SQRT((100*[.E816]/[.H816])-1)*0.5/SIN(PI()/10)" office:value-type="float" office:value="5.15982808412828" calcext:value-type="float">
            <text:p>5.159828084128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87" calcext:value-type="float">
            <text:p>-2.87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8.408" calcext:value-type="float">
            <text:p>8.408</text:p>
          </table:table-cell>
          <table:table-cell office:value-type="float" office:value="0.613225" calcext:value-type="float">
            <text:p>0.613225</text:p>
          </table:table-cell>
          <table:table-cell office:value-type="float" office:value="76.7247" calcext:value-type="float">
            <text:p>76.7247</text:p>
          </table:table-cell>
          <table:table-cell office:value-type="float" office:value="0.401745" calcext:value-type="float">
            <text:p>0.401745</text:p>
          </table:table-cell>
          <table:table-cell office:value-type="float" office:value="0.948832" calcext:value-type="float">
            <text:p>0.948832</text:p>
          </table:table-cell>
          <table:table-cell table:formula="of:=SQRT((100*[.E817]/[.H817])-1)*0.5/SIN(PI()/10)" office:value-type="float" office:value="12.9067458928752" calcext:value-type="float">
            <text:p>12.90674589287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4625" calcext:value-type="float">
            <text:p>-2.4625</text:p>
          </table:table-cell>
          <table:table-cell office:value-type="float" office:value="0.6075" calcext:value-type="float">
            <text:p>0.6075</text:p>
          </table:table-cell>
          <table:table-cell office:value-type="float" office:value="6.3882" calcext:value-type="float">
            <text:p>6.3882</text:p>
          </table:table-cell>
          <table:table-cell office:value-type="float" office:value="0.4285" calcext:value-type="float">
            <text:p>0.4285</text:p>
          </table:table-cell>
          <table:table-cell office:value-type="float" office:value="49.2186" calcext:value-type="float">
            <text:p>49.2186</text:p>
          </table:table-cell>
          <table:table-cell office:value-type="float" office:value="0.260022" calcext:value-type="float">
            <text:p>0.260022</text:p>
          </table:table-cell>
          <table:table-cell office:value-type="float" office:value="4.20817" calcext:value-type="float">
            <text:p>4.20817</text:p>
          </table:table-cell>
          <table:table-cell table:formula="of:=SQRT((100*[.E818]/[.H818])-1)*0.5/SIN(PI()/10)" office:value-type="float" office:value="4.90308977326476" calcext:value-type="float">
            <text:p>4.903089773264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80875" calcext:value-type="float">
            <text:p>-2.80875</text:p>
          </table:table-cell>
          <table:table-cell office:value-type="float" office:value="0.602813" calcext:value-type="float">
            <text:p>0.602813</text:p>
          </table:table-cell>
          <table:table-cell office:value-type="float" office:value="8.2177" calcext:value-type="float">
            <text:p>8.2177</text:p>
          </table:table-cell>
          <table:table-cell office:value-type="float" office:value="0.561156" calcext:value-type="float">
            <text:p>0.561156</text:p>
          </table:table-cell>
          <table:table-cell office:value-type="float" office:value="78.063" calcext:value-type="float">
            <text:p>78.063</text:p>
          </table:table-cell>
          <table:table-cell office:value-type="float" office:value="0.379567" calcext:value-type="float">
            <text:p>0.379567</text:p>
          </table:table-cell>
          <table:table-cell office:value-type="float" office:value="1.92217" calcext:value-type="float">
            <text:p>1.92217</text:p>
          </table:table-cell>
          <table:table-cell table:formula="of:=SQRT((100*[.E819]/[.H819])-1)*0.5/SIN(PI()/10)" office:value-type="float" office:value="8.59142221517685" calcext:value-type="float">
            <text:p>8.591422215176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54687" calcext:value-type="float">
            <text:p>-2.54687</text:p>
          </table:table-cell>
          <table:table-cell office:value-type="float" office:value="-0.381875" calcext:value-type="float">
            <text:p>-0.381875</text:p>
          </table:table-cell>
          <table:table-cell office:value-type="float" office:value="6.72205" calcext:value-type="float">
            <text:p>6.72205</text:p>
          </table:table-cell>
          <table:table-cell office:value-type="float" office:value="0.405206" calcext:value-type="float">
            <text:p>0.405206</text:p>
          </table:table-cell>
          <table:table-cell office:value-type="float" office:value="51.5007" calcext:value-type="float">
            <text:p>51.5007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3.46407" calcext:value-type="float">
            <text:p>3.46407</text:p>
          </table:table-cell>
          <table:table-cell table:formula="of:=SQRT((100*[.E820]/[.H820])-1)*0.5/SIN(PI()/10)" office:value-type="float" office:value="5.29208346552882" calcext:value-type="float">
            <text:p>5.292083465528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6275" calcext:value-type="float">
            <text:p>-2.6275</text:p>
          </table:table-cell>
          <table:table-cell office:value-type="float" office:value="-0.448047" calcext:value-type="float">
            <text:p>-0.448047</text:p>
          </table:table-cell>
          <table:table-cell office:value-type="float" office:value="7.2188" calcext:value-type="float">
            <text:p>7.2188</text:p>
          </table:table-cell>
          <table:table-cell office:value-type="float" office:value="0.467273" calcext:value-type="float">
            <text:p>0.467273</text:p>
          </table:table-cell>
          <table:table-cell office:value-type="float" office:value="60.7624" calcext:value-type="float">
            <text:p>60.7624</text:p>
          </table:table-cell>
          <table:table-cell office:value-type="float" office:value="0.287166" calcext:value-type="float">
            <text:p>0.287166</text:p>
          </table:table-cell>
          <table:table-cell office:value-type="float" office:value="3.08047" calcext:value-type="float">
            <text:p>3.08047</text:p>
          </table:table-cell>
          <table:table-cell table:formula="of:=SQRT((100*[.E821]/[.H821])-1)*0.5/SIN(PI()/10)" office:value-type="float" office:value="6.09053582310774" calcext:value-type="float">
            <text:p>6.090535823107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57797" calcext:value-type="float">
            <text:p>-2.57797</text:p>
          </table:table-cell>
          <table:table-cell office:value-type="float" office:value="-0.0594531" calcext:value-type="float">
            <text:p>-0.0594531</text:p>
          </table:table-cell>
          <table:table-cell office:value-type="float" office:value="6.94094" calcext:value-type="float">
            <text:p>6.94094</text:p>
          </table:table-cell>
          <table:table-cell office:value-type="float" office:value="0.437727" calcext:value-type="float">
            <text:p>0.437727</text:p>
          </table:table-cell>
          <table:table-cell office:value-type="float" office:value="56.1268" calcext:value-type="float">
            <text:p>56.1268</text:p>
          </table:table-cell>
          <table:table-cell office:value-type="float" office:value="0.266081" calcext:value-type="float">
            <text:p>0.266081</text:p>
          </table:table-cell>
          <table:table-cell office:value-type="float" office:value="3.11666" calcext:value-type="float">
            <text:p>3.11666</text:p>
          </table:table-cell>
          <table:table-cell table:formula="of:=SQRT((100*[.E822]/[.H822])-1)*0.5/SIN(PI()/10)" office:value-type="float" office:value="5.84393617566203" calcext:value-type="float">
            <text:p>5.843936175662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62219" calcext:value-type="float">
            <text:p>-2.62219</text:p>
          </table:table-cell>
          <table:table-cell office:value-type="float" office:value="-0.125156" calcext:value-type="float">
            <text:p>-0.125156</text:p>
          </table:table-cell>
          <table:table-cell office:value-type="float" office:value="7.16221" calcext:value-type="float">
            <text:p>7.16221</text:p>
          </table:table-cell>
          <table:table-cell office:value-type="float" office:value="0.481356" calcext:value-type="float">
            <text:p>0.481356</text:p>
          </table:table-cell>
          <table:table-cell office:value-type="float" office:value="59.1843" calcext:value-type="float">
            <text:p>59.1843</text:p>
          </table:table-cell>
          <table:table-cell office:value-type="float" office:value="0.297725" calcext:value-type="float">
            <text:p>0.297725</text:p>
          </table:table-cell>
          <table:table-cell office:value-type="float" office:value="2.51593" calcext:value-type="float">
            <text:p>2.51593</text:p>
          </table:table-cell>
          <table:table-cell table:formula="of:=SQRT((100*[.E823]/[.H823])-1)*0.5/SIN(PI()/10)" office:value-type="float" office:value="6.88992402685941" calcext:value-type="float">
            <text:p>6.889924026859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64555" calcext:value-type="float">
            <text:p>-2.64555</text:p>
          </table:table-cell>
          <table:table-cell office:value-type="float" office:value="0.0862012" calcext:value-type="float">
            <text:p>0.0862012</text:p>
          </table:table-cell>
          <table:table-cell office:value-type="float" office:value="7.2829" calcext:value-type="float">
            <text:p>7.2829</text:p>
          </table:table-cell>
          <table:table-cell office:value-type="float" office:value="0.47196" calcext:value-type="float">
            <text:p>0.47196</text:p>
          </table:table-cell>
          <table:table-cell office:value-type="float" office:value="60.9424" calcext:value-type="float">
            <text:p>60.9424</text:p>
          </table:table-cell>
          <table:table-cell office:value-type="float" office:value="0.292972" calcext:value-type="float">
            <text:p>0.292972</text:p>
          </table:table-cell>
          <table:table-cell office:value-type="float" office:value="2.96441" calcext:value-type="float">
            <text:p>2.96441</text:p>
          </table:table-cell>
          <table:table-cell table:formula="of:=SQRT((100*[.E824]/[.H824])-1)*0.5/SIN(PI()/10)" office:value-type="float" office:value="6.25006855617185" calcext:value-type="float">
            <text:p>6.250068556171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57732" calcext:value-type="float">
            <text:p>-2.57732</text:p>
          </table:table-cell>
          <table:table-cell office:value-type="float" office:value="-0.063833" calcext:value-type="float">
            <text:p>-0.063833</text:p>
          </table:table-cell>
          <table:table-cell office:value-type="float" office:value="6.93854" calcext:value-type="float">
            <text:p>6.93854</text:p>
          </table:table-cell>
          <table:table-cell office:value-type="float" office:value="0.438104" calcext:value-type="float">
            <text:p>0.438104</text:p>
          </table:table-cell>
          <table:table-cell office:value-type="float" office:value="56.1767" calcext:value-type="float">
            <text:p>56.1767</text:p>
          </table:table-cell>
          <table:table-cell office:value-type="float" office:value="0.267433" calcext:value-type="float">
            <text:p>0.267433</text:p>
          </table:table-cell>
          <table:table-cell office:value-type="float" office:value="3.13586" calcext:value-type="float">
            <text:p>3.13586</text:p>
          </table:table-cell>
          <table:table-cell table:formula="of:=SQRT((100*[.E825]/[.H825])-1)*0.5/SIN(PI()/10)" office:value-type="float" office:value="5.82734368381566" calcext:value-type="float">
            <text:p>5.8273436838156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62213" calcext:value-type="float">
            <text:p>-2.62213</text:p>
          </table:table-cell>
          <table:table-cell office:value-type="float" office:value="-0.0315161" calcext:value-type="float">
            <text:p>-0.0315161</text:p>
          </table:table-cell>
          <table:table-cell office:value-type="float" office:value="7.17542" calcext:value-type="float">
            <text:p>7.17542</text:p>
          </table:table-cell>
          <table:table-cell office:value-type="float" office:value="0.462844" calcext:value-type="float">
            <text:p>0.462844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0.288066" calcext:value-type="float">
            <text:p>0.288066</text:p>
          </table:table-cell>
          <table:table-cell office:value-type="float" office:value="2.96978" calcext:value-type="float">
            <text:p>2.96978</text:p>
          </table:table-cell>
          <table:table-cell table:formula="of:=SQRT((100*[.E826]/[.H826])-1)*0.5/SIN(PI()/10)" office:value-type="float" office:value="6.17934944569551" calcext:value-type="float">
            <text:p>6.179349445695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61077" calcext:value-type="float">
            <text:p>-2.61077</text:p>
          </table:table-cell>
          <table:table-cell office:value-type="float" office:value="0.00326782" calcext:value-type="float">
            <text:p>0.00326782</text:p>
          </table:table-cell>
          <table:table-cell office:value-type="float" office:value="7.10386" calcext:value-type="float">
            <text:p>7.10386</text:p>
          </table:table-cell>
          <table:table-cell office:value-type="float" office:value="0.457834" calcext:value-type="float">
            <text:p>0.457834</text:p>
          </table:table-cell>
          <table:table-cell office:value-type="float" office:value="58.3744" calcext:value-type="float">
            <text:p>58.3744</text:p>
          </table:table-cell>
          <table:table-cell office:value-type="float" office:value="0.281459" calcext:value-type="float">
            <text:p>0.281459</text:p>
          </table:table-cell>
          <table:table-cell office:value-type="float" office:value="2.94229" calcext:value-type="float">
            <text:p>2.94229</text:p>
          </table:table-cell>
          <table:table-cell table:formula="of:=SQRT((100*[.E827]/[.H827])-1)*0.5/SIN(PI()/10)" office:value-type="float" office:value="6.17412275221369" calcext:value-type="float">
            <text:p>6.174122752213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6151" calcext:value-type="float">
            <text:p>-2.6151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7.12989" calcext:value-type="float">
            <text:p>7.12989</text:p>
          </table:table-cell>
          <table:table-cell office:value-type="float" office:value="0.462632" calcext:value-type="float">
            <text:p>0.462632</text:p>
          </table:table-cell>
          <table:table-cell office:value-type="float" office:value="58.8763" calcext:value-type="float">
            <text:p>58.8763</text:p>
          </table:table-cell>
          <table:table-cell office:value-type="float" office:value="0.285224" calcext:value-type="float">
            <text:p>0.285224</text:p>
          </table:table-cell>
          <table:table-cell office:value-type="float" office:value="2.91276" calcext:value-type="float">
            <text:p>2.91276</text:p>
          </table:table-cell>
          <table:table-cell table:formula="of:=SQRT((100*[.E828]/[.H828])-1)*0.5/SIN(PI()/10)" office:value-type="float" office:value="6.2421190056312" calcext:value-type="float">
            <text:p>6.24211900563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61572" calcext:value-type="float">
            <text:p>-2.61572</text:p>
          </table:table-cell>
          <table:table-cell office:value-type="float" office:value="-0.0162738" calcext:value-type="float">
            <text:p>-0.0162738</text:p>
          </table:table-cell>
          <table:table-cell office:value-type="float" office:value="7.13342" calcext:value-type="float">
            <text:p>7.13342</text:p>
          </table:table-cell>
          <table:table-cell office:value-type="float" office:value="0.461947" calcext:value-type="float">
            <text:p>0.461947</text:p>
          </table:table-cell>
          <table:table-cell office:value-type="float" office:value="58.9603" calcext:value-type="float">
            <text:p>58.9603</text:p>
          </table:table-cell>
          <table:table-cell office:value-type="float" office:value="0.285477" calcext:value-type="float">
            <text:p>0.285477</text:p>
          </table:table-cell>
          <table:table-cell office:value-type="float" office:value="2.87116" calcext:value-type="float">
            <text:p>2.87116</text:p>
          </table:table-cell>
          <table:table-cell table:formula="of:=SQRT((100*[.E829]/[.H829])-1)*0.5/SIN(PI()/10)" office:value-type="float" office:value="6.28522617917008" calcext:value-type="float">
            <text:p>6.285226179170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61771" calcext:value-type="float">
            <text:p>-2.61771</text:p>
          </table:table-cell>
          <table:table-cell office:value-type="float" office:value="0.00502945" calcext:value-type="float">
            <text:p>0.00502945</text:p>
          </table:table-cell>
          <table:table-cell office:value-type="float" office:value="7.1485" calcext:value-type="float">
            <text:p>7.1485</text:p>
          </table:table-cell>
          <table:table-cell office:value-type="float" office:value="0.463212" calcext:value-type="float">
            <text:p>0.463212</text:p>
          </table:table-cell>
          <table:table-cell office:value-type="float" office:value="59.2928" calcext:value-type="float">
            <text:p>59.2928</text:p>
          </table:table-cell>
          <table:table-cell office:value-type="float" office:value="0.286641" calcext:value-type="float">
            <text:p>0.286641</text:p>
          </table:table-cell>
          <table:table-cell office:value-type="float" office:value="2.85594" calcext:value-type="float">
            <text:p>2.85594</text:p>
          </table:table-cell>
          <table:table-cell table:formula="of:=SQRT((100*[.E830]/[.H830])-1)*0.5/SIN(PI()/10)" office:value-type="float" office:value="6.31225073502953" calcext:value-type="float">
            <text:p>6.312250735029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60927" calcext:value-type="float">
            <text:p>-2.60927</text:p>
          </table:table-cell>
          <table:table-cell office:value-type="float" office:value="0.00380386" calcext:value-type="float">
            <text:p>0.00380386</text:p>
          </table:table-cell>
          <table:table-cell office:value-type="float" office:value="7.10399" calcext:value-type="float">
            <text:p>7.10399</text:p>
          </table:table-cell>
          <table:table-cell office:value-type="float" office:value="0.458709" calcext:value-type="float">
            <text:p>0.458709</text:p>
          </table:table-cell>
          <table:table-cell office:value-type="float" office:value="58.6087" calcext:value-type="float">
            <text:p>58.6087</text:p>
          </table:table-cell>
          <table:table-cell office:value-type="float" office:value="0.282744" calcext:value-type="float">
            <text:p>0.282744</text:p>
          </table:table-cell>
          <table:table-cell office:value-type="float" office:value="2.91667" calcext:value-type="float">
            <text:p>2.91667</text:p>
          </table:table-cell>
          <table:table-cell table:formula="of:=SQRT((100*[.E831]/[.H831])-1)*0.5/SIN(PI()/10)" office:value-type="float" office:value="6.20936174994783" calcext:value-type="float">
            <text:p>6.209361749947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6145" calcext:value-type="float">
            <text:p>-2.6145</text:p>
          </table:table-cell>
          <table:table-cell office:value-type="float" office:value="0.00748314" calcext:value-type="float">
            <text:p>0.00748314</text:p>
          </table:table-cell>
          <table:table-cell office:value-type="float" office:value="7.13217" calcext:value-type="float">
            <text:p>7.13217</text:p>
          </table:table-cell>
          <table:table-cell office:value-type="float" office:value="0.462242" calcext:value-type="float">
            <text:p>0.462242</text:p>
          </table:table-cell>
          <table:table-cell office:value-type="float" office:value="59.0596" calcext:value-type="float">
            <text:p>59.0596</text:p>
          </table:table-cell>
          <table:table-cell office:value-type="float" office:value="0.285588" calcext:value-type="float">
            <text:p>0.285588</text:p>
          </table:table-cell>
          <table:table-cell office:value-type="float" office:value="2.86882" calcext:value-type="float">
            <text:p>2.86882</text:p>
          </table:table-cell>
          <table:table-cell table:formula="of:=SQRT((100*[.E832]/[.H832])-1)*0.5/SIN(PI()/10)" office:value-type="float" office:value="6.29009911524545" calcext:value-type="float">
            <text:p>6.29009911524545</text:p>
          </table:table-cell>
          <table:table-cell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.5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-0.34" calcext:value-type="float">
            <text:p>-0.34</text:p>
          </table:table-cell>
          <table:table-cell office:value-type="float" office:value="2.8224" calcext:value-type="float">
            <text:p>2.8224</text:p>
          </table:table-cell>
          <table:table-cell office:value-type="float" office:value="0.1156" calcext:value-type="float">
            <text:p>0.1156</text:p>
          </table:table-cell>
          <table:table-cell office:value-type="float" office:value="7.96594" calcext:value-type="float">
            <text:p>7.96594</text:p>
          </table:table-cell>
          <table:table-cell office:value-type="float" office:value="0.0133634" calcext:value-type="float">
            <text:p>0.0133634</text:p>
          </table:table-cell>
          <table:table-cell office:value-type="float" office:value="10.2357" calcext:value-type="float">
            <text:p>10.2357</text:p>
          </table:table-cell>
          <table:table-cell table:formula="of:=SQRT((100*[.E856]/[.H856])-1)*0.5/SIN(PI()/10)" office:value-type="float" office:value="0.581998754820162" calcext:value-type="float">
            <text:p>0.5819987548201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2" calcext:value-type="float">
            <text:p>-1.92</text:p>
          </table:table-cell>
          <table:table-cell office:value-type="float" office:value="-0.41" calcext:value-type="float">
            <text:p>-0.41</text:p>
          </table:table-cell>
          <table:table-cell office:value-type="float" office:value="3.7888" calcext:value-type="float">
            <text:p>3.7888</text:p>
          </table:table-cell>
          <table:table-cell office:value-type="float" office:value="0.1906" calcext:value-type="float">
            <text:p>0.1906</text:p>
          </table:table-cell>
          <table:table-cell office:value-type="float" office:value="15.865" calcext:value-type="float">
            <text:p>15.865</text:p>
          </table:table-cell>
          <table:table-cell office:value-type="float" office:value="0.0514574" calcext:value-type="float">
            <text:p>0.0514574</text:p>
          </table:table-cell>
          <table:table-cell office:value-type="float" office:value="5.17676" calcext:value-type="float">
            <text:p>5.17676</text:p>
          </table:table-cell>
          <table:table-cell table:formula="of:=SQRT((100*[.E857]/[.H857])-1)*0.5/SIN(PI()/10)" office:value-type="float" office:value="2.64974475025661" calcext:value-type="float">
            <text:p>2.649744750256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2" calcext:value-type="float">
            <text:p>-2.22</text:p>
          </table:table-cell>
          <table:table-cell office:value-type="float" office:value="-0.47" calcext:value-type="float">
            <text:p>-0.47</text:p>
          </table:table-cell>
          <table:table-cell office:value-type="float" office:value="5.0096" calcext:value-type="float">
            <text:p>5.0096</text:p>
          </table:table-cell>
          <table:table-cell office:value-type="float" office:value="0.287" calcext:value-type="float">
            <text:p>0.287</text:p>
          </table:table-cell>
          <table:table-cell office:value-type="float" office:value="26.7838" calcext:value-type="float">
            <text:p>26.7838</text:p>
          </table:table-cell>
          <table:table-cell office:value-type="float" office:value="0.137873" calcext:value-type="float">
            <text:p>0.137873</text:p>
          </table:table-cell>
          <table:table-cell office:value-type="float" office:value="4.01477" calcext:value-type="float">
            <text:p>4.01477</text:p>
          </table:table-cell>
          <table:table-cell table:formula="of:=SQRT((100*[.E858]/[.H858])-1)*0.5/SIN(PI()/10)" office:value-type="float" office:value="4.01213829283223" calcext:value-type="float">
            <text:p>4.012138292832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9" calcext:value-type="float">
            <text:p>-2.59</text:p>
          </table:table-cell>
          <table:table-cell office:value-type="float" office:value="-0.6975" calcext:value-type="float">
            <text:p>-0.6975</text:p>
          </table:table-cell>
          <table:table-cell office:value-type="float" office:value="6.8232" calcext:value-type="float">
            <text:p>6.8232</text:p>
          </table:table-cell>
          <table:table-cell office:value-type="float" office:value="0.49885" calcext:value-type="float">
            <text:p>0.49885</text:p>
          </table:table-cell>
          <table:table-cell office:value-type="float" office:value="49.4733" calcext:value-type="float">
            <text:p>49.4733</text:p>
          </table:table-cell>
          <table:table-cell office:value-type="float" office:value="0.270506" calcext:value-type="float">
            <text:p>0.270506</text:p>
          </table:table-cell>
          <table:table-cell office:value-type="float" office:value="1.23985" calcext:value-type="float">
            <text:p>1.23985</text:p>
          </table:table-cell>
          <table:table-cell table:formula="of:=SQRT((100*[.E859]/[.H859])-1)*0.5/SIN(PI()/10)" office:value-type="float" office:value="10.1349787050733" calcext:value-type="float">
            <text:p>10.13497870507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965" calcext:value-type="float">
            <text:p>-2.965</text:p>
          </table:table-cell>
          <table:table-cell office:value-type="float" office:value="-0.81" calcext:value-type="float">
            <text:p>-0.81</text:p>
          </table:table-cell>
          <table:table-cell office:value-type="float" office:value="9.022" calcext:value-type="float">
            <text:p>9.022</text:p>
          </table:table-cell>
          <table:table-cell office:value-type="float" office:value="0.66625" calcext:value-type="float">
            <text:p>0.66625</text:p>
          </table:table-cell>
          <table:table-cell office:value-type="float" office:value="88.8539" calcext:value-type="float">
            <text:p>88.8539</text:p>
          </table:table-cell>
          <table:table-cell office:value-type="float" office:value="0.468862" calcext:value-type="float">
            <text:p>0.468862</text:p>
          </table:table-cell>
          <table:table-cell office:value-type="float" office:value="0.669807" calcext:value-type="float">
            <text:p>0.669807</text:p>
          </table:table-cell>
          <table:table-cell table:formula="of:=SQRT((100*[.E860]/[.H860])-1)*0.5/SIN(PI()/10)" office:value-type="float" office:value="16.0559976916379" calcext:value-type="float">
            <text:p>16.05599769163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375" calcext:value-type="float">
            <text:p>-2.037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4.3038" calcext:value-type="float">
            <text:p>4.3038</text:p>
          </table:table-cell>
          <table:table-cell office:value-type="float" office:value="0.181712" calcext:value-type="float">
            <text:p>0.181712</text:p>
          </table:table-cell>
          <table:table-cell office:value-type="float" office:value="21.642" calcext:value-type="float">
            <text:p>21.642</text:p>
          </table:table-cell>
          <table:table-cell office:value-type="float" office:value="0.0691656" calcext:value-type="float">
            <text:p>0.0691656</text:p>
          </table:table-cell>
          <table:table-cell office:value-type="float" office:value="6.15153" calcext:value-type="float">
            <text:p>6.15153</text:p>
          </table:table-cell>
          <table:table-cell table:formula="of:=SQRT((100*[.E861]/[.H861])-1)*0.5/SIN(PI()/10)" office:value-type="float" office:value="2.26173823145954" calcext:value-type="float">
            <text:p>2.261738231459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19125" calcext:value-type="float">
            <text:p>-2.19125</text:p>
          </table:table-cell>
          <table:table-cell office:value-type="float" office:value="0.4975" calcext:value-type="float">
            <text:p>0.4975</text:p>
          </table:table-cell>
          <table:table-cell office:value-type="float" office:value="4.9369" calcext:value-type="float">
            <text:p>4.9369</text:p>
          </table:table-cell>
          <table:table-cell office:value-type="float" office:value="0.286312" calcext:value-type="float">
            <text:p>0.286312</text:p>
          </table:table-cell>
          <table:table-cell office:value-type="float" office:value="27.2366" calcext:value-type="float">
            <text:p>27.2366</text:p>
          </table:table-cell>
          <table:table-cell office:value-type="float" office:value="0.11604" calcext:value-type="float">
            <text:p>0.11604</text:p>
          </table:table-cell>
          <table:table-cell office:value-type="float" office:value="3.42675" calcext:value-type="float">
            <text:p>3.42675</text:p>
          </table:table-cell>
          <table:table-cell table:formula="of:=SQRT((100*[.E862]/[.H862])-1)*0.5/SIN(PI()/10)" office:value-type="float" office:value="4.38818614596476" calcext:value-type="float">
            <text:p>4.388186145964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49438" calcext:value-type="float">
            <text:p>-2.49438</text:p>
          </table:table-cell>
          <table:table-cell office:value-type="float" office:value="-0.140469" calcext:value-type="float">
            <text:p>-0.140469</text:p>
          </table:table-cell>
          <table:table-cell office:value-type="float" office:value="6.50775" calcext:value-type="float">
            <text:p>6.50775</text:p>
          </table:table-cell>
          <table:table-cell office:value-type="float" office:value="0.440209" calcext:value-type="float">
            <text:p>0.440209</text:p>
          </table:table-cell>
          <table:table-cell office:value-type="float" office:value="49.4972" calcext:value-type="float">
            <text:p>49.4972</text:p>
          </table:table-cell>
          <table:table-cell office:value-type="float" office:value="0.25467" calcext:value-type="float">
            <text:p>0.25467</text:p>
          </table:table-cell>
          <table:table-cell office:value-type="float" office:value="2.82518" calcext:value-type="float">
            <text:p>2.82518</text:p>
          </table:table-cell>
          <table:table-cell table:formula="of:=SQRT((100*[.E863]/[.H863])-1)*0.5/SIN(PI()/10)" office:value-type="float" office:value="6.17860778819776" calcext:value-type="float">
            <text:p>6.178607788197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32844" calcext:value-type="float">
            <text:p>-2.32844</text:p>
          </table:table-cell>
          <table:table-cell office:value-type="float" office:value="0.275703" calcext:value-type="float">
            <text:p>0.275703</text:p>
          </table:table-cell>
          <table:table-cell office:value-type="float" office:value="5.71278" calcext:value-type="float">
            <text:p>5.71278</text:p>
          </table:table-cell>
          <table:table-cell office:value-type="float" office:value="0.354723" calcext:value-type="float">
            <text:p>0.354723</text:p>
          </table:table-cell>
          <table:table-cell office:value-type="float" office:value="39.1042" calcext:value-type="float">
            <text:p>39.1042</text:p>
          </table:table-cell>
          <table:table-cell office:value-type="float" office:value="0.186256" calcext:value-type="float">
            <text:p>0.186256</text:p>
          </table:table-cell>
          <table:table-cell office:value-type="float" office:value="3.06933" calcext:value-type="float">
            <text:p>3.06933</text:p>
          </table:table-cell>
          <table:table-cell table:formula="of:=SQRT((100*[.E864]/[.H864])-1)*0.5/SIN(PI()/10)" office:value-type="float" office:value="5.25724549440976" calcext:value-type="float">
            <text:p>5.257245494409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0094" calcext:value-type="float">
            <text:p>-2.30094</text:p>
          </table:table-cell>
          <table:table-cell office:value-type="float" office:value="0.149375" calcext:value-type="float">
            <text:p>0.149375</text:p>
          </table:table-cell>
          <table:table-cell office:value-type="float" office:value="5.5877" calcext:value-type="float">
            <text:p>5.5877</text:p>
          </table:table-cell>
          <table:table-cell office:value-type="float" office:value="0.307114" calcext:value-type="float">
            <text:p>0.307114</text:p>
          </table:table-cell>
          <table:table-cell office:value-type="float" office:value="38.238" calcext:value-type="float">
            <text:p>38.238</text:p>
          </table:table-cell>
          <table:table-cell office:value-type="float" office:value="0.163651" calcext:value-type="float">
            <text:p>0.163651</text:p>
          </table:table-cell>
          <table:table-cell office:value-type="float" office:value="4.44485" calcext:value-type="float">
            <text:p>4.44485</text:p>
          </table:table-cell>
          <table:table-cell table:formula="of:=SQRT((100*[.E865]/[.H865])-1)*0.5/SIN(PI()/10)" office:value-type="float" office:value="3.93333197330292" calcext:value-type="float">
            <text:p>3.933331973302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41297" calcext:value-type="float">
            <text:p>-2.41297</text:p>
          </table:table-cell>
          <table:table-cell office:value-type="float" office:value="-0.0555078" calcext:value-type="float">
            <text:p>-0.0555078</text:p>
          </table:table-cell>
          <table:table-cell office:value-type="float" office:value="6.11939" calcext:value-type="float">
            <text:p>6.11939</text:p>
          </table:table-cell>
          <table:table-cell office:value-type="float" office:value="0.371996" calcext:value-type="float">
            <text:p>0.371996</text:p>
          </table:table-cell>
          <table:table-cell office:value-type="float" office:value="44.7176" calcext:value-type="float">
            <text:p>44.7176</text:p>
          </table:table-cell>
          <table:table-cell office:value-type="float" office:value="0.207171" calcext:value-type="float">
            <text:p>0.207171</text:p>
          </table:table-cell>
          <table:table-cell office:value-type="float" office:value="3.65251" calcext:value-type="float">
            <text:p>3.65251</text:p>
          </table:table-cell>
          <table:table-cell table:formula="of:=SQRT((100*[.E866]/[.H866])-1)*0.5/SIN(PI()/10)" office:value-type="float" office:value="4.90364882193937" calcext:value-type="float">
            <text:p>4.903648821939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35094" calcext:value-type="float">
            <text:p>-2.35094</text:p>
          </table:table-cell>
          <table:table-cell office:value-type="float" office:value="0.114248" calcext:value-type="float">
            <text:p>0.114248</text:p>
          </table:table-cell>
          <table:table-cell office:value-type="float" office:value="5.8231" calcext:value-type="float">
            <text:p>5.8231</text:p>
          </table:table-cell>
          <table:table-cell office:value-type="float" office:value="0.345923" calcext:value-type="float">
            <text:p>0.345923</text:p>
          </table:table-cell>
          <table:table-cell office:value-type="float" office:value="40.9913" calcext:value-type="float">
            <text:p>40.9913</text:p>
          </table:table-cell>
          <table:table-cell office:value-type="float" office:value="0.186758" calcext:value-type="float">
            <text:p>0.186758</text:p>
          </table:table-cell>
          <table:table-cell office:value-type="float" office:value="3.78962" calcext:value-type="float">
            <text:p>3.78962</text:p>
          </table:table-cell>
          <table:table-cell table:formula="of:=SQRT((100*[.E867]/[.H867])-1)*0.5/SIN(PI()/10)" office:value-type="float" office:value="4.61300643498642" calcext:value-type="float">
            <text:p>4.6130064349864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36201" calcext:value-type="float">
            <text:p>-2.36201</text:p>
          </table:table-cell>
          <table:table-cell office:value-type="float" office:value="0.00962402" calcext:value-type="float">
            <text:p>0.00962402</text:p>
          </table:table-cell>
          <table:table-cell office:value-type="float" office:value="5.84351" calcext:value-type="float">
            <text:p>5.84351</text:p>
          </table:table-cell>
          <table:table-cell office:value-type="float" office:value="0.357722" calcext:value-type="float">
            <text:p>0.357722</text:p>
          </table:table-cell>
          <table:table-cell office:value-type="float" office:value="40.3223" calcext:value-type="float">
            <text:p>40.3223</text:p>
          </table:table-cell>
          <table:table-cell office:value-type="float" office:value="0.188278" calcext:value-type="float">
            <text:p>0.188278</text:p>
          </table:table-cell>
          <table:table-cell office:value-type="float" office:value="3.32461" calcext:value-type="float">
            <text:p>3.32461</text:p>
          </table:table-cell>
          <table:table-cell table:formula="of:=SQRT((100*[.E868]/[.H868])-1)*0.5/SIN(PI()/10)" office:value-type="float" office:value="5.05485275875553" calcext:value-type="float">
            <text:p>5.0548527587555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35391" calcext:value-type="float">
            <text:p>-2.35391</text:p>
          </table:table-cell>
          <table:table-cell office:value-type="float" office:value="-0.0753442" calcext:value-type="float">
            <text:p>-0.0753442</text:p>
          </table:table-cell>
          <table:table-cell office:value-type="float" office:value="5.81549" calcext:value-type="float">
            <text:p>5.81549</text:p>
          </table:table-cell>
          <table:table-cell office:value-type="float" office:value="0.345555" calcext:value-type="float">
            <text:p>0.345555</text:p>
          </table:table-cell>
          <table:table-cell office:value-type="float" office:value="40.295" calcext:value-type="float">
            <text:p>40.295</text:p>
          </table:table-cell>
          <table:table-cell office:value-type="float" office:value="0.184318" calcext:value-type="float">
            <text:p>0.184318</text:p>
          </table:table-cell>
          <table:table-cell office:value-type="float" office:value="3.64394" calcext:value-type="float">
            <text:p>3.64394</text:p>
          </table:table-cell>
          <table:table-cell table:formula="of:=SQRT((100*[.E869]/[.H869])-1)*0.5/SIN(PI()/10)" office:value-type="float" office:value="4.71262077044795" calcext:value-type="float">
            <text:p>4.712620770447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36215" calcext:value-type="float">
            <text:p>-2.36215</text:p>
          </table:table-cell>
          <table:table-cell office:value-type="float" office:value="-0.00828247" calcext:value-type="float">
            <text:p>-0.00828247</text:p>
          </table:table-cell>
          <table:table-cell office:value-type="float" office:value="5.86481" calcext:value-type="float">
            <text:p>5.86481</text:p>
          </table:table-cell>
          <table:table-cell office:value-type="float" office:value="0.354183" calcext:value-type="float">
            <text:p>0.354183</text:p>
          </table:table-cell>
          <table:table-cell office:value-type="float" office:value="41.1843" calcext:value-type="float">
            <text:p>41.1843</text:p>
          </table:table-cell>
          <table:table-cell office:value-type="float" office:value="0.190825" calcext:value-type="float">
            <text:p>0.190825</text:p>
          </table:table-cell>
          <table:table-cell office:value-type="float" office:value="3.53839" calcext:value-type="float">
            <text:p>3.53839</text:p>
          </table:table-cell>
          <table:table-cell table:formula="of:=SQRT((100*[.E870]/[.H870])-1)*0.5/SIN(PI()/10)" office:value-type="float" office:value="4.85672299568367" calcext:value-type="float">
            <text:p>4.856722995683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37878" calcext:value-type="float">
            <text:p>-2.37878</text:p>
          </table:table-cell>
          <table:table-cell office:value-type="float" office:value="0.0259839" calcext:value-type="float">
            <text:p>0.0259839</text:p>
          </table:table-cell>
          <table:table-cell office:value-type="float" office:value="5.94207" calcext:value-type="float">
            <text:p>5.94207</text:p>
          </table:table-cell>
          <table:table-cell office:value-type="float" office:value="0.361458" calcext:value-type="float">
            <text:p>0.361458</text:p>
          </table:table-cell>
          <table:table-cell office:value-type="float" office:value="42.114" calcext:value-type="float">
            <text:p>42.114</text:p>
          </table:table-cell>
          <table:table-cell office:value-type="float" office:value="0.197027" calcext:value-type="float">
            <text:p>0.197027</text:p>
          </table:table-cell>
          <table:table-cell office:value-type="float" office:value="3.51146" calcext:value-type="float">
            <text:p>3.51146</text:p>
          </table:table-cell>
          <table:table-cell table:formula="of:=SQRT((100*[.E871]/[.H871])-1)*0.5/SIN(PI()/10)" office:value-type="float" office:value="4.93266014873523" calcext:value-type="float">
            <text:p>4.932660148735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37347" calcext:value-type="float">
            <text:p>-2.37347</text:p>
          </table:table-cell>
          <table:table-cell office:value-type="float" office:value="0.00831848" calcext:value-type="float">
            <text:p>0.00831848</text:p>
          </table:table-cell>
          <table:table-cell office:value-type="float" office:value="5.91703" calcext:value-type="float">
            <text:p>5.91703</text:p>
          </table:table-cell>
          <table:table-cell office:value-type="float" office:value="0.355446" calcext:value-type="float">
            <text:p>0.355446</text:p>
          </table:table-cell>
          <table:table-cell office:value-type="float" office:value="41.8351" calcext:value-type="float">
            <text:p>41.8351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3.62026" calcext:value-type="float">
            <text:p>3.62026</text:p>
          </table:table-cell>
          <table:table-cell table:formula="of:=SQRT((100*[.E872]/[.H872])-1)*0.5/SIN(PI()/10)" office:value-type="float" office:value="4.80483770681033" calcext:value-type="float">
            <text:p>4.804837706810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3722" calcext:value-type="float">
            <text:p>-2.3722</text:p>
          </table:table-cell>
          <table:table-cell office:value-type="float" office:value="-0.0247774" calcext:value-type="float">
            <text:p>-0.0247774</text:p>
          </table:table-cell>
          <table:table-cell office:value-type="float" office:value="5.90784" calcext:value-type="float">
            <text:p>5.90784</text:p>
          </table:table-cell>
          <table:table-cell office:value-type="float" office:value="0.35638" calcext:value-type="float">
            <text:p>0.35638</text:p>
          </table:table-cell>
          <table:table-cell office:value-type="float" office:value="41.607" calcext:value-type="float">
            <text:p>41.607</text:p>
          </table:table-cell>
          <table:table-cell office:value-type="float" office:value="0.192809" calcext:value-type="float">
            <text:p>0.192809</text:p>
          </table:table-cell>
          <table:table-cell office:value-type="float" office:value="3.56028" calcext:value-type="float">
            <text:p>3.56028</text:p>
          </table:table-cell>
          <table:table-cell table:formula="of:=SQRT((100*[.E873]/[.H873])-1)*0.5/SIN(PI()/10)" office:value-type="float" office:value="4.85676744776634" calcext:value-type="float">
            <text:p>4.856767447766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36689" calcext:value-type="float">
            <text:p>-2.36689</text:p>
          </table:table-cell>
          <table:table-cell office:value-type="float" office:value="0.00270027" calcext:value-type="float">
            <text:p>0.00270027</text:p>
          </table:table-cell>
          <table:table-cell office:value-type="float" office:value="5.88622" calcext:value-type="float">
            <text:p>5.88622</text:p>
          </table:table-cell>
          <table:table-cell office:value-type="float" office:value="0.353902" calcext:value-type="float">
            <text:p>0.353902</text:p>
          </table:table-cell>
          <table:table-cell office:value-type="float" office:value="41.4434" calcext:value-type="float">
            <text:p>41.4434</text:p>
          </table:table-cell>
          <table:table-cell office:value-type="float" office:value="0.191648" calcext:value-type="float">
            <text:p>0.191648</text:p>
          </table:table-cell>
          <table:table-cell office:value-type="float" office:value="3.58494" calcext:value-type="float">
            <text:p>3.58494</text:p>
          </table:table-cell>
          <table:table-cell table:formula="of:=SQRT((100*[.E874]/[.H874])-1)*0.5/SIN(PI()/10)" office:value-type="float" office:value="4.81943546982885" calcext:value-type="float">
            <text:p>4.819435469828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36843" calcext:value-type="float">
            <text:p>-2.36843</text:p>
          </table:table-cell>
          <table:table-cell office:value-type="float" office:value="-0.000879974" calcext:value-type="float">
            <text:p>-0.000879974</text:p>
          </table:table-cell>
          <table:table-cell office:value-type="float" office:value="5.89272" calcext:value-type="float">
            <text:p>5.89272</text:p>
          </table:table-cell>
          <table:table-cell office:value-type="float" office:value="0.354575" calcext:value-type="float">
            <text:p>0.354575</text:p>
          </table:table-cell>
          <table:table-cell office:value-type="float" office:value="41.5001" calcext:value-type="float">
            <text:p>41.5001</text:p>
          </table:table-cell>
          <table:table-cell office:value-type="float" office:value="0.191985" calcext:value-type="float">
            <text:p>0.191985</text:p>
          </table:table-cell>
          <table:table-cell office:value-type="float" office:value="3.56135" calcext:value-type="float">
            <text:p>3.56135</text:p>
          </table:table-cell>
          <table:table-cell table:formula="of:=SQRT((100*[.E875]/[.H875])-1)*0.5/SIN(PI()/10)" office:value-type="float" office:value="4.84227493529596" calcext:value-type="float">
            <text:p>4.84227493529596</text:p>
          </table:table-cell>
          <table:table-cell/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-0.42" calcext:value-type="float">
            <text:p>-0.42</text:p>
          </table:table-cell>
          <table:table-cell office:value-type="float" office:value="1.6384" calcext:value-type="float">
            <text:p>1.6384</text:p>
          </table:table-cell>
          <table:table-cell office:value-type="float" office:value="0.1764" calcext:value-type="float">
            <text:p>0.1764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031117" calcext:value-type="float">
            <text:p>0.031117</text:p>
          </table:table-cell>
          <table:table-cell office:value-type="float" office:value="1.47416" calcext:value-type="float">
            <text:p>1.47416</text:p>
          </table:table-cell>
          <table:table-cell table:formula="of:=SQRT((100*[.E899]/[.H899])-1)*0.5/SIN(PI()/10)" office:value-type="float" office:value="5.35814505850076" calcext:value-type="float">
            <text:p>5.358145058500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6" calcext:value-type="float">
            <text:p>-1.96</text:p>
          </table:table-cell>
          <table:table-cell office:value-type="float" office:value="-0.61" calcext:value-type="float">
            <text:p>-0.61</text:p>
          </table:table-cell>
          <table:table-cell office:value-type="float" office:value="3.856" calcext:value-type="float">
            <text:p>3.856</text:p>
          </table:table-cell>
          <table:table-cell office:value-type="float" office:value="0.3722" calcext:value-type="float">
            <text:p>0.3722</text:p>
          </table:table-cell>
          <table:table-cell office:value-type="float" office:value="15.09" calcext:value-type="float">
            <text:p>15.09</text:p>
          </table:table-cell>
          <table:table-cell office:value-type="float" office:value="0.138682" calcext:value-type="float">
            <text:p>0.138682</text:p>
          </table:table-cell>
          <table:table-cell office:value-type="float" office:value="1.60721" calcext:value-type="float">
            <text:p>1.60721</text:p>
          </table:table-cell>
          <table:table-cell table:formula="of:=SQRT((100*[.E900]/[.H900])-1)*0.5/SIN(PI()/10)" office:value-type="float" office:value="7.61648036251288" calcext:value-type="float">
            <text:p>7.616480362512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2" calcext:value-type="float">
            <text:p>-2.82</text:p>
          </table:table-cell>
          <table:table-cell office:value-type="float" office:value="-0.69" calcext:value-type="float">
            <text:p>-0.69</text:p>
          </table:table-cell>
          <table:table-cell office:value-type="float" office:value="8.344" calcext:value-type="float">
            <text:p>8.344</text:p>
          </table:table-cell>
          <table:table-cell office:value-type="float" office:value="0.51" calcext:value-type="float">
            <text:p>0.51</text:p>
          </table:table-cell>
          <table:table-cell office:value-type="float" office:value="80.494" calcext:value-type="float">
            <text:p>80.494</text:p>
          </table:table-cell>
          <table:table-cell office:value-type="float" office:value="0.323268" calcext:value-type="float">
            <text:p>0.323268</text:p>
          </table:table-cell>
          <table:table-cell office:value-type="float" office:value="5.83676" calcext:value-type="float">
            <text:p>5.83676</text:p>
          </table:table-cell>
          <table:table-cell table:formula="of:=SQRT((100*[.E901]/[.H901])-1)*0.5/SIN(PI()/10)" office:value-type="float" office:value="4.50084718182551" calcext:value-type="float">
            <text:p>4.500847181825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7" calcext:value-type="float">
            <text:p>-2.27</text:p>
          </table:table-cell>
          <table:table-cell office:value-type="float" office:value="-0.4425" calcext:value-type="float">
            <text:p>-0.4425</text:p>
          </table:table-cell>
          <table:table-cell office:value-type="float" office:value="5.7944" calcext:value-type="float">
            <text:p>5.7944</text:p>
          </table:table-cell>
          <table:table-cell office:value-type="float" office:value="0.31225" calcext:value-type="float">
            <text:p>0.31225</text:p>
          </table:table-cell>
          <table:table-cell office:value-type="float" office:value="46.4657" calcext:value-type="float">
            <text:p>46.4657</text:p>
          </table:table-cell>
          <table:table-cell office:value-type="float" office:value="0.195655" calcext:value-type="float">
            <text:p>0.195655</text:p>
          </table:table-cell>
          <table:table-cell office:value-type="float" office:value="1.93144" calcext:value-type="float">
            <text:p>1.93144</text:p>
          </table:table-cell>
          <table:table-cell table:formula="of:=SQRT((100*[.E902]/[.H902])-1)*0.5/SIN(PI()/10)" office:value-type="float" office:value="6.30134280306963" calcext:value-type="float">
            <text:p>6.301342803069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01" calcext:value-type="float">
            <text:p>-2.01</text:p>
          </table:table-cell>
          <table:table-cell office:value-type="float" office:value="0.38875" calcext:value-type="float">
            <text:p>0.38875</text:p>
          </table:table-cell>
          <table:table-cell office:value-type="float" office:value="4.3976" calcext:value-type="float">
            <text:p>4.3976</text:p>
          </table:table-cell>
          <table:table-cell office:value-type="float" office:value="0.245175" calcext:value-type="float">
            <text:p>0.245175</text:p>
          </table:table-cell>
          <table:table-cell office:value-type="float" office:value="25.3673" calcext:value-type="float">
            <text:p>25.3673</text:p>
          </table:table-cell>
          <table:table-cell office:value-type="float" office:value="0.108876" calcext:value-type="float">
            <text:p>0.108876</text:p>
          </table:table-cell>
          <table:table-cell office:value-type="float" office:value="5.37228" calcext:value-type="float">
            <text:p>5.37228</text:p>
          </table:table-cell>
          <table:table-cell table:formula="of:=SQRT((100*[.E903]/[.H903])-1)*0.5/SIN(PI()/10)" office:value-type="float" office:value="3.05448854656389" calcext:value-type="float">
            <text:p>3.054488546563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3" calcext:value-type="float">
            <text:p>-2.3</text:p>
          </table:table-cell>
          <table:table-cell office:value-type="float" office:value="-0.445625" calcext:value-type="float">
            <text:p>-0.445625</text:p>
          </table:table-cell>
          <table:table-cell office:value-type="float" office:value="5.6224" calcext:value-type="float">
            <text:p>5.6224</text:p>
          </table:table-cell>
          <table:table-cell office:value-type="float" office:value="0.303037" calcext:value-type="float">
            <text:p>0.303037</text:p>
          </table:table-cell>
          <table:table-cell office:value-type="float" office:value="39.6612" calcext:value-type="float">
            <text:p>39.6612</text:p>
          </table:table-cell>
          <table:table-cell office:value-type="float" office:value="0.168697" calcext:value-type="float">
            <text:p>0.168697</text:p>
          </table:table-cell>
          <table:table-cell office:value-type="float" office:value="3.04733" calcext:value-type="float">
            <text:p>3.04733</text:p>
          </table:table-cell>
          <table:table-cell table:formula="of:=SQRT((100*[.E904]/[.H904])-1)*0.5/SIN(PI()/10)" office:value-type="float" office:value="4.83907000237007" calcext:value-type="float">
            <text:p>4.839070002370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3375" calcext:value-type="float">
            <text:p>-2.3375</text:p>
          </table:table-cell>
          <table:table-cell office:value-type="float" office:value="-0.490625" calcext:value-type="float">
            <text:p>-0.490625</text:p>
          </table:table-cell>
          <table:table-cell office:value-type="float" office:value="5.8562" calcext:value-type="float">
            <text:p>5.8562</text:p>
          </table:table-cell>
          <table:table-cell office:value-type="float" office:value="0.355825" calcext:value-type="float">
            <text:p>0.355825</text:p>
          </table:table-cell>
          <table:table-cell office:value-type="float" office:value="44.119" calcext:value-type="float">
            <text:p>44.119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2.60561" calcext:value-type="float">
            <text:p>2.60561</text:p>
          </table:table-cell>
          <table:table-cell table:formula="of:=SQRT((100*[.E905]/[.H905])-1)*0.5/SIN(PI()/10)" office:value-type="float" office:value="5.75622527214014" calcext:value-type="float">
            <text:p>5.756225272140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0175" calcext:value-type="float">
            <text:p>-2.0175</text:p>
          </table:table-cell>
          <table:table-cell office:value-type="float" office:value="-0.0845312" calcext:value-type="float">
            <text:p>-0.0845312</text:p>
          </table:table-cell>
          <table:table-cell office:value-type="float" office:value="4.3036" calcext:value-type="float">
            <text:p>4.3036</text:p>
          </table:table-cell>
          <table:table-cell office:value-type="float" office:value="0.217666" calcext:value-type="float">
            <text:p>0.217666</text:p>
          </table:table-cell>
          <table:table-cell office:value-type="float" office:value="23.0179" calcext:value-type="float">
            <text:p>23.0179</text:p>
          </table:table-cell>
          <table:table-cell office:value-type="float" office:value="0.0962557" calcext:value-type="float">
            <text:p>0.0962557</text:p>
          </table:table-cell>
          <table:table-cell office:value-type="float" office:value="3.80603" calcext:value-type="float">
            <text:p>3.80603</text:p>
          </table:table-cell>
          <table:table-cell table:formula="of:=SQRT((100*[.E906]/[.H906])-1)*0.5/SIN(PI()/10)" office:value-type="float" office:value="3.51488883641027" calcext:value-type="float">
            <text:p>3.51488883641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13219" calcext:value-type="float">
            <text:p>-2.13219</text:p>
          </table:table-cell>
          <table:table-cell office:value-type="float" office:value="-0.195781" calcext:value-type="float">
            <text:p>-0.195781</text:p>
          </table:table-cell>
          <table:table-cell office:value-type="float" office:value="4.77048" calcext:value-type="float">
            <text:p>4.77048</text:p>
          </table:table-cell>
          <table:table-cell office:value-type="float" office:value="0.240981" calcext:value-type="float">
            <text:p>0.240981</text:p>
          </table:table-cell>
          <table:table-cell office:value-type="float" office:value="27.2039" calcext:value-type="float">
            <text:p>27.2039</text:p>
          </table:table-cell>
          <table:table-cell office:value-type="float" office:value="0.105412" calcext:value-type="float">
            <text:p>0.105412</text:p>
          </table:table-cell>
          <table:table-cell office:value-type="float" office:value="4.47558" calcext:value-type="float">
            <text:p>4.47558</text:p>
          </table:table-cell>
          <table:table-cell table:formula="of:=SQRT((100*[.E907]/[.H907])-1)*0.5/SIN(PI()/10)" office:value-type="float" office:value="3.38797633579906" calcext:value-type="float">
            <text:p>3.387976335799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12156" calcext:value-type="float">
            <text:p>-2.12156</text:p>
          </table:table-cell>
          <table:table-cell office:value-type="float" office:value="-0.10457" calcext:value-type="float">
            <text:p>-0.10457</text:p>
          </table:table-cell>
          <table:table-cell office:value-type="float" office:value="4.75462" calcext:value-type="float">
            <text:p>4.75462</text:p>
          </table:table-cell>
          <table:table-cell office:value-type="float" office:value="0.238968" calcext:value-type="float">
            <text:p>0.238968</text:p>
          </table:table-cell>
          <table:table-cell office:value-type="float" office:value="28.0168" calcext:value-type="float">
            <text:p>28.0168</text:p>
          </table:table-cell>
          <table:table-cell office:value-type="float" office:value="0.112786" calcext:value-type="float">
            <text:p>0.112786</text:p>
          </table:table-cell>
          <table:table-cell office:value-type="float" office:value="4.19952" calcext:value-type="float">
            <text:p>4.19952</text:p>
          </table:table-cell>
          <table:table-cell table:formula="of:=SQRT((100*[.E908]/[.H908])-1)*0.5/SIN(PI()/10)" office:value-type="float" office:value="3.50421659957286" calcext:value-type="float">
            <text:p>3.504216599572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1182" calcext:value-type="float">
            <text:p>-2.1182</text:p>
          </table:table-cell>
          <table:table-cell office:value-type="float" office:value="0.0363867" calcext:value-type="float">
            <text:p>0.0363867</text:p>
          </table:table-cell>
          <table:table-cell office:value-type="float" office:value="4.74077" calcext:value-type="float">
            <text:p>4.74077</text:p>
          </table:table-cell>
          <table:table-cell office:value-type="float" office:value="0.254182" calcext:value-type="float">
            <text:p>0.254182</text:p>
          </table:table-cell>
          <table:table-cell office:value-type="float" office:value="27.571" calcext:value-type="float">
            <text:p>27.571</text:p>
          </table:table-cell>
          <table:table-cell office:value-type="float" office:value="0.117585" calcext:value-type="float">
            <text:p>0.117585</text:p>
          </table:table-cell>
          <table:table-cell office:value-type="float" office:value="4.0772" calcext:value-type="float">
            <text:p>4.0772</text:p>
          </table:table-cell>
          <table:table-cell table:formula="of:=SQRT((100*[.E909]/[.H909])-1)*0.5/SIN(PI()/10)" office:value-type="float" office:value="3.70180907174948" calcext:value-type="float">
            <text:p>3.701809071749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17738" calcext:value-type="float">
            <text:p>-2.17738</text:p>
          </table:table-cell>
          <table:table-cell office:value-type="float" office:value="-0.0208496" calcext:value-type="float">
            <text:p>-0.0208496</text:p>
          </table:table-cell>
          <table:table-cell office:value-type="float" office:value="4.9954" calcext:value-type="float">
            <text:p>4.9954</text:p>
          </table:table-cell>
          <table:table-cell office:value-type="float" office:value="0.279596" calcext:value-type="float">
            <text:p>0.279596</text:p>
          </table:table-cell>
          <table:table-cell office:value-type="float" office:value="30.3844" calcext:value-type="float">
            <text:p>30.3844</text:p>
          </table:table-cell>
          <table:table-cell office:value-type="float" office:value="0.131685" calcext:value-type="float">
            <text:p>0.131685</text:p>
          </table:table-cell>
          <table:table-cell office:value-type="float" office:value="3.93368" calcext:value-type="float">
            <text:p>3.93368</text:p>
          </table:table-cell>
          <table:table-cell table:formula="of:=SQRT((100*[.E910]/[.H910])-1)*0.5/SIN(PI()/10)" office:value-type="float" office:value="3.99878578619454" calcext:value-type="float">
            <text:p>3.998785786194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16063" calcext:value-type="float">
            <text:p>-2.16063</text:p>
          </table:table-cell>
          <table:table-cell office:value-type="float" office:value="-0.0121777" calcext:value-type="float">
            <text:p>-0.0121777</text:p>
          </table:table-cell>
          <table:table-cell office:value-type="float" office:value="4.92703" calcext:value-type="float">
            <text:p>4.92703</text:p>
          </table:table-cell>
          <table:table-cell office:value-type="float" office:value="0.269504" calcext:value-type="float">
            <text:p>0.269504</text:p>
          </table:table-cell>
          <table:table-cell office:value-type="float" office:value="29.6321" calcext:value-type="float">
            <text:p>29.6321</text:p>
          </table:table-cell>
          <table:table-cell office:value-type="float" office:value="0.127874" calcext:value-type="float">
            <text:p>0.127874</text:p>
          </table:table-cell>
          <table:table-cell office:value-type="float" office:value="4.0012" calcext:value-type="float">
            <text:p>4.0012</text:p>
          </table:table-cell>
          <table:table-cell table:formula="of:=SQRT((100*[.E911]/[.H911])-1)*0.5/SIN(PI()/10)" office:value-type="float" office:value="3.87504085412895" calcext:value-type="float">
            <text:p>3.875040854128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18184" calcext:value-type="float">
            <text:p>-2.18184</text:p>
          </table:table-cell>
          <table:table-cell office:value-type="float" office:value="-0.018833" calcext:value-type="float">
            <text:p>-0.018833</text:p>
          </table:table-cell>
          <table:table-cell office:value-type="float" office:value="5.01854" calcext:value-type="float">
            <text:p>5.01854</text:p>
          </table:table-cell>
          <table:table-cell office:value-type="float" office:value="0.2796" calcext:value-type="float">
            <text:p>0.2796</text:p>
          </table:table-cell>
          <table:table-cell office:value-type="float" office:value="30.6456" calcext:value-type="float">
            <text:p>30.6456</text:p>
          </table:table-cell>
          <table:table-cell office:value-type="float" office:value="0.133635" calcext:value-type="float">
            <text:p>0.133635</text:p>
          </table:table-cell>
          <table:table-cell office:value-type="float" office:value="3.99447" calcext:value-type="float">
            <text:p>3.99447</text:p>
          </table:table-cell>
          <table:table-cell table:formula="of:=SQRT((100*[.E912]/[.H912])-1)*0.5/SIN(PI()/10)" office:value-type="float" office:value="3.96325099478385" calcext:value-type="float">
            <text:p>3.963250994783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1509" calcext:value-type="float">
            <text:p>-2.1509</text:p>
          </table:table-cell>
          <table:table-cell office:value-type="float" office:value="0.00418701" calcext:value-type="float">
            <text:p>0.00418701</text:p>
          </table:table-cell>
          <table:table-cell office:value-type="float" office:value="4.88237" calcext:value-type="float">
            <text:p>4.88237</text:p>
          </table:table-cell>
          <table:table-cell office:value-type="float" office:value="0.266283" calcext:value-type="float">
            <text:p>0.266283</text:p>
          </table:table-cell>
          <table:table-cell office:value-type="float" office:value="29.1071" calcext:value-type="float">
            <text:p>29.1071</text:p>
          </table:table-cell>
          <table:table-cell office:value-type="float" office:value="0.124326" calcext:value-type="float">
            <text:p>0.124326</text:p>
          </table:table-cell>
          <table:table-cell office:value-type="float" office:value="4.12954" calcext:value-type="float">
            <text:p>4.12954</text:p>
          </table:table-cell>
          <table:table-cell table:formula="of:=SQRT((100*[.E913]/[.H913])-1)*0.5/SIN(PI()/10)" office:value-type="float" office:value="3.77673134892869" calcext:value-type="float">
            <text:p>3.77673134892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16212" calcext:value-type="float">
            <text:p>-2.16212</text:p>
          </table:table-cell>
          <table:table-cell office:value-type="float" office:value="-0.0160944" calcext:value-type="float">
            <text:p>-0.0160944</text:p>
          </table:table-cell>
          <table:table-cell office:value-type="float" office:value="4.92679" calcext:value-type="float">
            <text:p>4.92679</text:p>
          </table:table-cell>
          <table:table-cell office:value-type="float" office:value="0.273144" calcext:value-type="float">
            <text:p>0.273144</text:p>
          </table:table-cell>
          <table:table-cell office:value-type="float" office:value="29.4708" calcext:value-type="float">
            <text:p>29.4708</text:p>
          </table:table-cell>
          <table:table-cell office:value-type="float" office:value="0.128244" calcext:value-type="float">
            <text:p>0.128244</text:p>
          </table:table-cell>
          <table:table-cell office:value-type="float" office:value="4.01685" calcext:value-type="float">
            <text:p>4.01685</text:p>
          </table:table-cell>
          <table:table-cell table:formula="of:=SQRT((100*[.E914]/[.H914])-1)*0.5/SIN(PI()/10)" office:value-type="float" office:value="3.89672680815825" calcext:value-type="float">
            <text:p>3.896726808158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16121" calcext:value-type="float">
            <text:p>-2.16121</text:p>
          </table:table-cell>
          <table:table-cell office:value-type="float" office:value="-0.00621155" calcext:value-type="float">
            <text:p>-0.00621155</text:p>
          </table:table-cell>
          <table:table-cell office:value-type="float" office:value="4.91863" calcext:value-type="float">
            <text:p>4.91863</text:p>
          </table:table-cell>
          <table:table-cell office:value-type="float" office:value="0.269465" calcext:value-type="float">
            <text:p>0.269465</text:p>
          </table:table-cell>
          <table:table-cell office:value-type="float" office:value="29.3211" calcext:value-type="float">
            <text:p>29.3211</text:p>
          </table:table-cell>
          <table:table-cell office:value-type="float" office:value="0.125724" calcext:value-type="float">
            <text:p>0.125724</text:p>
          </table:table-cell>
          <table:table-cell office:value-type="float" office:value="4.09547" calcext:value-type="float">
            <text:p>4.09547</text:p>
          </table:table-cell>
          <table:table-cell table:formula="of:=SQRT((100*[.E915]/[.H915])-1)*0.5/SIN(PI()/10)" office:value-type="float" office:value="3.8219821638378" calcext:value-type="float">
            <text:p>3.82198216383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16398" calcext:value-type="float">
            <text:p>-2.16398</text:p>
          </table:table-cell>
          <table:table-cell office:value-type="float" office:value="0.00211075" calcext:value-type="float">
            <text:p>0.00211075</text:p>
          </table:table-cell>
          <table:table-cell office:value-type="float" office:value="4.93397" calcext:value-type="float">
            <text:p>4.93397</text:p>
          </table:table-cell>
          <table:table-cell office:value-type="float" office:value="0.270743" calcext:value-type="float">
            <text:p>0.270743</text:p>
          </table:table-cell>
          <table:table-cell office:value-type="float" office:value="29.5578" calcext:value-type="float">
            <text:p>29.5578</text:p>
          </table:table-cell>
          <table:table-cell office:value-type="float" office:value="0.127261" calcext:value-type="float">
            <text:p>0.127261</text:p>
          </table:table-cell>
          <table:table-cell office:value-type="float" office:value="4.04602" calcext:value-type="float">
            <text:p>4.04602</text:p>
          </table:table-cell>
          <table:table-cell table:formula="of:=SQRT((100*[.E916]/[.H916])-1)*0.5/SIN(PI()/10)" office:value-type="float" office:value="3.86015175334183" calcext:value-type="float">
            <text:p>3.8601517533418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16563" calcext:value-type="float">
            <text:p>-2.16563</text:p>
          </table:table-cell>
          <table:table-cell office:value-type="float" office:value="0.00966354" calcext:value-type="float">
            <text:p>0.00966354</text:p>
          </table:table-cell>
          <table:table-cell office:value-type="float" office:value="4.94253" calcext:value-type="float">
            <text:p>4.94253</text:p>
          </table:table-cell>
          <table:table-cell office:value-type="float" office:value="0.271922" calcext:value-type="float">
            <text:p>0.271922</text:p>
          </table:table-cell>
          <table:table-cell office:value-type="float" office:value="29.6741" calcext:value-type="float">
            <text:p>29.6741</text:p>
          </table:table-cell>
          <table:table-cell office:value-type="float" office:value="0.128042" calcext:value-type="float">
            <text:p>0.128042</text:p>
          </table:table-cell>
          <table:table-cell office:value-type="float" office:value="4.0284" calcext:value-type="float">
            <text:p>4.0284</text:p>
          </table:table-cell>
          <table:table-cell table:formula="of:=SQRT((100*[.E917]/[.H917])-1)*0.5/SIN(PI()/10)" office:value-type="float" office:value="3.87995107990241" calcext:value-type="float">
            <text:p>3.879951079902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16205" calcext:value-type="float">
            <text:p>-2.16205</text:p>
          </table:table-cell>
          <table:table-cell office:value-type="float" office:value="0.00198574" calcext:value-type="float">
            <text:p>0.00198574</text:p>
          </table:table-cell>
          <table:table-cell office:value-type="float" office:value="4.92744" calcext:value-type="float">
            <text:p>4.92744</text:p>
          </table:table-cell>
          <table:table-cell office:value-type="float" office:value="0.27153" calcext:value-type="float">
            <text:p>0.27153</text:p>
          </table:table-cell>
          <table:table-cell office:value-type="float" office:value="29.525" calcext:value-type="float">
            <text:p>29.525</text:p>
          </table:table-cell>
          <table:table-cell office:value-type="float" office:value="0.127742" calcext:value-type="float">
            <text:p>0.127742</text:p>
          </table:table-cell>
          <table:table-cell office:value-type="float" office:value="4.02195" calcext:value-type="float">
            <text:p>4.02195</text:p>
          </table:table-cell>
          <table:table-cell table:formula="of:=SQRT((100*[.E918]/[.H918])-1)*0.5/SIN(PI()/10)" office:value-type="float" office:value="3.88031497955379" calcext:value-type="float">
            <text:p>3.88031497955379</text:p>
          </table:table-cell>
          <table:table-cell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2.7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.14" calcext:value-type="float">
            <text:p>0.1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1.95193" calcext:value-type="float">
            <text:p>1.95193</text:p>
          </table:table-cell>
          <table:table-cell table:formula="of:=SQRT((100*[.E942]/[.H942])-1)*0.5/SIN(PI()/10)" office:value-type="float" office:value="0.104038070259536" calcext:value-type="float">
            <text:p>0.104038070259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2" calcext:value-type="float">
            <text:p>-1.32</text:p>
          </table:table-cell>
          <table:table-cell office:value-type="float" office:value="-0.02" calcext:value-type="float">
            <text:p>-0.02</text:p>
          </table:table-cell>
          <table:table-cell office:value-type="float" office:value="1.7568" calcext:value-type="float">
            <text:p>1.7568</text:p>
          </table:table-cell>
          <table:table-cell office:value-type="float" office:value="0.002" calcext:value-type="float">
            <text:p>0.002</text:p>
          </table:table-cell>
          <table:table-cell office:value-type="float" office:value="3.18671" calcext:value-type="float">
            <text:p>3.18671</text:p>
          </table:table-cell>
          <table:table-cell office:value-type="float" office:value="0.00000656" calcext:value-type="float">
            <text:p>6.56E-06</text:p>
          </table:table-cell>
          <table:table-cell office:value-type="float" office:value="2.20679" calcext:value-type="float">
            <text:p>2.20679</text:p>
          </table:table-cell>
          <table:table-cell table:formula="of:=SQRT((100*[.E943]/[.H943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6" calcext:value-type="float">
            <text:p>-1.76</text:p>
          </table:table-cell>
          <table:table-cell office:value-type="float" office:value="-0.055" calcext:value-type="float">
            <text:p>-0.055</text:p>
          </table:table-cell>
          <table:table-cell office:value-type="float" office:value="3.1072" calcext:value-type="float">
            <text:p>3.1072</text:p>
          </table:table-cell>
          <table:table-cell office:value-type="float" office:value="0.0143" calcext:value-type="float">
            <text:p>0.0143</text:p>
          </table:table-cell>
          <table:table-cell office:value-type="float" office:value="9.77914" calcext:value-type="float">
            <text:p>9.77914</text:p>
          </table:table-cell>
          <table:table-cell office:value-type="float" office:value="0.00033932" calcext:value-type="float">
            <text:p>0.00033932</text:p>
          </table:table-cell>
          <table:table-cell office:value-type="float" office:value="6.80161" calcext:value-type="float">
            <text:p>6.80161</text:p>
          </table:table-cell>
          <table:table-cell table:formula="of:=SQRT((100*[.E944]/[.H944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8" calcext:value-type="float">
            <text:p>-1.98</text:p>
          </table:table-cell>
          <table:table-cell office:value-type="float" office:value="0.45" calcext:value-type="float">
            <text:p>0.45</text:p>
          </table:table-cell>
          <table:table-cell office:value-type="float" office:value="3.9632" calcext:value-type="float">
            <text:p>3.9632</text:p>
          </table:table-cell>
          <table:table-cell office:value-type="float" office:value="0.2531" calcext:value-type="float">
            <text:p>0.2531</text:p>
          </table:table-cell>
          <table:table-cell office:value-type="float" office:value="16.439" calcext:value-type="float">
            <text:p>16.439</text:p>
          </table:table-cell>
          <table:table-cell office:value-type="float" office:value="0.0972717" calcext:value-type="float">
            <text:p>0.0972717</text:p>
          </table:table-cell>
          <table:table-cell office:value-type="float" office:value="4.2575" calcext:value-type="float">
            <text:p>4.2575</text:p>
          </table:table-cell>
          <table:table-cell table:formula="of:=SQRT((100*[.E945]/[.H945])-1)*0.5/SIN(PI()/10)" office:value-type="float" office:value="3.59800820961963" calcext:value-type="float">
            <text:p>3.598008209619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845" calcext:value-type="float">
            <text:p>-1.845</text:p>
          </table:table-cell>
          <table:table-cell office:value-type="float" office:value="-0.13875" calcext:value-type="float">
            <text:p>-0.13875</text:p>
          </table:table-cell>
          <table:table-cell office:value-type="float" office:value="3.5228" calcext:value-type="float">
            <text:p>3.5228</text:p>
          </table:table-cell>
          <table:table-cell office:value-type="float" office:value="0.051125" calcext:value-type="float">
            <text:p>0.051125</text:p>
          </table:table-cell>
          <table:table-cell office:value-type="float" office:value="13.9654" calcext:value-type="float">
            <text:p>13.9654</text:p>
          </table:table-cell>
          <table:table-cell office:value-type="float" office:value="0.00846137" calcext:value-type="float">
            <text:p>0.00846137</text:p>
          </table:table-cell>
          <table:table-cell office:value-type="float" office:value="9.29405" calcext:value-type="float">
            <text:p>9.29405</text:p>
          </table:table-cell>
          <table:table-cell table:formula="of:=SQRT((100*[.E946]/[.H946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745" calcext:value-type="float">
            <text:p>-1.74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3.22" calcext:value-type="float">
            <text:p>3.22</text:p>
          </table:table-cell>
          <table:table-cell office:value-type="float" office:value="0.138025" calcext:value-type="float">
            <text:p>0.138025</text:p>
          </table:table-cell>
          <table:table-cell office:value-type="float" office:value="13.2211" calcext:value-type="float">
            <text:p>13.2211</text:p>
          </table:table-cell>
          <table:table-cell office:value-type="float" office:value="0.0473753" calcext:value-type="float">
            <text:p>0.0473753</text:p>
          </table:table-cell>
          <table:table-cell office:value-type="float" office:value="4.12927" calcext:value-type="float">
            <text:p>4.12927</text:p>
          </table:table-cell>
          <table:table-cell table:formula="of:=SQRT((100*[.E947]/[.H947])-1)*0.5/SIN(PI()/10)" office:value-type="float" office:value="2.47649101597735" calcext:value-type="float">
            <text:p>2.476491015977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00625" calcext:value-type="float">
            <text:p>-2.00625</text:p>
          </table:table-cell>
          <table:table-cell office:value-type="float" office:value="0.311875" calcext:value-type="float">
            <text:p>0.311875</text:p>
          </table:table-cell>
          <table:table-cell office:value-type="float" office:value="4.2413" calcext:value-type="float">
            <text:p>4.2413</text:p>
          </table:table-cell>
          <table:table-cell office:value-type="float" office:value="0.190775" calcext:value-type="float">
            <text:p>0.190775</text:p>
          </table:table-cell>
          <table:table-cell office:value-type="float" office:value="21.4798" calcext:value-type="float">
            <text:p>21.4798</text:p>
          </table:table-cell>
          <table:table-cell office:value-type="float" office:value="0.0716907" calcext:value-type="float">
            <text:p>0.0716907</text:p>
          </table:table-cell>
          <table:table-cell office:value-type="float" office:value="5.70103" calcext:value-type="float">
            <text:p>5.70103</text:p>
          </table:table-cell>
          <table:table-cell table:formula="of:=SQRT((100*[.E948]/[.H948])-1)*0.5/SIN(PI()/10)" office:value-type="float" office:value="2.47845898881887" calcext:value-type="float">
            <text:p>2.478458988818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96375" calcext:value-type="float">
            <text:p>-1.96375</text:p>
          </table:table-cell>
          <table:table-cell office:value-type="float" office:value="0.167813" calcext:value-type="float">
            <text:p>0.167813</text:p>
          </table:table-cell>
          <table:table-cell office:value-type="float" office:value="4.0242" calcext:value-type="float">
            <text:p>4.0242</text:p>
          </table:table-cell>
          <table:table-cell office:value-type="float" office:value="0.176919" calcext:value-type="float">
            <text:p>0.176919</text:p>
          </table:table-cell>
          <table:table-cell office:value-type="float" office:value="19.0405" calcext:value-type="float">
            <text:p>19.0405</text:p>
          </table:table-cell>
          <table:table-cell office:value-type="float" office:value="0.0670056" calcext:value-type="float">
            <text:p>0.0670056</text:p>
          </table:table-cell>
          <table:table-cell office:value-type="float" office:value="4.10494" calcext:value-type="float">
            <text:p>4.10494</text:p>
          </table:table-cell>
          <table:table-cell table:formula="of:=SQRT((100*[.E949]/[.H949])-1)*0.5/SIN(PI()/10)" office:value-type="float" office:value="2.94371243110914" calcext:value-type="float">
            <text:p>2.943712431109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386719" calcext:value-type="float">
            <text:p>0.0386719</text:p>
          </table:table-cell>
          <table:table-cell office:value-type="float" office:value="4.72975" calcext:value-type="float">
            <text:p>4.72975</text:p>
          </table:table-cell>
          <table:table-cell office:value-type="float" office:value="0.252136" calcext:value-type="float">
            <text:p>0.252136</text:p>
          </table:table-cell>
          <table:table-cell office:value-type="float" office:value="27.4471" calcext:value-type="float">
            <text:p>27.4471</text:p>
          </table:table-cell>
          <table:table-cell office:value-type="float" office:value="0.114701" calcext:value-type="float">
            <text:p>0.114701</text:p>
          </table:table-cell>
          <table:table-cell office:value-type="float" office:value="3.63481" calcext:value-type="float">
            <text:p>3.63481</text:p>
          </table:table-cell>
          <table:table-cell table:formula="of:=SQRT((100*[.E950]/[.H950])-1)*0.5/SIN(PI()/10)" office:value-type="float" office:value="3.94239674375498" calcext:value-type="float">
            <text:p>3.942396743754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96141" calcext:value-type="float">
            <text:p>-1.96141</text:p>
          </table:table-cell>
          <table:table-cell office:value-type="float" office:value="-0.115039" calcext:value-type="float">
            <text:p>-0.115039</text:p>
          </table:table-cell>
          <table:table-cell office:value-type="float" office:value="4.05344" calcext:value-type="float">
            <text:p>4.05344</text:p>
          </table:table-cell>
          <table:table-cell office:value-type="float" office:value="0.193162" calcext:value-type="float">
            <text:p>0.193162</text:p>
          </table:table-cell>
          <table:table-cell office:value-type="float" office:value="19.834" calcext:value-type="float">
            <text:p>19.834</text:p>
          </table:table-cell>
          <table:table-cell office:value-type="float" office:value="0.0736534" calcext:value-type="float">
            <text:p>0.0736534</text:p>
          </table:table-cell>
          <table:table-cell office:value-type="float" office:value="4.30591" calcext:value-type="float">
            <text:p>4.30591</text:p>
          </table:table-cell>
          <table:table-cell table:formula="of:=SQRT((100*[.E951]/[.H951])-1)*0.5/SIN(PI()/10)" office:value-type="float" office:value="3.0209929211504" calcext:value-type="float">
            <text:p>3.02099292115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6539" calcext:value-type="float">
            <text:p>-1.96539</text:p>
          </table:table-cell>
          <table:table-cell office:value-type="float" office:value="0.0266602" calcext:value-type="float">
            <text:p>0.0266602</text:p>
          </table:table-cell>
          <table:table-cell office:value-type="float" office:value="4.09458" calcext:value-type="float">
            <text:p>4.09458</text:p>
          </table:table-cell>
          <table:table-cell office:value-type="float" office:value="0.2071" calcext:value-type="float">
            <text:p>0.2071</text:p>
          </table:table-cell>
          <table:table-cell office:value-type="float" office:value="20.9488" calcext:value-type="float">
            <text:p>20.9488</text:p>
          </table:table-cell>
          <table:table-cell office:value-type="float" office:value="0.0870374" calcext:value-type="float">
            <text:p>0.0870374</text:p>
          </table:table-cell>
          <table:table-cell office:value-type="float" office:value="4.11212" calcext:value-type="float">
            <text:p>4.11212</text:p>
          </table:table-cell>
          <table:table-cell table:formula="of:=SQRT((100*[.E952]/[.H952])-1)*0.5/SIN(PI()/10)" office:value-type="float" office:value="3.25073120743215" calcext:value-type="float">
            <text:p>3.250731207432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00609" calcext:value-type="float">
            <text:p>-2.00609</text:p>
          </table:table-cell>
          <table:table-cell office:value-type="float" office:value="-0.00576172" calcext:value-type="float">
            <text:p>-0.00576172</text:p>
          </table:table-cell>
          <table:table-cell office:value-type="float" office:value="4.24575" calcext:value-type="float">
            <text:p>4.24575</text:p>
          </table:table-cell>
          <table:table-cell office:value-type="float" office:value="0.220211" calcext:value-type="float">
            <text:p>0.220211</text:p>
          </table:table-cell>
          <table:table-cell office:value-type="float" office:value="21.999" calcext:value-type="float">
            <text:p>21.999</text:p>
          </table:table-cell>
          <table:table-cell office:value-type="float" office:value="0.0912003" calcext:value-type="float">
            <text:p>0.0912003</text:p>
          </table:table-cell>
          <table:table-cell office:value-type="float" office:value="4.2951" calcext:value-type="float">
            <text:p>4.2951</text:p>
          </table:table-cell>
          <table:table-cell table:formula="of:=SQRT((100*[.E953]/[.H953])-1)*0.5/SIN(PI()/10)" office:value-type="float" office:value="3.28705047394724" calcext:value-type="float">
            <text:p>3.287050473947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01791" calcext:value-type="float">
            <text:p>-2.01791</text:p>
          </table:table-cell>
          <table:table-cell office:value-type="float" office:value="0.0131445" calcext:value-type="float">
            <text:p>0.0131445</text:p>
          </table:table-cell>
          <table:table-cell office:value-type="float" office:value="4.29537" calcext:value-type="float">
            <text:p>4.29537</text:p>
          </table:table-cell>
          <table:table-cell office:value-type="float" office:value="0.215771" calcext:value-type="float">
            <text:p>0.215771</text:p>
          </table:table-cell>
          <table:table-cell office:value-type="float" office:value="22.49" calcext:value-type="float">
            <text:p>22.49</text:p>
          </table:table-cell>
          <table:table-cell office:value-type="float" office:value="0.0881" calcext:value-type="float">
            <text:p>0.0881</text:p>
          </table:table-cell>
          <table:table-cell office:value-type="float" office:value="4.3458" calcext:value-type="float">
            <text:p>4.3458</text:p>
          </table:table-cell>
          <table:table-cell table:formula="of:=SQRT((100*[.E954]/[.H954])-1)*0.5/SIN(PI()/10)" office:value-type="float" office:value="3.22189805214082" calcext:value-type="float">
            <text:p>3.2218980521408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-0.0328271" calcext:value-type="float">
            <text:p>-0.0328271</text:p>
          </table:table-cell>
          <table:table-cell office:value-type="float" office:value="4.25938" calcext:value-type="float">
            <text:p>4.25938</text:p>
          </table:table-cell>
          <table:table-cell office:value-type="float" office:value="0.217779" calcext:value-type="float">
            <text:p>0.217779</text:p>
          </table:table-cell>
          <table:table-cell office:value-type="float" office:value="22.1047" calcext:value-type="float">
            <text:p>22.1047</text:p>
          </table:table-cell>
          <table:table-cell office:value-type="float" office:value="0.0891174" calcext:value-type="float">
            <text:p>0.0891174</text:p>
          </table:table-cell>
          <table:table-cell office:value-type="float" office:value="4.17103" calcext:value-type="float">
            <text:p>4.17103</text:p>
          </table:table-cell>
          <table:table-cell table:formula="of:=SQRT((100*[.E955]/[.H955])-1)*0.5/SIN(PI()/10)" office:value-type="float" office:value="3.32435245445043" calcext:value-type="float">
            <text:p>3.324352454450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99159" calcext:value-type="float">
            <text:p>-1.99159</text:p>
          </table:table-cell>
          <table:table-cell office:value-type="float" office:value="-0.00317017" calcext:value-type="float">
            <text:p>-0.00317017</text:p>
          </table:table-cell>
          <table:table-cell office:value-type="float" office:value="4.18894" calcext:value-type="float">
            <text:p>4.18894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21.5608" calcext:value-type="float">
            <text:p>21.5608</text:p>
          </table:table-cell>
          <table:table-cell office:value-type="float" office:value="0.0853856" calcext:value-type="float">
            <text:p>0.0853856</text:p>
          </table:table-cell>
          <table:table-cell office:value-type="float" office:value="4.17843" calcext:value-type="float">
            <text:p>4.17843</text:p>
          </table:table-cell>
          <table:table-cell table:formula="of:=SQRT((100*[.E956]/[.H956])-1)*0.5/SIN(PI()/10)" office:value-type="float" office:value="3.24078396668015" calcext:value-type="float">
            <text:p>3.24078396668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8258" calcext:value-type="float">
            <text:p>-1.98258</text:p>
          </table:table-cell>
          <table:table-cell office:value-type="float" office:value="-0.00589966" calcext:value-type="float">
            <text:p>-0.00589966</text:p>
          </table:table-cell>
          <table:table-cell office:value-type="float" office:value="4.1478" calcext:value-type="float">
            <text:p>4.1478</text:p>
          </table:table-cell>
          <table:table-cell office:value-type="float" office:value="0.204949" calcext:value-type="float">
            <text:p>0.204949</text:p>
          </table:table-cell>
          <table:table-cell office:value-type="float" office:value="21.0746" calcext:value-type="float">
            <text:p>21.0746</text:p>
          </table:table-cell>
          <table:table-cell office:value-type="float" office:value="0.0821928" calcext:value-type="float">
            <text:p>0.0821928</text:p>
          </table:table-cell>
          <table:table-cell office:value-type="float" office:value="4.25019" calcext:value-type="float">
            <text:p>4.25019</text:p>
          </table:table-cell>
          <table:table-cell table:formula="of:=SQRT((100*[.E957]/[.H957])-1)*0.5/SIN(PI()/10)" office:value-type="float" office:value="3.16329320940503" calcext:value-type="float">
            <text:p>3.163293209405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99047" calcext:value-type="float">
            <text:p>-1.99047</text:p>
          </table:table-cell>
          <table:table-cell office:value-type="float" office:value="0.00687836" calcext:value-type="float">
            <text:p>0.00687836</text:p>
          </table:table-cell>
          <table:table-cell office:value-type="float" office:value="4.18139" calcext:value-type="float">
            <text:p>4.18139</text:p>
          </table:table-cell>
          <table:table-cell office:value-type="float" office:value="0.207008" calcext:value-type="float">
            <text:p>0.207008</text:p>
          </table:table-cell>
          <table:table-cell office:value-type="float" office:value="21.4136" calcext:value-type="float">
            <text:p>21.4136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4.28457" calcext:value-type="float">
            <text:p>4.28457</text:p>
          </table:table-cell>
          <table:table-cell table:formula="of:=SQRT((100*[.E958]/[.H958])-1)*0.5/SIN(PI()/10)" office:value-type="float" office:value="3.16716531801191" calcext:value-type="float">
            <text:p>3.167165318011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99734" calcext:value-type="float">
            <text:p>-1.99734</text:p>
          </table:table-cell>
          <table:table-cell office:value-type="float" office:value="-0.00480194" calcext:value-type="float">
            <text:p>-0.00480194</text:p>
          </table:table-cell>
          <table:table-cell office:value-type="float" office:value="4.20959" calcext:value-type="float">
            <text:p>4.20959</text:p>
          </table:table-cell>
          <table:table-cell office:value-type="float" office:value="0.210619" calcext:value-type="float">
            <text:p>0.210619</text:p>
          </table:table-cell>
          <table:table-cell office:value-type="float" office:value="21.6877" calcext:value-type="float">
            <text:p>21.6877</text:p>
          </table:table-cell>
          <table:table-cell office:value-type="float" office:value="0.0857182" calcext:value-type="float">
            <text:p>0.0857182</text:p>
          </table:table-cell>
          <table:table-cell office:value-type="float" office:value="4.28232" calcext:value-type="float">
            <text:p>4.28232</text:p>
          </table:table-cell>
          <table:table-cell table:formula="of:=SQRT((100*[.E959]/[.H959])-1)*0.5/SIN(PI()/10)" office:value-type="float" office:value="3.20286493391445" calcext:value-type="float">
            <text:p>3.202864933914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99513" calcext:value-type="float">
            <text:p>-1.99513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4.1994" calcext:value-type="float">
            <text:p>4.1994</text:p>
          </table:table-cell>
          <table:table-cell office:value-type="float" office:value="0.209663" calcext:value-type="float">
            <text:p>0.209663</text:p>
          </table:table-cell>
          <table:table-cell office:value-type="float" office:value="21.5695" calcext:value-type="float">
            <text:p>21.5695</text:p>
          </table:table-cell>
          <table:table-cell office:value-type="float" office:value="0.0852197" calcext:value-type="float">
            <text:p>0.0852197</text:p>
          </table:table-cell>
          <table:table-cell office:value-type="float" office:value="4.27881" calcext:value-type="float">
            <text:p>4.27881</text:p>
          </table:table-cell>
          <table:table-cell table:formula="of:=SQRT((100*[.E960]/[.H960])-1)*0.5/SIN(PI()/10)" office:value-type="float" office:value="3.1953736416614" calcext:value-type="float">
            <text:p>3.19537364166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99568" calcext:value-type="float">
            <text:p>-1.99568</text:p>
          </table:table-cell>
          <table:table-cell office:value-type="float" office:value="-0.00249832" calcext:value-type="float">
            <text:p>-0.00249832</text:p>
          </table:table-cell>
          <table:table-cell office:value-type="float" office:value="4.20388" calcext:value-type="float">
            <text:p>4.20388</text:p>
          </table:table-cell>
          <table:table-cell office:value-type="float" office:value="0.210607" calcext:value-type="float">
            <text:p>0.210607</text:p>
          </table:table-cell>
          <table:table-cell office:value-type="float" office:value="21.6604" calcext:value-type="float">
            <text:p>21.6604</text:p>
          </table:table-cell>
          <table:table-cell office:value-type="float" office:value="0.0858925" calcext:value-type="float">
            <text:p>0.0858925</text:p>
          </table:table-cell>
          <table:table-cell office:value-type="float" office:value="4.27637" calcext:value-type="float">
            <text:p>4.27637</text:p>
          </table:table-cell>
          <table:table-cell table:formula="of:=SQRT((100*[.E961]/[.H961])-1)*0.5/SIN(PI()/10)" office:value-type="float" office:value="3.20554595980413" calcext:value-type="float">
            <text:p>3.20554595980413</text:p>
          </table:table-cell>
          <table:table-cell/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  <table:table-cell office:value-type="float" office:value="-0.06" calcext:value-type="float">
            <text:p>-0.06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599695" calcext:value-type="float">
            <text:p>0.599695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1.47554" calcext:value-type="float">
            <text:p>1.47554</text:p>
          </table:table-cell>
          <table:table-cell table:formula="of:=SQRT((100*[.E985]/[.H985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04" calcext:value-type="float">
            <text:p>-2.04</text:p>
          </table:table-cell>
          <table:table-cell office:value-type="float" office:value="-0.48" calcext:value-type="float">
            <text:p>-0.48</text:p>
          </table:table-cell>
          <table:table-cell office:value-type="float" office:value="4.1632" calcext:value-type="float">
            <text:p>4.1632</text:p>
          </table:table-cell>
          <table:table-cell office:value-type="float" office:value="0.234" calcext:value-type="float">
            <text:p>0.234</text:p>
          </table:table-cell>
          <table:table-cell office:value-type="float" office:value="17.3589" calcext:value-type="float">
            <text:p>17.3589</text:p>
          </table:table-cell>
          <table:table-cell office:value-type="float" office:value="0.0580738" calcext:value-type="float">
            <text:p>0.0580738</text:p>
          </table:table-cell>
          <table:table-cell office:value-type="float" office:value="1.65554" calcext:value-type="float">
            <text:p>1.65554</text:p>
          </table:table-cell>
          <table:table-cell table:formula="of:=SQRT((100*[.E986]/[.H986])-1)*0.5/SIN(PI()/10)" office:value-type="float" office:value="5.86397505987126" calcext:value-type="float">
            <text:p>5.863975059871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2" calcext:value-type="float">
            <text:p>-1.52</text:p>
          </table:table-cell>
          <table:table-cell office:value-type="float" office:value="0.07" calcext:value-type="float">
            <text:p>0.07</text:p>
          </table:table-cell>
          <table:table-cell office:value-type="float" office:value="2.3328" calcext:value-type="float">
            <text:p>2.3328</text:p>
          </table:table-cell>
          <table:table-cell office:value-type="float" office:value="0.0834" calcext:value-type="float">
            <text:p>0.0834</text:p>
          </table:table-cell>
          <table:table-cell office:value-type="float" office:value="5.63546" calcext:value-type="float">
            <text:p>5.63546</text:p>
          </table:table-cell>
          <table:table-cell office:value-type="float" office:value="0.0101671" calcext:value-type="float">
            <text:p>0.0101671</text:p>
          </table:table-cell>
          <table:table-cell office:value-type="float" office:value="4.18915" calcext:value-type="float">
            <text:p>4.18915</text:p>
          </table:table-cell>
          <table:table-cell table:formula="of:=SQRT((100*[.E987]/[.H987])-1)*0.5/SIN(PI()/10)" office:value-type="float" office:value="1.61062043261605" calcext:value-type="float">
            <text:p>1.610620432616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2" calcext:value-type="float">
            <text:p>-1.72</text:p>
          </table:table-cell>
          <table:table-cell office:value-type="float" office:value="0.37" calcext:value-type="float">
            <text:p>0.37</text:p>
          </table:table-cell>
          <table:table-cell office:value-type="float" office:value="3.1616" calcext:value-type="float">
            <text:p>3.1616</text:p>
          </table:table-cell>
          <table:table-cell office:value-type="float" office:value="0.1826" calcext:value-type="float">
            <text:p>0.1826</text:p>
          </table:table-cell>
          <table:table-cell office:value-type="float" office:value="13.2281" calcext:value-type="float">
            <text:p>13.2281</text:p>
          </table:table-cell>
          <table:table-cell office:value-type="float" office:value="0.0705034" calcext:value-type="float">
            <text:p>0.0705034</text:p>
          </table:table-cell>
          <table:table-cell office:value-type="float" office:value="1.64118" calcext:value-type="float">
            <text:p>1.64118</text:p>
          </table:table-cell>
          <table:table-cell table:formula="of:=SQRT((100*[.E988]/[.H988])-1)*0.5/SIN(PI()/10)" office:value-type="float" office:value="5.1488427024992" calcext:value-type="float">
            <text:p>5.14884270249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8" calcext:value-type="float">
            <text:p>-1.98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4.0912" calcext:value-type="float">
            <text:p>4.0912</text:p>
          </table:table-cell>
          <table:table-cell office:value-type="float" office:value="0.232825" calcext:value-type="float">
            <text:p>0.232825</text:p>
          </table:table-cell>
          <table:table-cell office:value-type="float" office:value="19.7638" calcext:value-type="float">
            <text:p>19.7638</text:p>
          </table:table-cell>
          <table:table-cell office:value-type="float" office:value="0.0950119" calcext:value-type="float">
            <text:p>0.0950119</text:p>
          </table:table-cell>
          <table:table-cell office:value-type="float" office:value="4.55821" calcext:value-type="float">
            <text:p>4.55821</text:p>
          </table:table-cell>
          <table:table-cell table:formula="of:=SQRT((100*[.E989]/[.H989])-1)*0.5/SIN(PI()/10)" office:value-type="float" office:value="3.27939065587501" calcext:value-type="float">
            <text:p>3.279390655875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office:value-type="float" office:value="0.170625" calcext:value-type="float">
            <text:p>0.170625</text:p>
          </table:table-cell>
          <table:table-cell office:value-type="float" office:value="3.7772" calcext:value-type="float">
            <text:p>3.7772</text:p>
          </table:table-cell>
          <table:table-cell office:value-type="float" office:value="0.214538" calcext:value-type="float">
            <text:p>0.214538</text:p>
          </table:table-cell>
          <table:table-cell office:value-type="float" office:value="16.8362" calcext:value-type="float">
            <text:p>16.8362</text:p>
          </table:table-cell>
          <table:table-cell office:value-type="float" office:value="0.0753632" calcext:value-type="float">
            <text:p>0.0753632</text:p>
          </table:table-cell>
          <table:table-cell office:value-type="float" office:value="4.16526" calcext:value-type="float">
            <text:p>4.16526</text:p>
          </table:table-cell>
          <table:table-cell table:formula="of:=SQRT((100*[.E990]/[.H990])-1)*0.5/SIN(PI()/10)" office:value-type="float" office:value="3.29644430048617" calcext:value-type="float">
            <text:p>3.296444300486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84875" calcext:value-type="float">
            <text:p>-1.84875</text:p>
          </table:table-cell>
          <table:table-cell office:value-type="float" office:value="0.270313" calcext:value-type="float">
            <text:p>0.270313</text:p>
          </table:table-cell>
          <table:table-cell office:value-type="float" office:value="3.5873" calcext:value-type="float">
            <text:p>3.5873</text:p>
          </table:table-cell>
          <table:table-cell office:value-type="float" office:value="0.185706" calcext:value-type="float">
            <text:p>0.185706</text:p>
          </table:table-cell>
          <table:table-cell office:value-type="float" office:value="15.5528" calcext:value-type="float">
            <text:p>15.5528</text:p>
          </table:table-cell>
          <table:table-cell office:value-type="float" office:value="0.0633336" calcext:value-type="float">
            <text:p>0.0633336</text:p>
          </table:table-cell>
          <table:table-cell office:value-type="float" office:value="4.57578" calcext:value-type="float">
            <text:p>4.57578</text:p>
          </table:table-cell>
          <table:table-cell table:formula="of:=SQRT((100*[.E991]/[.H991])-1)*0.5/SIN(PI()/10)" office:value-type="float" office:value="2.82968915849377" calcext:value-type="float">
            <text:p>2.829689158493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7" calcext:value-type="float">
            <text:p>-1.87</text:p>
          </table:table-cell>
          <table:table-cell office:value-type="float" office:value="0.0157812" calcext:value-type="float">
            <text:p>0.0157812</text:p>
          </table:table-cell>
          <table:table-cell office:value-type="float" office:value="3.638" calcext:value-type="float">
            <text:p>3.638</text:p>
          </table:table-cell>
          <table:table-cell office:value-type="float" office:value="0.157172" calcext:value-type="float">
            <text:p>0.157172</text:p>
          </table:table-cell>
          <table:table-cell office:value-type="float" office:value="15.2384" calcext:value-type="float">
            <text:p>15.2384</text:p>
          </table:table-cell>
          <table:table-cell office:value-type="float" office:value="0.0463667" calcext:value-type="float">
            <text:p>0.0463667</text:p>
          </table:table-cell>
          <table:table-cell office:value-type="float" office:value="4.04685" calcext:value-type="float">
            <text:p>4.04685</text:p>
          </table:table-cell>
          <table:table-cell table:formula="of:=SQRT((100*[.E992]/[.H992])-1)*0.5/SIN(PI()/10)" office:value-type="float" office:value="2.74771084037728" calcext:value-type="float">
            <text:p>2.747710840377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83906" calcext:value-type="float">
            <text:p>-1.83906</text:p>
          </table:table-cell>
          <table:table-cell office:value-type="float" office:value="-0.0282031" calcext:value-type="float">
            <text:p>-0.0282031</text:p>
          </table:table-cell>
          <table:table-cell office:value-type="float" office:value="3.57568" calcext:value-type="float">
            <text:p>3.57568</text:p>
          </table:table-cell>
          <table:table-cell office:value-type="float" office:value="0.139752" calcext:value-type="float">
            <text:p>0.139752</text:p>
          </table:table-cell>
          <table:table-cell office:value-type="float" office:value="16.0178" calcext:value-type="float">
            <text:p>16.0178</text:p>
          </table:table-cell>
          <table:table-cell office:value-type="float" office:value="0.0498225" calcext:value-type="float">
            <text:p>0.0498225</text:p>
          </table:table-cell>
          <table:table-cell office:value-type="float" office:value="4.92544" calcext:value-type="float">
            <text:p>4.92544</text:p>
          </table:table-cell>
          <table:table-cell table:formula="of:=SQRT((100*[.E993]/[.H993])-1)*0.5/SIN(PI()/10)" office:value-type="float" office:value="2.19322735848945" calcext:value-type="float">
            <text:p>2.193227358489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85219" calcext:value-type="float">
            <text:p>-1.85219</text:p>
          </table:table-cell>
          <table:table-cell office:value-type="float" office:value="0.0428516" calcext:value-type="float">
            <text:p>0.0428516</text:p>
          </table:table-cell>
          <table:table-cell office:value-type="float" office:value="3.6068" calcext:value-type="float">
            <text:p>3.6068</text:p>
          </table:table-cell>
          <table:table-cell office:value-type="float" office:value="0.162184" calcext:value-type="float">
            <text:p>0.162184</text:p>
          </table:table-cell>
          <table:table-cell office:value-type="float" office:value="15.7605" calcext:value-type="float">
            <text:p>15.7605</text:p>
          </table:table-cell>
          <table:table-cell office:value-type="float" office:value="0.0551539" calcext:value-type="float">
            <text:p>0.0551539</text:p>
          </table:table-cell>
          <table:table-cell office:value-type="float" office:value="4.46373" calcext:value-type="float">
            <text:p>4.46373</text:p>
          </table:table-cell>
          <table:table-cell table:formula="of:=SQRT((100*[.E994]/[.H994])-1)*0.5/SIN(PI()/10)" office:value-type="float" office:value="2.62569273319621" calcext:value-type="float">
            <text:p>2.625692733196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88211" calcext:value-type="float">
            <text:p>-1.88211</text:p>
          </table:table-cell>
          <table:table-cell office:value-type="float" office:value="-0.0687305" calcext:value-type="float">
            <text:p>-0.0687305</text:p>
          </table:table-cell>
          <table:table-cell office:value-type="float" office:value="3.74817" calcext:value-type="float">
            <text:p>3.74817</text:p>
          </table:table-cell>
          <table:table-cell office:value-type="float" office:value="0.173093" calcext:value-type="float">
            <text:p>0.173093</text:p>
          </table:table-cell>
          <table:table-cell office:value-type="float" office:value="17.2206" calcext:value-type="float">
            <text:p>17.2206</text:p>
          </table:table-cell>
          <table:table-cell office:value-type="float" office:value="0.0619496" calcext:value-type="float">
            <text:p>0.0619496</text:p>
          </table:table-cell>
          <table:table-cell office:value-type="float" office:value="4.49226" calcext:value-type="float">
            <text:p>4.49226</text:p>
          </table:table-cell>
          <table:table-cell table:formula="of:=SQRT((100*[.E995]/[.H995])-1)*0.5/SIN(PI()/10)" office:value-type="float" office:value="2.73305938319718" calcext:value-type="float">
            <text:p>2.733059383197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84426" calcext:value-type="float">
            <text:p>-1.84426</text:p>
          </table:table-cell>
          <table:table-cell office:value-type="float" office:value="-0.0194727" calcext:value-type="float">
            <text:p>-0.0194727</text:p>
          </table:table-cell>
          <table:table-cell office:value-type="float" office:value="3.57975" calcext:value-type="float">
            <text:p>3.57975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15.5743" calcext:value-type="float">
            <text:p>15.5743</text:p>
          </table:table-cell>
          <table:table-cell office:value-type="float" office:value="0.0512073" calcext:value-type="float">
            <text:p>0.0512073</text:p>
          </table:table-cell>
          <table:table-cell office:value-type="float" office:value="4.53725" calcext:value-type="float">
            <text:p>4.53725</text:p>
          </table:table-cell>
          <table:table-cell table:formula="of:=SQRT((100*[.E996]/[.H996])-1)*0.5/SIN(PI()/10)" office:value-type="float" office:value="2.4531027680345" calcext:value-type="float">
            <text:p>2.45310276803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85232" calcext:value-type="float">
            <text:p>-1.85232</text:p>
          </table:table-cell>
          <table:table-cell office:value-type="float" office:value="-0.00179687" calcext:value-type="float">
            <text:p>-0.00179687</text:p>
          </table:table-cell>
          <table:table-cell office:value-type="float" office:value="3.61461" calcext:value-type="float">
            <text:p>3.61461</text:p>
          </table:table-cell>
          <table:table-cell office:value-type="float" office:value="0.158451" calcext:value-type="float">
            <text:p>0.158451</text:p>
          </table:table-cell>
          <table:table-cell office:value-type="float" office:value="15.9339" calcext:value-type="float">
            <text:p>15.9339</text:p>
          </table:table-cell>
          <table:table-cell office:value-type="float" office:value="0.0557745" calcext:value-type="float">
            <text:p>0.0557745</text:p>
          </table:table-cell>
          <table:table-cell office:value-type="float" office:value="4.59908" calcext:value-type="float">
            <text:p>4.59908</text:p>
          </table:table-cell>
          <table:table-cell table:formula="of:=SQRT((100*[.E997]/[.H997])-1)*0.5/SIN(PI()/10)" office:value-type="float" office:value="2.53018096399614" calcext:value-type="float">
            <text:p>2.530180963996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85629" calcext:value-type="float">
            <text:p>-1.85629</text:p>
          </table:table-cell>
          <table:table-cell office:value-type="float" office:value="0.00487305" calcext:value-type="float">
            <text:p>0.00487305</text:p>
          </table:table-cell>
          <table:table-cell office:value-type="float" office:value="3.64305" calcext:value-type="float">
            <text:p>3.64305</text:p>
          </table:table-cell>
          <table:table-cell office:value-type="float" office:value="0.167344" calcext:value-type="float">
            <text:p>0.167344</text:p>
          </table:table-cell>
          <table:table-cell office:value-type="float" office:value="16.4078" calcext:value-type="float">
            <text:p>16.4078</text:p>
          </table:table-cell>
          <table:table-cell office:value-type="float" office:value="0.0600644" calcext:value-type="float">
            <text:p>0.0600644</text:p>
          </table:table-cell>
          <table:table-cell office:value-type="float" office:value="4.2304" calcext:value-type="float">
            <text:p>4.2304</text:p>
          </table:table-cell>
          <table:table-cell table:formula="of:=SQRT((100*[.E998]/[.H998])-1)*0.5/SIN(PI()/10)" office:value-type="float" office:value="2.78177119686535" calcext:value-type="float">
            <text:p>2.781771196865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84659" calcext:value-type="float">
            <text:p>-1.84659</text:p>
          </table:table-cell>
          <table:table-cell office:value-type="float" office:value="0.00418335" calcext:value-type="float">
            <text:p>0.00418335</text:p>
          </table:table-cell>
          <table:table-cell office:value-type="float" office:value="3.59624" calcext:value-type="float">
            <text:p>3.59624</text:p>
          </table:table-cell>
          <table:table-cell office:value-type="float" office:value="0.160022" calcext:value-type="float">
            <text:p>0.160022</text:p>
          </table:table-cell>
          <table:table-cell office:value-type="float" office:value="15.798" calcext:value-type="float">
            <text:p>15.798</text:p>
          </table:table-cell>
          <table:table-cell office:value-type="float" office:value="0.054927" calcext:value-type="float">
            <text:p>0.054927</text:p>
          </table:table-cell>
          <table:table-cell office:value-type="float" office:value="4.45511" calcext:value-type="float">
            <text:p>4.45511</text:p>
          </table:table-cell>
          <table:table-cell table:formula="of:=SQRT((100*[.E999]/[.H999])-1)*0.5/SIN(PI()/10)" office:value-type="float" office:value="2.60492185755975" calcext:value-type="float">
            <text:p>2.604921857559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86153" calcext:value-type="float">
            <text:p>-1.86153</text:p>
          </table:table-cell>
          <table:table-cell office:value-type="float" office:value="0.00865295" calcext:value-type="float">
            <text:p>0.00865295</text:p>
          </table:table-cell>
          <table:table-cell office:value-type="float" office:value="3.66" calcext:value-type="float">
            <text:p>3.66</text:p>
          </table:table-cell>
          <table:table-cell office:value-type="float" office:value="0.166315" calcext:value-type="float">
            <text:p>0.166315</text:p>
          </table:table-cell>
          <table:table-cell office:value-type="float" office:value="16.453" calcext:value-type="float">
            <text:p>16.453</text:p>
          </table:table-cell>
          <table:table-cell office:value-type="float" office:value="0.0586145" calcext:value-type="float">
            <text:p>0.0586145</text:p>
          </table:table-cell>
          <table:table-cell office:value-type="float" office:value="4.38572" calcext:value-type="float">
            <text:p>4.38572</text:p>
          </table:table-cell>
          <table:table-cell table:formula="of:=SQRT((100*[.E1000]/[.H1000])-1)*0.5/SIN(PI()/10)" office:value-type="float" office:value="2.70371192190353" calcext:value-type="float">
            <text:p>2.70371192190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86399" calcext:value-type="float">
            <text:p>-1.86399</text:p>
          </table:table-cell>
          <table:table-cell office:value-type="float" office:value="-0.00426331" calcext:value-type="float">
            <text:p>-0.00426331</text:p>
          </table:table-cell>
          <table:table-cell office:value-type="float" office:value="3.66833" calcext:value-type="float">
            <text:p>3.66833</text:p>
          </table:table-cell>
          <table:table-cell office:value-type="float" office:value="0.168591" calcext:value-type="float">
            <text:p>0.168591</text:p>
          </table:table-cell>
          <table:table-cell office:value-type="float" office:value="16.5143" calcext:value-type="float">
            <text:p>16.5143</text:p>
          </table:table-cell>
          <table:table-cell office:value-type="float" office:value="0.0597578" calcext:value-type="float">
            <text:p>0.0597578</text:p>
          </table:table-cell>
          <table:table-cell office:value-type="float" office:value="4.32724" calcext:value-type="float">
            <text:p>4.32724</text:p>
          </table:table-cell>
          <table:table-cell table:formula="of:=SQRT((100*[.E1001]/[.H1001])-1)*0.5/SIN(PI()/10)" office:value-type="float" office:value="2.75353065615214" calcext:value-type="float">
            <text:p>2.753530656152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85774" calcext:value-type="float">
            <text:p>-1.85774</text:p>
          </table:table-cell>
          <table:table-cell office:value-type="float" office:value="-0.0024707" calcext:value-type="float">
            <text:p>-0.0024707</text:p>
          </table:table-cell>
          <table:table-cell office:value-type="float" office:value="3.64454" calcext:value-type="float">
            <text:p>3.64454</text:p>
          </table:table-cell>
          <table:table-cell office:value-type="float" office:value="0.165828" calcext:value-type="float">
            <text:p>0.165828</text:p>
          </table:table-cell>
          <table:table-cell office:value-type="float" office:value="16.3102" calcext:value-type="float">
            <text:p>16.3102</text:p>
          </table:table-cell>
          <table:table-cell office:value-type="float" office:value="0.0583683" calcext:value-type="float">
            <text:p>0.0583683</text:p>
          </table:table-cell>
          <table:table-cell office:value-type="float" office:value="4.3618" calcext:value-type="float">
            <text:p>4.3618</text:p>
          </table:table-cell>
          <table:table-cell table:formula="of:=SQRT((100*[.E1002]/[.H1002])-1)*0.5/SIN(PI()/10)" office:value-type="float" office:value="2.70837089584622" calcext:value-type="float">
            <text:p>2.708370895846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85909" calcext:value-type="float">
            <text:p>-1.85909</text:p>
          </table:table-cell>
          <table:table-cell office:value-type="float" office:value="-0.000418777" calcext:value-type="float">
            <text:p>-0.000418777</text:p>
          </table:table-cell>
          <table:table-cell office:value-type="float" office:value="3.64937" calcext:value-type="float">
            <text:p>3.64937</text:p>
          </table:table-cell>
          <table:table-cell office:value-type="float" office:value="0.166445" calcext:value-type="float">
            <text:p>0.166445</text:p>
          </table:table-cell>
          <table:table-cell office:value-type="float" office:value="16.3476" calcext:value-type="float">
            <text:p>16.3476</text:p>
          </table:table-cell>
          <table:table-cell office:value-type="float" office:value="0.0586492" calcext:value-type="float">
            <text:p>0.0586492</text:p>
          </table:table-cell>
          <table:table-cell office:value-type="float" office:value="4.3433" calcext:value-type="float">
            <text:p>4.3433</text:p>
          </table:table-cell>
          <table:table-cell table:formula="of:=SQRT((100*[.E1003]/[.H1003])-1)*0.5/SIN(PI()/10)" office:value-type="float" office:value="2.72302398087097" calcext:value-type="float">
            <text:p>2.723023980870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85657" calcext:value-type="float">
            <text:p>-1.85657</text:p>
          </table:table-cell>
          <table:table-cell office:value-type="float" office:value="0.000107079" calcext:value-type="float">
            <text:p>0.000107079</text:p>
          </table:table-cell>
          <table:table-cell office:value-type="float" office:value="3.63841" calcext:value-type="float">
            <text:p>3.63841</text:p>
          </table:table-cell>
          <table:table-cell office:value-type="float" office:value="0.165241" calcext:value-type="float">
            <text:p>0.165241</text:p>
          </table:table-cell>
          <table:table-cell office:value-type="float" office:value="16.235" calcext:value-type="float">
            <text:p>16.235</text:p>
          </table:table-cell>
          <table:table-cell office:value-type="float" office:value="0.0578713" calcext:value-type="float">
            <text:p>0.0578713</text:p>
          </table:table-cell>
          <table:table-cell office:value-type="float" office:value="4.35438" calcext:value-type="float">
            <text:p>4.35438</text:p>
          </table:table-cell>
          <table:table-cell table:formula="of:=SQRT((100*[.E1004]/[.H1004])-1)*0.5/SIN(PI()/10)" office:value-type="float" office:value="2.70498443248556" calcext:value-type="float">
            <text:p>2.70498443248556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2.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08" calcext:value-type="float">
            <text:p>-0.08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9.77463" calcext:value-type="float">
            <text:p>9.77463</text:p>
          </table:table-cell>
          <table:table-cell table:formula="of:=SQRT((100*[.E1028]/[.H102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2" calcext:value-type="float">
            <text:p>-1.32</text:p>
          </table:table-cell>
          <table:table-cell office:value-type="float" office:value="0.01" calcext:value-type="float">
            <text:p>0.01</text:p>
          </table:table-cell>
          <table:table-cell office:value-type="float" office:value="1.744" calcext:value-type="float">
            <text:p>1.7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05269" calcext:value-type="float">
            <text:p>3.05269</text:p>
          </table:table-cell>
          <table:table-cell office:value-type="float" office:value="0.00000008" calcext:value-type="float">
            <text:p>8E-08</text:p>
          </table:table-cell>
          <table:table-cell office:value-type="float" office:value="7.59479" calcext:value-type="float">
            <text:p>7.59479</text:p>
          </table:table-cell>
          <table:table-cell table:formula="of:=SQRT((100*[.E1029]/[.H102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2" calcext:value-type="float">
            <text:p>-1.62</text:p>
          </table:table-cell>
          <table:table-cell office:value-type="float" office:value="0.03" calcext:value-type="float">
            <text:p>0.03</text:p>
          </table:table-cell>
          <table:table-cell office:value-type="float" office:value="2.632" calcext:value-type="float">
            <text:p>2.632</text:p>
          </table:table-cell>
          <table:table-cell office:value-type="float" office:value="0.034" calcext:value-type="float">
            <text:p>0.034</text:p>
          </table:table-cell>
          <table:table-cell office:value-type="float" office:value="7.01007" calcext:value-type="float">
            <text:p>7.01007</text:p>
          </table:table-cell>
          <table:table-cell office:value-type="float" office:value="0.00182416" calcext:value-type="float">
            <text:p>0.00182416</text:p>
          </table:table-cell>
          <table:table-cell office:value-type="float" office:value="10.2237" calcext:value-type="float">
            <text:p>10.2237</text:p>
          </table:table-cell>
          <table:table-cell table:formula="of:=SQRT((100*[.E1030]/[.H1030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6" calcext:value-type="float">
            <text:p>-2.36</text:p>
          </table:table-cell>
          <table:table-cell office:value-type="float" office:value="0.655" calcext:value-type="float">
            <text:p>0.655</text:p>
          </table:table-cell>
          <table:table-cell office:value-type="float" office:value="5.6528" calcext:value-type="float">
            <text:p>5.6528</text:p>
          </table:table-cell>
          <table:table-cell office:value-type="float" office:value="0.4428" calcext:value-type="float">
            <text:p>0.4428</text:p>
          </table:table-cell>
          <table:table-cell office:value-type="float" office:value="33.9238" calcext:value-type="float">
            <text:p>33.9238</text:p>
          </table:table-cell>
          <table:table-cell office:value-type="float" office:value="0.216741" calcext:value-type="float">
            <text:p>0.216741</text:p>
          </table:table-cell>
          <table:table-cell office:value-type="float" office:value="1.8011" calcext:value-type="float">
            <text:p>1.8011</text:p>
          </table:table-cell>
          <table:table-cell table:formula="of:=SQRT((100*[.E1031]/[.H1031])-1)*0.5/SIN(PI()/10)" office:value-type="float" office:value="7.8578793827694" calcext:value-type="float">
            <text:p>7.85787938276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76" calcext:value-type="float">
            <text:p>-1.76</text:p>
          </table:table-cell>
          <table:table-cell office:value-type="float" office:value="0.24" calcext:value-type="float">
            <text:p>0.24</text:p>
          </table:table-cell>
          <table:table-cell office:value-type="float" office:value="3.2848" calcext:value-type="float">
            <text:p>3.2848</text:p>
          </table:table-cell>
          <table:table-cell office:value-type="float" office:value="0.13645" calcext:value-type="float">
            <text:p>0.13645</text:p>
          </table:table-cell>
          <table:table-cell office:value-type="float" office:value="13.4257" calcext:value-type="float">
            <text:p>13.4257</text:p>
          </table:table-cell>
          <table:table-cell office:value-type="float" office:value="0.0336462" calcext:value-type="float">
            <text:p>0.0336462</text:p>
          </table:table-cell>
          <table:table-cell office:value-type="float" office:value="2.70609" calcext:value-type="float">
            <text:p>2.70609</text:p>
          </table:table-cell>
          <table:table-cell table:formula="of:=SQRT((100*[.E1032]/[.H1032])-1)*0.5/SIN(PI()/10)" office:value-type="float" office:value="3.25314593964985" calcext:value-type="float">
            <text:p>3.253145939649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485" calcext:value-type="float">
            <text:p>-1.485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2.2672" calcext:value-type="float">
            <text:p>2.2672</text:p>
          </table:table-cell>
          <table:table-cell office:value-type="float" office:value="0.0479375" calcext:value-type="float">
            <text:p>0.0479375</text:p>
          </table:table-cell>
          <table:table-cell office:value-type="float" office:value="5.7082" calcext:value-type="float">
            <text:p>5.7082</text:p>
          </table:table-cell>
          <table:table-cell office:value-type="float" office:value="0.00526168" calcext:value-type="float">
            <text:p>0.00526168</text:p>
          </table:table-cell>
          <table:table-cell office:value-type="float" office:value="4.78889" calcext:value-type="float">
            <text:p>4.78889</text:p>
          </table:table-cell>
          <table:table-cell table:formula="of:=SQRT((100*[.E1033]/[.H1033])-1)*0.5/SIN(PI()/10)" office:value-type="float" office:value="0.0515452136576913" calcext:value-type="float">
            <text:p>0.0515452136576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575" calcext:value-type="float">
            <text:p>-1.5575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2.54" calcext:value-type="float">
            <text:p>2.54</text:p>
          </table:table-cell>
          <table:table-cell office:value-type="float" office:value="0.0817875" calcext:value-type="float">
            <text:p>0.0817875</text:p>
          </table:table-cell>
          <table:table-cell office:value-type="float" office:value="7.66792" calcext:value-type="float">
            <text:p>7.66792</text:p>
          </table:table-cell>
          <table:table-cell office:value-type="float" office:value="0.0171232" calcext:value-type="float">
            <text:p>0.0171232</text:p>
          </table:table-cell>
          <table:table-cell office:value-type="float" office:value="6.32103" calcext:value-type="float">
            <text:p>6.32103</text:p>
          </table:table-cell>
          <table:table-cell table:formula="of:=SQRT((100*[.E1034]/[.H1034])-1)*0.5/SIN(PI()/10)" office:value-type="float" office:value="0.877170147107265" calcext:value-type="float">
            <text:p>0.8771701471072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75188" calcext:value-type="float">
            <text:p>-1.75188</text:p>
          </table:table-cell>
          <table:table-cell office:value-type="float" office:value="-0.0651562" calcext:value-type="float">
            <text:p>-0.0651562</text:p>
          </table:table-cell>
          <table:table-cell office:value-type="float" office:value="3.22235" calcext:value-type="float">
            <text:p>3.22235</text:p>
          </table:table-cell>
          <table:table-cell office:value-type="float" office:value="0.148603" calcext:value-type="float">
            <text:p>0.148603</text:p>
          </table:table-cell>
          <table:table-cell office:value-type="float" office:value="12.391" calcext:value-type="float">
            <text:p>12.391</text:p>
          </table:table-cell>
          <table:table-cell office:value-type="float" office:value="0.0432539" calcext:value-type="float">
            <text:p>0.0432539</text:p>
          </table:table-cell>
          <table:table-cell office:value-type="float" office:value="4.0671" calcext:value-type="float">
            <text:p>4.0671</text:p>
          </table:table-cell>
          <table:table-cell table:formula="of:=SQRT((100*[.E1035]/[.H1035])-1)*0.5/SIN(PI()/10)" office:value-type="float" office:value="2.63584778629204" calcext:value-type="float">
            <text:p>2.635847786292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76156" calcext:value-type="float">
            <text:p>-1.76156</text:p>
          </table:table-cell>
          <table:table-cell office:value-type="float" office:value="-0.0408594" calcext:value-type="float">
            <text:p>-0.0408594</text:p>
          </table:table-cell>
          <table:table-cell office:value-type="float" office:value="3.30513" calcext:value-type="float">
            <text:p>3.30513</text:p>
          </table:table-cell>
          <table:table-cell office:value-type="float" office:value="0.16458" calcext:value-type="float">
            <text:p>0.16458</text:p>
          </table:table-cell>
          <table:table-cell office:value-type="float" office:value="13.8831" calcext:value-type="float">
            <text:p>13.8831</text:p>
          </table:table-cell>
          <table:table-cell office:value-type="float" office:value="0.0565649" calcext:value-type="float">
            <text:p>0.0565649</text:p>
          </table:table-cell>
          <table:table-cell office:value-type="float" office:value="4.03114" calcext:value-type="float">
            <text:p>4.03114</text:p>
          </table:table-cell>
          <table:table-cell table:formula="of:=SQRT((100*[.E1036]/[.H1036])-1)*0.5/SIN(PI()/10)" office:value-type="float" office:value="2.840889897723" calcext:value-type="float">
            <text:p>2.8408898977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72641" calcext:value-type="float">
            <text:p>-1.72641</text:p>
          </table:table-cell>
          <table:table-cell office:value-type="float" office:value="0.000859375" calcext:value-type="float">
            <text:p>0.000859375</text:p>
          </table:table-cell>
          <table:table-cell office:value-type="float" office:value="3.15679" calcext:value-type="float">
            <text:p>3.15679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12.4165" calcext:value-type="float">
            <text:p>12.4165</text:p>
          </table:table-cell>
          <table:table-cell office:value-type="float" office:value="0.0400282" calcext:value-type="float">
            <text:p>0.0400282</text:p>
          </table:table-cell>
          <table:table-cell office:value-type="float" office:value="4.64273" calcext:value-type="float">
            <text:p>4.64273</text:p>
          </table:table-cell>
          <table:table-cell table:formula="of:=SQRT((100*[.E1037]/[.H1037])-1)*0.5/SIN(PI()/10)" office:value-type="float" office:value="2.12522798947506" calcext:value-type="float">
            <text:p>2.125227989475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72883" calcext:value-type="float">
            <text:p>-1.72883</text:p>
          </table:table-cell>
          <table:table-cell office:value-type="float" office:value="-0.00599609" calcext:value-type="float">
            <text:p>-0.00599609</text:p>
          </table:table-cell>
          <table:table-cell office:value-type="float" office:value="3.15136" calcext:value-type="float">
            <text:p>3.15136</text:p>
          </table:table-cell>
          <table:table-cell office:value-type="float" office:value="0.136143" calcext:value-type="float">
            <text:p>0.136143</text:p>
          </table:table-cell>
          <table:table-cell office:value-type="float" office:value="12.095" calcext:value-type="float">
            <text:p>12.095</text:p>
          </table:table-cell>
          <table:table-cell office:value-type="float" office:value="0.0409228" calcext:value-type="float">
            <text:p>0.0409228</text:p>
          </table:table-cell>
          <table:table-cell office:value-type="float" office:value="4.27468" calcext:value-type="float">
            <text:p>4.27468</text:p>
          </table:table-cell>
          <table:table-cell table:formula="of:=SQRT((100*[.E1038]/[.H1038])-1)*0.5/SIN(PI()/10)" office:value-type="float" office:value="2.39166550021098" calcext:value-type="float">
            <text:p>2.391665500210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74301" calcext:value-type="float">
            <text:p>-1.74301</text:p>
          </table:table-cell>
          <table:table-cell office:value-type="float" office:value="0.0322461" calcext:value-type="float">
            <text:p>0.0322461</text:p>
          </table:table-cell>
          <table:table-cell office:value-type="float" office:value="3.2061" calcext:value-type="float">
            <text:p>3.2061</text:p>
          </table:table-cell>
          <table:table-cell office:value-type="float" office:value="0.129427" calcext:value-type="float">
            <text:p>0.129427</text:p>
          </table:table-cell>
          <table:table-cell office:value-type="float" office:value="12.4972" calcext:value-type="float">
            <text:p>12.4972</text:p>
          </table:table-cell>
          <table:table-cell office:value-type="float" office:value="0.0372801" calcext:value-type="float">
            <text:p>0.0372801</text:p>
          </table:table-cell>
          <table:table-cell office:value-type="float" office:value="4.56578" calcext:value-type="float">
            <text:p>4.56578</text:p>
          </table:table-cell>
          <table:table-cell table:formula="of:=SQRT((100*[.E1039]/[.H1039])-1)*0.5/SIN(PI()/10)" office:value-type="float" office:value="2.19165572125336" calcext:value-type="float">
            <text:p>2.191655721253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72867" calcext:value-type="float">
            <text:p>-1.72867</text:p>
          </table:table-cell>
          <table:table-cell office:value-type="float" office:value="0.0128564" calcext:value-type="float">
            <text:p>0.0128564</text:p>
          </table:table-cell>
          <table:table-cell office:value-type="float" office:value="3.15552" calcext:value-type="float">
            <text:p>3.15552</text:p>
          </table:table-cell>
          <table:table-cell office:value-type="float" office:value="0.128296" calcext:value-type="float">
            <text:p>0.128296</text:p>
          </table:table-cell>
          <table:table-cell office:value-type="float" office:value="12.1931" calcext:value-type="float">
            <text:p>12.1931</text:p>
          </table:table-cell>
          <table:table-cell office:value-type="float" office:value="0.0376956" calcext:value-type="float">
            <text:p>0.0376956</text:p>
          </table:table-cell>
          <table:table-cell office:value-type="float" office:value="4.37163" calcext:value-type="float">
            <text:p>4.37163</text:p>
          </table:table-cell>
          <table:table-cell table:formula="of:=SQRT((100*[.E1040]/[.H1040])-1)*0.5/SIN(PI()/10)" office:value-type="float" office:value="2.25060361253669" calcext:value-type="float">
            <text:p>2.2506036125366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74658" calcext:value-type="float">
            <text:p>-1.74658</text:p>
          </table:table-cell>
          <table:table-cell office:value-type="float" office:value="-0.00953125" calcext:value-type="float">
            <text:p>-0.00953125</text:p>
          </table:table-cell>
          <table:table-cell office:value-type="float" office:value="3.22669" calcext:value-type="float">
            <text:p>3.22669</text:p>
          </table:table-cell>
          <table:table-cell office:value-type="float" office:value="0.136254" calcext:value-type="float">
            <text:p>0.136254</text:p>
          </table:table-cell>
          <table:table-cell office:value-type="float" office:value="12.8645" calcext:value-type="float">
            <text:p>12.8645</text:p>
          </table:table-cell>
          <table:table-cell office:value-type="float" office:value="0.0423421" calcext:value-type="float">
            <text:p>0.0423421</text:p>
          </table:table-cell>
          <table:table-cell office:value-type="float" office:value="4.32863" calcext:value-type="float">
            <text:p>4.32863</text:p>
          </table:table-cell>
          <table:table-cell table:formula="of:=SQRT((100*[.E1041]/[.H1041])-1)*0.5/SIN(PI()/10)" office:value-type="float" office:value="2.37125604535304" calcext:value-type="float">
            <text:p>2.371256045353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74967" calcext:value-type="float">
            <text:p>-1.74967</text:p>
          </table:table-cell>
          <table:table-cell office:value-type="float" office:value="0.0138867" calcext:value-type="float">
            <text:p>0.0138867</text:p>
          </table:table-cell>
          <table:table-cell office:value-type="float" office:value="3.2349" calcext:value-type="float">
            <text:p>3.2349</text:p>
          </table:table-cell>
          <table:table-cell office:value-type="float" office:value="0.135188" calcext:value-type="float">
            <text:p>0.135188</text:p>
          </table:table-cell>
          <table:table-cell office:value-type="float" office:value="12.857" calcext:value-type="float">
            <text:p>12.857</text:p>
          </table:table-cell>
          <table:table-cell office:value-type="float" office:value="0.0412849" calcext:value-type="float">
            <text:p>0.0412849</text:p>
          </table:table-cell>
          <table:table-cell office:value-type="float" office:value="4.35199" calcext:value-type="float">
            <text:p>4.35199</text:p>
          </table:table-cell>
          <table:table-cell table:formula="of:=SQRT((100*[.E1042]/[.H1042])-1)*0.5/SIN(PI()/10)" office:value-type="float" office:value="2.34829585099536" calcext:value-type="float">
            <text:p>2.348295850995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74314" calcext:value-type="float">
            <text:p>-1.74314</text:p>
          </table:table-cell>
          <table:table-cell office:value-type="float" office:value="-0.00183228" calcext:value-type="float">
            <text:p>-0.00183228</text:p>
          </table:table-cell>
          <table:table-cell office:value-type="float" office:value="3.21318" calcext:value-type="float">
            <text:p>3.21318</text:p>
          </table:table-cell>
          <table:table-cell office:value-type="float" office:value="0.136026" calcext:value-type="float">
            <text:p>0.136026</text:p>
          </table:table-cell>
          <table:table-cell office:value-type="float" office:value="12.7245" calcext:value-type="float">
            <text:p>12.7245</text:p>
          </table:table-cell>
          <table:table-cell office:value-type="float" office:value="0.0418009" calcext:value-type="float">
            <text:p>0.0418009</text:p>
          </table:table-cell>
          <table:table-cell office:value-type="float" office:value="4.26149" calcext:value-type="float">
            <text:p>4.26149</text:p>
          </table:table-cell>
          <table:table-cell table:formula="of:=SQRT((100*[.E1043]/[.H1043])-1)*0.5/SIN(PI()/10)" office:value-type="float" office:value="2.39555500120807" calcext:value-type="float">
            <text:p>2.395555001208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74717" calcext:value-type="float">
            <text:p>-1.74717</text:p>
          </table:table-cell>
          <table:table-cell office:value-type="float" office:value="-0.00144958" calcext:value-type="float">
            <text:p>-0.00144958</text:p>
          </table:table-cell>
          <table:table-cell office:value-type="float" office:value="3.22487" calcext:value-type="float">
            <text:p>3.22487</text:p>
          </table:table-cell>
          <table:table-cell office:value-type="float" office:value="0.135809" calcext:value-type="float">
            <text:p>0.135809</text:p>
          </table:table-cell>
          <table:table-cell office:value-type="float" office:value="12.7734" calcext:value-type="float">
            <text:p>12.7734</text:p>
          </table:table-cell>
          <table:table-cell office:value-type="float" office:value="0.0418221" calcext:value-type="float">
            <text:p>0.0418221</text:p>
          </table:table-cell>
          <table:table-cell office:value-type="float" office:value="4.34111" calcext:value-type="float">
            <text:p>4.34111</text:p>
          </table:table-cell>
          <table:table-cell table:formula="of:=SQRT((100*[.E1044]/[.H1044])-1)*0.5/SIN(PI()/10)" office:value-type="float" office:value="2.36057767406571" calcext:value-type="float">
            <text:p>2.360577674065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74559" calcext:value-type="float">
            <text:p>-1.74559</text:p>
          </table:table-cell>
          <table:table-cell office:value-type="float" office:value="-0.00110107" calcext:value-type="float">
            <text:p>-0.00110107</text:p>
          </table:table-cell>
          <table:table-cell office:value-type="float" office:value="3.22041" calcext:value-type="float">
            <text:p>3.22041</text:p>
          </table:table-cell>
          <table:table-cell office:value-type="float" office:value="0.135908" calcext:value-type="float">
            <text:p>0.135908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0416093" calcext:value-type="float">
            <text:p>0.0416093</text:p>
          </table:table-cell>
          <table:table-cell office:value-type="float" office:value="4.31175" calcext:value-type="float">
            <text:p>4.31175</text:p>
          </table:table-cell>
          <table:table-cell table:formula="of:=SQRT((100*[.E1045]/[.H1045])-1)*0.5/SIN(PI()/10)" office:value-type="float" office:value="2.37362775562732" calcext:value-type="float">
            <text:p>2.373627755627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74688" calcext:value-type="float">
            <text:p>-1.74688</text:p>
          </table:table-cell>
          <table:table-cell office:value-type="float" office:value="0.00084137" calcext:value-type="float">
            <text:p>0.00084137</text:p>
          </table:table-cell>
          <table:table-cell office:value-type="float" office:value="3.22399" calcext:value-type="float">
            <text:p>3.22399</text:p>
          </table:table-cell>
          <table:table-cell office:value-type="float" office:value="0.135062" calcext:value-type="float">
            <text:p>0.135062</text:p>
          </table:table-cell>
          <table:table-cell office:value-type="float" office:value="12.7715" calcext:value-type="float">
            <text:p>12.7715</text:p>
          </table:table-cell>
          <table:table-cell office:value-type="float" office:value="0.0414259" calcext:value-type="float">
            <text:p>0.0414259</text:p>
          </table:table-cell>
          <table:table-cell office:value-type="float" office:value="4.30373" calcext:value-type="float">
            <text:p>4.30373</text:p>
          </table:table-cell>
          <table:table-cell table:formula="of:=SQRT((100*[.E1046]/[.H1046])-1)*0.5/SIN(PI()/10)" office:value-type="float" office:value="2.36601414486466" calcext:value-type="float">
            <text:p>2.366014144864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74627" calcext:value-type="float">
            <text:p>-1.74627</text:p>
          </table:table-cell>
          <table:table-cell office:value-type="float" office:value="0.000680962" calcext:value-type="float">
            <text:p>0.000680962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135389" calcext:value-type="float">
            <text:p>0.135389</text:p>
          </table:table-cell>
          <table:table-cell office:value-type="float" office:value="12.7617" calcext:value-type="float">
            <text:p>12.7617</text:p>
          </table:table-cell>
          <table:table-cell office:value-type="float" office:value="0.0415585" calcext:value-type="float">
            <text:p>0.0415585</text:p>
          </table:table-cell>
          <table:table-cell office:value-type="float" office:value="4.32281" calcext:value-type="float">
            <text:p>4.32281</text:p>
          </table:table-cell>
          <table:table-cell table:formula="of:=SQRT((100*[.E1047]/[.H1047])-1)*0.5/SIN(PI()/10)" office:value-type="float" office:value="2.36253319940496" calcext:value-type="float">
            <text:p>2.36253319940496</text:p>
          </table:table-cell>
          <table:table-cell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 office:value-type="float" office:value="0.1" calcext:value-type="float">
            <text:p>0.1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1" calcext:value-type="float">
            <text:p>0.01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6661" calcext:value-type="float">
            <text:p>1.6661</text:p>
          </table:table-cell>
          <table:table-cell table:formula="of:=SQRT((100*[.E1071]/[.H1071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0.38" calcext:value-type="float">
            <text:p>0.38</text:p>
          </table:table-cell>
          <table:table-cell office:value-type="float" office:value="1.4464" calcext:value-type="float">
            <text:p>1.4464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12894" calcext:value-type="float">
            <text:p>2.12894</text:p>
          </table:table-cell>
          <table:table-cell office:value-type="float" office:value="0.0264373" calcext:value-type="float">
            <text:p>0.0264373</text:p>
          </table:table-cell>
          <table:table-cell office:value-type="float" office:value="2.80026" calcext:value-type="float">
            <text:p>2.80026</text:p>
          </table:table-cell>
          <table:table-cell table:formula="of:=SQRT((100*[.E1072]/[.H1072])-1)*0.5/SIN(PI()/10)" office:value-type="float" office:value="3.38830929851015" calcext:value-type="float">
            <text:p>3.388309298510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8" calcext:value-type="float">
            <text:p>-1.68</text:p>
          </table:table-cell>
          <table:table-cell office:value-type="float" office:value="0.33" calcext:value-type="float">
            <text:p>0.33</text:p>
          </table:table-cell>
          <table:table-cell office:value-type="float" office:value="2.832" calcext:value-type="float">
            <text:p>2.832</text:p>
          </table:table-cell>
          <table:table-cell office:value-type="float" office:value="0.113" calcext:value-type="float">
            <text:p>0.113</text:p>
          </table:table-cell>
          <table:table-cell office:value-type="float" office:value="8.12354" calcext:value-type="float">
            <text:p>8.12354</text:p>
          </table:table-cell>
          <table:table-cell office:value-type="float" office:value="0.0144673" calcext:value-type="float">
            <text:p>0.0144673</text:p>
          </table:table-cell>
          <table:table-cell office:value-type="float" office:value="4.66718" calcext:value-type="float">
            <text:p>4.66718</text:p>
          </table:table-cell>
          <table:table-cell table:formula="of:=SQRT((100*[.E1073]/[.H1073])-1)*0.5/SIN(PI()/10)" office:value-type="float" office:value="1.92889892353777" calcext:value-type="float">
            <text:p>1.928898923537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5" calcext:value-type="float">
            <text:p>-1.45</text:p>
          </table:table-cell>
          <table:table-cell office:value-type="float" office:value="0.3975" calcext:value-type="float">
            <text:p>0.3975</text:p>
          </table:table-cell>
          <table:table-cell office:value-type="float" office:value="2.14" calcext:value-type="float">
            <text:p>2.14</text:p>
          </table:table-cell>
          <table:table-cell office:value-type="float" office:value="0.16085" calcext:value-type="float">
            <text:p>0.16085</text:p>
          </table:table-cell>
          <table:table-cell office:value-type="float" office:value="4.88392" calcext:value-type="float">
            <text:p>4.88392</text:p>
          </table:table-cell>
          <table:table-cell office:value-type="float" office:value="0.0278561" calcext:value-type="float">
            <text:p>0.0278561</text:p>
          </table:table-cell>
          <table:table-cell office:value-type="float" office:value="3.31213" calcext:value-type="float">
            <text:p>3.31213</text:p>
          </table:table-cell>
          <table:table-cell table:formula="of:=SQRT((100*[.E1074]/[.H1074])-1)*0.5/SIN(PI()/10)" office:value-type="float" office:value="3.17744615022952" calcext:value-type="float">
            <text:p>3.177446150229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82" calcext:value-type="float">
            <text:p>-1.82</text:p>
          </table:table-cell>
          <table:table-cell office:value-type="float" office:value="-0.10625" calcext:value-type="float">
            <text:p>-0.10625</text:p>
          </table:table-cell>
          <table:table-cell office:value-type="float" office:value="3.4352" calcext:value-type="float">
            <text:p>3.4352</text:p>
          </table:table-cell>
          <table:table-cell office:value-type="float" office:value="0.146175" calcext:value-type="float">
            <text:p>0.146175</text:p>
          </table:table-cell>
          <table:table-cell office:value-type="float" office:value="13.5446" calcext:value-type="float">
            <text:p>13.5446</text:p>
          </table:table-cell>
          <table:table-cell office:value-type="float" office:value="0.0443822" calcext:value-type="float">
            <text:p>0.0443822</text:p>
          </table:table-cell>
          <table:table-cell office:value-type="float" office:value="3.61083" calcext:value-type="float">
            <text:p>3.61083</text:p>
          </table:table-cell>
          <table:table-cell table:formula="of:=SQRT((100*[.E1075]/[.H1075])-1)*0.5/SIN(PI()/10)" office:value-type="float" office:value="2.82495862927619" calcext:value-type="float">
            <text:p>2.824958629276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038125" calcext:value-type="float">
            <text:p>-0.038125</text:p>
          </table:table-cell>
          <table:table-cell office:value-type="float" office:value="2.6056" calcext:value-type="float">
            <text:p>2.6056</text:p>
          </table:table-cell>
          <table:table-cell office:value-type="float" office:value="0.0533375" calcext:value-type="float">
            <text:p>0.0533375</text:p>
          </table:table-cell>
          <table:table-cell office:value-type="float" office:value="7.54561" calcext:value-type="float">
            <text:p>7.54561</text:p>
          </table:table-cell>
          <table:table-cell office:value-type="float" office:value="0.00693706" calcext:value-type="float">
            <text:p>0.00693706</text:p>
          </table:table-cell>
          <table:table-cell office:value-type="float" office:value="4.98498" calcext:value-type="float">
            <text:p>4.98498</text:p>
          </table:table-cell>
          <table:table-cell table:formula="of:=SQRT((100*[.E1076]/[.H1076])-1)*0.5/SIN(PI()/10)" office:value-type="float" office:value="0.427981987085196" calcext:value-type="float">
            <text:p>0.4279819870851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64" calcext:value-type="float">
            <text:p>-1.64</text:p>
          </table:table-cell>
          <table:table-cell office:value-type="float" office:value="0.066875" calcext:value-type="float">
            <text:p>0.066875</text:p>
          </table:table-cell>
          <table:table-cell office:value-type="float" office:value="2.7786" calcext:value-type="float">
            <text:p>2.7786</text:p>
          </table:table-cell>
          <table:table-cell office:value-type="float" office:value="0.0996125" calcext:value-type="float">
            <text:p>0.0996125</text:p>
          </table:table-cell>
          <table:table-cell office:value-type="float" office:value="8.73535" calcext:value-type="float">
            <text:p>8.73535</text:p>
          </table:table-cell>
          <table:table-cell office:value-type="float" office:value="0.0249684" calcext:value-type="float">
            <text:p>0.0249684</text:p>
          </table:table-cell>
          <table:table-cell office:value-type="float" office:value="5.59753" calcext:value-type="float">
            <text:p>5.59753</text:p>
          </table:table-cell>
          <table:table-cell table:formula="of:=SQRT((100*[.E1077]/[.H1077])-1)*0.5/SIN(PI()/10)" office:value-type="float" office:value="1.4286237422595" calcext:value-type="float">
            <text:p>1.42862374225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62125" calcext:value-type="float">
            <text:p>-1.62125</text:p>
          </table:table-cell>
          <table:table-cell office:value-type="float" office:value="0.0253125" calcext:value-type="float">
            <text:p>0.0253125</text:p>
          </table:table-cell>
          <table:table-cell office:value-type="float" office:value="2.8343" calcext:value-type="float">
            <text:p>2.8343</text:p>
          </table:table-cell>
          <table:table-cell office:value-type="float" office:value="0.122106" calcext:value-type="float">
            <text:p>0.122106</text:p>
          </table:table-cell>
          <table:table-cell office:value-type="float" office:value="10.5644" calcext:value-type="float">
            <text:p>10.5644</text:p>
          </table:table-cell>
          <table:table-cell office:value-type="float" office:value="0.0375446" calcext:value-type="float">
            <text:p>0.0375446</text:p>
          </table:table-cell>
          <table:table-cell office:value-type="float" office:value="4.19744" calcext:value-type="float">
            <text:p>4.19744</text:p>
          </table:table-cell>
          <table:table-cell table:formula="of:=SQRT((100*[.E1078]/[.H1078])-1)*0.5/SIN(PI()/10)" office:value-type="float" office:value="2.23561646279217" calcext:value-type="float">
            <text:p>2.235616462792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8062" calcext:value-type="float">
            <text:p>-1.58062</text:p>
          </table:table-cell>
          <table:table-cell office:value-type="float" office:value="0.0364844" calcext:value-type="float">
            <text:p>0.0364844</text:p>
          </table:table-cell>
          <table:table-cell office:value-type="float" office:value="2.64855" calcext:value-type="float">
            <text:p>2.64855</text:p>
          </table:table-cell>
          <table:table-cell office:value-type="float" office:value="0.0945609" calcext:value-type="float">
            <text:p>0.0945609</text:p>
          </table:table-cell>
          <table:table-cell office:value-type="float" office:value="8.68566" calcext:value-type="float">
            <text:p>8.68566</text:p>
          </table:table-cell>
          <table:table-cell office:value-type="float" office:value="0.0237581" calcext:value-type="float">
            <text:p>0.0237581</text:p>
          </table:table-cell>
          <table:table-cell office:value-type="float" office:value="4.62637" calcext:value-type="float">
            <text:p>4.62637</text:p>
          </table:table-cell>
          <table:table-cell table:formula="of:=SQRT((100*[.E1079]/[.H1079])-1)*0.5/SIN(PI()/10)" office:value-type="float" office:value="1.65321156786168" calcext:value-type="float">
            <text:p>1.653211567861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2141" calcext:value-type="float">
            <text:p>-1.62141</text:p>
          </table:table-cell>
          <table:table-cell office:value-type="float" office:value="0.00652344" calcext:value-type="float">
            <text:p>0.00652344</text:p>
          </table:table-cell>
          <table:table-cell office:value-type="float" office:value="2.76974" calcext:value-type="float">
            <text:p>2.76974</text:p>
          </table:table-cell>
          <table:table-cell office:value-type="float" office:value="0.0992508" calcext:value-type="float">
            <text:p>0.0992508</text:p>
          </table:table-cell>
          <table:table-cell office:value-type="float" office:value="9.26441" calcext:value-type="float">
            <text:p>9.26441</text:p>
          </table:table-cell>
          <table:table-cell office:value-type="float" office:value="0.0232578" calcext:value-type="float">
            <text:p>0.0232578</text:p>
          </table:table-cell>
          <table:table-cell office:value-type="float" office:value="4.40036" calcext:value-type="float">
            <text:p>4.40036</text:p>
          </table:table-cell>
          <table:table-cell table:formula="of:=SQRT((100*[.E1080]/[.H1080])-1)*0.5/SIN(PI()/10)" office:value-type="float" office:value="1.81300362437305" calcext:value-type="float">
            <text:p>1.813003624373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63992" calcext:value-type="float">
            <text:p>-1.63992</text:p>
          </table:table-cell>
          <table:table-cell office:value-type="float" office:value="-0.0395508" calcext:value-type="float">
            <text:p>-0.0395508</text:p>
          </table:table-cell>
          <table:table-cell office:value-type="float" office:value="2.84578" calcext:value-type="float">
            <text:p>2.84578</text:p>
          </table:table-cell>
          <table:table-cell office:value-type="float" office:value="0.113409" calcext:value-type="float">
            <text:p>0.113409</text:p>
          </table:table-cell>
          <table:table-cell office:value-type="float" office:value="9.9172" calcext:value-type="float">
            <text:p>9.9172</text:p>
          </table:table-cell>
          <table:table-cell office:value-type="float" office:value="0.0291711" calcext:value-type="float">
            <text:p>0.0291711</text:p>
          </table:table-cell>
          <table:table-cell office:value-type="float" office:value="4.20246" calcext:value-type="float">
            <text:p>4.20246</text:p>
          </table:table-cell>
          <table:table-cell table:formula="of:=SQRT((100*[.E1081]/[.H1081])-1)*0.5/SIN(PI()/10)" office:value-type="float" office:value="2.10881024503966" calcext:value-type="float">
            <text:p>2.108810245039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61805" calcext:value-type="float">
            <text:p>-1.61805</text:p>
          </table:table-cell>
          <table:table-cell office:value-type="float" office:value="-0.00182617" calcext:value-type="float">
            <text:p>-0.00182617</text:p>
          </table:table-cell>
          <table:table-cell office:value-type="float" office:value="2.76956" calcext:value-type="float">
            <text:p>2.76956</text:p>
          </table:table-cell>
          <table:table-cell office:value-type="float" office:value="0.106437" calcext:value-type="float">
            <text:p>0.106437</text:p>
          </table:table-cell>
          <table:table-cell office:value-type="float" office:value="9.48627" calcext:value-type="float">
            <text:p>9.48627</text:p>
          </table:table-cell>
          <table:table-cell office:value-type="float" office:value="0.0276999" calcext:value-type="float">
            <text:p>0.0276999</text:p>
          </table:table-cell>
          <table:table-cell office:value-type="float" office:value="4.08231" calcext:value-type="float">
            <text:p>4.08231</text:p>
          </table:table-cell>
          <table:table-cell table:formula="of:=SQRT((100*[.E1082]/[.H1082])-1)*0.5/SIN(PI()/10)" office:value-type="float" office:value="2.0513160404004" calcext:value-type="float">
            <text:p>2.0513160404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67455" calcext:value-type="float">
            <text:p>-1.67455</text:p>
          </table:table-cell>
          <table:table-cell office:value-type="float" office:value="0.00725098" calcext:value-type="float">
            <text:p>0.00725098</text:p>
          </table:table-cell>
          <table:table-cell office:value-type="float" office:value="2.96525" calcext:value-type="float">
            <text:p>2.96525</text:p>
          </table:table-cell>
          <table:table-cell office:value-type="float" office:value="0.123567" calcext:value-type="float">
            <text:p>0.123567</text:p>
          </table:table-cell>
          <table:table-cell office:value-type="float" office:value="10.7996" calcext:value-type="float">
            <text:p>10.7996</text:p>
          </table:table-cell>
          <table:table-cell office:value-type="float" office:value="0.0345396" calcext:value-type="float">
            <text:p>0.0345396</text:p>
          </table:table-cell>
          <table:table-cell office:value-type="float" office:value="4.2523" calcext:value-type="float">
            <text:p>4.2523</text:p>
          </table:table-cell>
          <table:table-cell table:formula="of:=SQRT((100*[.E1083]/[.H1083])-1)*0.5/SIN(PI()/10)" office:value-type="float" office:value="2.23375802608181" calcext:value-type="float">
            <text:p>2.233758026081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65641" calcext:value-type="float">
            <text:p>-1.65641</text:p>
          </table:table-cell>
          <table:table-cell office:value-type="float" office:value="-0.00758545" calcext:value-type="float">
            <text:p>-0.00758545</text:p>
          </table:table-cell>
          <table:table-cell office:value-type="float" office:value="2.90135" calcext:value-type="float">
            <text:p>2.90135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10.3549" calcext:value-type="float">
            <text:p>10.3549</text:p>
          </table:table-cell>
          <table:table-cell office:value-type="float" office:value="0.0317355" calcext:value-type="float">
            <text:p>0.0317355</text:p>
          </table:table-cell>
          <table:table-cell office:value-type="float" office:value="4.06024" calcext:value-type="float">
            <text:p>4.06024</text:p>
          </table:table-cell>
          <table:table-cell table:formula="of:=SQRT((100*[.E1084]/[.H1084])-1)*0.5/SIN(PI()/10)" office:value-type="float" office:value="2.20094228760384" calcext:value-type="float">
            <text:p>2.200942287603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63833" calcext:value-type="float">
            <text:p>-1.63833</text:p>
          </table:table-cell>
          <table:table-cell office:value-type="float" office:value="0.00125977" calcext:value-type="float">
            <text:p>0.00125977</text:p>
          </table:table-cell>
          <table:table-cell office:value-type="float" office:value="2.84068" calcext:value-type="float">
            <text:p>2.84068</text:p>
          </table:table-cell>
          <table:table-cell office:value-type="float" office:value="0.112651" calcext:value-type="float">
            <text:p>0.112651</text:p>
          </table:table-cell>
          <table:table-cell office:value-type="float" office:value="9.94562" calcext:value-type="float">
            <text:p>9.94562</text:p>
          </table:table-cell>
          <table:table-cell office:value-type="float" office:value="0.0297988" calcext:value-type="float">
            <text:p>0.0297988</text:p>
          </table:table-cell>
          <table:table-cell office:value-type="float" office:value="4.0991" calcext:value-type="float">
            <text:p>4.0991</text:p>
          </table:table-cell>
          <table:table-cell table:formula="of:=SQRT((100*[.E1085]/[.H1085])-1)*0.5/SIN(PI()/10)" office:value-type="float" office:value="2.13934972448041" calcext:value-type="float">
            <text:p>2.139349724480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65111" calcext:value-type="float">
            <text:p>-1.65111</text:p>
          </table:table-cell>
          <table:table-cell office:value-type="float" office:value="-0.00244568" calcext:value-type="float">
            <text:p>-0.00244568</text:p>
          </table:table-cell>
          <table:table-cell office:value-type="float" office:value="2.88207" calcext:value-type="float">
            <text:p>2.88207</text:p>
          </table:table-cell>
          <table:table-cell office:value-type="float" office:value="0.113388" calcext:value-type="float">
            <text:p>0.113388</text:p>
          </table:table-cell>
          <table:table-cell office:value-type="float" office:value="10.2049" calcext:value-type="float">
            <text:p>10.2049</text:p>
          </table:table-cell>
          <table:table-cell office:value-type="float" office:value="0.0306551" calcext:value-type="float">
            <text:p>0.0306551</text:p>
          </table:table-cell>
          <table:table-cell office:value-type="float" office:value="4.23211" calcext:value-type="float">
            <text:p>4.23211</text:p>
          </table:table-cell>
          <table:table-cell table:formula="of:=SQRT((100*[.E1086]/[.H1086])-1)*0.5/SIN(PI()/10)" office:value-type="float" office:value="2.09673165731692" calcext:value-type="float">
            <text:p>2.096731657316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64887" calcext:value-type="float">
            <text:p>-1.64887</text:p>
          </table:table-cell>
          <table:table-cell office:value-type="float" office:value="-0.000223083" calcext:value-type="float">
            <text:p>-0.000223083</text:p>
          </table:table-cell>
          <table:table-cell office:value-type="float" office:value="2.87673" calcext:value-type="float">
            <text:p>2.87673</text:p>
          </table:table-cell>
          <table:table-cell office:value-type="float" office:value="0.113626" calcext:value-type="float">
            <text:p>0.113626</text:p>
          </table:table-cell>
          <table:table-cell office:value-type="float" office:value="10.2025" calcext:value-type="float">
            <text:p>10.2025</text:p>
          </table:table-cell>
          <table:table-cell office:value-type="float" office:value="0.0305712" calcext:value-type="float">
            <text:p>0.0305712</text:p>
          </table:table-cell>
          <table:table-cell office:value-type="float" office:value="4.19575" calcext:value-type="float">
            <text:p>4.19575</text:p>
          </table:table-cell>
          <table:table-cell table:formula="of:=SQRT((100*[.E1087]/[.H1087])-1)*0.5/SIN(PI()/10)" office:value-type="float" office:value="2.1146913852744" calcext:value-type="float">
            <text:p>2.11469138527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65329" calcext:value-type="float">
            <text:p>-1.65329</text:p>
          </table:table-cell>
          <table:table-cell office:value-type="float" office:value="0.0040123" calcext:value-type="float">
            <text:p>0.0040123</text:p>
          </table:table-cell>
          <table:table-cell office:value-type="float" office:value="2.89046" calcext:value-type="float">
            <text:p>2.89046</text:p>
          </table:table-cell>
          <table:table-cell office:value-type="float" office:value="0.113411" calcext:value-type="float">
            <text:p>0.113411</text:p>
          </table:table-cell>
          <table:table-cell office:value-type="float" office:value="10.2798" calcext:value-type="float">
            <text:p>10.2798</text:p>
          </table:table-cell>
          <table:table-cell office:value-type="float" office:value="0.0306949" calcext:value-type="float">
            <text:p>0.0306949</text:p>
          </table:table-cell>
          <table:table-cell office:value-type="float" office:value="4.20181" calcext:value-type="float">
            <text:p>4.20181</text:p>
          </table:table-cell>
          <table:table-cell table:formula="of:=SQRT((100*[.E1088]/[.H1088])-1)*0.5/SIN(PI()/10)" office:value-type="float" office:value="2.10909890800795" calcext:value-type="float">
            <text:p>2.1090989080079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65167" calcext:value-type="float">
            <text:p>-1.65167</text:p>
          </table:table-cell>
          <table:table-cell office:value-type="float" office:value="0.000964584" calcext:value-type="float">
            <text:p>0.000964584</text:p>
          </table:table-cell>
          <table:table-cell office:value-type="float" office:value="2.88701" calcext:value-type="float">
            <text:p>2.88701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0.0306825" calcext:value-type="float">
            <text:p>0.0306825</text:p>
          </table:table-cell>
          <table:table-cell office:value-type="float" office:value="4.20062" calcext:value-type="float">
            <text:p>4.20062</text:p>
          </table:table-cell>
          <table:table-cell table:formula="of:=SQRT((100*[.E1089]/[.H1089])-1)*0.5/SIN(PI()/10)" office:value-type="float" office:value="2.10942570058392" calcext:value-type="float">
            <text:p>2.109425700583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65256" calcext:value-type="float">
            <text:p>-1.65256</text:p>
          </table:table-cell>
          <table:table-cell office:value-type="float" office:value="0.000746307" calcext:value-type="float">
            <text:p>0.000746307</text:p>
          </table:table-cell>
          <table:table-cell office:value-type="float" office:value="2.88939" calcext:value-type="float">
            <text:p>2.88939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10.2867" calcext:value-type="float">
            <text:p>10.2867</text:p>
          </table:table-cell>
          <table:table-cell office:value-type="float" office:value="0.0308896" calcext:value-type="float">
            <text:p>0.0308896</text:p>
          </table:table-cell>
          <table:table-cell office:value-type="float" office:value="4.21306" calcext:value-type="float">
            <text:p>4.21306</text:p>
          </table:table-cell>
          <table:table-cell table:formula="of:=SQRT((100*[.E1090]/[.H1090])-1)*0.5/SIN(PI()/10)" office:value-type="float" office:value="2.11284259513876" calcext:value-type="float">
            <text:p>2.1128425951387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3.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 office:value-type="float" office:value="-0.04" calcext:value-type="float">
            <text:p>-0.0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5.39967" calcext:value-type="float">
            <text:p>5.39967</text:p>
          </table:table-cell>
          <table:table-cell table:formula="of:=SQRT((100*[.E1114]/[.H1114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2" calcext:value-type="float">
            <text:p>-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789729" calcext:value-type="float">
            <text:p>0.789729</text:p>
          </table:table-cell>
          <table:table-cell office:value-type="float" office:value="0.00010376" calcext:value-type="float">
            <text:p>0.00010376</text:p>
          </table:table-cell>
          <table:table-cell office:value-type="float" office:value="5.56663" calcext:value-type="float">
            <text:p>5.56663</text:p>
          </table:table-cell>
          <table:table-cell table:formula="of:=SQRT((100*[.E1115]/[.H1115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2" calcext:value-type="float">
            <text:p>-1.52</text:p>
          </table:table-cell>
          <table:table-cell office:value-type="float" office:value="0.365" calcext:value-type="float">
            <text:p>0.365</text:p>
          </table:table-cell>
          <table:table-cell office:value-type="float" office:value="2.5504" calcext:value-type="float">
            <text:p>2.5504</text:p>
          </table:table-cell>
          <table:table-cell office:value-type="float" office:value="0.1925" calcext:value-type="float">
            <text:p>0.1925</text:p>
          </table:table-cell>
          <table:table-cell office:value-type="float" office:value="8.6108" calcext:value-type="float">
            <text:p>8.6108</text:p>
          </table:table-cell>
          <table:table-cell office:value-type="float" office:value="0.0756103" calcext:value-type="float">
            <text:p>0.0756103</text:p>
          </table:table-cell>
          <table:table-cell office:value-type="float" office:value="5.16413" calcext:value-type="float">
            <text:p>5.16413</text:p>
          </table:table-cell>
          <table:table-cell table:formula="of:=SQRT((100*[.E1116]/[.H1116])-1)*0.5/SIN(PI()/10)" office:value-type="float" office:value="2.67227343851877" calcext:value-type="float">
            <text:p>2.672273438518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3.46945E-018" calcext:value-type="float">
            <text:p>-3.46945E-18</text:p>
          </table:table-cell>
          <table:table-cell office:value-type="float" office:value="2.9232" calcext:value-type="float">
            <text:p>2.9232</text:p>
          </table:table-cell>
          <table:table-cell office:value-type="float" office:value="0.0323" calcext:value-type="float">
            <text:p>0.0323</text:p>
          </table:table-cell>
          <table:table-cell office:value-type="float" office:value="8.91946" calcext:value-type="float">
            <text:p>8.91946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7.33191" calcext:value-type="float">
            <text:p>7.33191</text:p>
          </table:table-cell>
          <table:table-cell table:formula="of:=SQRT((100*[.E1117]/[.H111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305" calcext:value-type="float">
            <text:p>-1.305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1.754" calcext:value-type="float">
            <text:p>1.754</text:p>
          </table:table-cell>
          <table:table-cell office:value-type="float" office:value="0.0341" calcext:value-type="float">
            <text:p>0.0341</text:p>
          </table:table-cell>
          <table:table-cell office:value-type="float" office:value="3.41002" calcext:value-type="float">
            <text:p>3.41002</text:p>
          </table:table-cell>
          <table:table-cell office:value-type="float" office:value="0.0034916" calcext:value-type="float">
            <text:p>0.0034916</text:p>
          </table:table-cell>
          <table:table-cell office:value-type="float" office:value="4.09864" calcext:value-type="float">
            <text:p>4.09864</text:p>
          </table:table-cell>
          <table:table-cell table:formula="of:=SQRT((100*[.E1118]/[.H111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2675" calcext:value-type="float">
            <text:p>-1.2675</text:p>
          </table:table-cell>
          <table:table-cell office:value-type="float" office:value="-0.013125" calcext:value-type="float">
            <text:p>-0.013125</text:p>
          </table:table-cell>
          <table:table-cell office:value-type="float" office:value="1.6794" calcext:value-type="float">
            <text:p>1.6794</text:p>
          </table:table-cell>
          <table:table-cell office:value-type="float" office:value="0.0360125" calcext:value-type="float">
            <text:p>0.0360125</text:p>
          </table:table-cell>
          <table:table-cell office:value-type="float" office:value="3.34287" calcext:value-type="float">
            <text:p>3.34287</text:p>
          </table:table-cell>
          <table:table-cell office:value-type="float" office:value="0.00382405" calcext:value-type="float">
            <text:p>0.00382405</text:p>
          </table:table-cell>
          <table:table-cell office:value-type="float" office:value="5.30465" calcext:value-type="float">
            <text:p>5.30465</text:p>
          </table:table-cell>
          <table:table-cell table:formula="of:=SQRT((100*[.E1119]/[.H1119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23" calcext:value-type="float">
            <text:p>-1.23</text:p>
          </table:table-cell>
          <table:table-cell office:value-type="float" office:value="-0.054375" calcext:value-type="float">
            <text:p>-0.054375</text:p>
          </table:table-cell>
          <table:table-cell office:value-type="float" office:value="1.6038" calcext:value-type="float">
            <text:p>1.6038</text:p>
          </table:table-cell>
          <table:table-cell office:value-type="float" office:value="0.0359" calcext:value-type="float">
            <text:p>0.0359</text:p>
          </table:table-cell>
          <table:table-cell office:value-type="float" office:value="3.18724" calcext:value-type="float">
            <text:p>3.18724</text:p>
          </table:table-cell>
          <table:table-cell office:value-type="float" office:value="0.00285335" calcext:value-type="float">
            <text:p>0.00285335</text:p>
          </table:table-cell>
          <table:table-cell office:value-type="float" office:value="2.86509" calcext:value-type="float">
            <text:p>2.86509</text:p>
          </table:table-cell>
          <table:table-cell table:formula="of:=SQRT((100*[.E1120]/[.H1120])-1)*0.5/SIN(PI()/10)" office:value-type="float" office:value="0.813880327610352" calcext:value-type="float">
            <text:p>0.8138803276103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31938" calcext:value-type="float">
            <text:p>-1.31938</text:p>
          </table:table-cell>
          <table:table-cell office:value-type="float" office:value="0.0464063" calcext:value-type="float">
            <text:p>0.0464063</text:p>
          </table:table-cell>
          <table:table-cell office:value-type="float" office:value="1.84165" calcext:value-type="float">
            <text:p>1.84165</text:p>
          </table:table-cell>
          <table:table-cell office:value-type="float" office:value="0.0609344" calcext:value-type="float">
            <text:p>0.0609344</text:p>
          </table:table-cell>
          <table:table-cell office:value-type="float" office:value="4.18573" calcext:value-type="float">
            <text:p>4.18573</text:p>
          </table:table-cell>
          <table:table-cell office:value-type="float" office:value="0.0103224" calcext:value-type="float">
            <text:p>0.0103224</text:p>
          </table:table-cell>
          <table:table-cell office:value-type="float" office:value="3.58497" calcext:value-type="float">
            <text:p>3.58497</text:p>
          </table:table-cell>
          <table:table-cell table:formula="of:=SQRT((100*[.E1121]/[.H1121])-1)*0.5/SIN(PI()/10)" office:value-type="float" office:value="1.35347217888462" calcext:value-type="float">
            <text:p>1.353472178884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38531" calcext:value-type="float">
            <text:p>-1.38531</text:p>
          </table:table-cell>
          <table:table-cell office:value-type="float" office:value="-0.0126562" calcext:value-type="float">
            <text:p>-0.0126562</text:p>
          </table:table-cell>
          <table:table-cell office:value-type="float" office:value="2.05477" calcext:value-type="float">
            <text:p>2.05477</text:p>
          </table:table-cell>
          <table:table-cell office:value-type="float" office:value="0.063675" calcext:value-type="float">
            <text:p>0.063675</text:p>
          </table:table-cell>
          <table:table-cell office:value-type="float" office:value="5.35505" calcext:value-type="float">
            <text:p>5.35505</text:p>
          </table:table-cell>
          <table:table-cell office:value-type="float" office:value="0.0104148" calcext:value-type="float">
            <text:p>0.0104148</text:p>
          </table:table-cell>
          <table:table-cell office:value-type="float" office:value="3.55985" calcext:value-type="float">
            <text:p>3.55985</text:p>
          </table:table-cell>
          <table:table-cell table:formula="of:=SQRT((100*[.E1122]/[.H1122])-1)*0.5/SIN(PI()/10)" office:value-type="float" office:value="1.43695535403824" calcext:value-type="float">
            <text:p>1.436955354038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1531" calcext:value-type="float">
            <text:p>-1.31531</text:p>
          </table:table-cell>
          <table:table-cell office:value-type="float" office:value="0.0142578" calcext:value-type="float">
            <text:p>0.0142578</text:p>
          </table:table-cell>
          <table:table-cell office:value-type="float" office:value="1.84623" calcext:value-type="float">
            <text:p>1.84623</text:p>
          </table:table-cell>
          <table:table-cell office:value-type="float" office:value="0.0612039" calcext:value-type="float">
            <text:p>0.0612039</text:p>
          </table:table-cell>
          <table:table-cell office:value-type="float" office:value="4.27708" calcext:value-type="float">
            <text:p>4.27708</text:p>
          </table:table-cell>
          <table:table-cell office:value-type="float" office:value="0.00963851" calcext:value-type="float">
            <text:p>0.00963851</text:p>
          </table:table-cell>
          <table:table-cell office:value-type="float" office:value="3.47504" calcext:value-type="float">
            <text:p>3.47504</text:p>
          </table:table-cell>
          <table:table-cell table:formula="of:=SQRT((100*[.E1123]/[.H1123])-1)*0.5/SIN(PI()/10)" office:value-type="float" office:value="1.41172240262797" calcext:value-type="float">
            <text:p>1.411722402627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32141" calcext:value-type="float">
            <text:p>-1.32141</text:p>
          </table:table-cell>
          <table:table-cell office:value-type="float" office:value="0.0113086" calcext:value-type="float">
            <text:p>0.0113086</text:p>
          </table:table-cell>
          <table:table-cell office:value-type="float" office:value="1.86445" calcext:value-type="float">
            <text:p>1.86445</text:p>
          </table:table-cell>
          <table:table-cell office:value-type="float" office:value="0.0583371" calcext:value-type="float">
            <text:p>0.0583371</text:p>
          </table:table-cell>
          <table:table-cell office:value-type="float" office:value="4.3976" calcext:value-type="float">
            <text:p>4.3976</text:p>
          </table:table-cell>
          <table:table-cell office:value-type="float" office:value="0.00907889" calcext:value-type="float">
            <text:p>0.00907889</text:p>
          </table:table-cell>
          <table:table-cell office:value-type="float" office:value="3.5411" calcext:value-type="float">
            <text:p>3.5411</text:p>
          </table:table-cell>
          <table:table-cell table:formula="of:=SQRT((100*[.E1124]/[.H1124])-1)*0.5/SIN(PI()/10)" office:value-type="float" office:value="1.30191801287773" calcext:value-type="float">
            <text:p>1.301918012877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33355" calcext:value-type="float">
            <text:p>-1.33355</text:p>
          </table:table-cell>
          <table:table-cell office:value-type="float" office:value="0.00779297" calcext:value-type="float">
            <text:p>0.00779297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0.0615055" calcext:value-type="float">
            <text:p>0.0615055</text:p>
          </table:table-cell>
          <table:table-cell office:value-type="float" office:value="4.64701" calcext:value-type="float">
            <text:p>4.64701</text:p>
          </table:table-cell>
          <table:table-cell office:value-type="float" office:value="0.0105146" calcext:value-type="float">
            <text:p>0.0105146</text:p>
          </table:table-cell>
          <table:table-cell office:value-type="float" office:value="3.74073" calcext:value-type="float">
            <text:p>3.74073</text:p>
          </table:table-cell>
          <table:table-cell table:formula="of:=SQRT((100*[.E1125]/[.H1125])-1)*0.5/SIN(PI()/10)" office:value-type="float" office:value="1.29867883020816" calcext:value-type="float">
            <text:p>1.298678830208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32539" calcext:value-type="float">
            <text:p>-1.32539</text:p>
          </table:table-cell>
          <table:table-cell office:value-type="float" office:value="0.00595703" calcext:value-type="float">
            <text:p>0.00595703</text:p>
          </table:table-cell>
          <table:table-cell office:value-type="float" office:value="1.88104" calcext:value-type="float">
            <text:p>1.88104</text:p>
          </table:table-cell>
          <table:table-cell office:value-type="float" office:value="0.0617305" calcext:value-type="float">
            <text:p>0.0617305</text:p>
          </table:table-cell>
          <table:table-cell office:value-type="float" office:value="4.5024" calcext:value-type="float">
            <text:p>4.5024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3.55411" calcext:value-type="float">
            <text:p>3.55411</text:p>
          </table:table-cell>
          <table:table-cell table:formula="of:=SQRT((100*[.E1126]/[.H1126])-1)*0.5/SIN(PI()/10)" office:value-type="float" office:value="1.38894478698335" calcext:value-type="float">
            <text:p>1.388944786983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0.00142578" calcext:value-type="float">
            <text:p>-0.00142578</text:p>
          </table:table-cell>
          <table:table-cell office:value-type="float" office:value="1.87867" calcext:value-type="float">
            <text:p>1.87867</text:p>
          </table:table-cell>
          <table:table-cell office:value-type="float" office:value="0.0609305" calcext:value-type="float">
            <text:p>0.0609305</text:p>
          </table:table-cell>
          <table:table-cell office:value-type="float" office:value="4.48137" calcext:value-type="float">
            <text:p>4.48137</text:p>
          </table:table-cell>
          <table:table-cell office:value-type="float" office:value="0.0100422" calcext:value-type="float">
            <text:p>0.0100422</text:p>
          </table:table-cell>
          <table:table-cell office:value-type="float" office:value="3.46731" calcext:value-type="float">
            <text:p>3.46731</text:p>
          </table:table-cell>
          <table:table-cell table:formula="of:=SQRT((100*[.E1127]/[.H1127])-1)*0.5/SIN(PI()/10)" office:value-type="float" office:value="1.40804704103816" calcext:value-type="float">
            <text:p>1.408047041038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32135" calcext:value-type="float">
            <text:p>-1.32135</text:p>
          </table:table-cell>
          <table:table-cell office:value-type="float" office:value="0.000653076" calcext:value-type="float">
            <text:p>0.000653076</text:p>
          </table:table-cell>
          <table:table-cell office:value-type="float" office:value="1.86756" calcext:value-type="float">
            <text:p>1.86756</text:p>
          </table:table-cell>
          <table:table-cell office:value-type="float" office:value="0.0602976" calcext:value-type="float">
            <text:p>0.0602976</text:p>
          </table:table-cell>
          <table:table-cell office:value-type="float" office:value="4.41806" calcext:value-type="float">
            <text:p>4.41806</text:p>
          </table:table-cell>
          <table:table-cell office:value-type="float" office:value="0.00982227" calcext:value-type="float">
            <text:p>0.00982227</text:p>
          </table:table-cell>
          <table:table-cell office:value-type="float" office:value="3.52104" calcext:value-type="float">
            <text:p>3.52104</text:p>
          </table:table-cell>
          <table:table-cell table:formula="of:=SQRT((100*[.E1128]/[.H1128])-1)*0.5/SIN(PI()/10)" office:value-type="float" office:value="1.36577216351954" calcext:value-type="float">
            <text:p>1.365772163519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32745" calcext:value-type="float">
            <text:p>-1.32745</text:p>
          </table:table-cell>
          <table:table-cell office:value-type="float" office:value="-0.00187073" calcext:value-type="float">
            <text:p>-0.00187073</text:p>
          </table:table-cell>
          <table:table-cell office:value-type="float" office:value="1.88528" calcext:value-type="float">
            <text:p>1.88528</text:p>
          </table:table-cell>
          <table:table-cell office:value-type="float" office:value="0.0616823" calcext:value-type="float">
            <text:p>0.0616823</text:p>
          </table:table-cell>
          <table:table-cell office:value-type="float" office:value="4.49974" calcext:value-type="float">
            <text:p>4.49974</text:p>
          </table:table-cell>
          <table:table-cell office:value-type="float" office:value="0.0101848" calcext:value-type="float">
            <text:p>0.0101848</text:p>
          </table:table-cell>
          <table:table-cell office:value-type="float" office:value="3.54042" calcext:value-type="float">
            <text:p>3.54042</text:p>
          </table:table-cell>
          <table:table-cell table:formula="of:=SQRT((100*[.E1129]/[.H1129])-1)*0.5/SIN(PI()/10)" office:value-type="float" office:value="1.3939821993956" calcext:value-type="float">
            <text:p>1.39398219939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0.00253815" calcext:value-type="float">
            <text:p>0.00253815</text:p>
          </table:table-cell>
          <table:table-cell office:value-type="float" office:value="1.86824" calcext:value-type="float">
            <text:p>1.86824</text:p>
          </table:table-cell>
          <table:table-cell office:value-type="float" office:value="0.0609545" calcext:value-type="float">
            <text:p>0.0609545</text:p>
          </table:table-cell>
          <table:table-cell office:value-type="float" office:value="4.43869" calcext:value-type="float">
            <text:p>4.43869</text:p>
          </table:table-cell>
          <table:table-cell office:value-type="float" office:value="0.0100354" calcext:value-type="float">
            <text:p>0.0100354</text:p>
          </table:table-cell>
          <table:table-cell office:value-type="float" office:value="3.55388" calcext:value-type="float">
            <text:p>3.55388</text:p>
          </table:table-cell>
          <table:table-cell table:formula="of:=SQRT((100*[.E1130]/[.H1130])-1)*0.5/SIN(PI()/10)" office:value-type="float" office:value="1.36831881373222" calcext:value-type="float">
            <text:p>1.368318813732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32307" calcext:value-type="float">
            <text:p>-1.32307</text:p>
          </table:table-cell>
          <table:table-cell office:value-type="float" office:value="-0.00134521" calcext:value-type="float">
            <text:p>-0.00134521</text:p>
          </table:table-cell>
          <table:table-cell office:value-type="float" office:value="1.87234" calcext:value-type="float">
            <text:p>1.87234</text:p>
          </table:table-cell>
          <table:table-cell office:value-type="float" office:value="0.0610945" calcext:value-type="float">
            <text:p>0.0610945</text:p>
          </table:table-cell>
          <table:table-cell office:value-type="float" office:value="4.44088" calcext:value-type="float">
            <text:p>4.44088</text:p>
          </table:table-cell>
          <table:table-cell office:value-type="float" office:value="0.0100887" calcext:value-type="float">
            <text:p>0.0100887</text:p>
          </table:table-cell>
          <table:table-cell office:value-type="float" office:value="3.544" calcext:value-type="float">
            <text:p>3.544</text:p>
          </table:table-cell>
          <table:table-cell table:formula="of:=SQRT((100*[.E1131]/[.H1131])-1)*0.5/SIN(PI()/10)" office:value-type="float" office:value="1.3766468996638" calcext:value-type="float">
            <text:p>1.37664689966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32267" calcext:value-type="float">
            <text:p>-1.32267</text:p>
          </table:table-cell>
          <table:table-cell office:value-type="float" office:value="-0.000999527" calcext:value-type="float">
            <text:p>-0.000999527</text:p>
          </table:table-cell>
          <table:table-cell office:value-type="float" office:value="1.8721" calcext:value-type="float">
            <text:p>1.8721</text:p>
          </table:table-cell>
          <table:table-cell office:value-type="float" office:value="0.0612094" calcext:value-type="float">
            <text:p>0.0612094</text:p>
          </table:table-cell>
          <table:table-cell office:value-type="float" office:value="4.44629" calcext:value-type="float">
            <text:p>4.44629</text:p>
          </table:table-cell>
          <table:table-cell office:value-type="float" office:value="0.0101125" calcext:value-type="float">
            <text:p>0.0101125</text:p>
          </table:table-cell>
          <table:table-cell office:value-type="float" office:value="3.53832" calcext:value-type="float">
            <text:p>3.53832</text:p>
          </table:table-cell>
          <table:table-cell table:formula="of:=SQRT((100*[.E1132]/[.H1132])-1)*0.5/SIN(PI()/10)" office:value-type="float" office:value="1.38235421656223" calcext:value-type="float">
            <text:p>1.382354216562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2156" calcext:value-type="float">
            <text:p>-1.32156</text:p>
          </table:table-cell>
          <table:table-cell office:value-type="float" office:value="0.000410995" calcext:value-type="float">
            <text:p>0.000410995</text:p>
          </table:table-cell>
          <table:table-cell office:value-type="float" office:value="1.86943" calcext:value-type="float">
            <text:p>1.86943</text:p>
          </table:table-cell>
          <table:table-cell office:value-type="float" office:value="0.0610553" calcext:value-type="float">
            <text:p>0.0610553</text:p>
          </table:table-cell>
          <table:table-cell office:value-type="float" office:value="4.43428" calcext:value-type="float">
            <text:p>4.43428</text:p>
          </table:table-cell>
          <table:table-cell office:value-type="float" office:value="0.0100508" calcext:value-type="float">
            <text:p>0.0100508</text:p>
          </table:table-cell>
          <table:table-cell office:value-type="float" office:value="3.54" calcext:value-type="float">
            <text:p>3.54</text:p>
          </table:table-cell>
          <table:table-cell table:formula="of:=SQRT((100*[.E1133]/[.H1133])-1)*0.5/SIN(PI()/10)" office:value-type="float" office:value="1.37744592305776" calcext:value-type="float">
            <text:p>1.3774459230577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 =4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98345" calcext:value-type="float">
            <text:p>0.098345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48361" calcext:value-type="float">
            <text:p>1.48361</text:p>
          </table:table-cell>
          <table:table-cell table:formula="of:=SQRT((100*[.E1157]/[.H115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6" calcext:value-type="float">
            <text:p>-0.96</text:p>
          </table:table-cell>
          <table:table-cell office:value-type="float" office:value="0.06" calcext:value-type="float">
            <text:p>0.0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72" calcext:value-type="float">
            <text:p>0.0072</text:p>
          </table:table-cell>
          <table:table-cell office:value-type="float" office:value="1.17117" calcext:value-type="float">
            <text:p>1.17117</text:p>
          </table:table-cell>
          <table:table-cell office:value-type="float" office:value="0.00010368" calcext:value-type="float">
            <text:p>0.00010368</text:p>
          </table:table-cell>
          <table:table-cell office:value-type="float" office:value="3.38164" calcext:value-type="float">
            <text:p>3.38164</text:p>
          </table:table-cell>
          <table:table-cell table:formula="of:=SQRT((100*[.E1158]/[.H1158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  <table:table-cell office:value-type="float" office:value="1.5072" calcext:value-type="float">
            <text:p>1.5072</text:p>
          </table:table-cell>
          <table:table-cell office:value-type="float" office:value="0.0454" calcext:value-type="float">
            <text:p>0.0454</text:p>
          </table:table-cell>
          <table:table-cell office:value-type="float" office:value="2.62638" calcext:value-type="float">
            <text:p>2.62638</text:p>
          </table:table-cell>
          <table:table-cell office:value-type="float" office:value="0.00319816" calcext:value-type="float">
            <text:p>0.00319816</text:p>
          </table:table-cell>
          <table:table-cell office:value-type="float" office:value="3.39546" calcext:value-type="float">
            <text:p>3.39546</text:p>
          </table:table-cell>
          <table:table-cell table:formula="of:=SQRT((100*[.E1159]/[.H1159])-1)*0.5/SIN(PI()/10)" office:value-type="float" office:value="0.939407057387515" calcext:value-type="float">
            <text:p>0.9394070573875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4" calcext:value-type="float">
            <text:p>-1.44</text:p>
          </table:table-cell>
          <table:table-cell office:value-type="float" office:value="0.1775" calcext:value-type="float">
            <text:p>0.1775</text:p>
          </table:table-cell>
          <table:table-cell office:value-type="float" office:value="2.176" calcext:value-type="float">
            <text:p>2.176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5.60761" calcext:value-type="float">
            <text:p>5.60761</text:p>
          </table:table-cell>
          <table:table-cell office:value-type="float" office:value="0.0159245" calcext:value-type="float">
            <text:p>0.0159245</text:p>
          </table:table-cell>
          <table:table-cell office:value-type="float" office:value="4.19302" calcext:value-type="float">
            <text:p>4.19302</text:p>
          </table:table-cell>
          <table:table-cell table:formula="of:=SQRT((100*[.E1160]/[.H1160])-1)*0.5/SIN(PI()/10)" office:value-type="float" office:value="1.21440146159673" calcext:value-type="float">
            <text:p>1.214401461596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1.3924" calcext:value-type="float">
            <text:p>1.392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2.37251" calcext:value-type="float">
            <text:p>2.37251</text:p>
          </table:table-cell>
          <table:table-cell office:value-type="float" office:value="0.00226138" calcext:value-type="float">
            <text:p>0.00226138</text:p>
          </table:table-cell>
          <table:table-cell office:value-type="float" office:value="4.63854" calcext:value-type="float">
            <text:p>4.63854</text:p>
          </table:table-cell>
          <table:table-cell table:formula="of:=SQRT((100*[.E1161]/[.H1161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115" calcext:value-type="float">
            <text:p>-1.11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1.336" calcext:value-type="float">
            <text:p>1.336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2.3157" calcext:value-type="float">
            <text:p>2.3157</text:p>
          </table:table-cell>
          <table:table-cell office:value-type="float" office:value="0.00496369" calcext:value-type="float">
            <text:p>0.00496369</text:p>
          </table:table-cell>
          <table:table-cell office:value-type="float" office:value="2.34736" calcext:value-type="float">
            <text:p>2.34736</text:p>
          </table:table-cell>
          <table:table-cell table:formula="of:=SQRT((100*[.E1162]/[.H1162])-1)*0.5/SIN(PI()/10)" office:value-type="float" office:value="1.33590870949563" calcext:value-type="float">
            <text:p>1.335908709495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08" calcext:value-type="float">
            <text:p>-1.08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0322125" calcext:value-type="float">
            <text:p>0.0322125</text:p>
          </table:table-cell>
          <table:table-cell office:value-type="float" office:value="1.97119" calcext:value-type="float">
            <text:p>1.97119</text:p>
          </table:table-cell>
          <table:table-cell office:value-type="float" office:value="0.00302224" calcext:value-type="float">
            <text:p>0.00302224</text:p>
          </table:table-cell>
          <table:table-cell office:value-type="float" office:value="2.59115" calcext:value-type="float">
            <text:p>2.59115</text:p>
          </table:table-cell>
          <table:table-cell table:formula="of:=SQRT((100*[.E1163]/[.H1163])-1)*0.5/SIN(PI()/10)" office:value-type="float" office:value="0.797895659759397" calcext:value-type="float">
            <text:p>0.7978956597593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10625" calcext:value-type="float">
            <text:p>-1.10625</text:p>
          </table:table-cell>
          <table:table-cell office:value-type="float" office:value="-0.00828125" calcext:value-type="float">
            <text:p>-0.00828125</text:p>
          </table:table-cell>
          <table:table-cell office:value-type="float" office:value="1.3073" calcext:value-type="float">
            <text:p>1.3073</text:p>
          </table:table-cell>
          <table:table-cell office:value-type="float" office:value="0.0354344" calcext:value-type="float">
            <text:p>0.0354344</text:p>
          </table:table-cell>
          <table:table-cell office:value-type="float" office:value="2.13803" calcext:value-type="float">
            <text:p>2.13803</text:p>
          </table:table-cell>
          <table:table-cell office:value-type="float" office:value="0.0034597" calcext:value-type="float">
            <text:p>0.0034597</text:p>
          </table:table-cell>
          <table:table-cell office:value-type="float" office:value="2.83878" calcext:value-type="float">
            <text:p>2.83878</text:p>
          </table:table-cell>
          <table:table-cell table:formula="of:=SQRT((100*[.E1164]/[.H1164])-1)*0.5/SIN(PI()/10)" office:value-type="float" office:value="0.806142061415589" calcext:value-type="float">
            <text:p>0.8061420614155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16531" calcext:value-type="float">
            <text:p>-1.16531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1.46463" calcext:value-type="float">
            <text:p>1.46463</text:p>
          </table:table-cell>
          <table:table-cell office:value-type="float" office:value="0.0435094" calcext:value-type="float">
            <text:p>0.0435094</text:p>
          </table:table-cell>
          <table:table-cell office:value-type="float" office:value="2.76243" calcext:value-type="float">
            <text:p>2.76243</text:p>
          </table:table-cell>
          <table:table-cell office:value-type="float" office:value="0.0054586" calcext:value-type="float">
            <text:p>0.0054586</text:p>
          </table:table-cell>
          <table:table-cell office:value-type="float" office:value="3.04514" calcext:value-type="float">
            <text:p>3.04514</text:p>
          </table:table-cell>
          <table:table-cell table:formula="of:=SQRT((100*[.E1165]/[.H1165])-1)*0.5/SIN(PI()/10)" office:value-type="float" office:value="1.05955215798995" calcext:value-type="float">
            <text:p>1.059552157989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08234" calcext:value-type="float">
            <text:p>-1.08234</text:p>
          </table:table-cell>
          <table:table-cell office:value-type="float" office:value="0.00578125" calcext:value-type="float">
            <text:p>0.00578125</text:p>
          </table:table-cell>
          <table:table-cell office:value-type="float" office:value="1.27754" calcext:value-type="float">
            <text:p>1.27754</text:p>
          </table:table-cell>
          <table:table-cell office:value-type="float" office:value="0.0389375" calcext:value-type="float">
            <text:p>0.0389375</text:p>
          </table:table-cell>
          <table:table-cell office:value-type="float" office:value="2.13512" calcext:value-type="float">
            <text:p>2.13512</text:p>
          </table:table-cell>
          <table:table-cell office:value-type="float" office:value="0.0041803" calcext:value-type="float">
            <text:p>0.0041803</text:p>
          </table:table-cell>
          <table:table-cell office:value-type="float" office:value="2.8281" calcext:value-type="float">
            <text:p>2.8281</text:p>
          </table:table-cell>
          <table:table-cell table:formula="of:=SQRT((100*[.E1166]/[.H1166])-1)*0.5/SIN(PI()/10)" office:value-type="float" office:value="0.99322479770901" calcext:value-type="float">
            <text:p>0.993224797709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09055" calcext:value-type="float">
            <text:p>-1.09055</text:p>
          </table:table-cell>
          <table:table-cell office:value-type="float" office:value="0.0021875" calcext:value-type="float">
            <text:p>0.0021875</text:p>
          </table:table-cell>
          <table:table-cell office:value-type="float" office:value="1.30027" calcext:value-type="float">
            <text:p>1.30027</text:p>
          </table:table-cell>
          <table:table-cell office:value-type="float" office:value="0.038775" calcext:value-type="float">
            <text:p>0.038775</text:p>
          </table:table-cell>
          <table:table-cell office:value-type="float" office:value="2.28573" calcext:value-type="float">
            <text:p>2.28573</text:p>
          </table:table-cell>
          <table:table-cell office:value-type="float" office:value="0.00454868" calcext:value-type="float">
            <text:p>0.00454868</text:p>
          </table:table-cell>
          <table:table-cell office:value-type="float" office:value="2.94053" calcext:value-type="float">
            <text:p>2.94053</text:p>
          </table:table-cell>
          <table:table-cell table:formula="of:=SQRT((100*[.E1167]/[.H1167])-1)*0.5/SIN(PI()/10)" office:value-type="float" office:value="0.913350931203581" calcext:value-type="float">
            <text:p>0.91335093120358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1132" calcext:value-type="float">
            <text:p>-1.1132</text:p>
          </table:table-cell>
          <table:table-cell office:value-type="float" office:value="0.0100586" calcext:value-type="float">
            <text:p>0.0100586</text:p>
          </table:table-cell>
          <table:table-cell office:value-type="float" office:value="1.35385" calcext:value-type="float">
            <text:p>1.35385</text:p>
          </table:table-cell>
          <table:table-cell office:value-type="float" office:value="0.045025" calcext:value-type="float">
            <text:p>0.045025</text:p>
          </table:table-cell>
          <table:table-cell office:value-type="float" office:value="2.45934" calcext:value-type="float">
            <text:p>2.45934</text:p>
          </table:table-cell>
          <table:table-cell office:value-type="float" office:value="0.00575823" calcext:value-type="float">
            <text:p>0.00575823</text:p>
          </table:table-cell>
          <table:table-cell office:value-type="float" office:value="2.89031" calcext:value-type="float">
            <text:p>2.89031</text:p>
          </table:table-cell>
          <table:table-cell table:formula="of:=SQRT((100*[.E1168]/[.H1168])-1)*0.5/SIN(PI()/10)" office:value-type="float" office:value="1.20843567817085" calcext:value-type="float">
            <text:p>1.208435678170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1242" calcext:value-type="float">
            <text:p>-1.1242</text:p>
          </table:table-cell>
          <table:table-cell office:value-type="float" office:value="-0.00403809" calcext:value-type="float">
            <text:p>-0.00403809</text:p>
          </table:table-cell>
          <table:table-cell office:value-type="float" office:value="1.37603" calcext:value-type="float">
            <text:p>1.37603</text:p>
          </table:table-cell>
          <table:table-cell office:value-type="float" office:value="0.043629" calcext:value-type="float">
            <text:p>0.043629</text:p>
          </table:table-cell>
          <table:table-cell office:value-type="float" office:value="2.50036" calcext:value-type="float">
            <text:p>2.50036</text:p>
          </table:table-cell>
          <table:table-cell office:value-type="float" office:value="0.00525047" calcext:value-type="float">
            <text:p>0.00525047</text:p>
          </table:table-cell>
          <table:table-cell office:value-type="float" office:value="2.99636" calcext:value-type="float">
            <text:p>2.99636</text:p>
          </table:table-cell>
          <table:table-cell table:formula="of:=SQRT((100*[.E1169]/[.H1169])-1)*0.5/SIN(PI()/10)" office:value-type="float" office:value="1.09270220403284" calcext:value-type="float">
            <text:p>1.09270220403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11121" calcext:value-type="float">
            <text:p>-1.11121</text:p>
          </table:table-cell>
          <table:table-cell office:value-type="float" office:value="0.00155273" calcext:value-type="float">
            <text:p>0.00155273</text:p>
          </table:table-cell>
          <table:table-cell office:value-type="float" office:value="1.34312" calcext:value-type="float">
            <text:p>1.34312</text:p>
          </table:table-cell>
          <table:table-cell office:value-type="float" office:value="0.043343" calcext:value-type="float">
            <text:p>0.043343</text:p>
          </table:table-cell>
          <table:table-cell office:value-type="float" office:value="2.38474" calcext:value-type="float">
            <text:p>2.38474</text:p>
          </table:table-cell>
          <table:table-cell office:value-type="float" office:value="0.00520617" calcext:value-type="float">
            <text:p>0.00520617</text:p>
          </table:table-cell>
          <table:table-cell office:value-type="float" office:value="2.91147" calcext:value-type="float">
            <text:p>2.91147</text:p>
          </table:table-cell>
          <table:table-cell table:formula="of:=SQRT((100*[.E1170]/[.H1170])-1)*0.5/SIN(PI()/10)" office:value-type="float" office:value="1.13111819207319" calcext:value-type="float">
            <text:p>1.131118192073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11654" calcext:value-type="float">
            <text:p>-1.11654</text:p>
          </table:table-cell>
          <table:table-cell office:value-type="float" office:value="-0.000109863" calcext:value-type="float">
            <text:p>-0.000109863</text:p>
          </table:table-cell>
          <table:table-cell office:value-type="float" office:value="1.35908" calcext:value-type="float">
            <text:p>1.35908</text:p>
          </table:table-cell>
          <table:table-cell office:value-type="float" office:value="0.0427989" calcext:value-type="float">
            <text:p>0.0427989</text:p>
          </table:table-cell>
          <table:table-cell office:value-type="float" office:value="2.45523" calcext:value-type="float">
            <text:p>2.45523</text:p>
          </table:table-cell>
          <table:table-cell office:value-type="float" office:value="0.00512425" calcext:value-type="float">
            <text:p>0.00512425</text:p>
          </table:table-cell>
          <table:table-cell office:value-type="float" office:value="2.98096" calcext:value-type="float">
            <text:p>2.98096</text:p>
          </table:table-cell>
          <table:table-cell table:formula="of:=SQRT((100*[.E1171]/[.H1171])-1)*0.5/SIN(PI()/10)" office:value-type="float" office:value="1.0680766965728" calcext:value-type="float">
            <text:p>1.06807669657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11429" calcext:value-type="float">
            <text:p>-1.11429</text:p>
          </table:table-cell>
          <table:table-cell office:value-type="float" office:value="0.00103333" calcext:value-type="float">
            <text:p>0.00103333</text:p>
          </table:table-cell>
          <table:table-cell office:value-type="float" office:value="1.35213" calcext:value-type="float">
            <text:p>1.35213</text:p>
          </table:table-cell>
          <table:table-cell office:value-type="float" office:value="0.0425204" calcext:value-type="float">
            <text:p>0.0425204</text:p>
          </table:table-cell>
          <table:table-cell office:value-type="float" office:value="2.42974" calcext:value-type="float">
            <text:p>2.42974</text:p>
          </table:table-cell>
          <table:table-cell office:value-type="float" office:value="0.00508846" calcext:value-type="float">
            <text:p>0.00508846</text:p>
          </table:table-cell>
          <table:table-cell office:value-type="float" office:value="2.97986" calcext:value-type="float">
            <text:p>2.97986</text:p>
          </table:table-cell>
          <table:table-cell table:formula="of:=SQRT((100*[.E1172]/[.H1172])-1)*0.5/SIN(PI()/10)" office:value-type="float" office:value="1.05721664437893" calcext:value-type="float">
            <text:p>1.057216644378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1136" calcext:value-type="float">
            <text:p>-1.1136</text:p>
          </table:table-cell>
          <table:table-cell office:value-type="float" office:value="-0.00176483" calcext:value-type="float">
            <text:p>-0.00176483</text:p>
          </table:table-cell>
          <table:table-cell office:value-type="float" office:value="1.34969" calcext:value-type="float">
            <text:p>1.34969</text:p>
          </table:table-cell>
          <table:table-cell office:value-type="float" office:value="0.0426877" calcext:value-type="float">
            <text:p>0.0426877</text:p>
          </table:table-cell>
          <table:table-cell office:value-type="float" office:value="2.41899" calcext:value-type="float">
            <text:p>2.41899</text:p>
          </table:table-cell>
          <table:table-cell office:value-type="float" office:value="0.00513516" calcext:value-type="float">
            <text:p>0.00513516</text:p>
          </table:table-cell>
          <table:table-cell office:value-type="float" office:value="2.97446" calcext:value-type="float">
            <text:p>2.97446</text:p>
          </table:table-cell>
          <table:table-cell table:formula="of:=SQRT((100*[.E1173]/[.H1173])-1)*0.5/SIN(PI()/10)" office:value-type="float" office:value="1.0673398563661" calcext:value-type="float">
            <text:p>1.06733985636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114" calcext:value-type="float">
            <text:p>-1.114</text:p>
          </table:table-cell>
          <table:table-cell office:value-type="float" office:value="-0.000236664" calcext:value-type="float">
            <text:p>-0.000236664</text:p>
          </table:table-cell>
          <table:table-cell office:value-type="float" office:value="1.35126" calcext:value-type="float">
            <text:p>1.35126</text:p>
          </table:table-cell>
          <table:table-cell office:value-type="float" office:value="0.0427266" calcext:value-type="float">
            <text:p>0.0427266</text:p>
          </table:table-cell>
          <table:table-cell office:value-type="float" office:value="2.425" calcext:value-type="float">
            <text:p>2.425</text:p>
          </table:table-cell>
          <table:table-cell office:value-type="float" office:value="0.00511804" calcext:value-type="float">
            <text:p>0.00511804</text:p>
          </table:table-cell>
          <table:table-cell office:value-type="float" office:value="2.99571" calcext:value-type="float">
            <text:p>2.99571</text:p>
          </table:table-cell>
          <table:table-cell table:formula="of:=SQRT((100*[.E1174]/[.H1174])-1)*0.5/SIN(PI()/10)" office:value-type="float" office:value="1.05639102275688" calcext:value-type="float">
            <text:p>1.056391022756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11745" calcext:value-type="float">
            <text:p>-1.11745</text:p>
          </table:table-cell>
          <table:table-cell office:value-type="float" office:value="-0.000830688" calcext:value-type="float">
            <text:p>-0.000830688</text:p>
          </table:table-cell>
          <table:table-cell office:value-type="float" office:value="1.35796" calcext:value-type="float">
            <text:p>1.35796</text:p>
          </table:table-cell>
          <table:table-cell office:value-type="float" office:value="0.0428416" calcext:value-type="float">
            <text:p>0.0428416</text:p>
          </table:table-cell>
          <table:table-cell office:value-type="float" office:value="2.4408" calcext:value-type="float">
            <text:p>2.4408</text:p>
          </table:table-cell>
          <table:table-cell office:value-type="float" office:value="0.0051492" calcext:value-type="float">
            <text:p>0.0051492</text:p>
          </table:table-cell>
          <table:table-cell office:value-type="float" office:value="2.9907" calcext:value-type="float">
            <text:p>2.9907</text:p>
          </table:table-cell>
          <table:table-cell table:formula="of:=SQRT((100*[.E1175]/[.H1175])-1)*0.5/SIN(PI()/10)" office:value-type="float" office:value="1.0640884182865" calcext:value-type="float">
            <text:p>1.06408841828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11617" calcext:value-type="float">
            <text:p>-1.11617</text:p>
          </table:table-cell>
          <table:table-cell office:value-type="float" office:value="-0.000221901" calcext:value-type="float">
            <text:p>-0.000221901</text:p>
          </table:table-cell>
          <table:table-cell office:value-type="float" office:value="1.35588" calcext:value-type="float">
            <text:p>1.35588</text:p>
          </table:table-cell>
          <table:table-cell office:value-type="float" office:value="0.0429279" calcext:value-type="float">
            <text:p>0.0429279</text:p>
          </table:table-cell>
          <table:table-cell office:value-type="float" office:value="2.43962" calcext:value-type="float">
            <text:p>2.43962</text:p>
          </table:table-cell>
          <table:table-cell office:value-type="float" office:value="0.00519402" calcext:value-type="float">
            <text:p>0.00519402</text:p>
          </table:table-cell>
          <table:table-cell office:value-type="float" office:value="2.98461" calcext:value-type="float">
            <text:p>2.98461</text:p>
          </table:table-cell>
          <table:table-cell table:formula="of:=SQRT((100*[.E1176]/[.H1176])-1)*0.5/SIN(PI()/10)" office:value-type="float" office:value="1.07121734958122" calcext:value-type="float">
            <text:p>1.0712173495812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4.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18" calcext:value-type="float">
            <text:p>0.18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98345" calcext:value-type="float">
            <text:p>0.098345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1.52138" calcext:value-type="float">
            <text:p>1.52138</text:p>
          </table:table-cell>
          <table:table-cell table:formula="of:=SQRT((100*[.E1200]/[.H1200])-1)*0.5/SIN(PI()/10)" office:value-type="float" office:value="1.71972387098072" calcext:value-type="float">
            <text:p>1.719723870980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2" calcext:value-type="float">
            <text:p>-1.12</text:p>
          </table:table-cell>
          <table:table-cell office:value-type="float" office:value="0.11" calcext:value-type="float">
            <text:p>0.11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65" calcext:value-type="float">
            <text:p>0.065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678536" calcext:value-type="float">
            <text:p>0.00678536</text:p>
          </table:table-cell>
          <table:table-cell office:value-type="float" office:value="3.19151" calcext:value-type="float">
            <text:p>3.19151</text:p>
          </table:table-cell>
          <table:table-cell table:formula="of:=SQRT((100*[.E1201]/[.H1201])-1)*0.5/SIN(PI()/10)" office:value-type="float" office:value="1.64742043446388" calcext:value-type="float">
            <text:p>1.647420434463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1.1744" calcext:value-type="float">
            <text:p>1.1744</text:p>
          </table:table-cell>
          <table:table-cell office:value-type="float" office:value="0.0166" calcext:value-type="float">
            <text:p>0.0166</text:p>
          </table:table-cell>
          <table:table-cell office:value-type="float" office:value="1.88844" calcext:value-type="float">
            <text:p>1.88844</text:p>
          </table:table-cell>
          <table:table-cell office:value-type="float" office:value="0.00062152" calcext:value-type="float">
            <text:p>0.00062152</text:p>
          </table:table-cell>
          <table:table-cell office:value-type="float" office:value="2.47138" calcext:value-type="float">
            <text:p>2.47138</text:p>
          </table:table-cell>
          <table:table-cell table:formula="of:=SQRT((100*[.E1202]/[.H1202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3" calcext:value-type="float">
            <text:p>-0.03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55274" calcext:value-type="float">
            <text:p>0.55274</text:p>
          </table:table-cell>
          <table:table-cell office:value-type="float" office:value="0.00055944" calcext:value-type="float">
            <text:p>0.00055944</text:p>
          </table:table-cell>
          <table:table-cell office:value-type="float" office:value="2.30151" calcext:value-type="float">
            <text:p>2.30151</text:p>
          </table:table-cell>
          <table:table-cell table:formula="of:=SQRT((100*[.E1203]/[.H1203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825" calcext:value-type="float">
            <text:p>-0.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726" calcext:value-type="float">
            <text:p>0.726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648077" calcext:value-type="float">
            <text:p>0.648077</text:p>
          </table:table-cell>
          <table:table-cell office:value-type="float" office:value="0.00053416" calcext:value-type="float">
            <text:p>0.00053416</text:p>
          </table:table-cell>
          <table:table-cell office:value-type="float" office:value="2.77273" calcext:value-type="float">
            <text:p>2.77273</text:p>
          </table:table-cell>
          <table:table-cell table:formula="of:=SQRT((100*[.E1204]/[.H1204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775" calcext:value-type="float">
            <text:p>-0.9775</text:p>
          </table:table-cell>
          <table:table-cell office:value-type="float" office:value="0.015" calcext:value-type="float">
            <text:p>0.015</text:p>
          </table:table-cell>
          <table:table-cell office:value-type="float" office:value="1.0386" calcext:value-type="float">
            <text:p>1.0386</text:p>
          </table:table-cell>
          <table:table-cell office:value-type="float" office:value="0.0269" calcext:value-type="float">
            <text:p>0.0269</text:p>
          </table:table-cell>
          <table:table-cell office:value-type="float" office:value="1.5275" calcext:value-type="float">
            <text:p>1.5275</text:p>
          </table:table-cell>
          <table:table-cell office:value-type="float" office:value="0.0015365" calcext:value-type="float">
            <text:p>0.0015365</text:p>
          </table:table-cell>
          <table:table-cell office:value-type="float" office:value="2.38823" calcext:value-type="float">
            <text:p>2.38823</text:p>
          </table:table-cell>
          <table:table-cell table:formula="of:=SQRT((100*[.E1205]/[.H1205])-1)*0.5/SIN(PI()/10)" office:value-type="float" office:value="0.575158572223546" calcext:value-type="float">
            <text:p>0.5751585722235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3125" calcext:value-type="float">
            <text:p>-0.9312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310625" calcext:value-type="float">
            <text:p>0.0310625</text:p>
          </table:table-cell>
          <table:table-cell office:value-type="float" office:value="1.26338" calcext:value-type="float">
            <text:p>1.26338</text:p>
          </table:table-cell>
          <table:table-cell office:value-type="float" office:value="0.00293688" calcext:value-type="float">
            <text:p>0.00293688</text:p>
          </table:table-cell>
          <table:table-cell office:value-type="float" office:value="2.59124" calcext:value-type="float">
            <text:p>2.59124</text:p>
          </table:table-cell>
          <table:table-cell table:formula="of:=SQRT((100*[.E1206]/[.H1206])-1)*0.5/SIN(PI()/10)" office:value-type="float" office:value="0.721342717521479" calcext:value-type="float">
            <text:p>0.7213427175214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0225" calcext:value-type="float">
            <text:p>-1.0225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1.1471" calcext:value-type="float">
            <text:p>1.1471</text:p>
          </table:table-cell>
          <table:table-cell office:value-type="float" office:value="0.0362625" calcext:value-type="float">
            <text:p>0.0362625</text:p>
          </table:table-cell>
          <table:table-cell office:value-type="float" office:value="1.77407" calcext:value-type="float">
            <text:p>1.77407</text:p>
          </table:table-cell>
          <table:table-cell office:value-type="float" office:value="0.00423574" calcext:value-type="float">
            <text:p>0.00423574</text:p>
          </table:table-cell>
          <table:table-cell office:value-type="float" office:value="2.86482" calcext:value-type="float">
            <text:p>2.86482</text:p>
          </table:table-cell>
          <table:table-cell table:formula="of:=SQRT((100*[.E1207]/[.H1207])-1)*0.5/SIN(PI()/10)" office:value-type="float" office:value="0.834168838575221" calcext:value-type="float">
            <text:p>0.8341688385752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00281" calcext:value-type="float">
            <text:p>-1.00281</text:p>
          </table:table-cell>
          <table:table-cell office:value-type="float" office:value="-0.00671875" calcext:value-type="float">
            <text:p>-0.00671875</text:p>
          </table:table-cell>
          <table:table-cell office:value-type="float" office:value="1.11732" calcext:value-type="float">
            <text:p>1.11732</text:p>
          </table:table-cell>
          <table:table-cell office:value-type="float" office:value="0.0336156" calcext:value-type="float">
            <text:p>0.0336156</text:p>
          </table:table-cell>
          <table:table-cell office:value-type="float" office:value="1.74276" calcext:value-type="float">
            <text:p>1.74276</text:p>
          </table:table-cell>
          <table:table-cell office:value-type="float" office:value="0.00331011" calcext:value-type="float">
            <text:p>0.00331011</text:p>
          </table:table-cell>
          <table:table-cell office:value-type="float" office:value="2.48971" calcext:value-type="float">
            <text:p>2.48971</text:p>
          </table:table-cell>
          <table:table-cell table:formula="of:=SQRT((100*[.E1208]/[.H1208])-1)*0.5/SIN(PI()/10)" office:value-type="float" office:value="0.957489773918585" calcext:value-type="float">
            <text:p>0.9574897739185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943438" calcext:value-type="float">
            <text:p>-0.943438</text:p>
          </table:table-cell>
          <table:table-cell office:value-type="float" office:value="-0.0133203" calcext:value-type="float">
            <text:p>-0.0133203</text:p>
          </table:table-cell>
          <table:table-cell office:value-type="float" office:value="0.992525" calcext:value-type="float">
            <text:p>0.992525</text:p>
          </table:table-cell>
          <table:table-cell office:value-type="float" office:value="0.0357898" calcext:value-type="float">
            <text:p>0.0357898</text:p>
          </table:table-cell>
          <table:table-cell office:value-type="float" office:value="1.40283" calcext:value-type="float">
            <text:p>1.40283</text:p>
          </table:table-cell>
          <table:table-cell office:value-type="float" office:value="0.00390006" calcext:value-type="float">
            <text:p>0.00390006</text:p>
          </table:table-cell>
          <table:table-cell office:value-type="float" office:value="2.44096" calcext:value-type="float">
            <text:p>2.44096</text:p>
          </table:table-cell>
          <table:table-cell table:formula="of:=SQRT((100*[.E1209]/[.H1209])-1)*0.5/SIN(PI()/10)" office:value-type="float" office:value="1.10479641470093" calcext:value-type="float">
            <text:p>1.104796414700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67812" calcext:value-type="float">
            <text:p>-0.967812</text:p>
          </table:table-cell>
          <table:table-cell office:value-type="float" office:value="0.0107227" calcext:value-type="float">
            <text:p>0.0107227</text:p>
          </table:table-cell>
          <table:table-cell office:value-type="float" office:value="1.03361" calcext:value-type="float">
            <text:p>1.03361</text:p>
          </table:table-cell>
          <table:table-cell office:value-type="float" office:value="0.0320215" calcext:value-type="float">
            <text:p>0.0320215</text:p>
          </table:table-cell>
          <table:table-cell office:value-type="float" office:value="1.48927" calcext:value-type="float">
            <text:p>1.48927</text:p>
          </table:table-cell>
          <table:table-cell office:value-type="float" office:value="0.00269767" calcext:value-type="float">
            <text:p>0.00269767</text:p>
          </table:table-cell>
          <table:table-cell office:value-type="float" office:value="2.79537" calcext:value-type="float">
            <text:p>2.79537</text:p>
          </table:table-cell>
          <table:table-cell table:formula="of:=SQRT((100*[.E1210]/[.H1210])-1)*0.5/SIN(PI()/10)" office:value-type="float" office:value="0.617231079822563" calcext:value-type="float">
            <text:p>0.6172310798225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98457" calcext:value-type="float">
            <text:p>-0.98457</text:p>
          </table:table-cell>
          <table:table-cell office:value-type="float" office:value="-0.0102344" calcext:value-type="float">
            <text:p>-0.0102344</text:p>
          </table:table-cell>
          <table:table-cell office:value-type="float" office:value="1.07445" calcext:value-type="float">
            <text:p>1.07445</text:p>
          </table:table-cell>
          <table:table-cell office:value-type="float" office:value="0.0341648" calcext:value-type="float">
            <text:p>0.0341648</text:p>
          </table:table-cell>
          <table:table-cell office:value-type="float" office:value="1.61002" calcext:value-type="float">
            <text:p>1.61002</text:p>
          </table:table-cell>
          <table:table-cell office:value-type="float" office:value="0.00332018" calcext:value-type="float">
            <text:p>0.00332018</text:p>
          </table:table-cell>
          <table:table-cell office:value-type="float" office:value="2.61994" calcext:value-type="float">
            <text:p>2.61994</text:p>
          </table:table-cell>
          <table:table-cell table:formula="of:=SQRT((100*[.E1211]/[.H1211])-1)*0.5/SIN(PI()/10)" office:value-type="float" office:value="0.892166192847622" calcext:value-type="float">
            <text:p>0.8921661928476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8652" calcext:value-type="float">
            <text:p>-0.968652</text:p>
          </table:table-cell>
          <table:table-cell office:value-type="float" office:value="-0.00121094" calcext:value-type="float">
            <text:p>-0.00121094</text:p>
          </table:table-cell>
          <table:table-cell office:value-type="float" office:value="1.04487" calcext:value-type="float">
            <text:p>1.04487</text:p>
          </table:table-cell>
          <table:table-cell office:value-type="float" office:value="0.0347596" calcext:value-type="float">
            <text:p>0.0347596</text:p>
          </table:table-cell>
          <table:table-cell office:value-type="float" office:value="1.53811" calcext:value-type="float">
            <text:p>1.53811</text:p>
          </table:table-cell>
          <table:table-cell office:value-type="float" office:value="0.00346914" calcext:value-type="float">
            <text:p>0.00346914</text:p>
          </table:table-cell>
          <table:table-cell office:value-type="float" office:value="2.54879" calcext:value-type="float">
            <text:p>2.54879</text:p>
          </table:table-cell>
          <table:table-cell table:formula="of:=SQRT((100*[.E1212]/[.H1212])-1)*0.5/SIN(PI()/10)" office:value-type="float" office:value="0.975888720651402" calcext:value-type="float">
            <text:p>0.9758887206514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6376" calcext:value-type="float">
            <text:p>-0.96376</text:p>
          </table:table-cell>
          <table:table-cell office:value-type="float" office:value="0.00074707" calcext:value-type="float">
            <text:p>0.00074707</text:p>
          </table:table-cell>
          <table:table-cell office:value-type="float" office:value="1.02734" calcext:value-type="float">
            <text:p>1.02734</text:p>
          </table:table-cell>
          <table:table-cell office:value-type="float" office:value="0.0323671" calcext:value-type="float">
            <text:p>0.0323671</text:p>
          </table:table-cell>
          <table:table-cell office:value-type="float" office:value="1.45928" calcext:value-type="float">
            <text:p>1.45928</text:p>
          </table:table-cell>
          <table:table-cell office:value-type="float" office:value="0.00296764" calcext:value-type="float">
            <text:p>0.00296764</text:p>
          </table:table-cell>
          <table:table-cell office:value-type="float" office:value="2.65524" calcext:value-type="float">
            <text:p>2.65524</text:p>
          </table:table-cell>
          <table:table-cell table:formula="of:=SQRT((100*[.E1213]/[.H1213])-1)*0.5/SIN(PI()/10)" office:value-type="float" office:value="0.757180473675285" calcext:value-type="float">
            <text:p>0.7571804736752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963516" calcext:value-type="float">
            <text:p>-0.963516</text:p>
          </table:table-cell>
          <table:table-cell office:value-type="float" office:value="0.00154297" calcext:value-type="float">
            <text:p>0.00154297</text:p>
          </table:table-cell>
          <table:table-cell office:value-type="float" office:value="1.02955" calcext:value-type="float">
            <text:p>1.02955</text:p>
          </table:table-cell>
          <table:table-cell office:value-type="float" office:value="0.0333729" calcext:value-type="float">
            <text:p>0.0333729</text:p>
          </table:table-cell>
          <table:table-cell office:value-type="float" office:value="1.47565" calcext:value-type="float">
            <text:p>1.47565</text:p>
          </table:table-cell>
          <table:table-cell office:value-type="float" office:value="0.00320897" calcext:value-type="float">
            <text:p>0.00320897</text:p>
          </table:table-cell>
          <table:table-cell office:value-type="float" office:value="2.60853" calcext:value-type="float">
            <text:p>2.60853</text:p>
          </table:table-cell>
          <table:table-cell table:formula="of:=SQRT((100*[.E1214]/[.H1214])-1)*0.5/SIN(PI()/10)" office:value-type="float" office:value="0.855228147276135" calcext:value-type="float">
            <text:p>0.8552281472761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969849" calcext:value-type="float">
            <text:p>-0.969849</text:p>
          </table:table-cell>
          <table:table-cell office:value-type="float" office:value="0.000336304" calcext:value-type="float">
            <text:p>0.000336304</text:p>
          </table:table-cell>
          <table:table-cell office:value-type="float" office:value="1.04277" calcext:value-type="float">
            <text:p>1.04277</text:p>
          </table:table-cell>
          <table:table-cell office:value-type="float" office:value="0.0342528" calcext:value-type="float">
            <text:p>0.0342528</text:p>
          </table:table-cell>
          <table:table-cell office:value-type="float" office:value="1.51155" calcext:value-type="float">
            <text:p>1.51155</text:p>
          </table:table-cell>
          <table:table-cell office:value-type="float" office:value="0.0033683" calcext:value-type="float">
            <text:p>0.0033683</text:p>
          </table:table-cell>
          <table:table-cell office:value-type="float" office:value="2.6024" calcext:value-type="float">
            <text:p>2.6024</text:p>
          </table:table-cell>
          <table:table-cell table:formula="of:=SQRT((100*[.E1215]/[.H1215])-1)*0.5/SIN(PI()/10)" office:value-type="float" office:value="0.909848049935343" calcext:value-type="float">
            <text:p>0.9098480499353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967919" calcext:value-type="float">
            <text:p>-0.967919</text:p>
          </table:table-cell>
          <table:table-cell office:value-type="float" office:value="0.0015567" calcext:value-type="float">
            <text:p>0.0015567</text:p>
          </table:table-cell>
          <table:table-cell office:value-type="float" office:value="1.0392" calcext:value-type="float">
            <text:p>1.0392</text:p>
          </table:table-cell>
          <table:table-cell office:value-type="float" office:value="0.0334842" calcext:value-type="float">
            <text:p>0.0334842</text:p>
          </table:table-cell>
          <table:table-cell office:value-type="float" office:value="1.50353" calcext:value-type="float">
            <text:p>1.50353</text:p>
          </table:table-cell>
          <table:table-cell office:value-type="float" office:value="0.00323024" calcext:value-type="float">
            <text:p>0.00323024</text:p>
          </table:table-cell>
          <table:table-cell office:value-type="float" office:value="2.61069" calcext:value-type="float">
            <text:p>2.61069</text:p>
          </table:table-cell>
          <table:table-cell table:formula="of:=SQRT((100*[.E1216]/[.H1216])-1)*0.5/SIN(PI()/10)" office:value-type="float" office:value="0.860119333448736" calcext:value-type="float">
            <text:p>0.8601193334487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969229" calcext:value-type="float">
            <text:p>-0.969229</text:p>
          </table:table-cell>
          <table:table-cell office:value-type="float" office:value="0.00000411987" calcext:value-type="float">
            <text:p>4.11987E-06</text:p>
          </table:table-cell>
          <table:table-cell office:value-type="float" office:value="1.04245" calcext:value-type="float">
            <text:p>1.04245</text:p>
          </table:table-cell>
          <table:table-cell office:value-type="float" office:value="0.0337659" calcext:value-type="float">
            <text:p>0.0337659</text:p>
          </table:table-cell>
          <table:table-cell office:value-type="float" office:value="1.51486" calcext:value-type="float">
            <text:p>1.51486</text:p>
          </table:table-cell>
          <table:table-cell office:value-type="float" office:value="0.00327508" calcext:value-type="float">
            <text:p>0.00327508</text:p>
          </table:table-cell>
          <table:table-cell office:value-type="float" office:value="2.59329" calcext:value-type="float">
            <text:p>2.59329</text:p>
          </table:table-cell>
          <table:table-cell table:formula="of:=SQRT((100*[.E1217]/[.H1217])-1)*0.5/SIN(PI()/10)" office:value-type="float" office:value="0.889254682778994" calcext:value-type="float">
            <text:p>0.8892546827789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969734" calcext:value-type="float">
            <text:p>-0.969734</text:p>
          </table:table-cell>
          <table:table-cell office:value-type="float" office:value="0.00127235" calcext:value-type="float">
            <text:p>0.00127235</text:p>
          </table:table-cell>
          <table:table-cell office:value-type="float" office:value="1.04306" calcext:value-type="float">
            <text:p>1.04306</text:p>
          </table:table-cell>
          <table:table-cell office:value-type="float" office:value="0.0338428" calcext:value-type="float">
            <text:p>0.0338428</text:p>
          </table:table-cell>
          <table:table-cell office:value-type="float" office:value="1.51569" calcext:value-type="float">
            <text:p>1.51569</text:p>
          </table:table-cell>
          <table:table-cell office:value-type="float" office:value="0.00328442" calcext:value-type="float">
            <text:p>0.00328442</text:p>
          </table:table-cell>
          <table:table-cell office:value-type="float" office:value="2.60944" calcext:value-type="float">
            <text:p>2.60944</text:p>
          </table:table-cell>
          <table:table-cell table:formula="of:=SQRT((100*[.E1218]/[.H1218])-1)*0.5/SIN(PI()/10)" office:value-type="float" office:value="0.881698290568436" calcext:value-type="float">
            <text:p>0.8816982905684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67911" calcext:value-type="float">
            <text:p>-0.967911</text:p>
          </table:table-cell>
          <table:table-cell office:value-type="float" office:value="-0.00010704" calcext:value-type="float">
            <text:p>-0.00010704</text:p>
          </table:table-cell>
          <table:table-cell office:value-type="float" office:value="1.03972" calcext:value-type="float">
            <text:p>1.03972</text:p>
          </table:table-cell>
          <table:table-cell office:value-type="float" office:value="0.0338418" calcext:value-type="float">
            <text:p>0.0338418</text:p>
          </table:table-cell>
          <table:table-cell office:value-type="float" office:value="1.50694" calcext:value-type="float">
            <text:p>1.50694</text:p>
          </table:table-cell>
          <table:table-cell office:value-type="float" office:value="0.0032857" calcext:value-type="float">
            <text:p>0.0032857</text:p>
          </table:table-cell>
          <table:table-cell office:value-type="float" office:value="2.59957" calcext:value-type="float">
            <text:p>2.59957</text:p>
          </table:table-cell>
          <table:table-cell table:formula="of:=SQRT((100*[.E1219]/[.H1219])-1)*0.5/SIN(PI()/10)" office:value-type="float" office:value="0.88892230052015" calcext:value-type="float">
            <text:p>0.88892230052015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T =4.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correl leng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0158" calcext:value-type="float">
            <text:p>3.0158</text:p>
          </table:table-cell>
          <table:table-cell table:formula="of:=SQRT((100*[.E1243]/[.H1243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8" calcext:value-type="float">
            <text:p>-0.68</text:p>
          </table:table-cell>
          <table:table-cell office:value-type="float" office:value="-0.15" calcext:value-type="float">
            <text:p>-0.15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437473" calcext:value-type="float">
            <text:p>0.437473</text:p>
          </table:table-cell>
          <table:table-cell office:value-type="float" office:value="0.00051976" calcext:value-type="float">
            <text:p>0.00051976</text:p>
          </table:table-cell>
          <table:table-cell office:value-type="float" office:value="1.29193" calcext:value-type="float">
            <text:p>1.29193</text:p>
          </table:table-cell>
          <table:table-cell table:formula="of:=SQRT((100*[.E1244]/[.H1244])-1)*0.5/SIN(PI()/10)" office:value-type="float" office:value="1.40062388956849" calcext:value-type="float">
            <text:p>1.400623889568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6" calcext:value-type="float">
            <text:p>-0.86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912783" calcext:value-type="float">
            <text:p>0.912783</text:p>
          </table:table-cell>
          <table:table-cell office:value-type="float" office:value="0.00173572" calcext:value-type="float">
            <text:p>0.00173572</text:p>
          </table:table-cell>
          <table:table-cell office:value-type="float" office:value="5.07838" calcext:value-type="float">
            <text:p>5.07838</text:p>
          </table:table-cell>
          <table:table-cell table:formula="of:=SQRT((100*[.E1245]/[.H1245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210632" calcext:value-type="float">
            <text:p>0.210632</text:p>
          </table:table-cell>
          <table:table-cell office:value-type="float" office:value="0.0003582" calcext:value-type="float">
            <text:p>0.0003582</text:p>
          </table:table-cell>
          <table:table-cell office:value-type="float" office:value="1.34232" calcext:value-type="float">
            <text:p>1.34232</text:p>
          </table:table-cell>
          <table:table-cell table:formula="of:=SQRT((100*[.E1246]/[.H1246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27" calcext:value-type="float">
            <text:p>0.027</text:p>
          </table:table-cell>
          <table:table-cell office:value-type="float" office:value="1.26278" calcext:value-type="float">
            <text:p>1.26278</text:p>
          </table:table-cell>
          <table:table-cell office:value-type="float" office:value="0.00149652" calcext:value-type="float">
            <text:p>0.00149652</text:p>
          </table:table-cell>
          <table:table-cell office:value-type="float" office:value="2.70863" calcext:value-type="float">
            <text:p>2.70863</text:p>
          </table:table-cell>
          <table:table-cell table:formula="of:=SQRT((100*[.E1247]/[.H1247])-1)*0.5/SIN(PI()/10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864" calcext:value-type="float">
            <text:p>0.864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1.14725" calcext:value-type="float">
            <text:p>1.14725</text:p>
          </table:table-cell>
          <table:table-cell office:value-type="float" office:value="0.0024573" calcext:value-type="float">
            <text:p>0.0024573</text:p>
          </table:table-cell>
          <table:table-cell office:value-type="float" office:value="1.87724" calcext:value-type="float">
            <text:p>1.87724</text:p>
          </table:table-cell>
          <table:table-cell table:formula="of:=SQRT((100*[.E1248]/[.H1248])-1)*0.5/SIN(PI()/10)" office:value-type="float" office:value="1.37098916298156" calcext:value-type="float">
            <text:p>1.370989162981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4" calcext:value-type="float">
            <text:p>-0.84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0226" calcext:value-type="float">
            <text:p>0.0226</text:p>
          </table:table-cell>
          <table:table-cell office:value-type="float" office:value="1.17002" calcext:value-type="float">
            <text:p>1.17002</text:p>
          </table:table-cell>
          <table:table-cell office:value-type="float" office:value="0.00100159" calcext:value-type="float">
            <text:p>0.00100159</text:p>
          </table:table-cell>
          <table:table-cell office:value-type="float" office:value="1.8729" calcext:value-type="float">
            <text:p>1.8729</text:p>
          </table:table-cell>
          <table:table-cell table:formula="of:=SQRT((100*[.E1249]/[.H1249])-1)*0.5/SIN(PI()/10)" office:value-type="float" office:value="0.7356003565715" calcext:value-type="float">
            <text:p>0.73560035657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8275" calcext:value-type="float">
            <text:p>-0.8275</text:p>
          </table:table-cell>
          <table:table-cell office:value-type="float" office:value="0.0040625" calcext:value-type="float">
            <text:p>0.004062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890182" calcext:value-type="float">
            <text:p>0.890182</text:p>
          </table:table-cell>
          <table:table-cell office:value-type="float" office:value="0.00181932" calcext:value-type="float">
            <text:p>0.00181932</text:p>
          </table:table-cell>
          <table:table-cell office:value-type="float" office:value="2.09788" calcext:value-type="float">
            <text:p>2.09788</text:p>
          </table:table-cell>
          <table:table-cell table:formula="of:=SQRT((100*[.E1250]/[.H1250])-1)*0.5/SIN(PI()/10)" office:value-type="float" office:value="0.860967753330871" calcext:value-type="float">
            <text:p>0.8609677533308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74688" calcext:value-type="float">
            <text:p>-0.874688</text:p>
          </table:table-cell>
          <table:table-cell office:value-type="float" office:value="0.0225781" calcext:value-type="float">
            <text:p>0.0225781</text:p>
          </table:table-cell>
          <table:table-cell office:value-type="float" office:value="0.857075" calcext:value-type="float">
            <text:p>0.857075</text:p>
          </table:table-cell>
          <table:table-cell office:value-type="float" office:value="0.0285328" calcext:value-type="float">
            <text:p>0.0285328</text:p>
          </table:table-cell>
          <table:table-cell office:value-type="float" office:value="1.05246" calcext:value-type="float">
            <text:p>1.05246</text:p>
          </table:table-cell>
          <table:table-cell office:value-type="float" office:value="0.00209543" calcext:value-type="float">
            <text:p>0.00209543</text:p>
          </table:table-cell>
          <table:table-cell office:value-type="float" office:value="2.35915" calcext:value-type="float">
            <text:p>2.35915</text:p>
          </table:table-cell>
          <table:table-cell table:formula="of:=SQRT((100*[.E1251]/[.H1251])-1)*0.5/SIN(PI()/10)" office:value-type="float" office:value="0.740509225754051" calcext:value-type="float">
            <text:p>0.7405092257540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830156" calcext:value-type="float">
            <text:p>-0.830156</text:p>
          </table:table-cell>
          <table:table-cell office:value-type="float" office:value="-0.0040625" calcext:value-type="float">
            <text:p>-0.0040625</text:p>
          </table:table-cell>
          <table:table-cell office:value-type="float" office:value="0.788212" calcext:value-type="float">
            <text:p>0.788212</text:p>
          </table:table-cell>
          <table:table-cell office:value-type="float" office:value="0.0278813" calcext:value-type="float">
            <text:p>0.0278813</text:p>
          </table:table-cell>
          <table:table-cell office:value-type="float" office:value="0.920008" calcext:value-type="float">
            <text:p>0.920008</text:p>
          </table:table-cell>
          <table:table-cell office:value-type="float" office:value="0.00235653" calcext:value-type="float">
            <text:p>0.00235653</text:p>
          </table:table-cell>
          <table:table-cell office:value-type="float" office:value="2.27503" calcext:value-type="float">
            <text:p>2.27503</text:p>
          </table:table-cell>
          <table:table-cell table:formula="of:=SQRT((100*[.E1252]/[.H1252])-1)*0.5/SIN(PI()/10)" office:value-type="float" office:value="0.768413672313283" calcext:value-type="float">
            <text:p>0.7684136723132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846875" calcext:value-type="float">
            <text:p>-0.846875</text:p>
          </table:table-cell>
          <table:table-cell office:value-type="float" office:value="-0.00482422" calcext:value-type="float">
            <text:p>-0.00482422</text:p>
          </table:table-cell>
          <table:table-cell office:value-type="float" office:value="0.80895" calcext:value-type="float">
            <text:p>0.80895</text:p>
          </table:table-cell>
          <table:table-cell office:value-type="float" office:value="0.027073" calcext:value-type="float">
            <text:p>0.027073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00213594" calcext:value-type="float">
            <text:p>0.00213594</text:p>
          </table:table-cell>
          <table:table-cell office:value-type="float" office:value="2.15083" calcext:value-type="float">
            <text:p>2.15083</text:p>
          </table:table-cell>
          <table:table-cell table:formula="of:=SQRT((100*[.E1253]/[.H1253])-1)*0.5/SIN(PI()/10)" office:value-type="float" office:value="0.823010688575945" calcext:value-type="float">
            <text:p>0.8230106885759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882734" calcext:value-type="float">
            <text:p>-0.882734</text:p>
          </table:table-cell>
          <table:table-cell office:value-type="float" office:value="0.00603516" calcext:value-type="float">
            <text:p>0.00603516</text:p>
          </table:table-cell>
          <table:table-cell office:value-type="float" office:value="0.881162" calcext:value-type="float">
            <text:p>0.881162</text:p>
          </table:table-cell>
          <table:table-cell office:value-type="float" office:value="0.0304117" calcext:value-type="float">
            <text:p>0.0304117</text:p>
          </table:table-cell>
          <table:table-cell office:value-type="float" office:value="1.1462" calcext:value-type="float">
            <text:p>1.1462</text:p>
          </table:table-cell>
          <table:table-cell office:value-type="float" office:value="0.00277139" calcext:value-type="float">
            <text:p>0.00277139</text:p>
          </table:table-cell>
          <table:table-cell office:value-type="float" office:value="2.32065" calcext:value-type="float">
            <text:p>2.32065</text:p>
          </table:table-cell>
          <table:table-cell table:formula="of:=SQRT((100*[.E1254]/[.H1254])-1)*0.5/SIN(PI()/10)" office:value-type="float" office:value="0.901583256701686" calcext:value-type="float">
            <text:p>0.9015832567016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875937" calcext:value-type="float">
            <text:p>-0.875937</text:p>
          </table:table-cell>
          <table:table-cell office:value-type="float" office:value="-0.00400391" calcext:value-type="float">
            <text:p>-0.00400391</text:p>
          </table:table-cell>
          <table:table-cell office:value-type="float" office:value="0.865675" calcext:value-type="float">
            <text:p>0.865675</text:p>
          </table:table-cell>
          <table:table-cell office:value-type="float" office:value="0.0294215" calcext:value-type="float">
            <text:p>0.0294215</text:p>
          </table:table-cell>
          <table:table-cell office:value-type="float" office:value="1.08778" calcext:value-type="float">
            <text:p>1.08778</text:p>
          </table:table-cell>
          <table:table-cell office:value-type="float" office:value="0.0024609" calcext:value-type="float">
            <text:p>0.0024609</text:p>
          </table:table-cell>
          <table:table-cell office:value-type="float" office:value="2.38885" calcext:value-type="float">
            <text:p>2.38885</text:p>
          </table:table-cell>
          <table:table-cell table:formula="of:=SQRT((100*[.E1255]/[.H1255])-1)*0.5/SIN(PI()/10)" office:value-type="float" office:value="0.778706025309719" calcext:value-type="float">
            <text:p>0.7787060253097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881279" calcext:value-type="float">
            <text:p>-0.881279</text:p>
          </table:table-cell>
          <table:table-cell office:value-type="float" office:value="-0.00182617" calcext:value-type="float">
            <text:p>-0.00182617</text:p>
          </table:table-cell>
          <table:table-cell office:value-type="float" office:value="0.877504" calcext:value-type="float">
            <text:p>0.877504</text:p>
          </table:table-cell>
          <table:table-cell office:value-type="float" office:value="0.0293426" calcext:value-type="float">
            <text:p>0.0293426</text:p>
          </table:table-cell>
          <table:table-cell office:value-type="float" office:value="1.11985" calcext:value-type="float">
            <text:p>1.11985</text:p>
          </table:table-cell>
          <table:table-cell office:value-type="float" office:value="0.00246852" calcext:value-type="float">
            <text:p>0.00246852</text:p>
          </table:table-cell>
          <table:table-cell office:value-type="float" office:value="2.42522" calcext:value-type="float">
            <text:p>2.42522</text:p>
          </table:table-cell>
          <table:table-cell table:formula="of:=SQRT((100*[.E1256]/[.H1256])-1)*0.5/SIN(PI()/10)" office:value-type="float" office:value="0.741289800811296" calcext:value-type="float">
            <text:p>0.7412898008112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76235" calcext:value-type="float">
            <text:p>-0.876235</text:p>
          </table:table-cell>
          <table:table-cell office:value-type="float" office:value="0.000579834" calcext:value-type="float">
            <text:p>0.000579834</text:p>
          </table:table-cell>
          <table:table-cell office:value-type="float" office:value="0.868411" calcext:value-type="float">
            <text:p>0.868411</text:p>
          </table:table-cell>
          <table:table-cell office:value-type="float" office:value="0.0294392" calcext:value-type="float">
            <text:p>0.0294392</text:p>
          </table:table-cell>
          <table:table-cell office:value-type="float" office:value="1.09765" calcext:value-type="float">
            <text:p>1.09765</text:p>
          </table:table-cell>
          <table:table-cell office:value-type="float" office:value="0.00251543" calcext:value-type="float">
            <text:p>0.00251543</text:p>
          </table:table-cell>
          <table:table-cell office:value-type="float" office:value="2.39781" calcext:value-type="float">
            <text:p>2.39781</text:p>
          </table:table-cell>
          <table:table-cell table:formula="of:=SQRT((100*[.E1257]/[.H1257])-1)*0.5/SIN(PI()/10)" office:value-type="float" office:value="0.772183151290902" calcext:value-type="float">
            <text:p>0.7721831512909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874131" calcext:value-type="float">
            <text:p>-0.874131</text:p>
          </table:table-cell>
          <table:table-cell office:value-type="float" office:value="-0.0005896" calcext:value-type="float">
            <text:p>-0.0005896</text:p>
          </table:table-cell>
          <table:table-cell office:value-type="float" office:value="0.861376" calcext:value-type="float">
            <text:p>0.861376</text:p>
          </table:table-cell>
          <table:table-cell office:value-type="float" office:value="0.0291854" calcext:value-type="float">
            <text:p>0.0291854</text:p>
          </table:table-cell>
          <table:table-cell office:value-type="float" office:value="1.07322" calcext:value-type="float">
            <text:p>1.07322</text:p>
          </table:table-cell>
          <table:table-cell office:value-type="float" office:value="0.00245425" calcext:value-type="float">
            <text:p>0.00245425</text:p>
          </table:table-cell>
          <table:table-cell office:value-type="float" office:value="2.37369" calcext:value-type="float">
            <text:p>2.37369</text:p>
          </table:table-cell>
          <table:table-cell table:formula="of:=SQRT((100*[.E1258]/[.H1258])-1)*0.5/SIN(PI()/10)" office:value-type="float" office:value="0.775200631403572" calcext:value-type="float">
            <text:p>0.7752006314035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87957" calcext:value-type="float">
            <text:p>-0.87957</text:p>
          </table:table-cell>
          <table:table-cell office:value-type="float" office:value="-0.00044342" calcext:value-type="float">
            <text:p>-0.00044342</text:p>
          </table:table-cell>
          <table:table-cell office:value-type="float" office:value="0.872529" calcext:value-type="float">
            <text:p>0.872529</text:p>
          </table:table-cell>
          <table:table-cell office:value-type="float" office:value="0.0296508" calcext:value-type="float">
            <text:p>0.0296508</text:p>
          </table:table-cell>
          <table:table-cell office:value-type="float" office:value="1.10211" calcext:value-type="float">
            <text:p>1.10211</text:p>
          </table:table-cell>
          <table:table-cell office:value-type="float" office:value="0.00254741" calcext:value-type="float">
            <text:p>0.00254741</text:p>
          </table:table-cell>
          <table:table-cell office:value-type="float" office:value="2.39025" calcext:value-type="float">
            <text:p>2.39025</text:p>
          </table:table-cell>
          <table:table-cell table:formula="of:=SQRT((100*[.E1259]/[.H1259])-1)*0.5/SIN(PI()/10)" office:value-type="float" office:value="0.79347946095265" calcext:value-type="float">
            <text:p>0.793479460952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875952" calcext:value-type="float">
            <text:p>-0.875952</text:p>
          </table:table-cell>
          <table:table-cell office:value-type="float" office:value="-0.000439606" calcext:value-type="float">
            <text:p>-0.000439606</text:p>
          </table:table-cell>
          <table:table-cell office:value-type="float" office:value="0.865436" calcext:value-type="float">
            <text:p>0.865436</text:p>
          </table:table-cell>
          <table:table-cell office:value-type="float" office:value="0.0295801" calcext:value-type="float">
            <text:p>0.0295801</text:p>
          </table:table-cell>
          <table:table-cell office:value-type="float" office:value="1.08361" calcext:value-type="float">
            <text:p>1.08361</text:p>
          </table:table-cell>
          <table:table-cell office:value-type="float" office:value="0.00252696" calcext:value-type="float">
            <text:p>0.00252696</text:p>
          </table:table-cell>
          <table:table-cell office:value-type="float" office:value="2.36721" calcext:value-type="float">
            <text:p>2.36721</text:p>
          </table:table-cell>
          <table:table-cell table:formula="of:=SQRT((100*[.E1260]/[.H1260])-1)*0.5/SIN(PI()/10)" office:value-type="float" office:value="0.808331475727488" calcext:value-type="float">
            <text:p>0.8083314757274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876744" calcext:value-type="float">
            <text:p>-0.876744</text:p>
          </table:table-cell>
          <table:table-cell office:value-type="float" office:value="-0.000168915" calcext:value-type="float">
            <text:p>-0.000168915</text:p>
          </table:table-cell>
          <table:table-cell office:value-type="float" office:value="0.867167" calcext:value-type="float">
            <text:p>0.867167</text:p>
          </table:table-cell>
          <table:table-cell office:value-type="float" office:value="0.0292501" calcext:value-type="float">
            <text:p>0.0292501</text:p>
          </table:table-cell>
          <table:table-cell office:value-type="float" office:value="1.08822" calcext:value-type="float">
            <text:p>1.08822</text:p>
          </table:table-cell>
          <table:table-cell office:value-type="float" office:value="0.0024674" calcext:value-type="float">
            <text:p>0.0024674</text:p>
          </table:table-cell>
          <table:table-cell office:value-type="float" office:value="2.38298" calcext:value-type="float">
            <text:p>2.38298</text:p>
          </table:table-cell>
          <table:table-cell table:formula="of:=SQRT((100*[.E1261]/[.H1261])-1)*0.5/SIN(PI()/10)" office:value-type="float" office:value="0.771683303423384" calcext:value-type="float">
            <text:p>0.7716833034233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876797" calcext:value-type="float">
            <text:p>-0.876797</text:p>
          </table:table-cell>
          <table:table-cell office:value-type="float" office:value="-0.000202293" calcext:value-type="float">
            <text:p>-0.000202293</text:p>
          </table:table-cell>
          <table:table-cell office:value-type="float" office:value="0.866611" calcext:value-type="float">
            <text:p>0.866611</text:p>
          </table:table-cell>
          <table:table-cell office:value-type="float" office:value="0.0294426" calcext:value-type="float">
            <text:p>0.0294426</text:p>
          </table:table-cell>
          <table:table-cell office:value-type="float" office:value="1.0862" calcext:value-type="float">
            <text:p>1.0862</text:p>
          </table:table-cell>
          <table:table-cell office:value-type="float" office:value="0.00250279" calcext:value-type="float">
            <text:p>0.00250279</text:p>
          </table:table-cell>
          <table:table-cell office:value-type="float" office:value="2.37852" calcext:value-type="float">
            <text:p>2.37852</text:p>
          </table:table-cell>
          <table:table-cell table:formula="of:=SQRT((100*[.E1262]/[.H1262])-1)*0.5/SIN(PI()/10)" office:value-type="float" office:value="0.789119325783802" calcext:value-type="float">
            <text:p>0.78911932578380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00-00-00</text:date>, <text:time style:data-style-name="N2" text:time-value="11:18:27.399425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11:19:38.349846038</dc:date>
    <meta:editing-duration>PT16M49S</meta:editing-duration>
    <meta:editing-cycles>6</meta:editing-cycles>
    <meta:generator>LibreOffice/6.0.3.2$Linux_X86_64 LibreOffice_project/00m0$Build-2</meta:generator>
    <meta:document-statistic meta:table-count="1" meta:cell-count="11530" meta:object-count="30"/>
  </office:meta>
</office:document-meta>
</file>

<file path=Basic/Standard/Plot.xml><?xml version="1.0" encoding="utf-8"?>
<!DOCTYPE module  PUBLIC '-//OpenOffice.org//DTD OfficeDocument 1.0//EN'  'module.dtd'>
<script:module xmlns:script="http://openoffice.org/2000/script" script:name="Plot" script:language="StarBasic" script:moduleType="normal">REM  *****  BASIC  *****

Sub Macro1
Dim Doc As Object
Dim Charts As Object
Dim Chart as Object
Dim Sheet as Object
Dim Rect As New com.sun.star.awt.Rectangle
Dim RangeAddress(0) As New com.sun.star.table.CellRangeAddress
 
Doc = ThisComponent
Sheet = Doc.Sheets(0)
Charts = Sheet.Charts
 
'Rect.X = 8000
'Rect.Y = 1000
'Rect.Width = 10000
'Rect.Height = 7000
RangeAddress(0).Sheet = 0
RangeAddress(0).StartColumn = 0 
RangeAddress(0).StartRow = 44
RangeAddress(0).EndColumn = 1
RangeAddress(0).EndRow = 57
 
Charts.addNewByName("MyChart2", Rect, RangeAddress(), True, True)
Chart = Charts.getByName("MyChart2").embeddedObject
Chart.Diagram = Chart.createInstance("com.sun.star.chart.XYDiagram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lo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82:IsingDat3_lat10.B101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82:IsingDat3_lat10.B101" chart:class="chart:scatter">
            <chart:domain table:cell-range-address="IsingDat3_lat10.A82:IsingDat3_lat10.A10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82:IsingDat3_lat10.A101</svg:desc>
                </draw:g>
              </table:table-cell>
              <table:table-cell office:value-type="float" office:value="-1.44">
                <text:p>-1.44</text:p>
                <draw:g>
                  <svg:desc>IsingDat3_lat10.B82:IsingDat3_lat1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9975">
                <text:p>-3.9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95">
                <text:p>-3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9438">
                <text:p>-3.99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99328">
                <text:p>-3.99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99523">
                <text:p>-3.99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99449">
                <text:p>-3.99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99428">
                <text:p>-3.99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99442">
                <text:p>-3.99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99426">
                <text:p>-3.99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99424">
                <text:p>-3.99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99446">
                <text:p>-3.99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9943">
                <text:p>-3.9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99424">
                <text:p>-3.99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99435">
                <text:p>-3.99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469:IsingDat3_lat10.B488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469:IsingDat3_lat10.B488" chart:class="chart:scatter">
            <chart:domain table:cell-range-address="IsingDat3_lat10.A469:IsingDat3_lat10.A488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469:IsingDat3_lat10.A488</svg:desc>
                </draw:g>
              </table:table-cell>
              <table:table-cell office:value-type="float" office:value="-1.04">
                <text:p>-1.04</text:p>
                <draw:g>
                  <svg:desc>IsingDat3_lat10.B469:IsingDat3_lat10.B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4575">
                <text:p>-3.4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435">
                <text:p>-3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43687">
                <text:p>-3.43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54313">
                <text:p>-3.5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49656">
                <text:p>-3.49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48664">
                <text:p>-3.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47871">
                <text:p>-3.47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47846">
                <text:p>-3.4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48959">
                <text:p>-3.48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48178">
                <text:p>-3.48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49231">
                <text:p>-3.4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49614">
                <text:p>-3.49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4912">
                <text:p>-3.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49153">
                <text:p>-3.49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48857">
                <text:p>-3.48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512:IsingDat3_lat10.B531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512:IsingDat3_lat10.B531" chart:class="chart:scatter">
            <chart:domain table:cell-range-address="IsingDat3_lat10.A512:IsingDat3_lat10.A53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512:IsingDat3_lat10.A531</svg:desc>
                </draw:g>
              </table:table-cell>
              <table:table-cell office:value-type="float" office:value="-1.6">
                <text:p>-1.6</text:p>
                <draw:g>
                  <svg:desc>IsingDat3_lat10.B512:IsingDat3_lat10.B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555">
                <text:p>-3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3675">
                <text:p>-3.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48875">
                <text:p>-3.48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8938">
                <text:p>-3.2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32188">
                <text:p>-3.3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29844">
                <text:p>-3.29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34883">
                <text:p>-3.34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3132">
                <text:p>-3.3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33061">
                <text:p>-3.33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32824">
                <text:p>-3.32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33454">
                <text:p>-3.33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33302">
                <text:p>-3.33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32654">
                <text:p>-3.32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32454">
                <text:p>-3.32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32817">
                <text:p>-3.328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555:IsingDat3_lat10.B574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555:IsingDat3_lat10.B574" chart:class="chart:scatter">
            <chart:domain table:cell-range-address="IsingDat3_lat10.A555:IsingDat3_lat10.A574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555:IsingDat3_lat10.A574</svg:desc>
                </draw:g>
              </table:table-cell>
              <table:table-cell office:value-type="float" office:value="-0.8">
                <text:p>-0.8</text:p>
                <draw:g>
                  <svg:desc>IsingDat3_lat10.B555:IsingDat3_lat10.B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325">
                <text:p>-3.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235">
                <text:p>-3.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97125">
                <text:p>-2.97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16625">
                <text:p>-3.16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13812">
                <text:p>-3.13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16297">
                <text:p>-3.16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08797">
                <text:p>-3.08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13707">
                <text:p>-3.13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10512">
                <text:p>-3.10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09967">
                <text:p>-3.09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12718">
                <text:p>-3.12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12079">
                <text:p>-3.12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11781">
                <text:p>-3.11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11916">
                <text:p>-3.11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11613">
                <text:p>-3.11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11843">
                <text:p>-3.118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598:IsingDat3_lat10.B617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598:IsingDat3_lat10.B617" chart:class="chart:scatter">
            <chart:domain table:cell-range-address="IsingDat3_lat10.A598:IsingDat3_lat10.A617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598:IsingDat3_lat10.A617</svg:desc>
                </draw:g>
              </table:table-cell>
              <table:table-cell office:value-type="float" office:value="-1.36">
                <text:p>-1.36</text:p>
                <draw:g>
                  <svg:desc>IsingDat3_lat10.B598:IsingDat3_lat10.B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7975">
                <text:p>-2.7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9275">
                <text:p>-2.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18125">
                <text:p>-3.1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08781">
                <text:p>-3.08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00484">
                <text:p>-3.0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08711">
                <text:p>-3.08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06961">
                <text:p>-3.06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09207">
                <text:p>-3.09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05903">
                <text:p>-3.05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06349">
                <text:p>-3.06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06908">
                <text:p>-3.06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07487">
                <text:p>-3.0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07234">
                <text:p>-3.07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07288">
                <text:p>-3.072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641:IsingDat3_lat10.B660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641:IsingDat3_lat10.B660" chart:class="chart:scatter">
            <chart:domain table:cell-range-address="IsingDat3_lat10.A641:IsingDat3_lat10.A660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641:IsingDat3_lat10.A660</svg:desc>
                </draw:g>
              </table:table-cell>
              <table:table-cell office:value-type="float" office:value="-0.96">
                <text:p>-0.96</text:p>
                <draw:g>
                  <svg:desc>IsingDat3_lat10.B641:IsingDat3_lat10.B6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965">
                <text:p>-2.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1875">
                <text:p>-3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21625">
                <text:p>-3.2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12875">
                <text:p>-3.12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16031">
                <text:p>-3.16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04852">
                <text:p>-3.04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0107">
                <text:p>-3.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05658">
                <text:p>-3.05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00061">
                <text:p>-3.00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02319">
                <text:p>-3.02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025">
                <text:p>-3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03634">
                <text:p>-3.03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02505">
                <text:p>-3.02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02523">
                <text:p>-3.02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02322">
                <text:p>-3.023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684:IsingDat3_lat10.B703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684:IsingDat3_lat10.B703" chart:class="chart:scatter">
            <chart:domain table:cell-range-address="IsingDat3_lat10.A684:IsingDat3_lat10.A703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684:IsingDat3_lat10.A703</svg:desc>
                </draw:g>
              </table:table-cell>
              <table:table-cell office:value-type="float" office:value="-0.96">
                <text:p>-0.96</text:p>
                <draw:g>
                  <svg:desc>IsingDat3_lat10.B684:IsingDat3_lat10.B7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135">
                <text:p>-3.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225">
                <text:p>-3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93375">
                <text:p>-2.9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9687">
                <text:p>-2.99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85281">
                <text:p>-2.85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00219">
                <text:p>-3.00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93047">
                <text:p>-2.93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97801">
                <text:p>-2.97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98662">
                <text:p>-2.98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96414">
                <text:p>-2.96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98021">
                <text:p>-2.98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96622">
                <text:p>-2.96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96932">
                <text:p>-2.96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97327">
                <text:p>-2.97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97567">
                <text:p>-2.97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97386">
                <text:p>-2.973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727:IsingDat3_lat10.B746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727:IsingDat3_lat10.B746" chart:class="chart:scatter">
            <chart:domain table:cell-range-address="IsingDat3_lat10.A727:IsingDat3_lat10.A746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727:IsingDat3_lat10.A746</svg:desc>
                </draw:g>
              </table:table-cell>
              <table:table-cell office:value-type="float" office:value="-1.2">
                <text:p>-1.2</text:p>
                <draw:g>
                  <svg:desc>IsingDat3_lat10.B727:IsingDat3_lat10.B7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055">
                <text:p>-3.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245">
                <text:p>-3.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065">
                <text:p>-3.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9875">
                <text:p>-2.9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94688">
                <text:p>-2.94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1484">
                <text:p>-2.81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00789">
                <text:p>-3.00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93977">
                <text:p>-2.93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9449">
                <text:p>-2.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9712">
                <text:p>-2.9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95625">
                <text:p>-2.9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94544">
                <text:p>-2.94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9551">
                <text:p>-2.9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94903">
                <text:p>-2.94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94949">
                <text:p>-2.94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94773">
                <text:p>-2.947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770:IsingDat3_lat10.B789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770:IsingDat3_lat10.B789" chart:class="chart:scatter">
            <chart:domain table:cell-range-address="IsingDat3_lat10.A770:IsingDat3_lat10.A789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770:IsingDat3_lat10.A789</svg:desc>
                </draw:g>
              </table:table-cell>
              <table:table-cell office:value-type="float" office:value="-1.36">
                <text:p>-1.36</text:p>
                <draw:g>
                  <svg:desc>IsingDat3_lat10.B770:IsingDat3_lat10.B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545">
                <text:p>-2.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95125">
                <text:p>-2.95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0625">
                <text:p>-2.8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94063">
                <text:p>-2.9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8531">
                <text:p>-2.88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8568">
                <text:p>-2.8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86352">
                <text:p>-2.86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84676">
                <text:p>-2.84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8774">
                <text:p>-2.8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87979">
                <text:p>-2.87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88383">
                <text:p>-2.88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86701">
                <text:p>-2.86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87457">
                <text:p>-2.8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87203">
                <text:p>-2.87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87198">
                <text:p>-2.8719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813:IsingDat3_lat10.B832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813:IsingDat3_lat10.B832" chart:class="chart:scatter">
            <chart:domain table:cell-range-address="IsingDat3_lat10.A813:IsingDat3_lat10.A83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813:IsingDat3_lat10.A832</svg:desc>
                </draw:g>
              </table:table-cell>
              <table:table-cell office:value-type="float" office:value="-0.08">
                <text:p>-0.08</text:p>
                <draw:g>
                  <svg:desc>IsingDat3_lat10.B813:IsingDat3_lat10.B8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625">
                <text:p>-2.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0875">
                <text:p>-2.80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54687">
                <text:p>-2.54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6275">
                <text:p>-2.6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57797">
                <text:p>-2.57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62219">
                <text:p>-2.62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64555">
                <text:p>-2.64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57732">
                <text:p>-2.57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62213">
                <text:p>-2.62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61077">
                <text:p>-2.61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6151">
                <text:p>-2.6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61572">
                <text:p>-2.61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61771">
                <text:p>-2.61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60927">
                <text:p>-2.60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6145">
                <text:p>-2.614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plot-area chart:style-name="ch2" table:cell-range-address="IsingDat3_lat10.A856:IsingDat3_lat10.B875" svg:x="0.32cm" svg:y="0.18cm" svg:width="15.367cm" svg:height="8.645cm">
          <chartooo:coordinate-region svg:x="1.153cm" svg:y="0.34cm" svg:width="14.347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856:IsingDat3_lat10.B875" chart:class="chart:scatter">
            <chart:domain table:cell-range-address="IsingDat3_lat10.A856:IsingDat3_lat10.A875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856:IsingDat3_lat10.A875</svg:desc>
                </draw:g>
              </table:table-cell>
              <table:table-cell office:value-type="float" office:value="-1.68">
                <text:p>-1.68</text:p>
                <draw:g>
                  <svg:desc>IsingDat3_lat10.B856:IsingDat3_lat10.B8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965">
                <text:p>-2.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0375">
                <text:p>-2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9125">
                <text:p>-2.19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49438">
                <text:p>-2.49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32844">
                <text:p>-2.32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30094">
                <text:p>-2.30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41297">
                <text:p>-2.41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35094">
                <text:p>-2.35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36201">
                <text:p>-2.36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35391">
                <text:p>-2.35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36215">
                <text:p>-2.36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37878">
                <text:p>-2.37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37347">
                <text:p>-2.37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3722">
                <text:p>-2.3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36689">
                <text:p>-2.36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36843">
                <text:p>-2.368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plot-area chart:style-name="ch2" table:cell-range-address="IsingDat3_lat10.A125:IsingDat3_lat10.B144" svg:x="0.32cm" svg:y="0.18cm" svg:width="15.368cm" svg:height="8.645cm">
          <chartooo:coordinate-region svg:x="1.153cm" svg:y="0.34cm" svg:width="14.348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25:IsingDat3_lat10.B144" chart:class="chart:scatter">
            <chart:domain table:cell-range-address="IsingDat3_lat10.A125:IsingDat3_lat10.A144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25:IsingDat3_lat10.A144</svg:desc>
                </draw:g>
              </table:table-cell>
              <table:table-cell office:value-type="float" office:value="-1.12">
                <text:p>-1.12</text:p>
                <draw:g>
                  <svg:desc>IsingDat3_lat10.B125:IsingDat3_lat10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9775">
                <text:p>-3.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9875">
                <text:p>-3.9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775">
                <text:p>-3.9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7656">
                <text:p>-3.97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97391">
                <text:p>-3.9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97609">
                <text:p>-3.97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97738">
                <text:p>-3.9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97691">
                <text:p>-3.97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97646">
                <text:p>-3.97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97636">
                <text:p>-3.97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97794">
                <text:p>-3.97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97733">
                <text:p>-3.97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97719">
                <text:p>-3.97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97735">
                <text:p>-3.97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97725">
                <text:p>-3.9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IsingDat3_lat10.A899:IsingDat3_lat10.B918" svg:x="0.32cm" svg:y="0.18cm" svg:width="15.367cm" svg:height="8.646cm">
          <chartooo:coordinate-region svg:x="1.153cm" svg:y="0.34cm" svg:width="14.347cm" svg:height="8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899:IsingDat3_lat10.B918" chart:class="chart:scatter">
            <chart:domain table:cell-range-address="IsingDat3_lat10.A899:IsingDat3_lat10.A918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899:IsingDat3_lat10.A918</svg:desc>
                </draw:g>
              </table:table-cell>
              <table:table-cell office:value-type="float" office:value="-1.28">
                <text:p>-1.28</text:p>
                <draw:g>
                  <svg:desc>IsingDat3_lat10.B899:IsingDat3_lat10.B9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3375">
                <text:p>-2.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0175">
                <text:p>-2.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13219">
                <text:p>-2.13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12156">
                <text:p>-2.1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.1182">
                <text:p>-2.1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17738">
                <text:p>-2.1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16063">
                <text:p>-2.16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18184">
                <text:p>-2.18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1509">
                <text:p>-2.1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16212">
                <text:p>-2.16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16121">
                <text:p>-2.16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16398">
                <text:p>-2.16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16563">
                <text:p>-2.16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16205">
                <text:p>-2.1620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942:IsingDat3_lat10.B961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942:IsingDat3_lat10.B961" chart:class="chart:scatter">
            <chart:domain table:cell-range-address="IsingDat3_lat10.A942:IsingDat3_lat10.A96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942:IsingDat3_lat10.A961</svg:desc>
                </draw:g>
              </table:table-cell>
              <table:table-cell office:value-type="float" office:value="-0.96">
                <text:p>-0.96</text:p>
                <draw:g>
                  <svg:desc>IsingDat3_lat10.B942:IsingDat3_lat10.B9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845">
                <text:p>-1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45">
                <text:p>-1.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00625">
                <text:p>-2.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96375">
                <text:p>-1.9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115">
                <text:p>-2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96141">
                <text:p>-1.96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96539">
                <text:p>-1.96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00609">
                <text:p>-2.00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.01791">
                <text:p>-2.01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99159">
                <text:p>-1.99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98258">
                <text:p>-1.98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99047">
                <text:p>-1.99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99734">
                <text:p>-1.99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99513">
                <text:p>-1.99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99568">
                <text:p>-1.9956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IsingDat3_lat10.A985:IsingDat3_lat10.B1004" svg:x="0.32cm" svg:y="0.18cm" svg:width="15.367cm" svg:height="8.646cm">
          <chartooo:coordinate-region svg:x="1.153cm" svg:y="0.34cm" svg:width="14.347cm" svg:height="8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985:IsingDat3_lat10.B1004" chart:class="chart:scatter">
            <chart:domain table:cell-range-address="IsingDat3_lat10.A985:IsingDat3_lat10.A1004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985:IsingDat3_lat10.A1004</svg:desc>
                </draw:g>
              </table:table-cell>
              <table:table-cell office:value-type="float" office:value="-0.88">
                <text:p>-0.88</text:p>
                <draw:g>
                  <svg:desc>IsingDat3_lat10.B985:IsingDat3_lat10.B10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84875">
                <text:p>-1.84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83906">
                <text:p>-1.83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85219">
                <text:p>-1.85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88211">
                <text:p>-1.88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84426">
                <text:p>-1.84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85232">
                <text:p>-1.85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85629">
                <text:p>-1.85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84659">
                <text:p>-1.84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86153">
                <text:p>-1.86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86399">
                <text:p>-1.86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85774">
                <text:p>-1.85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85909">
                <text:p>-1.85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85657">
                <text:p>-1.856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plot-area chart:style-name="ch2" table:cell-range-address="IsingDat3_lat10.A1028:IsingDat3_lat10.B1047" svg:x="0.32cm" svg:y="0.18cm" svg:width="15.367cm" svg:height="8.646cm">
          <chartooo:coordinate-region svg:x="1.153cm" svg:y="0.34cm" svg:width="14.347cm" svg:height="8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028:IsingDat3_lat10.B1047" chart:class="chart:scatter">
            <chart:domain table:cell-range-address="IsingDat3_lat10.A1028:IsingDat3_lat10.A1047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028:IsingDat3_lat10.A1047</svg:desc>
                </draw:g>
              </table:table-cell>
              <table:table-cell office:value-type="float" office:value="-0.96">
                <text:p>-0.96</text:p>
                <draw:g>
                  <svg:desc>IsingDat3_lat10.B1028:IsingDat3_lat10.B10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85">
                <text:p>-1.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575">
                <text:p>-1.5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5188">
                <text:p>-1.75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76156">
                <text:p>-1.76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72641">
                <text:p>-1.72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72883">
                <text:p>-1.72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74301">
                <text:p>-1.74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72867">
                <text:p>-1.72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74658">
                <text:p>-1.74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74967">
                <text:p>-1.74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74314">
                <text:p>-1.74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74717">
                <text:p>-1.74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74559">
                <text:p>-1.74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74688">
                <text:p>-1.74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74627">
                <text:p>-1.7462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plot-area chart:style-name="ch2" table:cell-range-address="IsingDat3_lat10.A1071:IsingDat3_lat10.B1090" svg:x="0.32cm" svg:y="0.18cm" svg:width="15.367cm" svg:height="8.645cm">
          <chartooo:coordinate-region svg:x="1.153cm" svg:y="0.34cm" svg:width="14.347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071:IsingDat3_lat10.B1090" chart:class="chart:scatter">
            <chart:domain table:cell-range-address="IsingDat3_lat10.A1071:IsingDat3_lat10.A1090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071:IsingDat3_lat10.A1090</svg:desc>
                </draw:g>
              </table:table-cell>
              <table:table-cell office:value-type="float" office:value="-0.64">
                <text:p>-0.64</text:p>
                <draw:g>
                  <svg:desc>IsingDat3_lat10.B1071:IsingDat3_lat10.B10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62125">
                <text:p>-1.6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8062">
                <text:p>-1.5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2141">
                <text:p>-1.62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3992">
                <text:p>-1.63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1805">
                <text:p>-1.61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7455">
                <text:p>-1.67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5641">
                <text:p>-1.6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63833">
                <text:p>-1.63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65111">
                <text:p>-1.65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64887">
                <text:p>-1.64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65329">
                <text:p>-1.65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65167">
                <text:p>-1.65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65256">
                <text:p>-1.652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plot-area chart:style-name="ch2" table:cell-range-address="IsingDat3_lat10.A1114:IsingDat3_lat10.B1133" svg:x="0.32cm" svg:y="0.18cm" svg:width="15.367cm" svg:height="8.645cm">
          <chartooo:coordinate-region svg:x="1.153cm" svg:y="0.34cm" svg:width="14.347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114:IsingDat3_lat10.B1133" chart:class="chart:scatter">
            <chart:domain table:cell-range-address="IsingDat3_lat10.A1114:IsingDat3_lat10.A1133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114:IsingDat3_lat10.A1133</svg:desc>
                </draw:g>
              </table:table-cell>
              <table:table-cell office:value-type="float" office:value="-0.64">
                <text:p>-0.64</text:p>
                <draw:g>
                  <svg:desc>IsingDat3_lat10.B1114:IsingDat3_lat10.B1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305">
                <text:p>-1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2675">
                <text:p>-1.2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31938">
                <text:p>-1.3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38531">
                <text:p>-1.38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31531">
                <text:p>-1.31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32141">
                <text:p>-1.32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33355">
                <text:p>-1.33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32539">
                <text:p>-1.32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32474">
                <text:p>-1.32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32135">
                <text:p>-1.32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32745">
                <text:p>-1.32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32084">
                <text:p>-1.32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32307">
                <text:p>-1.32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32267">
                <text:p>-1.32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32156">
                <text:p>-1.321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plot-area chart:style-name="ch2" table:cell-range-address="IsingDat3_lat10.A1157:IsingDat3_lat10.B1176" svg:x="0.32cm" svg:y="0.18cm" svg:width="15.368cm" svg:height="8.646cm">
          <chartooo:coordinate-region svg:x="1.153cm" svg:y="0.34cm" svg:width="14.348cm" svg:height="8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157:IsingDat3_lat10.B1176" chart:class="chart:scatter">
            <chart:domain table:cell-range-address="IsingDat3_lat10.A1157:IsingDat3_lat10.A1176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157:IsingDat3_lat10.A1176</svg:desc>
                </draw:g>
              </table:table-cell>
              <table:table-cell office:value-type="float" office:value="-0.56">
                <text:p>-0.56</text:p>
                <draw:g>
                  <svg:desc>IsingDat3_lat10.B1157:IsingDat3_lat10.B1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145">
                <text:p>-1.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115">
                <text:p>-1.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10625">
                <text:p>-1.1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16531">
                <text:p>-1.16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08234">
                <text:p>-1.08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09055">
                <text:p>-1.09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1132">
                <text:p>-1.1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1242">
                <text:p>-1.1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11121">
                <text:p>-1.11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11654">
                <text:p>-1.11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11429">
                <text:p>-1.1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1136">
                <text:p>-1.1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114">
                <text:p>-1.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11745">
                <text:p>-1.11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11617">
                <text:p>-1.1161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1200:IsingDat3_lat10.B1219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200:IsingDat3_lat10.B1219" chart:class="chart:scatter">
            <chart:domain table:cell-range-address="IsingDat3_lat10.A1200:IsingDat3_lat10.A1219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200:IsingDat3_lat10.A1219</svg:desc>
                </draw:g>
              </table:table-cell>
              <table:table-cell office:value-type="float" office:value="-0.56">
                <text:p>-0.56</text:p>
                <draw:g>
                  <svg:desc>IsingDat3_lat10.B1200:IsingDat3_lat10.B1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3125">
                <text:p>-0.9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0225">
                <text:p>-1.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00281">
                <text:p>-1.00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43438">
                <text:p>-0.943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67812">
                <text:p>-0.967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8457">
                <text:p>-0.98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68652">
                <text:p>-0.968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6376">
                <text:p>-0.96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63516">
                <text:p>-0.963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969849">
                <text:p>-0.969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967919">
                <text:p>-0.967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969229">
                <text:p>-0.969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969734">
                <text:p>-0.969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967911">
                <text:p>-0.96791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plot-area chart:style-name="ch2" table:cell-range-address="IsingDat3_lat10.A1243:IsingDat3_lat10.B1262" svg:x="0.32cm" svg:y="0.18cm" svg:width="15.367cm" svg:height="8.645cm">
          <chartooo:coordinate-region svg:x="1.153cm" svg:y="0.34cm" svg:width="14.347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243:IsingDat3_lat10.B1262" chart:class="chart:scatter">
            <chart:domain table:cell-range-address="IsingDat3_lat10.A1243:IsingDat3_lat10.A126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243:IsingDat3_lat10.A1262</svg:desc>
                </draw:g>
              </table:table-cell>
              <table:table-cell office:value-type="float" office:value="-0.8">
                <text:p>-0.8</text:p>
                <draw:g>
                  <svg:desc>IsingDat3_lat10.B1243:IsingDat3_lat10.B1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45">
                <text:p>-0.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8275">
                <text:p>-0.8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74688">
                <text:p>-0.874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830156">
                <text:p>-0.830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846875">
                <text:p>-0.8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882734">
                <text:p>-0.882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875937">
                <text:p>-0.875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881279">
                <text:p>-0.881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876235">
                <text:p>-0.876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874131">
                <text:p>-0.874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87957">
                <text:p>-0.87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875952">
                <text:p>-0.875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876744">
                <text:p>-0.876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876797">
                <text:p>-0.8767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plot-area chart:style-name="ch2" table:cell-range-address="IsingDat3_lat10.A15:IsingDat3_lat10.B21" svg:x="0.32cm" svg:y="0.18cm" svg:width="15.368cm" svg:height="8.646cm">
          <chartooo:coordinate-region svg:x="1.153cm" svg:y="0.34cm" svg:width="14.441cm" svg:height="8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5:IsingDat3_lat10.B21" chart:class="chart:scatter">
            <chart:domain table:cell-range-address="IsingDat3_lat10.A15:IsingDat3_lat10.A21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5:IsingDat3_lat10.A21</svg:desc>
                </draw:g>
              </table:table-cell>
              <table:table-cell office:value-type="float" office:value="-1.6">
                <text:p>-1.6</text:p>
                <draw:g>
                  <svg:desc>IsingDat3_lat10.B15:IsingDat3_lat10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72">
                <text:p>-2.7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plot-area chart:style-name="ch2" table:cell-range-address="IsingDat3_lat10.A168:IsingDat3_lat10.B187" svg:x="0.32cm" svg:y="0.18cm" svg:width="15.368cm" svg:height="8.645cm">
          <chartooo:coordinate-region svg:x="1.153cm" svg:y="0.34cm" svg:width="14.348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168:IsingDat3_lat10.B187" chart:class="chart:scatter">
            <chart:domain table:cell-range-address="IsingDat3_lat10.A168:IsingDat3_lat10.A187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168:IsingDat3_lat10.A187</svg:desc>
                </draw:g>
              </table:table-cell>
              <table:table-cell office:value-type="float" office:value="-1.52">
                <text:p>-1.52</text:p>
                <draw:g>
                  <svg:desc>IsingDat3_lat10.B168:IsingDat3_lat10.B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965">
                <text:p>-3.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95125">
                <text:p>-3.95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5187">
                <text:p>-3.95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5656">
                <text:p>-3.95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95641">
                <text:p>-3.95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96008">
                <text:p>-3.96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96012">
                <text:p>-3.96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96176">
                <text:p>-3.96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96035">
                <text:p>-3.96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96042">
                <text:p>-3.96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96084">
                <text:p>-3.96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95992">
                <text:p>-3.95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96063">
                <text:p>-3.96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96024">
                <text:p>-3.96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96051">
                <text:p>-3.96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45:IsingDat3_lat10.B58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45:IsingDat3_lat10.B58" chart:class="chart:scatter">
            <chart:domain table:cell-range-address="IsingDat3_lat10.A45:IsingDat3_lat10.A58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45:IsingDat3_lat10.A58</svg:desc>
                </draw:g>
              </table:table-cell>
              <table:table-cell office:value-type="float" office:value="-2.32">
                <text:p>-2.32</text:p>
                <draw:g>
                  <svg:desc>IsingDat3_lat10.B45:IsingDat3_lat10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87969">
                <text:p>-2.87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7969">
                <text:p>-2.87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83766">
                <text:p>-3.8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211:IsingDat3_lat10.B230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211:IsingDat3_lat10.B230" chart:class="chart:scatter">
            <chart:domain table:cell-range-address="IsingDat3_lat10.A211:IsingDat3_lat10.A230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211:IsingDat3_lat10.A230</svg:desc>
                </draw:g>
              </table:table-cell>
              <table:table-cell office:value-type="float" office:value="-1.6">
                <text:p>-1.6</text:p>
                <draw:g>
                  <svg:desc>IsingDat3_lat10.B211:IsingDat3_lat10.B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91375">
                <text:p>-3.91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3875">
                <text:p>-3.93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3656">
                <text:p>-3.93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93328">
                <text:p>-3.9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93477">
                <text:p>-3.93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9368">
                <text:p>-3.9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93492">
                <text:p>-3.93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93513">
                <text:p>-3.93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93588">
                <text:p>-3.93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93532">
                <text:p>-3.93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93607">
                <text:p>-3.93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93544">
                <text:p>-3.93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93611">
                <text:p>-3.93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9365">
                <text:p>-3.9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254:IsingDat3_lat10.B273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254:IsingDat3_lat10.B273" chart:class="chart:scatter">
            <chart:domain table:cell-range-address="IsingDat3_lat10.A254:IsingDat3_lat10.A273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254:IsingDat3_lat10.A273</svg:desc>
                </draw:g>
              </table:table-cell>
              <table:table-cell office:value-type="float" office:value="-1.28">
                <text:p>-1.28</text:p>
                <draw:g>
                  <svg:desc>IsingDat3_lat10.B254:IsingDat3_lat10.B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905">
                <text:p>-3.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8775">
                <text:p>-3.8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1812">
                <text:p>-3.91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90625">
                <text:p>-3.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91078">
                <text:p>-3.91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89516">
                <text:p>-3.8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89895">
                <text:p>-3.8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90264">
                <text:p>-3.90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9024">
                <text:p>-3.9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90262">
                <text:p>-3.90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90185">
                <text:p>-3.90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90164">
                <text:p>-3.9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90236">
                <text:p>-3.90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90241">
                <text:p>-3.90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90244">
                <text:p>-3.902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297:IsingDat3_lat10.B316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297:IsingDat3_lat10.B316" chart:class="chart:scatter">
            <chart:domain table:cell-range-address="IsingDat3_lat10.A297:IsingDat3_lat10.A316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297:IsingDat3_lat10.A316</svg:desc>
                </draw:g>
              </table:table-cell>
              <table:table-cell office:value-type="float" office:value="-1.52">
                <text:p>-1.52</text:p>
                <draw:g>
                  <svg:desc>IsingDat3_lat10.B297:IsingDat3_lat10.B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8825">
                <text:p>-3.8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84375">
                <text:p>-3.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85313">
                <text:p>-3.85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85703">
                <text:p>-3.85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85438">
                <text:p>-3.85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85484">
                <text:p>-3.85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85432">
                <text:p>-3.85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85206">
                <text:p>-3.85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85749">
                <text:p>-3.85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85768">
                <text:p>-3.85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85752">
                <text:p>-3.85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85535">
                <text:p>-3.85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85675">
                <text:p>-3.85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85625">
                <text:p>-3.8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plot-area chart:style-name="ch2" table:cell-range-address="IsingDat3_lat10.A340:IsingDat3_lat10.B359" svg:x="0.32cm" svg:y="0.18cm" svg:width="15.367cm" svg:height="8.645cm">
          <chartooo:coordinate-region svg:x="1.153cm" svg:y="0.34cm" svg:width="14.347cm" svg:height="8.3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340:IsingDat3_lat10.B359" chart:class="chart:scatter">
            <chart:domain table:cell-range-address="IsingDat3_lat10.A340:IsingDat3_lat10.A359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340:IsingDat3_lat10.A359</svg:desc>
                </draw:g>
              </table:table-cell>
              <table:table-cell office:value-type="float" office:value="-1.84">
                <text:p>-1.84</text:p>
                <draw:g>
                  <svg:desc>IsingDat3_lat10.B340:IsingDat3_lat10.B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855">
                <text:p>-3.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83875">
                <text:p>-3.83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78687">
                <text:p>-3.78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79906">
                <text:p>-3.79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79828">
                <text:p>-3.79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80469">
                <text:p>-3.80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79004">
                <text:p>-3.79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79766">
                <text:p>-3.79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79793">
                <text:p>-3.79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79771">
                <text:p>-3.79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79914">
                <text:p>-3.79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79696">
                <text:p>-3.79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79638">
                <text:p>-3.79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7966">
                <text:p>-3.7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79673">
                <text:p>-3.796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383:IsingDat3_lat10.B402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383:IsingDat3_lat10.B402" chart:class="chart:scatter">
            <chart:domain table:cell-range-address="IsingDat3_lat10.A383:IsingDat3_lat10.A40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383:IsingDat3_lat10.A402</svg:desc>
                </draw:g>
              </table:table-cell>
              <table:table-cell office:value-type="float" office:value="-1.92">
                <text:p>-1.92</text:p>
                <draw:g>
                  <svg:desc>IsingDat3_lat10.B383:IsingDat3_lat10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565">
                <text:p>-3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7425">
                <text:p>-3.7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75687">
                <text:p>-3.75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73469">
                <text:p>-3.73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68953">
                <text:p>-3.68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71969">
                <text:p>-3.71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71852">
                <text:p>-3.71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721">
                <text:p>-3.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72314">
                <text:p>-3.7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7163">
                <text:p>-3.7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72021">
                <text:p>-3.72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71946">
                <text:p>-3.71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7179">
                <text:p>-3.7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71849">
                <text:p>-3.71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71931">
                <text:p>-3.719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singDat3_lat10.A426:IsingDat3_lat10.B445" svg:x="0.32cm" svg:y="0.18cm" svg:width="15.36cm" svg:height="8.64cm">
          <chartooo:coordinate-region svg:x="1.153cm" svg:y="0.34cm" svg:width="14.34cm" svg:height="8.3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singDat3_lat10.B426:IsingDat3_lat10.B445" chart:class="chart:scatter">
            <chart:domain table:cell-range-address="IsingDat3_lat10.A426:IsingDat3_lat10.A445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singDat3_lat10.A426:IsingDat3_lat10.A445</svg:desc>
                </draw:g>
              </table:table-cell>
              <table:table-cell office:value-type="float" office:value="-0.96">
                <text:p>-0.96</text:p>
                <draw:g>
                  <svg:desc>IsingDat3_lat10.B426:IsingDat3_lat10.B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765">
                <text:p>-3.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675">
                <text:p>-3.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6225">
                <text:p>-3.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62687">
                <text:p>-3.62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59594">
                <text:p>-3.59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61281">
                <text:p>-3.61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63828">
                <text:p>-3.63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.63605">
                <text:p>-3.63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62123">
                <text:p>-3.62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.62019">
                <text:p>-3.62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.61259">
                <text:p>-3.61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61711">
                <text:p>-3.61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62017">
                <text:p>-3.62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3.61965">
                <text:p>-3.61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.61911">
                <text:p>-3.619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61883">
                <text:p>-3.618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